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30" table:style-name="ta1">
        <table:shapes>
          <draw:frame draw:z-index="0" draw:style-name="gr1" draw:text-style-name="P1" svg:width="6.2969in" svg:height="3.5453in" svg:x="4.8055in" svg:y="1.0528in">
            <draw:object draw:notify-on-update-of-ranges="'130'.A2:'130'.A797 '130'.D1:'130'.D1 '130'.C2:'130'.C7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ln(V)</text:p>
          </table:table-cell>
          <table:table-cell office:value-type="string" calcext:value-type="string">
            <text:p>130 торр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232" calcext:value-type="float">
            <text:p>14.1232</text:p>
          </table:table-cell>
          <table:table-cell table:formula="of:=LN([.B2]*1000)" office:value-type="float" office:value="9.55557411426597" calcext:value-type="float">
            <text:p>9.55557411426597</text:p>
          </table:table-cell>
          <table:table-cell table:number-columns-repeated="3"/>
          <table:table-cell office:value-type="string" calcext:value-type="string">
            <text:p>f(x) = -0.000719 x + 9.5443</text:p>
          </table:table-cell>
          <table:table-cell table:number-columns-repeated="2"/>
          <table:table-cell office:value-type="float" office:value="0.0000719" calcext:value-type="float">
            <text:p>0.00007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1139" calcext:value-type="float">
            <text:p>14.1139</text:p>
          </table:table-cell>
          <table:table-cell table:formula="of:=LN([.B3]*1000)" office:value-type="float" office:value="9.55491540637201" calcext:value-type="float">
            <text:p>9.5549154063720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1023" calcext:value-type="float">
            <text:p>14.1023</text:p>
          </table:table-cell>
          <table:table-cell table:formula="of:=LN([.B4]*1000)" office:value-type="float" office:value="9.55409318363092" calcext:value-type="float">
            <text:p>9.55409318363092</text:p>
          </table:table-cell>
          <table:table-cell table:number-columns-repeated="7"/>
        </table:table-row>
        <table:table-row table:style-name="ro1">
          <table:table-cell office:value-type="float" office:value="2.999" calcext:value-type="float">
            <text:p>2.999</text:p>
          </table:table-cell>
          <table:table-cell office:value-type="float" office:value="14.0915" calcext:value-type="float">
            <text:p>14.0915</text:p>
          </table:table-cell>
          <table:table-cell table:formula="of:=LN([.B5]*1000)" office:value-type="float" office:value="9.55332705770762" calcext:value-type="float">
            <text:p>9.5533270577076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0811" calcext:value-type="float">
            <text:p>14.0811</text:p>
          </table:table-cell>
          <table:table-cell table:formula="of:=LN([.B6]*1000)" office:value-type="float" office:value="9.55258875166043" calcext:value-type="float">
            <text:p>9.5525887516604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0703" calcext:value-type="float">
            <text:p>14.0703</text:p>
          </table:table-cell>
          <table:table-cell table:formula="of:=LN([.B7]*1000)" office:value-type="float" office:value="9.55182147184275" calcext:value-type="float">
            <text:p>9.5518214718427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0595" calcext:value-type="float">
            <text:p>14.0595</text:p>
          </table:table-cell>
          <table:table-cell table:formula="of:=LN([.B8]*1000)" office:value-type="float" office:value="9.55105360285465" calcext:value-type="float">
            <text:p>9.55105360285465</text:p>
          </table:table-cell>
          <table:table-cell table:number-columns-repeated="7"/>
        </table:table-row>
        <table:table-row table:style-name="ro1">
          <table:table-cell office:value-type="float" office:value="6.999" calcext:value-type="float">
            <text:p>6.999</text:p>
          </table:table-cell>
          <table:table-cell office:value-type="float" office:value="14.0498" calcext:value-type="float">
            <text:p>14.0498</text:p>
          </table:table-cell>
          <table:table-cell table:formula="of:=LN([.B9]*1000)" office:value-type="float" office:value="9.55036343978513" calcext:value-type="float">
            <text:p>9.5503634397851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0375" calcext:value-type="float">
            <text:p>14.0375</text:p>
          </table:table-cell>
          <table:table-cell table:formula="of:=LN([.B10]*1000)" office:value-type="float" office:value="9.5494875990467" calcext:value-type="float">
            <text:p>9.549487599046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0275" calcext:value-type="float">
            <text:p>14.0275</text:p>
          </table:table-cell>
          <table:table-cell table:formula="of:=LN([.B11]*1000)" office:value-type="float" office:value="9.54877496762513" calcext:value-type="float">
            <text:p>9.5487749676251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0159" calcext:value-type="float">
            <text:p>14.0159</text:p>
          </table:table-cell>
          <table:table-cell table:formula="of:=LN([.B12]*1000)" office:value-type="float" office:value="9.54794767844753" calcext:value-type="float">
            <text:p>9.5479476784475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005" calcext:value-type="float">
            <text:p>14.005</text:p>
          </table:table-cell>
          <table:table-cell table:formula="of:=LN([.B13]*1000)" office:value-type="float" office:value="9.54716968769421" calcext:value-type="float">
            <text:p>9.5471696876942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.9938" calcext:value-type="float">
            <text:p>13.9938</text:p>
          </table:table-cell>
          <table:table-cell table:formula="of:=LN([.B14]*1000)" office:value-type="float" office:value="9.54636965336435" calcext:value-type="float">
            <text:p>9.54636965336435</text:p>
          </table:table-cell>
          <table:table-cell table:number-columns-repeated="7"/>
        </table:table-row>
        <table:table-row table:style-name="ro1">
          <table:table-cell office:value-type="float" office:value="12.999" calcext:value-type="float">
            <text:p>12.999</text:p>
          </table:table-cell>
          <table:table-cell office:value-type="float" office:value="13.9826" calcext:value-type="float">
            <text:p>13.9826</text:p>
          </table:table-cell>
          <table:table-cell table:formula="of:=LN([.B15]*1000)" office:value-type="float" office:value="9.54556897846706" calcext:value-type="float">
            <text:p>9.54556897846706</text:p>
          </table:table-cell>
          <table:table-cell table:number-columns-repeated="7"/>
        </table:table-row>
        <table:table-row table:style-name="ro1">
          <table:table-cell office:value-type="float" office:value="13.999" calcext:value-type="float">
            <text:p>13.999</text:p>
          </table:table-cell>
          <table:table-cell office:value-type="float" office:value="13.9717" calcext:value-type="float">
            <text:p>13.9717</text:p>
          </table:table-cell>
          <table:table-cell table:formula="of:=LN([.B16]*1000)" office:value-type="float" office:value="9.54478913418175" calcext:value-type="float">
            <text:p>9.54478913418175</text:p>
          </table:table-cell>
          <table:table-cell table:number-columns-repeated="7"/>
        </table:table-row>
        <table:table-row table:style-name="ro1">
          <table:table-cell office:value-type="float" office:value="14.999" calcext:value-type="float">
            <text:p>14.999</text:p>
          </table:table-cell>
          <table:table-cell office:value-type="float" office:value="13.9597" calcext:value-type="float">
            <text:p>13.9597</text:p>
          </table:table-cell>
          <table:table-cell table:formula="of:=LN([.B17]*1000)" office:value-type="float" office:value="9.5439298861141" calcext:value-type="float">
            <text:p>9.543929886114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9482" calcext:value-type="float">
            <text:p>13.9482</text:p>
          </table:table-cell>
          <table:table-cell table:formula="of:=LN([.B18]*1000)" office:value-type="float" office:value="9.54310574666607" calcext:value-type="float">
            <text:p>9.5431057466660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9382" calcext:value-type="float">
            <text:p>13.9382</text:p>
          </table:table-cell>
          <table:table-cell table:formula="of:=LN([.B19]*1000)" office:value-type="float" office:value="9.54238855115653" calcext:value-type="float">
            <text:p>9.54238855115653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.9258" calcext:value-type="float">
            <text:p>13.9258</text:p>
          </table:table-cell>
          <table:table-cell table:formula="of:=LN([.B20]*1000)" office:value-type="float" office:value="9.54149851377363" calcext:value-type="float">
            <text:p>9.5414985137736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.9154" calcext:value-type="float">
            <text:p>13.9154</text:p>
          </table:table-cell>
          <table:table-cell table:formula="of:=LN([.B21]*1000)" office:value-type="float" office:value="9.54075141950443" calcext:value-type="float">
            <text:p>9.54075141950443</text:p>
          </table:table-cell>
          <table:table-cell table:number-columns-repeated="7"/>
        </table:table-row>
        <table:table-row table:style-name="ro1">
          <table:table-cell office:value-type="float" office:value="19.999" calcext:value-type="float">
            <text:p>19.999</text:p>
          </table:table-cell>
          <table:table-cell office:value-type="float" office:value="13.9041" calcext:value-type="float">
            <text:p>13.9041</text:p>
          </table:table-cell>
          <table:table-cell table:formula="of:=LN([.B22]*1000)" office:value-type="float" office:value="9.53993903965422" calcext:value-type="float">
            <text:p>9.53993903965422</text:p>
          </table:table-cell>
          <table:table-cell table:number-columns-repeated="7"/>
        </table:table-row>
        <table:table-row table:style-name="ro1">
          <table:table-cell office:value-type="float" office:value="20.999" calcext:value-type="float">
            <text:p>20.999</text:p>
          </table:table-cell>
          <table:table-cell office:value-type="float" office:value="13.8923" calcext:value-type="float">
            <text:p>13.8923</text:p>
          </table:table-cell>
          <table:table-cell table:formula="of:=LN([.B23]*1000)" office:value-type="float" office:value="9.53909000879348" calcext:value-type="float">
            <text:p>9.5390900087934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.8818" calcext:value-type="float">
            <text:p>13.8818</text:p>
          </table:table-cell>
          <table:table-cell table:formula="of:=LN([.B24]*1000)" office:value-type="float" office:value="9.5383339086498" calcext:value-type="float">
            <text:p>9.5383339086498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.8702" calcext:value-type="float">
            <text:p>13.8702</text:p>
          </table:table-cell>
          <table:table-cell table:formula="of:=LN([.B25]*1000)" office:value-type="float" office:value="9.53749793281559" calcext:value-type="float">
            <text:p>9.53749793281559</text:p>
          </table:table-cell>
          <table:table-cell table:number-columns-repeated="7"/>
        </table:table-row>
        <table:table-row table:style-name="ro1">
          <table:table-cell office:value-type="float" office:value="23.999" calcext:value-type="float">
            <text:p>23.999</text:p>
          </table:table-cell>
          <table:table-cell office:value-type="float" office:value="13.8588" calcext:value-type="float">
            <text:p>13.8588</text:p>
          </table:table-cell>
          <table:table-cell table:formula="of:=LN([.B26]*1000)" office:value-type="float" office:value="9.53667568890904" calcext:value-type="float">
            <text:p>9.53667568890904</text:p>
          </table:table-cell>
          <table:table-cell table:number-columns-repeated="7"/>
        </table:table-row>
        <table:table-row table:style-name="ro1">
          <table:table-cell office:value-type="float" office:value="24.999" calcext:value-type="float">
            <text:p>24.999</text:p>
          </table:table-cell>
          <table:table-cell office:value-type="float" office:value="13.8471" calcext:value-type="float">
            <text:p>13.8471</text:p>
          </table:table-cell>
          <table:table-cell table:formula="of:=LN([.B27]*1000)" office:value-type="float" office:value="9.53583110340953" calcext:value-type="float">
            <text:p>9.5358311034095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8357" calcext:value-type="float">
            <text:p>13.8357</text:p>
          </table:table-cell>
          <table:table-cell table:formula="of:=LN([.B28]*1000)" office:value-type="float" office:value="9.53500748725477" calcext:value-type="float">
            <text:p>9.5350074872547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.8239" calcext:value-type="float">
            <text:p>13.8239</text:p>
          </table:table-cell>
          <table:table-cell table:formula="of:=LN([.B29]*1000)" office:value-type="float" office:value="9.53415425722138" calcext:value-type="float">
            <text:p>9.5341542572213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.8135" calcext:value-type="float">
            <text:p>13.8135</text:p>
          </table:table-cell>
          <table:table-cell table:formula="of:=LN([.B30]*1000)" office:value-type="float" office:value="9.53340165382953" calcext:value-type="float">
            <text:p>9.5334016538295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.8022" calcext:value-type="float">
            <text:p>13.8022</text:p>
          </table:table-cell>
          <table:table-cell table:formula="of:=LN([.B31]*1000)" office:value-type="float" office:value="9.53258327872909" calcext:value-type="float">
            <text:p>9.5325832787290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7904" calcext:value-type="float">
            <text:p>13.7904</text:p>
          </table:table-cell>
          <table:table-cell table:formula="of:=LN([.B32]*1000)" office:value-type="float" office:value="9.53172797689314" calcext:value-type="float">
            <text:p>9.53172797689314</text:p>
          </table:table-cell>
          <table:table-cell table:number-columns-repeated="7"/>
        </table:table-row>
        <table:table-row table:style-name="ro1">
          <table:table-cell office:value-type="float" office:value="30.999" calcext:value-type="float">
            <text:p>30.999</text:p>
          </table:table-cell>
          <table:table-cell office:value-type="float" office:value="13.7784" calcext:value-type="float">
            <text:p>13.7784</text:p>
          </table:table-cell>
          <table:table-cell table:formula="of:=LN([.B33]*1000)" office:value-type="float" office:value="9.53085742752154" calcext:value-type="float">
            <text:p>9.53085742752154</text:p>
          </table:table-cell>
          <table:table-cell table:number-columns-repeated="7"/>
        </table:table-row>
        <table:table-row table:style-name="ro1">
          <table:table-cell office:value-type="float" office:value="31.999" calcext:value-type="float">
            <text:p>31.999</text:p>
          </table:table-cell>
          <table:table-cell office:value-type="float" office:value="13.7675" calcext:value-type="float">
            <text:p>13.7675</text:p>
          </table:table-cell>
          <table:table-cell table:formula="of:=LN([.B34]*1000)" office:value-type="float" office:value="9.53006602113664" calcext:value-type="float">
            <text:p>9.53006602113664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7569" calcext:value-type="float">
            <text:p>13.7569</text:p>
          </table:table-cell>
          <table:table-cell table:formula="of:=LN([.B35]*1000)" office:value-type="float" office:value="9.5292957954079" calcext:value-type="float">
            <text:p>9.5292957954079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7435" calcext:value-type="float">
            <text:p>13.7435</text:p>
          </table:table-cell>
          <table:table-cell table:formula="of:=LN([.B36]*1000)" office:value-type="float" office:value="9.52832126405123" calcext:value-type="float">
            <text:p>9.52832126405123</text:p>
          </table:table-cell>
          <table:table-cell table:number-columns-repeated="7"/>
        </table:table-row>
        <table:table-row table:style-name="ro1">
          <table:table-cell office:value-type="float" office:value="34.999" calcext:value-type="float">
            <text:p>34.999</text:p>
          </table:table-cell>
          <table:table-cell office:value-type="float" office:value="13.7327" calcext:value-type="float">
            <text:p>13.7327</text:p>
          </table:table-cell>
          <table:table-cell table:formula="of:=LN([.B37]*1000)" office:value-type="float" office:value="9.52753512910125" calcext:value-type="float">
            <text:p>9.52753512910125</text:p>
          </table:table-cell>
          <table:table-cell table:number-columns-repeated="7"/>
        </table:table-row>
        <table:table-row table:style-name="ro1">
          <table:table-cell office:value-type="float" office:value="35.999" calcext:value-type="float">
            <text:p>35.999</text:p>
          </table:table-cell>
          <table:table-cell office:value-type="float" office:value="13.721" calcext:value-type="float">
            <text:p>13.721</text:p>
          </table:table-cell>
          <table:table-cell table:formula="of:=LN([.B38]*1000)" office:value-type="float" office:value="9.52668278492117" calcext:value-type="float">
            <text:p>9.52668278492117</text:p>
          </table:table-cell>
          <table:table-cell table:number-columns-repeated="7"/>
        </table:table-row>
        <table:table-row table:style-name="ro1">
          <table:table-cell office:value-type="float" office:value="36.999" calcext:value-type="float">
            <text:p>36.999</text:p>
          </table:table-cell>
          <table:table-cell office:value-type="float" office:value="13.7105" calcext:value-type="float">
            <text:p>13.7105</text:p>
          </table:table-cell>
          <table:table-cell table:formula="of:=LN([.B39]*1000)" office:value-type="float" office:value="9.52591724162148" calcext:value-type="float">
            <text:p>9.52591724162148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.6992" calcext:value-type="float">
            <text:p>13.6992</text:p>
          </table:table-cell>
          <table:table-cell table:formula="of:=LN([.B40]*1000)" office:value-type="float" office:value="9.52509271595063" calcext:value-type="float">
            <text:p>9.52509271595063</text:p>
          </table:table-cell>
          <table:table-cell table:number-columns-repeated="7"/>
        </table:table-row>
        <table:table-row table:style-name="ro1">
          <table:table-cell office:value-type="float" office:value="38.999" calcext:value-type="float">
            <text:p>38.999</text:p>
          </table:table-cell>
          <table:table-cell office:value-type="float" office:value="13.6872" calcext:value-type="float">
            <text:p>13.6872</text:p>
          </table:table-cell>
          <table:table-cell table:formula="of:=LN([.B41]*1000)" office:value-type="float" office:value="9.52421636851044" calcext:value-type="float">
            <text:p>9.52421636851044</text:p>
          </table:table-cell>
          <table:table-cell table:number-columns-repeated="7"/>
        </table:table-row>
        <table:table-row table:style-name="ro1">
          <table:table-cell office:value-type="float" office:value="39.999" calcext:value-type="float">
            <text:p>39.999</text:p>
          </table:table-cell>
          <table:table-cell office:value-type="float" office:value="13.6762" calcext:value-type="float">
            <text:p>13.6762</text:p>
          </table:table-cell>
          <table:table-cell table:formula="of:=LN([.B42]*1000)" office:value-type="float" office:value="9.52341237481137" calcext:value-type="float">
            <text:p>9.5234123748113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.6644" calcext:value-type="float">
            <text:p>13.6644</text:p>
          </table:table-cell>
          <table:table-cell table:formula="of:=LN([.B43]*1000)" office:value-type="float" office:value="9.52254918960456" calcext:value-type="float">
            <text:p>9.5225491896045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.6544" calcext:value-type="float">
            <text:p>13.6544</text:p>
          </table:table-cell>
          <table:table-cell table:formula="of:=LN([.B44]*1000)" office:value-type="float" office:value="9.52181709299368" calcext:value-type="float">
            <text:p>9.52181709299368</text:p>
          </table:table-cell>
          <table:table-cell table:number-columns-repeated="7"/>
        </table:table-row>
        <table:table-row table:style-name="ro1">
          <table:table-cell office:value-type="float" office:value="42.999" calcext:value-type="float">
            <text:p>42.999</text:p>
          </table:table-cell>
          <table:table-cell office:value-type="float" office:value="13.6414" calcext:value-type="float">
            <text:p>13.6414</text:p>
          </table:table-cell>
          <table:table-cell table:formula="of:=LN([.B45]*1000)" office:value-type="float" office:value="9.52086456542659" calcext:value-type="float">
            <text:p>9.52086456542659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.631" calcext:value-type="float">
            <text:p>13.631</text:p>
          </table:table-cell>
          <table:table-cell table:formula="of:=LN([.B46]*1000)" office:value-type="float" office:value="9.52010188957084" calcext:value-type="float">
            <text:p>9.52010188957084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.6201" calcext:value-type="float">
            <text:p>13.6201</text:p>
          </table:table-cell>
          <table:table-cell table:formula="of:=LN([.B47]*1000)" office:value-type="float" office:value="9.51930192182046" calcext:value-type="float">
            <text:p>9.51930192182046</text:p>
          </table:table-cell>
          <table:table-cell table:number-columns-repeated="7"/>
        </table:table-row>
        <table:table-row table:style-name="ro1">
          <table:table-cell office:value-type="float" office:value="45.999" calcext:value-type="float">
            <text:p>45.999</text:p>
          </table:table-cell>
          <table:table-cell office:value-type="float" office:value="13.609" calcext:value-type="float">
            <text:p>13.609</text:p>
          </table:table-cell>
          <table:table-cell table:formula="of:=LN([.B48]*1000)" office:value-type="float" office:value="9.51848661756032" calcext:value-type="float">
            <text:p>9.5184866175603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.598" calcext:value-type="float">
            <text:p>13.598</text:p>
          </table:table-cell>
          <table:table-cell table:formula="of:=LN([.B49]*1000)" office:value-type="float" office:value="9.51767800208641" calcext:value-type="float">
            <text:p>9.51767800208641</text:p>
          </table:table-cell>
          <table:table-cell table:number-columns-repeated="7"/>
        </table:table-row>
        <table:table-row table:style-name="ro1">
          <table:table-cell office:value-type="float" office:value="47.999" calcext:value-type="float">
            <text:p>47.999</text:p>
          </table:table-cell>
          <table:table-cell office:value-type="float" office:value="13.5866" calcext:value-type="float">
            <text:p>13.5866</text:p>
          </table:table-cell>
          <table:table-cell table:formula="of:=LN([.B50]*1000)" office:value-type="float" office:value="9.51683929188517" calcext:value-type="float">
            <text:p>9.51683929188517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.5751" calcext:value-type="float">
            <text:p>13.5751</text:p>
          </table:table-cell>
          <table:table-cell table:formula="of:=LN([.B51]*1000)" office:value-type="float" office:value="9.51599251125751" calcext:value-type="float">
            <text:p>9.5159925112575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.5645" calcext:value-type="float">
            <text:p>13.5645</text:p>
          </table:table-cell>
          <table:table-cell table:formula="of:=LN([.B52]*1000)" office:value-type="float" office:value="9.51521136484864" calcext:value-type="float">
            <text:p>9.51521136484864</text:p>
          </table:table-cell>
          <table:table-cell table:number-columns-repeated="7"/>
        </table:table-row>
        <table:table-row table:style-name="ro1">
          <table:table-cell office:value-type="float" office:value="50.999" calcext:value-type="float">
            <text:p>50.999</text:p>
          </table:table-cell>
          <table:table-cell office:value-type="float" office:value="13.5529" calcext:value-type="float">
            <text:p>13.5529</text:p>
          </table:table-cell>
          <table:table-cell table:formula="of:=LN([.B53]*1000)" office:value-type="float" office:value="9.5143558255486" calcext:value-type="float">
            <text:p>9.5143558255486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.5429" calcext:value-type="float">
            <text:p>13.5429</text:p>
          </table:table-cell>
          <table:table-cell table:formula="of:=LN([.B54]*1000)" office:value-type="float" office:value="9.51361770373975" calcext:value-type="float">
            <text:p>9.51361770373975</text:p>
          </table:table-cell>
          <table:table-cell table:number-columns-repeated="7"/>
        </table:table-row>
        <table:table-row table:style-name="ro1">
          <table:table-cell office:value-type="float" office:value="52.999" calcext:value-type="float">
            <text:p>52.999</text:p>
          </table:table-cell>
          <table:table-cell office:value-type="float" office:value="13.5323" calcext:value-type="float">
            <text:p>13.5323</text:p>
          </table:table-cell>
          <table:table-cell table:formula="of:=LN([.B55]*1000)" office:value-type="float" office:value="9.51283469932674" calcext:value-type="float">
            <text:p>9.51283469932674</text:p>
          </table:table-cell>
          <table:table-cell table:number-columns-repeated="7"/>
        </table:table-row>
        <table:table-row table:style-name="ro1">
          <table:table-cell office:value-type="float" office:value="53.999" calcext:value-type="float">
            <text:p>53.999</text:p>
          </table:table-cell>
          <table:table-cell office:value-type="float" office:value="13.5204" calcext:value-type="float">
            <text:p>13.5204</text:p>
          </table:table-cell>
          <table:table-cell table:formula="of:=LN([.B56]*1000)" office:value-type="float" office:value="9.51195493495812" calcext:value-type="float">
            <text:p>9.5119549349581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096" calcext:value-type="float">
            <text:p>13.5096</text:p>
          </table:table-cell>
          <table:table-cell table:formula="of:=LN([.B57]*1000)" office:value-type="float" office:value="9.51115582281793" calcext:value-type="float">
            <text:p>9.51115582281793</text:p>
          </table:table-cell>
          <table:table-cell table:number-columns-repeated="7"/>
        </table:table-row>
        <table:table-row table:style-name="ro1">
          <table:table-cell office:value-type="float" office:value="55.999" calcext:value-type="float">
            <text:p>55.999</text:p>
          </table:table-cell>
          <table:table-cell office:value-type="float" office:value="13.4998" calcext:value-type="float">
            <text:p>13.4998</text:p>
          </table:table-cell>
          <table:table-cell table:formula="of:=LN([.B58]*1000)" office:value-type="float" office:value="9.51043014950197" calcext:value-type="float">
            <text:p>9.51043014950197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.4878" calcext:value-type="float">
            <text:p>13.4878</text:p>
          </table:table-cell>
          <table:table-cell table:formula="of:=LN([.B59]*1000)" office:value-type="float" office:value="9.50954085213645" calcext:value-type="float">
            <text:p>9.50954085213645</text:p>
          </table:table-cell>
          <table:table-cell table:number-columns-repeated="7"/>
        </table:table-row>
        <table:table-row table:style-name="ro1">
          <table:table-cell office:value-type="float" office:value="57.999" calcext:value-type="float">
            <text:p>57.999</text:p>
          </table:table-cell>
          <table:table-cell office:value-type="float" office:value="13.4775" calcext:value-type="float">
            <text:p>13.4775</text:p>
          </table:table-cell>
          <table:table-cell table:formula="of:=LN([.B60]*1000)" office:value-type="float" office:value="9.50877690732582" calcext:value-type="float">
            <text:p>9.5087769073258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4667" calcext:value-type="float">
            <text:p>13.4667</text:p>
          </table:table-cell>
          <table:table-cell table:formula="of:=LN([.B61]*1000)" office:value-type="float" office:value="9.50797525052559" calcext:value-type="float">
            <text:p>9.50797525052559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4563" calcext:value-type="float">
            <text:p>13.4563</text:p>
          </table:table-cell>
          <table:table-cell table:formula="of:=LN([.B62]*1000)" office:value-type="float" office:value="9.50720267685124" calcext:value-type="float">
            <text:p>9.50720267685124</text:p>
          </table:table-cell>
          <table:table-cell table:number-columns-repeated="7"/>
        </table:table-row>
        <table:table-row table:style-name="ro1">
          <table:table-cell office:value-type="float" office:value="60.999" calcext:value-type="float">
            <text:p>60.999</text:p>
          </table:table-cell>
          <table:table-cell office:value-type="float" office:value="13.4455" calcext:value-type="float">
            <text:p>13.4455</text:p>
          </table:table-cell>
          <table:table-cell table:formula="of:=LN([.B63]*1000)" office:value-type="float" office:value="9.50639975655742" calcext:value-type="float">
            <text:p>9.5063997565574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4342" calcext:value-type="float">
            <text:p>13.4342</text:p>
          </table:table-cell>
          <table:table-cell table:formula="of:=LN([.B64]*1000)" office:value-type="float" office:value="9.50555897331462" calcext:value-type="float">
            <text:p>9.50555897331462</text:p>
          </table:table-cell>
          <table:table-cell table:number-columns-repeated="7"/>
        </table:table-row>
        <table:table-row table:style-name="ro1">
          <table:table-cell office:value-type="float" office:value="62.999" calcext:value-type="float">
            <text:p>62.999</text:p>
          </table:table-cell>
          <table:table-cell office:value-type="float" office:value="13.4242" calcext:value-type="float">
            <text:p>13.4242</text:p>
          </table:table-cell>
          <table:table-cell table:formula="of:=LN([.B65]*1000)" office:value-type="float" office:value="9.50481432728492" calcext:value-type="float">
            <text:p>9.5048143272849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4135" calcext:value-type="float">
            <text:p>13.4135</text:p>
          </table:table-cell>
          <table:table-cell table:formula="of:=LN([.B66]*1000)" office:value-type="float" office:value="9.50401694147563" calcext:value-type="float">
            <text:p>9.50401694147563</text:p>
          </table:table-cell>
          <table:table-cell table:number-columns-repeated="7"/>
        </table:table-row>
        <table:table-row table:style-name="ro1">
          <table:table-cell office:value-type="float" office:value="64.999" calcext:value-type="float">
            <text:p>64.999</text:p>
          </table:table-cell>
          <table:table-cell office:value-type="float" office:value="13.4024" calcext:value-type="float">
            <text:p>13.4024</text:p>
          </table:table-cell>
          <table:table-cell table:formula="of:=LN([.B67]*1000)" office:value-type="float" office:value="9.50318907437932" calcext:value-type="float">
            <text:p>9.50318907437932</text:p>
          </table:table-cell>
          <table:table-cell table:number-columns-repeated="7"/>
        </table:table-row>
        <table:table-row table:style-name="ro1">
          <table:table-cell office:value-type="float" office:value="65.999" calcext:value-type="float">
            <text:p>65.999</text:p>
          </table:table-cell>
          <table:table-cell office:value-type="float" office:value="13.3922" calcext:value-type="float">
            <text:p>13.3922</text:p>
          </table:table-cell>
          <table:table-cell table:formula="of:=LN([.B68]*1000)" office:value-type="float" office:value="9.50242772690687" calcext:value-type="float">
            <text:p>9.5024277269068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.3811" calcext:value-type="float">
            <text:p>13.3811</text:p>
          </table:table-cell>
          <table:table-cell table:formula="of:=LN([.B69]*1000)" office:value-type="float" office:value="9.50159854256008" calcext:value-type="float">
            <text:p>9.50159854256008</text:p>
          </table:table-cell>
          <table:table-cell table:number-columns-repeated="7"/>
        </table:table-row>
        <table:table-row table:style-name="ro1">
          <table:table-cell office:value-type="float" office:value="67.999" calcext:value-type="float">
            <text:p>67.999</text:p>
          </table:table-cell>
          <table:table-cell office:value-type="float" office:value="13.3709" calcext:value-type="float">
            <text:p>13.3709</text:p>
          </table:table-cell>
          <table:table-cell table:formula="of:=LN([.B70]*1000)" office:value-type="float" office:value="9.50083598271451" calcext:value-type="float">
            <text:p>9.50083598271451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.3599" calcext:value-type="float">
            <text:p>13.3599</text:p>
          </table:table-cell>
          <table:table-cell table:formula="of:=LN([.B71]*1000)" office:value-type="float" office:value="9.50001296203268" calcext:value-type="float">
            <text:p>9.50001296203268</text:p>
          </table:table-cell>
          <table:table-cell table:number-columns-repeated="7"/>
        </table:table-row>
        <table:table-row table:style-name="ro1">
          <table:table-cell office:value-type="float" office:value="69.999" calcext:value-type="float">
            <text:p>69.999</text:p>
          </table:table-cell>
          <table:table-cell office:value-type="float" office:value="13.3496" calcext:value-type="float">
            <text:p>13.3496</text:p>
          </table:table-cell>
          <table:table-cell table:formula="of:=LN([.B72]*1000)" office:value-type="float" office:value="9.49924170083269" calcext:value-type="float">
            <text:p>9.49924170083269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.3383" calcext:value-type="float">
            <text:p>13.3383</text:p>
          </table:table-cell>
          <table:table-cell table:formula="of:=LN([.B73]*1000)" office:value-type="float" office:value="9.49839487506706" calcext:value-type="float">
            <text:p>9.49839487506706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.3273" calcext:value-type="float">
            <text:p>13.3273</text:p>
          </table:table-cell>
          <table:table-cell table:formula="of:=LN([.B74]*1000)" office:value-type="float" office:value="9.49756984201894" calcext:value-type="float">
            <text:p>9.49756984201894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.3172" calcext:value-type="float">
            <text:p>13.3172</text:p>
          </table:table-cell>
          <table:table-cell table:formula="of:=LN([.B75]*1000)" office:value-type="float" office:value="9.49681171178691" calcext:value-type="float">
            <text:p>9.49681171178691</text:p>
          </table:table-cell>
          <table:table-cell table:number-columns-repeated="7"/>
        </table:table-row>
        <table:table-row table:style-name="ro1">
          <table:table-cell office:value-type="float" office:value="73.999" calcext:value-type="float">
            <text:p>73.999</text:p>
          </table:table-cell>
          <table:table-cell office:value-type="float" office:value="13.3069" calcext:value-type="float">
            <text:p>13.3069</text:p>
          </table:table-cell>
          <table:table-cell table:formula="of:=LN([.B76]*1000)" office:value-type="float" office:value="9.49603797667369" calcext:value-type="float">
            <text:p>9.49603797667369</text:p>
          </table:table-cell>
          <table:table-cell table:number-columns-repeated="7"/>
        </table:table-row>
        <table:table-row table:style-name="ro1">
          <table:table-cell office:value-type="float" office:value="74.999" calcext:value-type="float">
            <text:p>74.999</text:p>
          </table:table-cell>
          <table:table-cell office:value-type="float" office:value="13.2971" calcext:value-type="float">
            <text:p>13.2971</text:p>
          </table:table-cell>
          <table:table-cell table:formula="of:=LN([.B77]*1000)" office:value-type="float" office:value="9.49530124532177" calcext:value-type="float">
            <text:p>9.49530124532177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2867" calcext:value-type="float">
            <text:p>13.2867</text:p>
          </table:table-cell>
          <table:table-cell table:formula="of:=LN([.B78]*1000)" office:value-type="float" office:value="9.49451881387626" calcext:value-type="float">
            <text:p>9.49451881387626</text:p>
          </table:table-cell>
          <table:table-cell table:number-columns-repeated="7"/>
        </table:table-row>
        <table:table-row table:style-name="ro1">
          <table:table-cell office:value-type="float" office:value="76.999" calcext:value-type="float">
            <text:p>76.999</text:p>
          </table:table-cell>
          <table:table-cell office:value-type="float" office:value="13.2761" calcext:value-type="float">
            <text:p>13.2761</text:p>
          </table:table-cell>
          <table:table-cell table:formula="of:=LN([.B79]*1000)" office:value-type="float" office:value="9.49372070520077" calcext:value-type="float">
            <text:p>9.49372070520077</text:p>
          </table:table-cell>
          <table:table-cell table:number-columns-repeated="7"/>
        </table:table-row>
        <table:table-row table:style-name="ro1">
          <table:table-cell office:value-type="float" office:value="77.999" calcext:value-type="float">
            <text:p>77.999</text:p>
          </table:table-cell>
          <table:table-cell office:value-type="float" office:value="13.2654" calcext:value-type="float">
            <text:p>13.2654</text:p>
          </table:table-cell>
          <table:table-cell table:formula="of:=LN([.B80]*1000)" office:value-type="float" office:value="9.49291442065923" calcext:value-type="float">
            <text:p>9.49291442065923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.2544" calcext:value-type="float">
            <text:p>13.2544</text:p>
          </table:table-cell>
          <table:table-cell table:formula="of:=LN([.B81]*1000)" office:value-type="float" office:value="9.49208485176121" calcext:value-type="float">
            <text:p>9.49208485176121</text:p>
          </table:table-cell>
          <table:table-cell table:number-columns-repeated="7"/>
        </table:table-row>
        <table:table-row table:style-name="ro1">
          <table:table-cell office:value-type="float" office:value="79.999" calcext:value-type="float">
            <text:p>79.999</text:p>
          </table:table-cell>
          <table:table-cell office:value-type="float" office:value="13.2431" calcext:value-type="float">
            <text:p>13.2431</text:p>
          </table:table-cell>
          <table:table-cell table:formula="of:=LN([.B82]*1000)" office:value-type="float" office:value="9.49123194105756" calcext:value-type="float">
            <text:p>9.49123194105756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2331" calcext:value-type="float">
            <text:p>13.2331</text:p>
          </table:table-cell>
          <table:table-cell table:formula="of:=LN([.B83]*1000)" office:value-type="float" office:value="9.49047654560991" calcext:value-type="float">
            <text:p>9.49047654560991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.2216" calcext:value-type="float">
            <text:p>13.2216</text:p>
          </table:table-cell>
          <table:table-cell table:formula="of:=LN([.B84]*1000)" office:value-type="float" office:value="9.48960713482662" calcext:value-type="float">
            <text:p>9.4896071348266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.2113" calcext:value-type="float">
            <text:p>13.2113</text:p>
          </table:table-cell>
          <table:table-cell table:formula="of:=LN([.B85]*1000)" office:value-type="float" office:value="9.48882780296963" calcext:value-type="float">
            <text:p>9.4888278029696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.2002" calcext:value-type="float">
            <text:p>13.2002</text:p>
          </table:table-cell>
          <table:table-cell table:formula="of:=LN([.B86]*1000)" office:value-type="float" office:value="9.48798725997483" calcext:value-type="float">
            <text:p>9.48798725997483</text:p>
          </table:table-cell>
          <table:table-cell table:number-columns-repeated="7"/>
        </table:table-row>
        <table:table-row table:style-name="ro1">
          <table:table-cell office:value-type="float" office:value="84.999" calcext:value-type="float">
            <text:p>84.999</text:p>
          </table:table-cell>
          <table:table-cell office:value-type="float" office:value="13.1898" calcext:value-type="float">
            <text:p>13.1898</text:p>
          </table:table-cell>
          <table:table-cell table:formula="of:=LN([.B87]*1000)" office:value-type="float" office:value="9.48719908259413" calcext:value-type="float">
            <text:p>9.48719908259413</text:p>
          </table:table-cell>
          <table:table-cell table:number-columns-repeated="7"/>
        </table:table-row>
        <table:table-row table:style-name="ro1">
          <table:table-cell office:value-type="float" office:value="85.999" calcext:value-type="float">
            <text:p>85.999</text:p>
          </table:table-cell>
          <table:table-cell office:value-type="float" office:value="13.1795" calcext:value-type="float">
            <text:p>13.1795</text:p>
          </table:table-cell>
          <table:table-cell table:formula="of:=LN([.B88]*1000)" office:value-type="float" office:value="9.48641787106983" calcext:value-type="float">
            <text:p>9.48641787106983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1696" calcext:value-type="float">
            <text:p>13.1696</text:p>
          </table:table-cell>
          <table:table-cell table:formula="of:=LN([.B89]*1000)" office:value-type="float" office:value="9.48566642221838" calcext:value-type="float">
            <text:p>9.48566642221838</text:p>
          </table:table-cell>
          <table:table-cell table:number-columns-repeated="7"/>
        </table:table-row>
        <table:table-row table:style-name="ro1">
          <table:table-cell office:value-type="float" office:value="87.999" calcext:value-type="float">
            <text:p>87.999</text:p>
          </table:table-cell>
          <table:table-cell office:value-type="float" office:value="13.1584" calcext:value-type="float">
            <text:p>13.1584</text:p>
          </table:table-cell>
          <table:table-cell table:formula="of:=LN([.B90]*1000)" office:value-type="float" office:value="9.48481561694068" calcext:value-type="float">
            <text:p>9.48481561694068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.1479" calcext:value-type="float">
            <text:p>13.1479</text:p>
          </table:table-cell>
          <table:table-cell table:formula="of:=LN([.B91]*1000)" office:value-type="float" office:value="9.48401732903569" calcext:value-type="float">
            <text:p>9.48401732903569</text:p>
          </table:table-cell>
          <table:table-cell table:number-columns-repeated="7"/>
        </table:table-row>
        <table:table-row table:style-name="ro1">
          <table:table-cell office:value-type="float" office:value="89.999" calcext:value-type="float">
            <text:p>89.999</text:p>
          </table:table-cell>
          <table:table-cell office:value-type="float" office:value="13.1375" calcext:value-type="float">
            <text:p>13.1375</text:p>
          </table:table-cell>
          <table:table-cell table:formula="of:=LN([.B92]*1000)" office:value-type="float" office:value="9.48322601518521" calcext:value-type="float">
            <text:p>9.4832260151852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.1277" calcext:value-type="float">
            <text:p>13.1277</text:p>
          </table:table-cell>
          <table:table-cell table:formula="of:=LN([.B93]*1000)" office:value-type="float" office:value="9.48247978058926" calcext:value-type="float">
            <text:p>9.4824797805892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.1161" calcext:value-type="float">
            <text:p>13.1161</text:p>
          </table:table-cell>
          <table:table-cell table:formula="of:=LN([.B94]*1000)" office:value-type="float" office:value="9.48159576221117" calcext:value-type="float">
            <text:p>9.48159576221117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.1059" calcext:value-type="float">
            <text:p>13.1059</text:p>
          </table:table-cell>
          <table:table-cell table:formula="of:=LN([.B95]*1000)" office:value-type="float" office:value="9.48081778947725" calcext:value-type="float">
            <text:p>9.48081778947725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.0953" calcext:value-type="float">
            <text:p>13.0953</text:p>
          </table:table-cell>
          <table:table-cell table:formula="of:=LN([.B96]*1000)" office:value-type="float" office:value="9.48000866618684" calcext:value-type="float">
            <text:p>9.48000866618684</text:p>
          </table:table-cell>
          <table:table-cell table:number-columns-repeated="7"/>
        </table:table-row>
        <table:table-row table:style-name="ro1">
          <table:table-cell office:value-type="float" office:value="94.999" calcext:value-type="float">
            <text:p>94.999</text:p>
          </table:table-cell>
          <table:table-cell office:value-type="float" office:value="13.0843" calcext:value-type="float">
            <text:p>13.0843</text:p>
          </table:table-cell>
          <table:table-cell table:formula="of:=LN([.B97]*1000)" office:value-type="float" office:value="9.47916831716338" calcext:value-type="float">
            <text:p>9.4791683171633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.0738" calcext:value-type="float">
            <text:p>13.0738</text:p>
          </table:table-cell>
          <table:table-cell table:formula="of:=LN([.B98]*1000)" office:value-type="float" office:value="9.47836550651857" calcext:value-type="float">
            <text:p>9.4783655065185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.0633" calcext:value-type="float">
            <text:p>13.0633</text:p>
          </table:table-cell>
          <table:table-cell table:formula="of:=LN([.B99]*1000)" office:value-type="float" office:value="9.47756205085097" calcext:value-type="float">
            <text:p>9.47756205085097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.053" calcext:value-type="float">
            <text:p>13.053</text:p>
          </table:table-cell>
          <table:table-cell table:formula="of:=LN([.B100]*1000)" office:value-type="float" office:value="9.47677327138879" calcext:value-type="float">
            <text:p>9.47677327138879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.0423" calcext:value-type="float">
            <text:p>13.0423</text:p>
          </table:table-cell>
          <table:table-cell table:formula="of:=LN([.B101]*1000)" office:value-type="float" office:value="9.47595320029555" calcext:value-type="float">
            <text:p>9.47595320029555</text:p>
          </table:table-cell>
          <table:table-cell table:number-columns-repeated="7"/>
        </table:table-row>
        <table:table-row table:style-name="ro1">
          <table:table-cell office:value-type="float" office:value="99.999" calcext:value-type="float">
            <text:p>99.999</text:p>
          </table:table-cell>
          <table:table-cell office:value-type="float" office:value="13.0319" calcext:value-type="float">
            <text:p>13.0319</text:p>
          </table:table-cell>
          <table:table-cell table:formula="of:=LN([.B102]*1000)" office:value-type="float" office:value="9.47515547683316" calcext:value-type="float">
            <text:p>9.47515547683316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.022" calcext:value-type="float">
            <text:p>13.022</text:p>
          </table:table-cell>
          <table:table-cell table:formula="of:=LN([.B103]*1000)" office:value-type="float" office:value="9.47439551379681" calcext:value-type="float">
            <text:p>9.47439551379681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.0107" calcext:value-type="float">
            <text:p>13.0107</text:p>
          </table:table-cell>
          <table:table-cell table:formula="of:=LN([.B104]*1000)" office:value-type="float" office:value="9.47352737482469" calcext:value-type="float">
            <text:p>9.47352737482469</text:p>
          </table:table-cell>
          <table:table-cell table:number-columns-repeated="7"/>
        </table:table-row>
        <table:table-row table:style-name="ro1">
          <table:table-cell office:value-type="float" office:value="102.999" calcext:value-type="float">
            <text:p>102.999</text:p>
          </table:table-cell>
          <table:table-cell office:value-type="float" office:value="12.9999" calcext:value-type="float">
            <text:p>12.9999</text:p>
          </table:table-cell>
          <table:table-cell table:formula="of:=LN([.B105]*1000)" office:value-type="float" office:value="9.4726969441064" calcext:value-type="float">
            <text:p>9.4726969441064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9896" calcext:value-type="float">
            <text:p>12.9896</text:p>
          </table:table-cell>
          <table:table-cell table:formula="of:=LN([.B106]*1000)" office:value-type="float" office:value="9.47190431627291" calcext:value-type="float">
            <text:p>9.47190431627291</text:p>
          </table:table-cell>
          <table:table-cell table:number-columns-repeated="7"/>
        </table:table-row>
        <table:table-row table:style-name="ro1">
          <table:table-cell office:value-type="float" office:value="104.999" calcext:value-type="float">
            <text:p>104.999</text:p>
          </table:table-cell>
          <table:table-cell office:value-type="float" office:value="12.9794" calcext:value-type="float">
            <text:p>12.9794</text:p>
          </table:table-cell>
          <table:table-cell table:formula="of:=LN([.B107]*1000)" office:value-type="float" office:value="9.4711187642282" calcext:value-type="float">
            <text:p>9.4711187642282</text:p>
          </table:table-cell>
          <table:table-cell table:number-columns-repeated="7"/>
        </table:table-row>
        <table:table-row table:style-name="ro1">
          <table:table-cell office:value-type="float" office:value="105.999" calcext:value-type="float">
            <text:p>105.999</text:p>
          </table:table-cell>
          <table:table-cell office:value-type="float" office:value="12.969" calcext:value-type="float">
            <text:p>12.969</text:p>
          </table:table-cell>
          <table:table-cell table:formula="of:=LN([.B108]*1000)" office:value-type="float" office:value="9.47031717333574" calcext:value-type="float">
            <text:p>9.47031717333574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959" calcext:value-type="float">
            <text:p>12.959</text:p>
          </table:table-cell>
          <table:table-cell table:formula="of:=LN([.B109]*1000)" office:value-type="float" office:value="9.46954580643542" calcext:value-type="float">
            <text:p>9.46954580643542</text:p>
          </table:table-cell>
          <table:table-cell table:number-columns-repeated="7"/>
        </table:table-row>
        <table:table-row table:style-name="ro1">
          <table:table-cell office:value-type="float" office:value="107.999" calcext:value-type="float">
            <text:p>107.999</text:p>
          </table:table-cell>
          <table:table-cell office:value-type="float" office:value="12.9494" calcext:value-type="float">
            <text:p>12.9494</text:p>
          </table:table-cell>
          <table:table-cell table:formula="of:=LN([.B110]*1000)" office:value-type="float" office:value="9.46880473400799" calcext:value-type="float">
            <text:p>9.46880473400799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9368" calcext:value-type="float">
            <text:p>12.9368</text:p>
          </table:table-cell>
          <table:table-cell table:formula="of:=LN([.B111]*1000)" office:value-type="float" office:value="9.46783124226374" calcext:value-type="float">
            <text:p>9.46783124226374</text:p>
          </table:table-cell>
          <table:table-cell table:number-columns-repeated="7"/>
        </table:table-row>
        <table:table-row table:style-name="ro1">
          <table:table-cell office:value-type="float" office:value="109.999" calcext:value-type="float">
            <text:p>109.999</text:p>
          </table:table-cell>
          <table:table-cell office:value-type="float" office:value="12.9291" calcext:value-type="float">
            <text:p>12.9291</text:p>
          </table:table-cell>
          <table:table-cell table:formula="of:=LN([.B112]*1000)" office:value-type="float" office:value="9.46723586377488" calcext:value-type="float">
            <text:p>9.46723586377488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9203" calcext:value-type="float">
            <text:p>12.9203</text:p>
          </table:table-cell>
          <table:table-cell table:formula="of:=LN([.B113]*1000)" office:value-type="float" office:value="9.46655499688126" calcext:value-type="float">
            <text:p>9.46655499688126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9084" calcext:value-type="float">
            <text:p>12.9084</text:p>
          </table:table-cell>
          <table:table-cell table:formula="of:=LN([.B114]*1000)" office:value-type="float" office:value="9.46563354122596" calcext:value-type="float">
            <text:p>9.46563354122596</text:p>
          </table:table-cell>
          <table:table-cell table:number-columns-repeated="7"/>
        </table:table-row>
        <table:table-row table:style-name="ro1">
          <table:table-cell office:value-type="float" office:value="112.999" calcext:value-type="float">
            <text:p>112.999</text:p>
          </table:table-cell>
          <table:table-cell office:value-type="float" office:value="12.899" calcext:value-type="float">
            <text:p>12.899</text:p>
          </table:table-cell>
          <table:table-cell table:formula="of:=LN([.B115]*1000)" office:value-type="float" office:value="9.46490506796514" calcext:value-type="float">
            <text:p>9.46490506796514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.8887" calcext:value-type="float">
            <text:p>12.8887</text:p>
          </table:table-cell>
          <table:table-cell table:formula="of:=LN([.B116]*1000)" office:value-type="float" office:value="9.46410623747248" calcext:value-type="float">
            <text:p>9.46410623747248</text:p>
          </table:table-cell>
          <table:table-cell table:number-columns-repeated="7"/>
        </table:table-row>
        <table:table-row table:style-name="ro1">
          <table:table-cell office:value-type="float" office:value="114.999" calcext:value-type="float">
            <text:p>114.999</text:p>
          </table:table-cell>
          <table:table-cell office:value-type="float" office:value="12.8798" calcext:value-type="float">
            <text:p>12.8798</text:p>
          </table:table-cell>
          <table:table-cell table:formula="of:=LN([.B117]*1000)" office:value-type="float" office:value="9.46341547158747" calcext:value-type="float">
            <text:p>9.46341547158747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.8692" calcext:value-type="float">
            <text:p>12.8692</text:p>
          </table:table-cell>
          <table:table-cell table:formula="of:=LN([.B118]*1000)" office:value-type="float" office:value="9.462592138596" calcext:value-type="float">
            <text:p>9.462592138596</text:p>
          </table:table-cell>
          <table:table-cell table:number-columns-repeated="7"/>
        </table:table-row>
        <table:table-row table:style-name="ro1">
          <table:table-cell office:value-type="float" office:value="116.999" calcext:value-type="float">
            <text:p>116.999</text:p>
          </table:table-cell>
          <table:table-cell office:value-type="float" office:value="12.8598" calcext:value-type="float">
            <text:p>12.8598</text:p>
          </table:table-cell>
          <table:table-cell table:formula="of:=LN([.B119]*1000)" office:value-type="float" office:value="9.46186144557114" calcext:value-type="float">
            <text:p>9.46186144557114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.8492" calcext:value-type="float">
            <text:p>12.8492</text:p>
          </table:table-cell>
          <table:table-cell table:formula="of:=LN([.B120]*1000)" office:value-type="float" office:value="9.46103683157599" calcext:value-type="float">
            <text:p>9.46103683157599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.8401" calcext:value-type="float">
            <text:p>12.8401</text:p>
          </table:table-cell>
          <table:table-cell table:formula="of:=LN([.B121]*1000)" office:value-type="float" office:value="9.46032836537562" calcext:value-type="float">
            <text:p>9.46032836537562</text:p>
          </table:table-cell>
          <table:table-cell table:number-columns-repeated="7"/>
        </table:table-row>
        <table:table-row table:style-name="ro1">
          <table:table-cell office:value-type="float" office:value="119.999" calcext:value-type="float">
            <text:p>119.999</text:p>
          </table:table-cell>
          <table:table-cell office:value-type="float" office:value="12.8314" calcext:value-type="float">
            <text:p>12.8314</text:p>
          </table:table-cell>
          <table:table-cell table:formula="of:=LN([.B122]*1000)" office:value-type="float" office:value="9.45965057090836" calcext:value-type="float">
            <text:p>9.45965057090836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.8209" calcext:value-type="float">
            <text:p>12.8209</text:p>
          </table:table-cell>
          <table:table-cell table:formula="of:=LN([.B123]*1000)" office:value-type="float" office:value="9.45883193081867" calcext:value-type="float">
            <text:p>9.45883193081867</text:p>
          </table:table-cell>
          <table:table-cell table:number-columns-repeated="7"/>
        </table:table-row>
        <table:table-row table:style-name="ro1">
          <table:table-cell office:value-type="float" office:value="121.999" calcext:value-type="float">
            <text:p>121.999</text:p>
          </table:table-cell>
          <table:table-cell office:value-type="float" office:value="12.812" calcext:value-type="float">
            <text:p>12.812</text:p>
          </table:table-cell>
          <table:table-cell table:formula="of:=LN([.B124]*1000)" office:value-type="float" office:value="9.45813751072905" calcext:value-type="float">
            <text:p>9.45813751072905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.8019" calcext:value-type="float">
            <text:p>12.8019</text:p>
          </table:table-cell>
          <table:table-cell table:formula="of:=LN([.B125]*1000)" office:value-type="float" office:value="9.45734887639195" calcext:value-type="float">
            <text:p>9.45734887639195</text:p>
          </table:table-cell>
          <table:table-cell table:number-columns-repeated="7"/>
        </table:table-row>
        <table:table-row table:style-name="ro1">
          <table:table-cell office:value-type="float" office:value="123.999" calcext:value-type="float">
            <text:p>123.999</text:p>
          </table:table-cell>
          <table:table-cell office:value-type="float" office:value="12.7927" calcext:value-type="float">
            <text:p>12.7927</text:p>
          </table:table-cell>
          <table:table-cell table:formula="of:=LN([.B126]*1000)" office:value-type="float" office:value="9.45662997471768" calcext:value-type="float">
            <text:p>9.45662997471768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.7828" calcext:value-type="float">
            <text:p>12.7828</text:p>
          </table:table-cell>
          <table:table-cell table:formula="of:=LN([.B127]*1000)" office:value-type="float" office:value="9.45585579626608" calcext:value-type="float">
            <text:p>9.45585579626608</text:p>
          </table:table-cell>
          <table:table-cell table:number-columns-repeated="7"/>
        </table:table-row>
        <table:table-row table:style-name="ro1">
          <table:table-cell office:value-type="float" office:value="125.999" calcext:value-type="float">
            <text:p>125.999</text:p>
          </table:table-cell>
          <table:table-cell office:value-type="float" office:value="12.7736" calcext:value-type="float">
            <text:p>12.7736</text:p>
          </table:table-cell>
          <table:table-cell table:formula="of:=LN([.B128]*1000)" office:value-type="float" office:value="9.45513582002549" calcext:value-type="float">
            <text:p>9.45513582002549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.7636" calcext:value-type="float">
            <text:p>12.7636</text:p>
          </table:table-cell>
          <table:table-cell table:formula="of:=LN([.B129]*1000)" office:value-type="float" office:value="9.45435264876857" calcext:value-type="float">
            <text:p>9.45435264876857</text:p>
          </table:table-cell>
          <table:table-cell table:number-columns-repeated="7"/>
        </table:table-row>
        <table:table-row table:style-name="ro1">
          <table:table-cell office:value-type="float" office:value="127.999" calcext:value-type="float">
            <text:p>127.999</text:p>
          </table:table-cell>
          <table:table-cell office:value-type="float" office:value="12.7538" calcext:value-type="float">
            <text:p>12.7538</text:p>
          </table:table-cell>
          <table:table-cell table:formula="of:=LN([.B130]*1000)" office:value-type="float" office:value="9.45358454539739" calcext:value-type="float">
            <text:p>9.45358454539739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7438" calcext:value-type="float">
            <text:p>12.7438</text:p>
          </table:table-cell>
          <table:table-cell table:formula="of:=LN([.B131]*1000)" office:value-type="float" office:value="9.45280015780698" calcext:value-type="float">
            <text:p>9.45280015780698</text:p>
          </table:table-cell>
          <table:table-cell table:number-columns-repeated="7"/>
        </table:table-row>
        <table:table-row table:style-name="ro1">
          <table:table-cell office:value-type="float" office:value="129.999" calcext:value-type="float">
            <text:p>129.999</text:p>
          </table:table-cell>
          <table:table-cell office:value-type="float" office:value="12.735" calcext:value-type="float">
            <text:p>12.735</text:p>
          </table:table-cell>
          <table:table-cell table:formula="of:=LN([.B132]*1000)" office:value-type="float" office:value="9.45210938741356" calcext:value-type="float">
            <text:p>9.45210938741356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.7246" calcext:value-type="float">
            <text:p>12.7246</text:p>
          </table:table-cell>
          <table:table-cell table:formula="of:=LN([.B133]*1000)" office:value-type="float" office:value="9.45129240673998" calcext:value-type="float">
            <text:p>9.45129240673998</text:p>
          </table:table-cell>
          <table:table-cell table:number-columns-repeated="7"/>
        </table:table-row>
        <table:table-row table:style-name="ro1">
          <table:table-cell office:value-type="float" office:value="131.999" calcext:value-type="float">
            <text:p>131.999</text:p>
          </table:table-cell>
          <table:table-cell office:value-type="float" office:value="12.7146" calcext:value-type="float">
            <text:p>12.7146</text:p>
          </table:table-cell>
          <table:table-cell table:formula="of:=LN([.B134]*1000)" office:value-type="float" office:value="9.45050621845458" calcext:value-type="float">
            <text:p>9.45050621845458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.7054" calcext:value-type="float">
            <text:p>12.7054</text:p>
          </table:table-cell>
          <table:table-cell table:formula="of:=LN([.B135]*1000)" office:value-type="float" office:value="9.44978237892651" calcext:value-type="float">
            <text:p>9.44978237892651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.6939" calcext:value-type="float">
            <text:p>12.6939</text:p>
          </table:table-cell>
          <table:table-cell table:formula="of:=LN([.B136]*1000)" office:value-type="float" office:value="9.44887684209787" calcext:value-type="float">
            <text:p>9.44887684209787</text:p>
          </table:table-cell>
          <table:table-cell table:number-columns-repeated="7"/>
        </table:table-row>
        <table:table-row table:style-name="ro1">
          <table:table-cell office:value-type="float" office:value="135.001" calcext:value-type="float">
            <text:p>135.001</text:p>
          </table:table-cell>
          <table:table-cell office:value-type="float" office:value="12.6843" calcext:value-type="float">
            <text:p>12.6843</text:p>
          </table:table-cell>
          <table:table-cell table:formula="of:=LN([.B137]*1000)" office:value-type="float" office:value="9.44812028722338" calcext:value-type="float">
            <text:p>9.44812028722338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6755" calcext:value-type="float">
            <text:p>12.6755</text:p>
          </table:table-cell>
          <table:table-cell table:formula="of:=LN([.B138]*1000)" office:value-type="float" office:value="9.4474262754131" calcext:value-type="float">
            <text:p>9.4474262754131</text:p>
          </table:table-cell>
          <table:table-cell table:number-columns-repeated="7"/>
        </table:table-row>
        <table:table-row table:style-name="ro1">
          <table:table-cell office:value-type="float" office:value="136.999" calcext:value-type="float">
            <text:p>136.999</text:p>
          </table:table-cell>
          <table:table-cell office:value-type="float" office:value="12.6663" calcext:value-type="float">
            <text:p>12.6663</text:p>
          </table:table-cell>
          <table:table-cell table:formula="of:=LN([.B139]*1000)" office:value-type="float" office:value="9.44670020225301" calcext:value-type="float">
            <text:p>9.44670020225301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.6555" calcext:value-type="float">
            <text:p>12.6555</text:p>
          </table:table-cell>
          <table:table-cell table:formula="of:=LN([.B140]*1000)" office:value-type="float" office:value="9.44584718227379" calcext:value-type="float">
            <text:p>9.44584718227379</text:p>
          </table:table-cell>
          <table:table-cell table:number-columns-repeated="7"/>
        </table:table-row>
        <table:table-row table:style-name="ro1">
          <table:table-cell office:value-type="float" office:value="138.999" calcext:value-type="float">
            <text:p>138.999</text:p>
          </table:table-cell>
          <table:table-cell office:value-type="float" office:value="12.6455" calcext:value-type="float">
            <text:p>12.6455</text:p>
          </table:table-cell>
          <table:table-cell table:formula="of:=LN([.B141]*1000)" office:value-type="float" office:value="9.44505669964301" calcext:value-type="float">
            <text:p>9.44505669964301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.6358" calcext:value-type="float">
            <text:p>12.6358</text:p>
          </table:table-cell>
          <table:table-cell table:formula="of:=LN([.B142]*1000)" office:value-type="float" office:value="9.44428933400311" calcext:value-type="float">
            <text:p>9.44428933400311</text:p>
          </table:table-cell>
          <table:table-cell table:number-columns-repeated="7"/>
        </table:table-row>
        <table:table-row table:style-name="ro1">
          <table:table-cell office:value-type="float" office:value="140.999" calcext:value-type="float">
            <text:p>140.999</text:p>
          </table:table-cell>
          <table:table-cell office:value-type="float" office:value="12.6263" calcext:value-type="float">
            <text:p>12.6263</text:p>
          </table:table-cell>
          <table:table-cell table:formula="of:=LN([.B143]*1000)" office:value-type="float" office:value="9.44353721913951" calcext:value-type="float">
            <text:p>9.44353721913951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6155" calcext:value-type="float">
            <text:p>12.6155</text:p>
          </table:table-cell>
          <table:table-cell table:formula="of:=LN([.B144]*1000)" office:value-type="float" office:value="9.44268149564443" calcext:value-type="float">
            <text:p>9.44268149564443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.6054" calcext:value-type="float">
            <text:p>12.6054</text:p>
          </table:table-cell>
          <table:table-cell table:formula="of:=LN([.B145]*1000)" office:value-type="float" office:value="9.44188057255764" calcext:value-type="float">
            <text:p>9.44188057255764</text:p>
          </table:table-cell>
          <table:table-cell table:number-columns-repeated="7"/>
        </table:table-row>
        <table:table-row table:style-name="ro1">
          <table:table-cell office:value-type="float" office:value="143.999" calcext:value-type="float">
            <text:p>143.999</text:p>
          </table:table-cell>
          <table:table-cell office:value-type="float" office:value="12.5971" calcext:value-type="float">
            <text:p>12.5971</text:p>
          </table:table-cell>
          <table:table-cell table:formula="of:=LN([.B146]*1000)" office:value-type="float" office:value="9.44122190771883" calcext:value-type="float">
            <text:p>9.44122190771883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.5854" calcext:value-type="float">
            <text:p>12.5854</text:p>
          </table:table-cell>
          <table:table-cell table:formula="of:=LN([.B147]*1000)" office:value-type="float" office:value="9.44029269093401" calcext:value-type="float">
            <text:p>9.44029269093401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.5759" calcext:value-type="float">
            <text:p>12.5759</text:p>
          </table:table-cell>
          <table:table-cell table:formula="of:=LN([.B148]*1000)" office:value-type="float" office:value="9.43953756298343" calcext:value-type="float">
            <text:p>9.43953756298343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.5667" calcext:value-type="float">
            <text:p>12.5667</text:p>
          </table:table-cell>
          <table:table-cell table:formula="of:=LN([.B149]*1000)" office:value-type="float" office:value="9.43880573728437" calcext:value-type="float">
            <text:p>9.43880573728437</text:p>
          </table:table-cell>
          <table:table-cell table:number-columns-repeated="7"/>
        </table:table-row>
        <table:table-row table:style-name="ro1">
          <table:table-cell office:value-type="float" office:value="147.999" calcext:value-type="float">
            <text:p>147.999</text:p>
          </table:table-cell>
          <table:table-cell office:value-type="float" office:value="12.5571" calcext:value-type="float">
            <text:p>12.5571</text:p>
          </table:table-cell>
          <table:table-cell table:formula="of:=LN([.B150]*1000)" office:value-type="float" office:value="9.43804152164285" calcext:value-type="float">
            <text:p>9.43804152164285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.5473" calcext:value-type="float">
            <text:p>12.5473</text:p>
          </table:table-cell>
          <table:table-cell table:formula="of:=LN([.B151]*1000)" office:value-type="float" office:value="9.43726078197189" calcext:value-type="float">
            <text:p>9.43726078197189</text:p>
          </table:table-cell>
          <table:table-cell table:number-columns-repeated="7"/>
        </table:table-row>
        <table:table-row table:style-name="ro1">
          <table:table-cell office:value-type="float" office:value="149.999" calcext:value-type="float">
            <text:p>149.999</text:p>
          </table:table-cell>
          <table:table-cell office:value-type="float" office:value="12.5375" calcext:value-type="float">
            <text:p>12.5375</text:p>
          </table:table-cell>
          <table:table-cell table:formula="of:=LN([.B152]*1000)" office:value-type="float" office:value="9.43647943227019" calcext:value-type="float">
            <text:p>9.43647943227019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.5279" calcext:value-type="float">
            <text:p>12.5279</text:p>
          </table:table-cell>
          <table:table-cell table:formula="of:=LN([.B153]*1000)" office:value-type="float" office:value="9.43571343607868" calcext:value-type="float">
            <text:p>9.43571343607868</text:p>
          </table:table-cell>
          <table:table-cell table:number-columns-repeated="7"/>
        </table:table-row>
        <table:table-row table:style-name="ro1">
          <table:table-cell office:value-type="float" office:value="151.999" calcext:value-type="float">
            <text:p>151.999</text:p>
          </table:table-cell>
          <table:table-cell office:value-type="float" office:value="12.5182" calcext:value-type="float">
            <text:p>12.5182</text:p>
          </table:table-cell>
          <table:table-cell table:formula="of:=LN([.B154]*1000)" office:value-type="float" office:value="9.43493886435015" calcext:value-type="float">
            <text:p>9.43493886435015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.5088" calcext:value-type="float">
            <text:p>12.5088</text:p>
          </table:table-cell>
          <table:table-cell table:formula="of:=LN([.B155]*1000)" office:value-type="float" office:value="9.43418767559864" calcext:value-type="float">
            <text:p>9.43418767559864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.4996" calcext:value-type="float">
            <text:p>12.4996</text:p>
          </table:table-cell>
          <table:table-cell table:formula="of:=LN([.B156]*1000)" office:value-type="float" office:value="9.43345192277838" calcext:value-type="float">
            <text:p>9.43345192277838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.4897" calcext:value-type="float">
            <text:p>12.4897</text:p>
          </table:table-cell>
          <table:table-cell table:formula="of:=LN([.B157]*1000)" office:value-type="float" office:value="9.43265958361578" calcext:value-type="float">
            <text:p>9.43265958361578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2.4815" calcext:value-type="float">
            <text:p>12.4815</text:p>
          </table:table-cell>
          <table:table-cell table:formula="of:=LN([.B158]*1000)" office:value-type="float" office:value="9.43200282700859" calcext:value-type="float">
            <text:p>9.43200282700859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.4715" calcext:value-type="float">
            <text:p>12.4715</text:p>
          </table:table-cell>
          <table:table-cell table:formula="of:=LN([.B159]*1000)" office:value-type="float" office:value="9.43120132013284" calcext:value-type="float">
            <text:p>9.43120132013284</text:p>
          </table:table-cell>
          <table:table-cell table:number-columns-repeated="7"/>
        </table:table-row>
        <table:table-row table:style-name="ro1">
          <table:table-cell office:value-type="float" office:value="157.999" calcext:value-type="float">
            <text:p>157.999</text:p>
          </table:table-cell>
          <table:table-cell office:value-type="float" office:value="12.4624" calcext:value-type="float">
            <text:p>12.4624</text:p>
          </table:table-cell>
          <table:table-cell table:formula="of:=LN([.B160]*1000)" office:value-type="float" office:value="9.43047139016568" calcext:value-type="float">
            <text:p>9.43047139016568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4529" calcext:value-type="float">
            <text:p>12.4529</text:p>
          </table:table-cell>
          <table:table-cell table:formula="of:=LN([.B161]*1000)" office:value-type="float" office:value="9.42970880649538" calcext:value-type="float">
            <text:p>9.42970880649538</text:p>
          </table:table-cell>
          <table:table-cell table:number-columns-repeated="7"/>
        </table:table-row>
        <table:table-row table:style-name="ro1">
          <table:table-cell office:value-type="float" office:value="159.999" calcext:value-type="float">
            <text:p>159.999</text:p>
          </table:table-cell>
          <table:table-cell office:value-type="float" office:value="12.4435" calcext:value-type="float">
            <text:p>12.4435</text:p>
          </table:table-cell>
          <table:table-cell table:formula="of:=LN([.B162]*1000)" office:value-type="float" office:value="9.42895367720386" calcext:value-type="float">
            <text:p>9.42895367720386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.4342" calcext:value-type="float">
            <text:p>12.4342</text:p>
          </table:table-cell>
          <table:table-cell table:formula="of:=LN([.B163]*1000)" office:value-type="float" office:value="9.42820601962835" calcext:value-type="float">
            <text:p>9.42820601962835</text:p>
          </table:table-cell>
          <table:table-cell table:number-columns-repeated="7"/>
        </table:table-row>
        <table:table-row table:style-name="ro1">
          <table:table-cell office:value-type="float" office:value="161.999" calcext:value-type="float">
            <text:p>161.999</text:p>
          </table:table-cell>
          <table:table-cell office:value-type="float" office:value="12.4241" calcext:value-type="float">
            <text:p>12.4241</text:p>
          </table:table-cell>
          <table:table-cell table:formula="of:=LN([.B164]*1000)" office:value-type="float" office:value="9.42739341373367" calcext:value-type="float">
            <text:p>9.42739341373367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.415" calcext:value-type="float">
            <text:p>12.415</text:p>
          </table:table-cell>
          <table:table-cell table:formula="of:=LN([.B165]*1000)" office:value-type="float" office:value="9.42666069794227" calcext:value-type="float">
            <text:p>9.42666069794227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2.4056" calcext:value-type="float">
            <text:p>12.4056</text:p>
          </table:table-cell>
          <table:table-cell table:formula="of:=LN([.B166]*1000)" office:value-type="float" office:value="9.42590326254994" calcext:value-type="float">
            <text:p>9.42590326254994</text:p>
          </table:table-cell>
          <table:table-cell table:number-columns-repeated="7"/>
        </table:table-row>
        <table:table-row table:style-name="ro1">
          <table:table-cell office:value-type="float" office:value="164.999" calcext:value-type="float">
            <text:p>164.999</text:p>
          </table:table-cell>
          <table:table-cell office:value-type="float" office:value="12.3962" calcext:value-type="float">
            <text:p>12.3962</text:p>
          </table:table-cell>
          <table:table-cell table:formula="of:=LN([.B167]*1000)" office:value-type="float" office:value="9.42514525301433" calcext:value-type="float">
            <text:p>9.42514525301433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.387" calcext:value-type="float">
            <text:p>12.387</text:p>
          </table:table-cell>
          <table:table-cell table:formula="of:=LN([.B168]*1000)" office:value-type="float" office:value="9.4244028145542" calcext:value-type="float">
            <text:p>9.424402814554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.3783" calcext:value-type="float">
            <text:p>12.3783</text:p>
          </table:table-cell>
          <table:table-cell table:formula="of:=LN([.B169]*1000)" office:value-type="float" office:value="9.42370021855432" calcext:value-type="float">
            <text:p>9.42370021855432</text:p>
          </table:table-cell>
          <table:table-cell table:number-columns-repeated="7"/>
        </table:table-row>
        <table:table-row table:style-name="ro1">
          <table:table-cell office:value-type="float" office:value="167.999" calcext:value-type="float">
            <text:p>167.999</text:p>
          </table:table-cell>
          <table:table-cell office:value-type="float" office:value="12.3683" calcext:value-type="float">
            <text:p>12.3683</text:p>
          </table:table-cell>
          <table:table-cell table:formula="of:=LN([.B170]*1000)" office:value-type="float" office:value="9.42289202667792" calcext:value-type="float">
            <text:p>9.42289202667792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.3596" calcext:value-type="float">
            <text:p>12.3596</text:p>
          </table:table-cell>
          <table:table-cell table:formula="of:=LN([.B171]*1000)" office:value-type="float" office:value="9.42218836802846" calcext:value-type="float">
            <text:p>9.42218836802846</text:p>
          </table:table-cell>
          <table:table-cell table:number-columns-repeated="7"/>
        </table:table-row>
        <table:table-row table:style-name="ro1">
          <table:table-cell office:value-type="float" office:value="169.999" calcext:value-type="float">
            <text:p>169.999</text:p>
          </table:table-cell>
          <table:table-cell office:value-type="float" office:value="12.3489" calcext:value-type="float">
            <text:p>12.3489</text:p>
          </table:table-cell>
          <table:table-cell table:formula="of:=LN([.B172]*1000)" office:value-type="float" office:value="9.42132226926335" calcext:value-type="float">
            <text:p>9.42132226926335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.34" calcext:value-type="float">
            <text:p>12.34</text:p>
          </table:table-cell>
          <table:table-cell table:formula="of:=LN([.B173]*1000)" office:value-type="float" office:value="9.42060129745938" calcext:value-type="float">
            <text:p>9.42060129745938</text:p>
          </table:table-cell>
          <table:table-cell table:number-columns-repeated="7"/>
        </table:table-row>
        <table:table-row table:style-name="ro1">
          <table:table-cell office:value-type="float" office:value="171.999" calcext:value-type="float">
            <text:p>171.999</text:p>
          </table:table-cell>
          <table:table-cell office:value-type="float" office:value="12.3304" calcext:value-type="float">
            <text:p>12.3304</text:p>
          </table:table-cell>
          <table:table-cell table:formula="of:=LN([.B174]*1000)" office:value-type="float" office:value="9.41982303683251" calcext:value-type="float">
            <text:p>9.41982303683251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.3219" calcext:value-type="float">
            <text:p>12.3219</text:p>
          </table:table-cell>
          <table:table-cell table:formula="of:=LN([.B175]*1000)" office:value-type="float" office:value="9.41913344597593" calcext:value-type="float">
            <text:p>9.41913344597593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.3122" calcext:value-type="float">
            <text:p>12.3122</text:p>
          </table:table-cell>
          <table:table-cell table:formula="of:=LN([.B176]*1000)" office:value-type="float" office:value="9.41834591970127" calcext:value-type="float">
            <text:p>9.41834591970127</text:p>
          </table:table-cell>
          <table:table-cell table:number-columns-repeated="7"/>
        </table:table-row>
        <table:table-row table:style-name="ro1">
          <table:table-cell office:value-type="float" office:value="174.999" calcext:value-type="float">
            <text:p>174.999</text:p>
          </table:table-cell>
          <table:table-cell office:value-type="float" office:value="12.3023" calcext:value-type="float">
            <text:p>12.3023</text:p>
          </table:table-cell>
          <table:table-cell table:formula="of:=LN([.B177]*1000)" office:value-type="float" office:value="9.41754151574963" calcext:value-type="float">
            <text:p>9.41754151574963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.2922" calcext:value-type="float">
            <text:p>12.2922</text:p>
          </table:table-cell>
          <table:table-cell table:formula="of:=LN([.B178]*1000)" office:value-type="float" office:value="9.41672019386321" calcext:value-type="float">
            <text:p>9.41672019386321</text:p>
          </table:table-cell>
          <table:table-cell table:number-columns-repeated="7"/>
        </table:table-row>
        <table:table-row table:style-name="ro1">
          <table:table-cell office:value-type="float" office:value="176.999" calcext:value-type="float">
            <text:p>176.999</text:p>
          </table:table-cell>
          <table:table-cell office:value-type="float" office:value="12.2827" calcext:value-type="float">
            <text:p>12.2827</text:p>
          </table:table-cell>
          <table:table-cell table:formula="of:=LN([.B179]*1000)" office:value-type="float" office:value="9.41594704724017" calcext:value-type="float">
            <text:p>9.41594704724017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.2733" calcext:value-type="float">
            <text:p>12.2733</text:p>
          </table:table-cell>
          <table:table-cell table:formula="of:=LN([.B180]*1000)" office:value-type="float" office:value="9.41518145020001" calcext:value-type="float">
            <text:p>9.41518145020001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.2635" calcext:value-type="float">
            <text:p>12.2635</text:p>
          </table:table-cell>
          <table:table-cell table:formula="of:=LN([.B181]*1000)" office:value-type="float" office:value="9.41438264998799" calcext:value-type="float">
            <text:p>9.41438264998799</text:p>
          </table:table-cell>
          <table:table-cell table:number-columns-repeated="7"/>
        </table:table-row>
        <table:table-row table:style-name="ro1">
          <table:table-cell office:value-type="float" office:value="179.999" calcext:value-type="float">
            <text:p>179.999</text:p>
          </table:table-cell>
          <table:table-cell office:value-type="float" office:value="12.2533" calcext:value-type="float">
            <text:p>12.2533</text:p>
          </table:table-cell>
          <table:table-cell table:formula="of:=LN([.B182]*1000)" office:value-type="float" office:value="9.41355056744961" calcext:value-type="float">
            <text:p>9.41355056744961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.2442" calcext:value-type="float">
            <text:p>12.2442</text:p>
          </table:table-cell>
          <table:table-cell table:formula="of:=LN([.B183]*1000)" office:value-type="float" office:value="9.41280763446309" calcext:value-type="float">
            <text:p>9.41280763446309</text:p>
          </table:table-cell>
          <table:table-cell table:number-columns-repeated="7"/>
        </table:table-row>
        <table:table-row table:style-name="ro1">
          <table:table-cell office:value-type="float" office:value="181.999" calcext:value-type="float">
            <text:p>181.999</text:p>
          </table:table-cell>
          <table:table-cell office:value-type="float" office:value="12.2348" calcext:value-type="float">
            <text:p>12.2348</text:p>
          </table:table-cell>
          <table:table-cell table:formula="of:=LN([.B184]*1000)" office:value-type="float" office:value="9.41203962919637" calcext:value-type="float">
            <text:p>9.41203962919637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.2256" calcext:value-type="float">
            <text:p>12.2256</text:p>
          </table:table-cell>
          <table:table-cell table:formula="of:=LN([.B185]*1000)" office:value-type="float" office:value="9.4112873928933" calcext:value-type="float">
            <text:p>9.4112873928933</text:p>
          </table:table-cell>
          <table:table-cell table:number-columns-repeated="7"/>
        </table:table-row>
        <table:table-row table:style-name="ro1">
          <table:table-cell office:value-type="float" office:value="183.999" calcext:value-type="float">
            <text:p>183.999</text:p>
          </table:table-cell>
          <table:table-cell office:value-type="float" office:value="12.2158" calcext:value-type="float">
            <text:p>12.2158</text:p>
          </table:table-cell>
          <table:table-cell table:formula="of:=LN([.B186]*1000)" office:value-type="float" office:value="9.41048547479326" calcext:value-type="float">
            <text:p>9.41048547479326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.206" calcext:value-type="float">
            <text:p>12.206</text:p>
          </table:table-cell>
          <table:table-cell table:formula="of:=LN([.B187]*1000)" office:value-type="float" office:value="9.40968291310444" calcext:value-type="float">
            <text:p>9.4096829131044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.1968" calcext:value-type="float">
            <text:p>12.1968</text:p>
          </table:table-cell>
          <table:table-cell table:formula="of:=LN([.B188]*1000)" office:value-type="float" office:value="9.40892890123401" calcext:value-type="float">
            <text:p>9.40892890123401</text:p>
          </table:table-cell>
          <table:table-cell table:number-columns-repeated="7"/>
        </table:table-row>
        <table:table-row table:style-name="ro1">
          <table:table-cell office:value-type="float" office:value="186.999" calcext:value-type="float">
            <text:p>186.999</text:p>
          </table:table-cell>
          <table:table-cell office:value-type="float" office:value="12.1867" calcext:value-type="float">
            <text:p>12.1867</text:p>
          </table:table-cell>
          <table:table-cell table:formula="of:=LN([.B189]*1000)" office:value-type="float" office:value="9.40810047212599" calcext:value-type="float">
            <text:p>9.40810047212599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.1785" calcext:value-type="float">
            <text:p>12.1785</text:p>
          </table:table-cell>
          <table:table-cell table:formula="of:=LN([.B190]*1000)" office:value-type="float" office:value="9.40742738097061" calcext:value-type="float">
            <text:p>9.40742738097061</text:p>
          </table:table-cell>
          <table:table-cell table:number-columns-repeated="7"/>
        </table:table-row>
        <table:table-row table:style-name="ro1">
          <table:table-cell office:value-type="float" office:value="188.999" calcext:value-type="float">
            <text:p>188.999</text:p>
          </table:table-cell>
          <table:table-cell office:value-type="float" office:value="12.168" calcext:value-type="float">
            <text:p>12.168</text:p>
          </table:table-cell>
          <table:table-cell table:formula="of:=LN([.B191]*1000)" office:value-type="float" office:value="9.40656483393913" calcext:value-type="float">
            <text:p>9.40656483393913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.1601" calcext:value-type="float">
            <text:p>12.1601</text:p>
          </table:table-cell>
          <table:table-cell table:formula="of:=LN([.B192]*1000)" office:value-type="float" office:value="9.40591537917056" calcext:value-type="float">
            <text:p>9.40591537917056</text:p>
          </table:table-cell>
          <table:table-cell table:number-columns-repeated="7"/>
        </table:table-row>
        <table:table-row table:style-name="ro1">
          <table:table-cell office:value-type="float" office:value="190.999" calcext:value-type="float">
            <text:p>190.999</text:p>
          </table:table-cell>
          <table:table-cell office:value-type="float" office:value="12.1502" calcext:value-type="float">
            <text:p>12.1502</text:p>
          </table:table-cell>
          <table:table-cell table:formula="of:=LN([.B193]*1000)" office:value-type="float" office:value="9.40510090953856" calcext:value-type="float">
            <text:p>9.40510090953856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.1412" calcext:value-type="float">
            <text:p>12.1412</text:p>
          </table:table-cell>
          <table:table-cell table:formula="of:=LN([.B194]*1000)" office:value-type="float" office:value="9.40435990651595" calcext:value-type="float">
            <text:p>9.40435990651595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.1316" calcext:value-type="float">
            <text:p>12.1316</text:p>
          </table:table-cell>
          <table:table-cell table:formula="of:=LN([.B195]*1000)" office:value-type="float" office:value="9.40356889760881" calcext:value-type="float">
            <text:p>9.40356889760881</text:p>
          </table:table-cell>
          <table:table-cell table:number-columns-repeated="7"/>
        </table:table-row>
        <table:table-row table:style-name="ro1">
          <table:table-cell office:value-type="float" office:value="193.999" calcext:value-type="float">
            <text:p>193.999</text:p>
          </table:table-cell>
          <table:table-cell office:value-type="float" office:value="12.1226" calcext:value-type="float">
            <text:p>12.1226</text:p>
          </table:table-cell>
          <table:table-cell table:formula="of:=LN([.B196]*1000)" office:value-type="float" office:value="9.40282675806902" calcext:value-type="float">
            <text:p>9.40282675806902</text:p>
          </table:table-cell>
          <table:table-cell table:number-columns-repeated="7"/>
        </table:table-row>
        <table:table-row table:style-name="ro1">
          <table:table-cell office:value-type="float" office:value="194.999" calcext:value-type="float">
            <text:p>194.999</text:p>
          </table:table-cell>
          <table:table-cell office:value-type="float" office:value="12.1125" calcext:value-type="float">
            <text:p>12.1125</text:p>
          </table:table-cell>
          <table:table-cell table:formula="of:=LN([.B197]*1000)" office:value-type="float" office:value="9.40199325619902" calcext:value-type="float">
            <text:p>9.40199325619902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.103" calcext:value-type="float">
            <text:p>12.103</text:p>
          </table:table-cell>
          <table:table-cell table:formula="of:=LN([.B198]*1000)" office:value-type="float" office:value="9.4012086347386" calcext:value-type="float">
            <text:p>9.4012086347386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.0936" calcext:value-type="float">
            <text:p>12.0936</text:p>
          </table:table-cell>
          <table:table-cell table:formula="of:=LN([.B199]*1000)" office:value-type="float" office:value="9.4004316660345" calcext:value-type="float">
            <text:p>9.4004316660345</text:p>
          </table:table-cell>
          <table:table-cell table:number-columns-repeated="7"/>
        </table:table-row>
        <table:table-row table:style-name="ro1">
          <table:table-cell office:value-type="float" office:value="197.999" calcext:value-type="float">
            <text:p>197.999</text:p>
          </table:table-cell>
          <table:table-cell office:value-type="float" office:value="12.0844" calcext:value-type="float">
            <text:p>12.0844</text:p>
          </table:table-cell>
          <table:table-cell table:formula="of:=LN([.B200]*1000)" office:value-type="float" office:value="9.3996706435807" calcext:value-type="float">
            <text:p>9.3996706435807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.0749" calcext:value-type="float">
            <text:p>12.0749</text:p>
          </table:table-cell>
          <table:table-cell table:formula="of:=LN([.B201]*1000)" office:value-type="float" office:value="9.39888419691298" calcext:value-type="float">
            <text:p>9.39888419691298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.0657" calcext:value-type="float">
            <text:p>12.0657</text:p>
          </table:table-cell>
          <table:table-cell table:formula="of:=LN([.B202]*1000)" office:value-type="float" office:value="9.3981219954395" calcext:value-type="float">
            <text:p>9.3981219954395</text:p>
          </table:table-cell>
          <table:table-cell table:number-columns-repeated="7"/>
        </table:table-row>
        <table:table-row table:style-name="ro1">
          <table:table-cell office:value-type="float" office:value="200.999" calcext:value-type="float">
            <text:p>200.999</text:p>
          </table:table-cell>
          <table:table-cell office:value-type="float" office:value="12.0571" calcext:value-type="float">
            <text:p>12.0571</text:p>
          </table:table-cell>
          <table:table-cell table:formula="of:=LN([.B203]*1000)" office:value-type="float" office:value="9.39740897702005" calcext:value-type="float">
            <text:p>9.39740897702005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.0478" calcext:value-type="float">
            <text:p>12.0478</text:p>
          </table:table-cell>
          <table:table-cell table:formula="of:=LN([.B204]*1000)" office:value-type="float" office:value="9.39663734963628" calcext:value-type="float">
            <text:p>9.39663734963628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.0381" calcext:value-type="float">
            <text:p>12.0381</text:p>
          </table:table-cell>
          <table:table-cell table:formula="of:=LN([.B205]*1000)" office:value-type="float" office:value="9.39583189910096" calcext:value-type="float">
            <text:p>9.39583189910096</text:p>
          </table:table-cell>
          <table:table-cell table:number-columns-repeated="7"/>
        </table:table-row>
        <table:table-row table:style-name="ro1">
          <table:table-cell office:value-type="float" office:value="203.999" calcext:value-type="float">
            <text:p>203.999</text:p>
          </table:table-cell>
          <table:table-cell office:value-type="float" office:value="12.0283" calcext:value-type="float">
            <text:p>12.0283</text:p>
          </table:table-cell>
          <table:table-cell table:formula="of:=LN([.B206]*1000)" office:value-type="float" office:value="9.39501748559984" calcext:value-type="float">
            <text:p>9.39501748559984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.0206" calcext:value-type="float">
            <text:p>12.0206</text:p>
          </table:table-cell>
          <table:table-cell table:formula="of:=LN([.B207]*1000)" office:value-type="float" office:value="9.39437712364872" calcext:value-type="float">
            <text:p>9.39437712364872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.0104" calcext:value-type="float">
            <text:p>12.0104</text:p>
          </table:table-cell>
          <table:table-cell table:formula="of:=LN([.B208]*1000)" office:value-type="float" office:value="9.3935282200981" calcext:value-type="float">
            <text:p>9.3935282200981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.0018" calcext:value-type="float">
            <text:p>12.0018</text:p>
          </table:table-cell>
          <table:table-cell table:formula="of:=LN([.B209]*1000)" office:value-type="float" office:value="9.39281191752126" calcext:value-type="float">
            <text:p>9.39281191752126</text:p>
          </table:table-cell>
          <table:table-cell table:number-columns-repeated="7"/>
        </table:table-row>
        <table:table-row table:style-name="ro1">
          <table:table-cell office:value-type="float" office:value="207.999" calcext:value-type="float">
            <text:p>207.999</text:p>
          </table:table-cell>
          <table:table-cell office:value-type="float" office:value="11.9933" calcext:value-type="float">
            <text:p>11.9933</text:p>
          </table:table-cell>
          <table:table-cell table:formula="of:=LN([.B210]*1000)" office:value-type="float" office:value="9.39210343951071" calcext:value-type="float">
            <text:p>9.39210343951071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1.9836" calcext:value-type="float">
            <text:p>11.9836</text:p>
          </table:table-cell>
          <table:table-cell table:formula="of:=LN([.B211]*1000)" office:value-type="float" office:value="9.39129432736283" calcext:value-type="float">
            <text:p>9.39129432736283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1.9752" calcext:value-type="float">
            <text:p>11.9752</text:p>
          </table:table-cell>
          <table:table-cell table:formula="of:=LN([.B212]*1000)" office:value-type="float" office:value="9.39059312360103" calcext:value-type="float">
            <text:p>9.39059312360103</text:p>
          </table:table-cell>
          <table:table-cell table:number-columns-repeated="7"/>
        </table:table-row>
        <table:table-row table:style-name="ro1">
          <table:table-cell office:value-type="float" office:value="210.999" calcext:value-type="float">
            <text:p>210.999</text:p>
          </table:table-cell>
          <table:table-cell office:value-type="float" office:value="11.9664" calcext:value-type="float">
            <text:p>11.9664</text:p>
          </table:table-cell>
          <table:table-cell table:formula="of:=LN([.B213]*1000)" office:value-type="float" office:value="9.3898580014374" calcext:value-type="float">
            <text:p>9.3898580014374</text:p>
          </table:table-cell>
          <table:table-cell table:number-columns-repeated="7"/>
        </table:table-row>
        <table:table-row table:style-name="ro1">
          <table:table-cell office:value-type="float" office:value="211.999" calcext:value-type="float">
            <text:p>211.999</text:p>
          </table:table-cell>
          <table:table-cell office:value-type="float" office:value="11.9579" calcext:value-type="float">
            <text:p>11.9579</text:p>
          </table:table-cell>
          <table:table-cell table:formula="of:=LN([.B214]*1000)" office:value-type="float" office:value="9.38914742680344" calcext:value-type="float">
            <text:p>9.38914742680344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1.9488" calcext:value-type="float">
            <text:p>11.9488</text:p>
          </table:table-cell>
          <table:table-cell table:formula="of:=LN([.B215]*1000)" office:value-type="float" office:value="9.38838613390735" calcext:value-type="float">
            <text:p>9.38838613390735</text:p>
          </table:table-cell>
          <table:table-cell table:number-columns-repeated="7"/>
        </table:table-row>
        <table:table-row table:style-name="ro1">
          <table:table-cell office:value-type="float" office:value="213.999" calcext:value-type="float">
            <text:p>213.999</text:p>
          </table:table-cell>
          <table:table-cell office:value-type="float" office:value="11.9401" calcext:value-type="float">
            <text:p>11.9401</text:p>
          </table:table-cell>
          <table:table-cell table:formula="of:=LN([.B216]*1000)" office:value-type="float" office:value="9.3876577621209" calcext:value-type="float">
            <text:p>9.3876577621209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.9311" calcext:value-type="float">
            <text:p>11.9311</text:p>
          </table:table-cell>
          <table:table-cell table:formula="of:=LN([.B217]*1000)" office:value-type="float" office:value="9.38690371536779" calcext:value-type="float">
            <text:p>9.38690371536779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.9224" calcext:value-type="float">
            <text:p>11.9224</text:p>
          </table:table-cell>
          <table:table-cell table:formula="of:=LN([.B218]*1000)" office:value-type="float" office:value="9.38617426263458" calcext:value-type="float">
            <text:p>9.38617426263458</text:p>
          </table:table-cell>
          <table:table-cell table:number-columns-repeated="7"/>
        </table:table-row>
        <table:table-row table:style-name="ro1">
          <table:table-cell office:value-type="float" office:value="216.999" calcext:value-type="float">
            <text:p>216.999</text:p>
          </table:table-cell>
          <table:table-cell office:value-type="float" office:value="11.9132" calcext:value-type="float">
            <text:p>11.9132</text:p>
          </table:table-cell>
          <table:table-cell table:formula="of:=LN([.B219]*1000)" office:value-type="float" office:value="9.38540230804088" calcext:value-type="float">
            <text:p>9.38540230804088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1.9048" calcext:value-type="float">
            <text:p>11.9048</text:p>
          </table:table-cell>
          <table:table-cell table:formula="of:=LN([.B220]*1000)" office:value-type="float" office:value="9.38469695911584" calcext:value-type="float">
            <text:p>9.38469695911584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1.8958" calcext:value-type="float">
            <text:p>11.8958</text:p>
          </table:table-cell>
          <table:table-cell table:formula="of:=LN([.B221]*1000)" office:value-type="float" office:value="9.38394067562475" calcext:value-type="float">
            <text:p>9.38394067562475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.8873" calcext:value-type="float">
            <text:p>11.8873</text:p>
          </table:table-cell>
          <table:table-cell table:formula="of:=LN([.B222]*1000)" office:value-type="float" office:value="9.38322588231674" calcext:value-type="float">
            <text:p>9.38322588231674</text:p>
          </table:table-cell>
          <table:table-cell table:number-columns-repeated="7"/>
        </table:table-row>
        <table:table-row table:style-name="ro1">
          <table:table-cell office:value-type="float" office:value="220.999" calcext:value-type="float">
            <text:p>220.999</text:p>
          </table:table-cell>
          <table:table-cell office:value-type="float" office:value="11.8786" calcext:value-type="float">
            <text:p>11.8786</text:p>
          </table:table-cell>
          <table:table-cell table:formula="of:=LN([.B223]*1000)" office:value-type="float" office:value="9.38249374085451" calcext:value-type="float">
            <text:p>9.38249374085451</text:p>
          </table:table-cell>
          <table:table-cell table:number-columns-repeated="7"/>
        </table:table-row>
        <table:table-row table:style-name="ro1">
          <table:table-cell office:value-type="float" office:value="221.999" calcext:value-type="float">
            <text:p>221.999</text:p>
          </table:table-cell>
          <table:table-cell office:value-type="float" office:value="11.869" calcext:value-type="float">
            <text:p>11.869</text:p>
          </table:table-cell>
          <table:table-cell table:formula="of:=LN([.B224]*1000)" office:value-type="float" office:value="9.38168523805651" calcext:value-type="float">
            <text:p>9.38168523805651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.8599" calcext:value-type="float">
            <text:p>11.8599</text:p>
          </table:table-cell>
          <table:table-cell table:formula="of:=LN([.B225]*1000)" office:value-type="float" office:value="9.38091824081297" calcext:value-type="float">
            <text:p>9.38091824081297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.852" calcext:value-type="float">
            <text:p>11.852</text:p>
          </table:table-cell>
          <table:table-cell table:formula="of:=LN([.B226]*1000)" office:value-type="float" office:value="9.38025190869346" calcext:value-type="float">
            <text:p>9.38025190869346</text:p>
          </table:table-cell>
          <table:table-cell table:number-columns-repeated="7"/>
        </table:table-row>
        <table:table-row table:style-name="ro1">
          <table:table-cell office:value-type="float" office:value="224.999" calcext:value-type="float">
            <text:p>224.999</text:p>
          </table:table-cell>
          <table:table-cell office:value-type="float" office:value="11.8433" calcext:value-type="float">
            <text:p>11.8433</text:p>
          </table:table-cell>
          <table:table-cell table:formula="of:=LN([.B227]*1000)" office:value-type="float" office:value="9.37951758582006" calcext:value-type="float">
            <text:p>9.37951758582006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1.8336" calcext:value-type="float">
            <text:p>11.8336</text:p>
          </table:table-cell>
          <table:table-cell table:formula="of:=LN([.B228]*1000)" office:value-type="float" office:value="9.37869822175275" calcext:value-type="float">
            <text:p>9.37869822175275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.8248" calcext:value-type="float">
            <text:p>11.8248</text:p>
          </table:table-cell>
          <table:table-cell table:formula="of:=LN([.B229]*1000)" office:value-type="float" office:value="9.37795429989786" calcext:value-type="float">
            <text:p>9.37795429989786</text:p>
          </table:table-cell>
          <table:table-cell table:number-columns-repeated="7"/>
        </table:table-row>
        <table:table-row table:style-name="ro1">
          <table:table-cell office:value-type="float" office:value="227.999" calcext:value-type="float">
            <text:p>227.999</text:p>
          </table:table-cell>
          <table:table-cell office:value-type="float" office:value="11.8169" calcext:value-type="float">
            <text:p>11.8169</text:p>
          </table:table-cell>
          <table:table-cell table:formula="of:=LN([.B230]*1000)" office:value-type="float" office:value="9.37728598921851" calcext:value-type="float">
            <text:p>9.37728598921851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.8073" calcext:value-type="float">
            <text:p>11.8073</text:p>
          </table:table-cell>
          <table:table-cell table:formula="of:=LN([.B231]*1000)" office:value-type="float" office:value="9.3764732632402" calcext:value-type="float">
            <text:p>9.3764732632402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.8002" calcext:value-type="float">
            <text:p>11.8002</text:p>
          </table:table-cell>
          <table:table-cell table:formula="of:=LN([.B232]*1000)" office:value-type="float" office:value="9.37587175946266" calcext:value-type="float">
            <text:p>9.37587175946266</text:p>
          </table:table-cell>
          <table:table-cell table:number-columns-repeated="7"/>
        </table:table-row>
        <table:table-row table:style-name="ro1">
          <table:table-cell office:value-type="float" office:value="230.999" calcext:value-type="float">
            <text:p>230.999</text:p>
          </table:table-cell>
          <table:table-cell office:value-type="float" office:value="11.7904" calcext:value-type="float">
            <text:p>11.7904</text:p>
          </table:table-cell>
          <table:table-cell table:formula="of:=LN([.B233]*1000)" office:value-type="float" office:value="9.37504092001274" calcext:value-type="float">
            <text:p>9.37504092001274</text:p>
          </table:table-cell>
          <table:table-cell table:number-columns-repeated="7"/>
        </table:table-row>
        <table:table-row table:style-name="ro1">
          <table:table-cell office:value-type="float" office:value="231.999" calcext:value-type="float">
            <text:p>231.999</text:p>
          </table:table-cell>
          <table:table-cell office:value-type="float" office:value="11.7817" calcext:value-type="float">
            <text:p>11.7817</text:p>
          </table:table-cell>
          <table:table-cell table:formula="of:=LN([.B234]*1000)" office:value-type="float" office:value="9.37430275918743" calcext:value-type="float">
            <text:p>9.37430275918743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.7737" calcext:value-type="float">
            <text:p>11.7737</text:p>
          </table:table-cell>
          <table:table-cell table:formula="of:=LN([.B235]*1000)" office:value-type="float" office:value="9.37362350939269" calcext:value-type="float">
            <text:p>9.37362350939269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.7638" calcext:value-type="float">
            <text:p>11.7638</text:p>
          </table:table-cell>
          <table:table-cell table:formula="of:=LN([.B236]*1000)" office:value-type="float" office:value="9.37278229850931" calcext:value-type="float">
            <text:p>9.37278229850931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.7559" calcext:value-type="float">
            <text:p>11.7559</text:p>
          </table:table-cell>
          <table:table-cell table:formula="of:=LN([.B237]*1000)" office:value-type="float" office:value="9.37211052120797" calcext:value-type="float">
            <text:p>9.37211052120797</text:p>
          </table:table-cell>
          <table:table-cell table:number-columns-repeated="7"/>
        </table:table-row>
        <table:table-row table:style-name="ro1">
          <table:table-cell office:value-type="float" office:value="235.999" calcext:value-type="float">
            <text:p>235.999</text:p>
          </table:table-cell>
          <table:table-cell office:value-type="float" office:value="11.7472" calcext:value-type="float">
            <text:p>11.7472</text:p>
          </table:table-cell>
          <table:table-cell table:formula="of:=LN([.B238]*1000)" office:value-type="float" office:value="9.37137019330251" calcext:value-type="float">
            <text:p>9.37137019330251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.7387" calcext:value-type="float">
            <text:p>11.7387</text:p>
          </table:table-cell>
          <table:table-cell table:formula="of:=LN([.B239]*1000)" office:value-type="float" office:value="9.37064635471246" calcext:value-type="float">
            <text:p>9.37064635471246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.73" calcext:value-type="float">
            <text:p>11.73</text:p>
          </table:table-cell>
          <table:table-cell table:formula="of:=LN([.B240]*1000)" office:value-type="float" office:value="9.36990494164752" calcext:value-type="float">
            <text:p>9.36990494164752</text:p>
          </table:table-cell>
          <table:table-cell table:number-columns-repeated="7"/>
        </table:table-row>
        <table:table-row table:style-name="ro1">
          <table:table-cell office:value-type="float" office:value="238.999" calcext:value-type="float">
            <text:p>238.999</text:p>
          </table:table-cell>
          <table:table-cell office:value-type="float" office:value="11.7209" calcext:value-type="float">
            <text:p>11.7209</text:p>
          </table:table-cell>
          <table:table-cell table:formula="of:=LN([.B241]*1000)" office:value-type="float" office:value="9.36912885199154" calcext:value-type="float">
            <text:p>9.36912885199154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.7127" calcext:value-type="float">
            <text:p>11.7127</text:p>
          </table:table-cell>
          <table:table-cell table:formula="of:=LN([.B242]*1000)" office:value-type="float" office:value="9.36842900217464" calcext:value-type="float">
            <text:p>9.36842900217464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.7042" calcext:value-type="float">
            <text:p>11.7042</text:p>
          </table:table-cell>
          <table:table-cell table:formula="of:=LN([.B243]*1000)" office:value-type="float" office:value="9.36770303072894" calcext:value-type="float">
            <text:p>9.36770303072894</text:p>
          </table:table-cell>
          <table:table-cell table:number-columns-repeated="7"/>
        </table:table-row>
        <table:table-row table:style-name="ro1">
          <table:table-cell office:value-type="float" office:value="241.999" calcext:value-type="float">
            <text:p>241.999</text:p>
          </table:table-cell>
          <table:table-cell office:value-type="float" office:value="11.6952" calcext:value-type="float">
            <text:p>11.6952</text:p>
          </table:table-cell>
          <table:table-cell table:formula="of:=LN([.B244]*1000)" office:value-type="float" office:value="9.36693378019741" calcext:value-type="float">
            <text:p>9.36693378019741</text:p>
          </table:table-cell>
          <table:table-cell table:number-columns-repeated="7"/>
        </table:table-row>
        <table:table-row table:style-name="ro1">
          <table:table-cell office:value-type="float" office:value="242.999" calcext:value-type="float">
            <text:p>242.999</text:p>
          </table:table-cell>
          <table:table-cell office:value-type="float" office:value="11.6865" calcext:value-type="float">
            <text:p>11.6865</text:p>
          </table:table-cell>
          <table:table-cell table:formula="of:=LN([.B245]*1000)" office:value-type="float" office:value="9.36618960843902" calcext:value-type="float">
            <text:p>9.36618960843902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.678" calcext:value-type="float">
            <text:p>11.678</text:p>
          </table:table-cell>
          <table:table-cell table:formula="of:=LN([.B246]*1000)" office:value-type="float" office:value="9.36546200884348" calcext:value-type="float">
            <text:p>9.36546200884348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.6694" calcext:value-type="float">
            <text:p>11.6694</text:p>
          </table:table-cell>
          <table:table-cell table:formula="of:=LN([.B247]*1000)" office:value-type="float" office:value="9.36472531007711" calcext:value-type="float">
            <text:p>9.36472531007711</text:p>
          </table:table-cell>
          <table:table-cell table:number-columns-repeated="7"/>
        </table:table-row>
        <table:table-row table:style-name="ro1">
          <table:table-cell office:value-type="float" office:value="245.999" calcext:value-type="float">
            <text:p>245.999</text:p>
          </table:table-cell>
          <table:table-cell office:value-type="float" office:value="11.6602" calcext:value-type="float">
            <text:p>11.6602</text:p>
          </table:table-cell>
          <table:table-cell table:formula="of:=LN([.B248]*1000)" office:value-type="float" office:value="9.36393661241604" calcext:value-type="float">
            <text:p>9.36393661241604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.6516" calcext:value-type="float">
            <text:p>11.6516</text:p>
          </table:table-cell>
          <table:table-cell table:formula="of:=LN([.B249]*1000)" office:value-type="float" office:value="9.3631987886195" calcext:value-type="float">
            <text:p>9.3631987886195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.6429" calcext:value-type="float">
            <text:p>11.6429</text:p>
          </table:table-cell>
          <table:table-cell table:formula="of:=LN([.B250]*1000)" office:value-type="float" office:value="9.36245183114846" calcext:value-type="float">
            <text:p>9.36245183114846</text:p>
          </table:table-cell>
          <table:table-cell table:number-columns-repeated="7"/>
        </table:table-row>
        <table:table-row table:style-name="ro1">
          <table:table-cell office:value-type="float" office:value="248.999" calcext:value-type="float">
            <text:p>248.999</text:p>
          </table:table-cell>
          <table:table-cell office:value-type="float" office:value="11.634" calcext:value-type="float">
            <text:p>11.634</text:p>
          </table:table-cell>
          <table:table-cell table:formula="of:=LN([.B251]*1000)" office:value-type="float" office:value="9.36168712447071" calcext:value-type="float">
            <text:p>9.3616871244707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.6255" calcext:value-type="float">
            <text:p>11.6255</text:p>
          </table:table-cell>
          <table:table-cell table:formula="of:=LN([.B252]*1000)" office:value-type="float" office:value="9.36095624028331" calcext:value-type="float">
            <text:p>9.3609562402833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.6171" calcext:value-type="float">
            <text:p>11.6171</text:p>
          </table:table-cell>
          <table:table-cell table:formula="of:=LN([.B253]*1000)" office:value-type="float" office:value="9.3602334295508" calcext:value-type="float">
            <text:p>9.3602334295508</text:p>
          </table:table-cell>
          <table:table-cell table:number-columns-repeated="7"/>
        </table:table-row>
        <table:table-row table:style-name="ro1">
          <table:table-cell office:value-type="float" office:value="251.999" calcext:value-type="float">
            <text:p>251.999</text:p>
          </table:table-cell>
          <table:table-cell office:value-type="float" office:value="11.6086" calcext:value-type="float">
            <text:p>11.6086</text:p>
          </table:table-cell>
          <table:table-cell table:formula="of:=LN([.B254]*1000)" office:value-type="float" office:value="9.35950148171892" calcext:value-type="float">
            <text:p>9.35950148171892</text:p>
          </table:table-cell>
          <table:table-cell table:number-columns-repeated="7"/>
        </table:table-row>
        <table:table-row table:style-name="ro1">
          <table:table-cell office:value-type="float" office:value="252.999" calcext:value-type="float">
            <text:p>252.999</text:p>
          </table:table-cell>
          <table:table-cell office:value-type="float" office:value="11.599" calcext:value-type="float">
            <text:p>11.599</text:p>
          </table:table-cell>
          <table:table-cell table:formula="of:=LN([.B255]*1000)" office:value-type="float" office:value="9.35867416648188" calcext:value-type="float">
            <text:p>9.35867416648188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.5904" calcext:value-type="float">
            <text:p>11.5904</text:p>
          </table:table-cell>
          <table:table-cell table:formula="of:=LN([.B256]*1000)" office:value-type="float" office:value="9.35793244824904" calcext:value-type="float">
            <text:p>9.35793244824904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.5821" calcext:value-type="float">
            <text:p>11.5821</text:p>
          </table:table-cell>
          <table:table-cell table:formula="of:=LN([.B257]*1000)" office:value-type="float" office:value="9.35721608183584" calcext:value-type="float">
            <text:p>9.35721608183584</text:p>
          </table:table-cell>
          <table:table-cell table:number-columns-repeated="7"/>
        </table:table-row>
        <table:table-row table:style-name="ro1">
          <table:table-cell office:value-type="float" office:value="255.999" calcext:value-type="float">
            <text:p>255.999</text:p>
          </table:table-cell>
          <table:table-cell office:value-type="float" office:value="11.5737" calcext:value-type="float">
            <text:p>11.5737</text:p>
          </table:table-cell>
          <table:table-cell table:formula="of:=LN([.B258]*1000)" office:value-type="float" office:value="9.35649056163196" calcext:value-type="float">
            <text:p>9.35649056163196</text:p>
          </table:table-cell>
          <table:table-cell table:number-columns-repeated="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.5651" calcext:value-type="float">
            <text:p>11.5651</text:p>
          </table:table-cell>
          <table:table-cell table:formula="of:=LN([.B259]*1000)" office:value-type="float" office:value="9.35574722140723" calcext:value-type="float">
            <text:p>9.35574722140723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.5567" calcext:value-type="float">
            <text:p>11.5567</text:p>
          </table:table-cell>
          <table:table-cell table:formula="of:=LN([.B260]*1000)" office:value-type="float" office:value="9.35502063434485" calcext:value-type="float">
            <text:p>9.35502063434485</text:p>
          </table:table-cell>
          <table:table-cell table:number-columns-repeated="7"/>
        </table:table-row>
        <table:table-row table:style-name="ro1">
          <table:table-cell office:value-type="float" office:value="258.999" calcext:value-type="float">
            <text:p>258.999</text:p>
          </table:table-cell>
          <table:table-cell office:value-type="float" office:value="11.5485" calcext:value-type="float">
            <text:p>11.5485</text:p>
          </table:table-cell>
          <table:table-cell table:formula="of:=LN([.B261]*1000)" office:value-type="float" office:value="9.35431083738621" calcext:value-type="float">
            <text:p>9.35431083738621</text:p>
          </table:table-cell>
          <table:table-cell table:number-columns-repeated="7"/>
        </table:table-row>
        <table:table-row table:style-name="ro1">
          <table:table-cell office:value-type="float" office:value="259.999" calcext:value-type="float">
            <text:p>259.999</text:p>
          </table:table-cell>
          <table:table-cell office:value-type="float" office:value="11.5397" calcext:value-type="float">
            <text:p>11.5397</text:p>
          </table:table-cell>
          <table:table-cell table:formula="of:=LN([.B262]*1000)" office:value-type="float" office:value="9.35354854319038" calcext:value-type="float">
            <text:p>9.35354854319038</text:p>
          </table:table-cell>
          <table:table-cell table:number-columns-repeated="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.5308" calcext:value-type="float">
            <text:p>11.5308</text:p>
          </table:table-cell>
          <table:table-cell table:formula="of:=LN([.B263]*1000)" office:value-type="float" office:value="9.35277699507122" calcext:value-type="float">
            <text:p>9.35277699507122</text:p>
          </table:table-cell>
          <table:table-cell table:number-columns-repeated="7"/>
        </table:table-row>
        <table:table-row table:style-name="ro1">
          <table:table-cell office:value-type="float" office:value="261.999" calcext:value-type="float">
            <text:p>261.999</text:p>
          </table:table-cell>
          <table:table-cell office:value-type="float" office:value="11.5226" calcext:value-type="float">
            <text:p>11.5226</text:p>
          </table:table-cell>
          <table:table-cell table:formula="of:=LN([.B264]*1000)" office:value-type="float" office:value="9.35206560322917" calcext:value-type="float">
            <text:p>9.35206560322917</text:p>
          </table:table-cell>
          <table:table-cell table:number-columns-repeated="7"/>
        </table:table-row>
        <table:table-row table:style-name="ro1">
          <table:table-cell office:value-type="float" office:value="262.999" calcext:value-type="float">
            <text:p>262.999</text:p>
          </table:table-cell>
          <table:table-cell office:value-type="float" office:value="11.5144" calcext:value-type="float">
            <text:p>11.5144</text:p>
          </table:table-cell>
          <table:table-cell table:formula="of:=LN([.B265]*1000)" office:value-type="float" office:value="9.35135370494846" calcext:value-type="float">
            <text:p>9.35135370494846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.5053" calcext:value-type="float">
            <text:p>11.5053</text:p>
          </table:table-cell>
          <table:table-cell table:formula="of:=LN([.B266]*1000)" office:value-type="float" office:value="9.3505630777488" calcext:value-type="float">
            <text:p>9.3505630777488</text:p>
          </table:table-cell>
          <table:table-cell table:number-columns-repeated="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.4972" calcext:value-type="float">
            <text:p>11.4972</text:p>
          </table:table-cell>
          <table:table-cell table:formula="of:=LN([.B267]*1000)" office:value-type="float" office:value="9.34985880644483" calcext:value-type="float">
            <text:p>9.34985880644483</text:p>
          </table:table-cell>
          <table:table-cell table:number-columns-repeated="7"/>
        </table:table-row>
        <table:table-row table:style-name="ro1">
          <table:table-cell office:value-type="float" office:value="265.999" calcext:value-type="float">
            <text:p>265.999</text:p>
          </table:table-cell>
          <table:table-cell office:value-type="float" office:value="11.4886" calcext:value-type="float">
            <text:p>11.4886</text:p>
          </table:table-cell>
          <table:table-cell table:formula="of:=LN([.B268]*1000)" office:value-type="float" office:value="9.34911051833641" calcext:value-type="float">
            <text:p>9.34911051833641</text:p>
          </table:table-cell>
          <table:table-cell table:number-columns-repeated="7"/>
        </table:table-row>
        <table:table-row table:style-name="ro1">
          <table:table-cell office:value-type="float" office:value="266.999" calcext:value-type="float">
            <text:p>266.999</text:p>
          </table:table-cell>
          <table:table-cell office:value-type="float" office:value="11.4802" calcext:value-type="float">
            <text:p>11.4802</text:p>
          </table:table-cell>
          <table:table-cell table:formula="of:=LN([.B269]*1000)" office:value-type="float" office:value="9.34837909132459" calcext:value-type="float">
            <text:p>9.34837909132459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.4714" calcext:value-type="float">
            <text:p>11.4714</text:p>
          </table:table-cell>
          <table:table-cell table:formula="of:=LN([.B270]*1000)" office:value-type="float" office:value="9.34761226021641" calcext:value-type="float">
            <text:p>9.34761226021641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.4632" calcext:value-type="float">
            <text:p>11.4632</text:p>
          </table:table-cell>
          <table:table-cell table:formula="of:=LN([.B271]*1000)" office:value-type="float" office:value="9.34689718340239" calcext:value-type="float">
            <text:p>9.34689718340239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.4538" calcext:value-type="float">
            <text:p>11.4538</text:p>
          </table:table-cell>
          <table:table-cell table:formula="of:=LN([.B272]*1000)" office:value-type="float" office:value="9.34607683165241" calcext:value-type="float">
            <text:p>9.34607683165241</text:p>
          </table:table-cell>
          <table:table-cell table:number-columns-repeated="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.4464" calcext:value-type="float">
            <text:p>11.4464</text:p>
          </table:table-cell>
          <table:table-cell table:formula="of:=LN([.B273]*1000)" office:value-type="float" office:value="9.3454305490647" calcext:value-type="float">
            <text:p>9.3454305490647</text:p>
          </table:table-cell>
          <table:table-cell table:number-columns-repeated="7"/>
        </table:table-row>
        <table:table-row table:style-name="ro1">
          <table:table-cell office:value-type="float" office:value="271.999" calcext:value-type="float">
            <text:p>271.999</text:p>
          </table:table-cell>
          <table:table-cell office:value-type="float" office:value="11.4387" calcext:value-type="float">
            <text:p>11.4387</text:p>
          </table:table-cell>
          <table:table-cell table:formula="of:=LN([.B274]*1000)" office:value-type="float" office:value="9.34475762211305" calcext:value-type="float">
            <text:p>9.34475762211305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.4298" calcext:value-type="float">
            <text:p>11.4298</text:p>
          </table:table-cell>
          <table:table-cell table:formula="of:=LN([.B275]*1000)" office:value-type="float" office:value="9.34397925882299" calcext:value-type="float">
            <text:p>9.34397925882299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4214" calcext:value-type="float">
            <text:p>11.4214</text:p>
          </table:table-cell>
          <table:table-cell table:formula="of:=LN([.B276]*1000)" office:value-type="float" office:value="9.34324406764018" calcext:value-type="float">
            <text:p>9.34324406764018</text:p>
          </table:table-cell>
          <table:table-cell table:number-columns-repeated="7"/>
        </table:table-row>
        <table:table-row table:style-name="ro1">
          <table:table-cell office:value-type="float" office:value="274.999" calcext:value-type="float">
            <text:p>274.999</text:p>
          </table:table-cell>
          <table:table-cell office:value-type="float" office:value="11.4133" calcext:value-type="float">
            <text:p>11.4133</text:p>
          </table:table-cell>
          <table:table-cell table:formula="of:=LN([.B277]*1000)" office:value-type="float" office:value="9.34253462102256" calcext:value-type="float">
            <text:p>9.34253462102256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.4041" calcext:value-type="float">
            <text:p>11.4041</text:p>
          </table:table-cell>
          <table:table-cell table:formula="of:=LN([.B278]*1000)" office:value-type="float" office:value="9.34172821884715" calcext:value-type="float">
            <text:p>9.34172821884715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1.3956" calcext:value-type="float">
            <text:p>11.3956</text:p>
          </table:table-cell>
          <table:table-cell table:formula="of:=LN([.B279]*1000)" office:value-type="float" office:value="9.34098259496668" calcext:value-type="float">
            <text:p>9.34098259496668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1.3876" calcext:value-type="float">
            <text:p>11.3876</text:p>
          </table:table-cell>
          <table:table-cell table:formula="of:=LN([.B280]*1000)" office:value-type="float" office:value="9.34028032308838" calcext:value-type="float">
            <text:p>9.34028032308838</text:p>
          </table:table-cell>
          <table:table-cell table:number-columns-repeated="7"/>
        </table:table-row>
        <table:table-row table:style-name="ro1">
          <table:table-cell office:value-type="float" office:value="278.999" calcext:value-type="float">
            <text:p>278.999</text:p>
          </table:table-cell>
          <table:table-cell office:value-type="float" office:value="11.3789" calcext:value-type="float">
            <text:p>11.3789</text:p>
          </table:table-cell>
          <table:table-cell table:formula="of:=LN([.B281]*1000)" office:value-type="float" office:value="9.33951604219993" calcext:value-type="float">
            <text:p>9.33951604219993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.3705" calcext:value-type="float">
            <text:p>11.3705</text:p>
          </table:table-cell>
          <table:table-cell table:formula="of:=LN([.B282]*1000)" office:value-type="float" office:value="9.33877756115149" calcext:value-type="float">
            <text:p>9.33877756115149</text:p>
          </table:table-cell>
          <table:table-cell table:number-columns-repeated="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.3618" calcext:value-type="float">
            <text:p>11.3618</text:p>
          </table:table-cell>
          <table:table-cell table:formula="of:=LN([.B283]*1000)" office:value-type="float" office:value="9.33801213042738" calcext:value-type="float">
            <text:p>9.33801213042738</text:p>
          </table:table-cell>
          <table:table-cell table:number-columns-repeated="7"/>
        </table:table-row>
        <table:table-row table:style-name="ro1">
          <table:table-cell office:value-type="float" office:value="281.999" calcext:value-type="float">
            <text:p>281.999</text:p>
          </table:table-cell>
          <table:table-cell office:value-type="float" office:value="11.3536" calcext:value-type="float">
            <text:p>11.3536</text:p>
          </table:table-cell>
          <table:table-cell table:formula="of:=LN([.B284]*1000)" office:value-type="float" office:value="9.33729015323515" calcext:value-type="float">
            <text:p>9.33729015323515</text:p>
          </table:table-cell>
          <table:table-cell table:number-columns-repeated="7"/>
        </table:table-row>
        <table:table-row table:style-name="ro1">
          <table:table-cell office:value-type="float" office:value="282.999" calcext:value-type="float">
            <text:p>282.999</text:p>
          </table:table-cell>
          <table:table-cell office:value-type="float" office:value="11.3444" calcext:value-type="float">
            <text:p>11.3444</text:p>
          </table:table-cell>
          <table:table-cell table:formula="of:=LN([.B285]*1000)" office:value-type="float" office:value="9.33647950908115" calcext:value-type="float">
            <text:p>9.33647950908115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.3367" calcext:value-type="float">
            <text:p>11.3367</text:p>
          </table:table-cell>
          <table:table-cell table:formula="of:=LN([.B286]*1000)" office:value-type="float" office:value="9.33580052964048" calcext:value-type="float">
            <text:p>9.33580052964048</text:p>
          </table:table-cell>
          <table:table-cell table:number-columns-repeated="7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.3284" calcext:value-type="float">
            <text:p>11.3284</text:p>
          </table:table-cell>
          <table:table-cell table:formula="of:=LN([.B287]*1000)" office:value-type="float" office:value="9.33506812604455" calcext:value-type="float">
            <text:p>9.33506812604455</text:p>
          </table:table-cell>
          <table:table-cell table:number-columns-repeated="7"/>
        </table:table-row>
        <table:table-row table:style-name="ro1">
          <table:table-cell office:value-type="float" office:value="285.999" calcext:value-type="float">
            <text:p>285.999</text:p>
          </table:table-cell>
          <table:table-cell office:value-type="float" office:value="11.3192" calcext:value-type="float">
            <text:p>11.3192</text:p>
          </table:table-cell>
          <table:table-cell table:formula="of:=LN([.B288]*1000)" office:value-type="float" office:value="9.33425567788174" calcext:value-type="float">
            <text:p>9.33425567788174</text:p>
          </table:table-cell>
          <table:table-cell table:number-columns-repeated="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1.3107" calcext:value-type="float">
            <text:p>11.3107</text:p>
          </table:table-cell>
          <table:table-cell table:formula="of:=LN([.B289]*1000)" office:value-type="float" office:value="9.33350445932578" calcext:value-type="float">
            <text:p>9.33350445932578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.3029" calcext:value-type="float">
            <text:p>11.3029</text:p>
          </table:table-cell>
          <table:table-cell table:formula="of:=LN([.B290]*1000)" office:value-type="float" office:value="9.33281460894289" calcext:value-type="float">
            <text:p>9.33281460894289</text:p>
          </table:table-cell>
          <table:table-cell table:number-columns-repeated="7"/>
        </table:table-row>
        <table:table-row table:style-name="ro1">
          <table:table-cell office:value-type="float" office:value="288.999" calcext:value-type="float">
            <text:p>288.999</text:p>
          </table:table-cell>
          <table:table-cell office:value-type="float" office:value="11.2945" calcext:value-type="float">
            <text:p>11.2945</text:p>
          </table:table-cell>
          <table:table-cell table:formula="of:=LN([.B291]*1000)" office:value-type="float" office:value="9.33207116054733" calcext:value-type="float">
            <text:p>9.33207116054733</text:p>
          </table:table-cell>
          <table:table-cell table:number-columns-repeated="7"/>
        </table:table-row>
        <table:table-row table:style-name="ro1">
          <table:table-cell office:value-type="float" office:value="289.999" calcext:value-type="float">
            <text:p>289.999</text:p>
          </table:table-cell>
          <table:table-cell office:value-type="float" office:value="11.2867" calcext:value-type="float">
            <text:p>11.2867</text:p>
          </table:table-cell>
          <table:table-cell table:formula="of:=LN([.B292]*1000)" office:value-type="float" office:value="9.33138032035193" calcext:value-type="float">
            <text:p>9.33138032035193</text:p>
          </table:table-cell>
          <table:table-cell table:number-columns-repeated="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.2774" calcext:value-type="float">
            <text:p>11.2774</text:p>
          </table:table-cell>
          <table:table-cell table:formula="of:=LN([.B293]*1000)" office:value-type="float" office:value="9.33055600202976" calcext:value-type="float">
            <text:p>9.33055600202976</text:p>
          </table:table-cell>
          <table:table-cell table:number-columns-repeated="7"/>
        </table:table-row>
        <table:table-row table:style-name="ro1">
          <table:table-cell office:value-type="float" office:value="291.999" calcext:value-type="float">
            <text:p>291.999</text:p>
          </table:table-cell>
          <table:table-cell office:value-type="float" office:value="11.27" calcext:value-type="float">
            <text:p>11.27</text:p>
          </table:table-cell>
          <table:table-cell table:formula="of:=LN([.B294]*1000)" office:value-type="float" office:value="9.32989960703382" calcext:value-type="float">
            <text:p>9.32989960703382</text:p>
          </table:table-cell>
          <table:table-cell table:number-columns-repeated="7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1.2607" calcext:value-type="float">
            <text:p>11.2607</text:p>
          </table:table-cell>
          <table:table-cell table:formula="of:=LN([.B295]*1000)" office:value-type="float" office:value="9.3290740667241" calcext:value-type="float">
            <text:p>9.3290740667241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1.2538" calcext:value-type="float">
            <text:p>11.2538</text:p>
          </table:table-cell>
          <table:table-cell table:formula="of:=LN([.B296]*1000)" office:value-type="float" office:value="9.32846112837627" calcext:value-type="float">
            <text:p>9.32846112837627</text:p>
          </table:table-cell>
          <table:table-cell table:number-columns-repeated="7"/>
        </table:table-row>
        <table:table-row table:style-name="ro1">
          <table:table-cell office:value-type="float" office:value="294.999" calcext:value-type="float">
            <text:p>294.999</text:p>
          </table:table-cell>
          <table:table-cell office:value-type="float" office:value="11.2451" calcext:value-type="float">
            <text:p>11.2451</text:p>
          </table:table-cell>
          <table:table-cell table:formula="of:=LN([.B297]*1000)" office:value-type="float" office:value="9.32768775719514" calcext:value-type="float">
            <text:p>9.32768775719514</text:p>
          </table:table-cell>
          <table:table-cell table:number-columns-repeated="7"/>
        </table:table-row>
        <table:table-row table:style-name="ro1">
          <table:table-cell office:value-type="float" office:value="295.999" calcext:value-type="float">
            <text:p>295.999</text:p>
          </table:table-cell>
          <table:table-cell office:value-type="float" office:value="11.2371" calcext:value-type="float">
            <text:p>11.2371</text:p>
          </table:table-cell>
          <table:table-cell table:formula="of:=LN([.B298]*1000)" office:value-type="float" office:value="9.32697608304068" calcext:value-type="float">
            <text:p>9.32697608304068</text:p>
          </table:table-cell>
          <table:table-cell table:number-columns-repeated="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1.2288" calcext:value-type="float">
            <text:p>11.2288</text:p>
          </table:table-cell>
          <table:table-cell table:formula="of:=LN([.B299]*1000)" office:value-type="float" office:value="9.3262371853889" calcext:value-type="float">
            <text:p>9.3262371853889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2209" calcext:value-type="float">
            <text:p>11.2209</text:p>
          </table:table-cell>
          <table:table-cell table:formula="of:=LN([.B300]*1000)" office:value-type="float" office:value="9.32553338976347" calcext:value-type="float">
            <text:p>9.32553338976347</text:p>
          </table:table-cell>
          <table:table-cell table:number-columns-repeated="7"/>
        </table:table-row>
        <table:table-row table:style-name="ro1">
          <table:table-cell office:value-type="float" office:value="298.999" calcext:value-type="float">
            <text:p>298.999</text:p>
          </table:table-cell>
          <table:table-cell office:value-type="float" office:value="11.2124" calcext:value-type="float">
            <text:p>11.2124</text:p>
          </table:table-cell>
          <table:table-cell table:formula="of:=LN([.B301]*1000)" office:value-type="float" office:value="9.32477558770967" calcext:value-type="float">
            <text:p>9.32477558770967</text:p>
          </table:table-cell>
          <table:table-cell table:number-columns-repeated="7"/>
        </table:table-row>
        <table:table-row table:style-name="ro1">
          <table:table-cell office:value-type="float" office:value="299.999" calcext:value-type="float">
            <text:p>299.999</text:p>
          </table:table-cell>
          <table:table-cell office:value-type="float" office:value="11.2035" calcext:value-type="float">
            <text:p>11.2035</text:p>
          </table:table-cell>
          <table:table-cell table:formula="of:=LN([.B302]*1000)" office:value-type="float" office:value="9.32398150846523" calcext:value-type="float">
            <text:p>9.32398150846523</text:p>
          </table:table-cell>
          <table:table-cell table:number-columns-repeated="7"/>
        </table:table-row>
        <table:table-row table:style-name="ro1">
          <table:table-cell office:value-type="float" office:value="300.999" calcext:value-type="float">
            <text:p>300.999</text:p>
          </table:table-cell>
          <table:table-cell office:value-type="float" office:value="11.1956" calcext:value-type="float">
            <text:p>11.1956</text:p>
          </table:table-cell>
          <table:table-cell table:formula="of:=LN([.B303]*1000)" office:value-type="float" office:value="9.32327612295175" calcext:value-type="float">
            <text:p>9.32327612295175</text:p>
          </table:table-cell>
          <table:table-cell table:number-columns-repeated="7"/>
        </table:table-row>
        <table:table-row table:style-name="ro1">
          <table:table-cell office:value-type="float" office:value="301.999" calcext:value-type="float">
            <text:p>301.999</text:p>
          </table:table-cell>
          <table:table-cell office:value-type="float" office:value="11.1877" calcext:value-type="float">
            <text:p>11.1877</text:p>
          </table:table-cell>
          <table:table-cell table:formula="of:=LN([.B304]*1000)" office:value-type="float" office:value="9.32257023951829" calcext:value-type="float">
            <text:p>9.32257023951829</text:p>
          </table:table-cell>
          <table:table-cell table:number-columns-repeated="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1.1792" calcext:value-type="float">
            <text:p>11.1792</text:p>
          </table:table-cell>
          <table:table-cell table:formula="of:=LN([.B305]*1000)" office:value-type="float" office:value="9.32181018779819" calcext:value-type="float">
            <text:p>9.32181018779819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.1707" calcext:value-type="float">
            <text:p>11.1707</text:p>
          </table:table-cell>
          <table:table-cell table:formula="of:=LN([.B306]*1000)" office:value-type="float" office:value="9.32104955796004" calcext:value-type="float">
            <text:p>9.32104955796004</text:p>
          </table:table-cell>
          <table:table-cell table:number-columns-repeated="7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.163" calcext:value-type="float">
            <text:p>11.163</text:p>
          </table:table-cell>
          <table:table-cell table:formula="of:=LN([.B307]*1000)" office:value-type="float" office:value="9.32036001701473" calcext:value-type="float">
            <text:p>9.32036001701473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.1546" calcext:value-type="float">
            <text:p>11.1546</text:p>
          </table:table-cell>
          <table:table-cell table:formula="of:=LN([.B308]*1000)" office:value-type="float" office:value="9.31960724786423" calcext:value-type="float">
            <text:p>9.31960724786423</text:p>
          </table:table-cell>
          <table:table-cell table:number-columns-repeated="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.1463" calcext:value-type="float">
            <text:p>11.1463</text:p>
          </table:table-cell>
          <table:table-cell table:formula="of:=LN([.B309]*1000)" office:value-type="float" office:value="9.31886288325264" calcext:value-type="float">
            <text:p>9.31886288325264</text:p>
          </table:table-cell>
          <table:table-cell table:number-columns-repeated="7"/>
        </table:table-row>
        <table:table-row table:style-name="ro1">
          <table:table-cell office:value-type="float" office:value="307.999" calcext:value-type="float">
            <text:p>307.999</text:p>
          </table:table-cell>
          <table:table-cell office:value-type="float" office:value="11.1384" calcext:value-type="float">
            <text:p>11.1384</text:p>
          </table:table-cell>
          <table:table-cell table:formula="of:=LN([.B310]*1000)" office:value-type="float" office:value="9.31815387659508" calcext:value-type="float">
            <text:p>9.31815387659508</text:p>
          </table:table-cell>
          <table:table-cell table:number-columns-repeated="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.1303" calcext:value-type="float">
            <text:p>11.1303</text:p>
          </table:table-cell>
          <table:table-cell table:formula="of:=LN([.B311]*1000)" office:value-type="float" office:value="9.31742639808423" calcext:value-type="float">
            <text:p>9.31742639808423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.1224" calcext:value-type="float">
            <text:p>11.1224</text:p>
          </table:table-cell>
          <table:table-cell table:formula="of:=LN([.B312]*1000)" office:value-type="float" office:value="9.31671637185533" calcext:value-type="float">
            <text:p>9.31671637185533</text:p>
          </table:table-cell>
          <table:table-cell table:number-columns-repeated="7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.1141" calcext:value-type="float">
            <text:p>11.1141</text:p>
          </table:table-cell>
          <table:table-cell table:formula="of:=LN([.B313]*1000)" office:value-type="float" office:value="9.31596985146" calcext:value-type="float">
            <text:p>9.31596985146</text:p>
          </table:table-cell>
          <table:table-cell table:number-columns-repeated="7"/>
        </table:table-row>
        <table:table-row table:style-name="ro1">
          <table:table-cell office:value-type="float" office:value="311.999" calcext:value-type="float">
            <text:p>311.999</text:p>
          </table:table-cell>
          <table:table-cell office:value-type="float" office:value="11.1063" calcext:value-type="float">
            <text:p>11.1063</text:p>
          </table:table-cell>
          <table:table-cell table:formula="of:=LN([.B314]*1000)" office:value-type="float" office:value="9.31526779386244" calcext:value-type="float">
            <text:p>9.31526779386244</text:p>
          </table:table-cell>
          <table:table-cell table:number-columns-repeated="7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.0979" calcext:value-type="float">
            <text:p>11.0979</text:p>
          </table:table-cell>
          <table:table-cell table:formula="of:=LN([.B315]*1000)" office:value-type="float" office:value="9.31451118021271" calcext:value-type="float">
            <text:p>9.31451118021271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.0902" calcext:value-type="float">
            <text:p>11.0902</text:p>
          </table:table-cell>
          <table:table-cell table:formula="of:=LN([.B316]*1000)" office:value-type="float" office:value="9.3138171144469" calcext:value-type="float">
            <text:p>9.3138171144469</text:p>
          </table:table-cell>
          <table:table-cell table:number-columns-repeated="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.0824" calcext:value-type="float">
            <text:p>11.0824</text:p>
          </table:table-cell>
          <table:table-cell table:formula="of:=LN([.B317]*1000)" office:value-type="float" office:value="9.31311354334367" calcext:value-type="float">
            <text:p>9.31311354334367</text:p>
          </table:table-cell>
          <table:table-cell table:number-columns-repeated="7"/>
        </table:table-row>
        <table:table-row table:style-name="ro1">
          <table:table-cell office:value-type="float" office:value="315.999" calcext:value-type="float">
            <text:p>315.999</text:p>
          </table:table-cell>
          <table:table-cell office:value-type="float" office:value="11.0746" calcext:value-type="float">
            <text:p>11.0746</text:p>
          </table:table-cell>
          <table:table-cell table:formula="of:=LN([.B318]*1000)" office:value-type="float" office:value="9.3124094768796" calcext:value-type="float">
            <text:p>9.3124094768796</text:p>
          </table:table-cell>
          <table:table-cell table:number-columns-repeated="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.0673" calcext:value-type="float">
            <text:p>11.0673</text:p>
          </table:table-cell>
          <table:table-cell table:formula="of:=LN([.B319]*1000)" office:value-type="float" office:value="9.31175009351462" calcext:value-type="float">
            <text:p>9.31175009351462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.0584" calcext:value-type="float">
            <text:p>11.0584</text:p>
          </table:table-cell>
          <table:table-cell table:formula="of:=LN([.B320]*1000)" office:value-type="float" office:value="9.31094559915015" calcext:value-type="float">
            <text:p>9.31094559915015</text:p>
          </table:table-cell>
          <table:table-cell table:number-columns-repeated="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.0514" calcext:value-type="float">
            <text:p>11.0514</text:p>
          </table:table-cell>
          <table:table-cell table:formula="of:=LN([.B321]*1000)" office:value-type="float" office:value="9.31031239575311" calcext:value-type="float">
            <text:p>9.31031239575311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.0429" calcext:value-type="float">
            <text:p>11.0429</text:p>
          </table:table-cell>
          <table:table-cell table:formula="of:=LN([.B322]*1000)" office:value-type="float" office:value="9.30954296649585" calcext:value-type="float">
            <text:p>9.30954296649585</text:p>
          </table:table-cell>
          <table:table-cell table:number-columns-repeated="7"/>
        </table:table-row>
        <table:table-row table:style-name="ro1">
          <table:table-cell office:value-type="float" office:value="320.999" calcext:value-type="float">
            <text:p>320.999</text:p>
          </table:table-cell>
          <table:table-cell office:value-type="float" office:value="11.0354" calcext:value-type="float">
            <text:p>11.0354</text:p>
          </table:table-cell>
          <table:table-cell table:formula="of:=LN([.B323]*1000)" office:value-type="float" office:value="9.30886356633474" calcext:value-type="float">
            <text:p>9.30886356633474</text:p>
          </table:table-cell>
          <table:table-cell table:number-columns-repeated="7"/>
        </table:table-row>
        <table:table-row table:style-name="ro1">
          <table:table-cell office:value-type="float" office:value="321.999" calcext:value-type="float">
            <text:p>321.999</text:p>
          </table:table-cell>
          <table:table-cell office:value-type="float" office:value="11.0287" calcext:value-type="float">
            <text:p>11.0287</text:p>
          </table:table-cell>
          <table:table-cell table:formula="of:=LN([.B324]*1000)" office:value-type="float" office:value="9.30825624492069" calcext:value-type="float">
            <text:p>9.30825624492069</text:p>
          </table:table-cell>
          <table:table-cell table:number-columns-repeated="7"/>
        </table:table-row>
        <table:table-row table:style-name="ro1">
          <table:table-cell office:value-type="float" office:value="322.999" calcext:value-type="float">
            <text:p>322.999</text:p>
          </table:table-cell>
          <table:table-cell office:value-type="float" office:value="11.0206" calcext:value-type="float">
            <text:p>11.0206</text:p>
          </table:table-cell>
          <table:table-cell table:formula="of:=LN([.B325]*1000)" office:value-type="float" office:value="9.30752152768573" calcext:value-type="float">
            <text:p>9.30752152768573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1.0127" calcext:value-type="float">
            <text:p>11.0127</text:p>
          </table:table-cell>
          <table:table-cell table:formula="of:=LN([.B326]*1000)" office:value-type="float" office:value="9.30680443126" calcext:value-type="float">
            <text:p>9.30680443126</text:p>
          </table:table-cell>
          <table:table-cell table:number-columns-repeated="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1.0049" calcext:value-type="float">
            <text:p>11.0049</text:p>
          </table:table-cell>
          <table:table-cell table:formula="of:=LN([.B327]*1000)" office:value-type="float" office:value="9.30609590714054" calcext:value-type="float">
            <text:p>9.30609590714054</text:p>
          </table:table-cell>
          <table:table-cell table:number-columns-repeated="7"/>
        </table:table-row>
        <table:table-row table:style-name="ro1">
          <table:table-cell office:value-type="float" office:value="325.999" calcext:value-type="float">
            <text:p>325.999</text:p>
          </table:table-cell>
          <table:table-cell office:value-type="float" office:value="10.997" calcext:value-type="float">
            <text:p>10.997</text:p>
          </table:table-cell>
          <table:table-cell table:formula="of:=LN([.B328]*1000)" office:value-type="float" office:value="9.30537778731094" calcext:value-type="float">
            <text:p>9.30537778731094</text:p>
          </table:table-cell>
          <table:table-cell table:number-columns-repeated="7"/>
        </table:table-row>
        <table:table-row table:style-name="ro1">
          <table:table-cell office:value-type="float" office:value="326.999" calcext:value-type="float">
            <text:p>326.999</text:p>
          </table:table-cell>
          <table:table-cell office:value-type="float" office:value="10.9877" calcext:value-type="float">
            <text:p>10.9877</text:p>
          </table:table-cell>
          <table:table-cell table:formula="of:=LN([.B329]*1000)" office:value-type="float" office:value="9.30453174433061" calcext:value-type="float">
            <text:p>9.30453174433061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.9805" calcext:value-type="float">
            <text:p>10.9805</text:p>
          </table:table-cell>
          <table:table-cell table:formula="of:=LN([.B330]*1000)" office:value-type="float" office:value="9.30387625136735" calcext:value-type="float">
            <text:p>9.30387625136735</text:p>
          </table:table-cell>
          <table:table-cell table:number-columns-repeated="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.9718" calcext:value-type="float">
            <text:p>10.9718</text:p>
          </table:table-cell>
          <table:table-cell table:formula="of:=LN([.B331]*1000)" office:value-type="float" office:value="9.30308362367408" calcext:value-type="float">
            <text:p>9.30308362367408</text:p>
          </table:table-cell>
          <table:table-cell table:number-columns-repeated="7"/>
        </table:table-row>
        <table:table-row table:style-name="ro1">
          <table:table-cell office:value-type="float" office:value="329.999" calcext:value-type="float">
            <text:p>329.999</text:p>
          </table:table-cell>
          <table:table-cell office:value-type="float" office:value="10.9635" calcext:value-type="float">
            <text:p>10.9635</text:p>
          </table:table-cell>
          <table:table-cell table:formula="of:=LN([.B332]*1000)" office:value-type="float" office:value="9.30232685258856" calcext:value-type="float">
            <text:p>9.30232685258856</text:p>
          </table:table-cell>
          <table:table-cell table:number-columns-repeated="7"/>
        </table:table-row>
        <table:table-row table:style-name="ro1">
          <table:table-cell office:value-type="float" office:value="330.999" calcext:value-type="float">
            <text:p>330.999</text:p>
          </table:table-cell>
          <table:table-cell office:value-type="float" office:value="10.9558" calcext:value-type="float">
            <text:p>10.9558</text:p>
          </table:table-cell>
          <table:table-cell table:formula="of:=LN([.B333]*1000)" office:value-type="float" office:value="9.30162427537882" calcext:value-type="float">
            <text:p>9.30162427537882</text:p>
          </table:table-cell>
          <table:table-cell table:number-columns-repeated="7"/>
        </table:table-row>
        <table:table-row table:style-name="ro1">
          <table:table-cell office:value-type="float" office:value="331.999" calcext:value-type="float">
            <text:p>331.999</text:p>
          </table:table-cell>
          <table:table-cell office:value-type="float" office:value="10.9464" calcext:value-type="float">
            <text:p>10.9464</text:p>
          </table:table-cell>
          <table:table-cell table:formula="of:=LN([.B334]*1000)" office:value-type="float" office:value="9.3007659140656" calcext:value-type="float">
            <text:p>9.3007659140656</text:p>
          </table:table-cell>
          <table:table-cell table:number-columns-repeated="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.9388" calcext:value-type="float">
            <text:p>10.9388</text:p>
          </table:table-cell>
          <table:table-cell table:formula="of:=LN([.B335]*1000)" office:value-type="float" office:value="9.30007138074578" calcext:value-type="float">
            <text:p>9.30007138074578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.9322" calcext:value-type="float">
            <text:p>10.9322</text:p>
          </table:table-cell>
          <table:table-cell table:formula="of:=LN([.B336]*1000)" office:value-type="float" office:value="9.29946784179462" calcext:value-type="float">
            <text:p>9.29946784179462</text:p>
          </table:table-cell>
          <table:table-cell table:number-columns-repeated="7"/>
        </table:table-row>
        <table:table-row table:style-name="ro1">
          <table:table-cell office:value-type="float" office:value="334.999" calcext:value-type="float">
            <text:p>334.999</text:p>
          </table:table-cell>
          <table:table-cell office:value-type="float" office:value="10.9233" calcext:value-type="float">
            <text:p>10.9233</text:p>
          </table:table-cell>
          <table:table-cell table:formula="of:=LN([.B337]*1000)" office:value-type="float" office:value="9.29865340144854" calcext:value-type="float">
            <text:p>9.29865340144854</text:p>
          </table:table-cell>
          <table:table-cell table:number-columns-repeated="7"/>
        </table:table-row>
        <table:table-row table:style-name="ro1">
          <table:table-cell office:value-type="float" office:value="335.999" calcext:value-type="float">
            <text:p>335.999</text:p>
          </table:table-cell>
          <table:table-cell office:value-type="float" office:value="10.9152" calcext:value-type="float">
            <text:p>10.9152</text:p>
          </table:table-cell>
          <table:table-cell table:formula="of:=LN([.B338]*1000)" office:value-type="float" office:value="9.29791159222433" calcext:value-type="float">
            <text:p>9.29791159222433</text:p>
          </table:table-cell>
          <table:table-cell table:number-columns-repeated="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.9076" calcext:value-type="float">
            <text:p>10.9076</text:p>
          </table:table-cell>
          <table:table-cell table:formula="of:=LN([.B339]*1000)" office:value-type="float" office:value="9.29721507295941" calcext:value-type="float">
            <text:p>9.29721507295941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.8992" calcext:value-type="float">
            <text:p>10.8992</text:p>
          </table:table-cell>
          <table:table-cell table:formula="of:=LN([.B340]*1000)" office:value-type="float" office:value="9.29644467102832" calcext:value-type="float">
            <text:p>9.29644467102832</text:p>
          </table:table-cell>
          <table:table-cell table:number-columns-repeated="7"/>
        </table:table-row>
        <table:table-row table:style-name="ro1">
          <table:table-cell office:value-type="float" office:value="338.999" calcext:value-type="float">
            <text:p>338.999</text:p>
          </table:table-cell>
          <table:table-cell office:value-type="float" office:value="10.8917" calcext:value-type="float">
            <text:p>10.8917</text:p>
          </table:table-cell>
          <table:table-cell table:formula="of:=LN([.B341]*1000)" office:value-type="float" office:value="9.29575631026339" calcext:value-type="float">
            <text:p>9.29575631026339</text:p>
          </table:table-cell>
          <table:table-cell table:number-columns-repeated="7"/>
        </table:table-row>
        <table:table-row table:style-name="ro1">
          <table:table-cell office:value-type="float" office:value="339.999" calcext:value-type="float">
            <text:p>339.999</text:p>
          </table:table-cell>
          <table:table-cell office:value-type="float" office:value="10.8825" calcext:value-type="float">
            <text:p>10.8825</text:p>
          </table:table-cell>
          <table:table-cell table:formula="of:=LN([.B342]*1000)" office:value-type="float" office:value="9.29491127342645" calcext:value-type="float">
            <text:p>9.29491127342645</text:p>
          </table:table-cell>
          <table:table-cell table:number-columns-repeated="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.8743" calcext:value-type="float">
            <text:p>10.8743</text:p>
          </table:table-cell>
          <table:table-cell table:formula="of:=LN([.B343]*1000)" office:value-type="float" office:value="9.2941574860691" calcext:value-type="float">
            <text:p>9.2941574860691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.8668" calcext:value-type="float">
            <text:p>10.8668</text:p>
          </table:table-cell>
          <table:table-cell table:formula="of:=LN([.B344]*1000)" office:value-type="float" office:value="9.29346754855006" calcext:value-type="float">
            <text:p>9.29346754855006</text:p>
          </table:table-cell>
          <table:table-cell table:number-columns-repeated="7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.8576" calcext:value-type="float">
            <text:p>10.8576</text:p>
          </table:table-cell>
          <table:table-cell table:formula="of:=LN([.B345]*1000)" office:value-type="float" office:value="9.29262057458991" calcext:value-type="float">
            <text:p>9.29262057458991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.8494" calcext:value-type="float">
            <text:p>10.8494</text:p>
          </table:table-cell>
          <table:table-cell table:formula="of:=LN([.B346]*1000)" office:value-type="float" office:value="9.29186505790036" calcext:value-type="float">
            <text:p>9.29186505790036</text:p>
          </table:table-cell>
          <table:table-cell table:number-columns-repeated="7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.8414" calcext:value-type="float">
            <text:p>10.8414</text:p>
          </table:table-cell>
          <table:table-cell table:formula="of:=LN([.B347]*1000)" office:value-type="float" office:value="9.29112741794584" calcext:value-type="float">
            <text:p>9.29112741794584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.8339" calcext:value-type="float">
            <text:p>10.8339</text:p>
          </table:table-cell>
          <table:table-cell table:formula="of:=LN([.B348]*1000)" office:value-type="float" office:value="9.29043538597403" calcext:value-type="float">
            <text:p>9.29043538597403</text:p>
          </table:table-cell>
          <table:table-cell table:number-columns-repeated="7"/>
        </table:table-row>
        <table:table-row table:style-name="ro1">
          <table:table-cell office:value-type="float" office:value="346.999" calcext:value-type="float">
            <text:p>346.999</text:p>
          </table:table-cell>
          <table:table-cell office:value-type="float" office:value="10.8252" calcext:value-type="float">
            <text:p>10.8252</text:p>
          </table:table-cell>
          <table:table-cell table:formula="of:=LN([.B349]*1000)" office:value-type="float" office:value="9.28963202845059" calcext:value-type="float">
            <text:p>9.28963202845059</text:p>
          </table:table-cell>
          <table:table-cell table:number-columns-repeated="7"/>
        </table:table-row>
        <table:table-row table:style-name="ro1">
          <table:table-cell office:value-type="float" office:value="347.999" calcext:value-type="float">
            <text:p>347.999</text:p>
          </table:table-cell>
          <table:table-cell office:value-type="float" office:value="10.8185" calcext:value-type="float">
            <text:p>10.8185</text:p>
          </table:table-cell>
          <table:table-cell table:formula="of:=LN([.B350]*1000)" office:value-type="float" office:value="9.28901291062748" calcext:value-type="float">
            <text:p>9.28901291062748</text:p>
          </table:table-cell>
          <table:table-cell table:number-columns-repeated="7"/>
        </table:table-row>
        <table:table-row table:style-name="ro1">
          <table:table-cell office:value-type="float" office:value="348.999" calcext:value-type="float">
            <text:p>348.999</text:p>
          </table:table-cell>
          <table:table-cell office:value-type="float" office:value="10.8103" calcext:value-type="float">
            <text:p>10.8103</text:p>
          </table:table-cell>
          <table:table-cell table:formula="of:=LN([.B351]*1000)" office:value-type="float" office:value="9.28825466232958" calcext:value-type="float">
            <text:p>9.28825466232958</text:p>
          </table:table-cell>
          <table:table-cell table:number-columns-repeated="7"/>
        </table:table-row>
        <table:table-row table:style-name="ro1">
          <table:table-cell office:value-type="float" office:value="349.999" calcext:value-type="float">
            <text:p>349.999</text:p>
          </table:table-cell>
          <table:table-cell office:value-type="float" office:value="10.8026" calcext:value-type="float">
            <text:p>10.8026</text:p>
          </table:table-cell>
          <table:table-cell table:formula="of:=LN([.B352]*1000)" office:value-type="float" office:value="9.28754212487965" calcext:value-type="float">
            <text:p>9.28754212487965</text:p>
          </table:table-cell>
          <table:table-cell table:number-columns-repeated="7"/>
        </table:table-row>
        <table:table-row table:style-name="ro1">
          <table:table-cell office:value-type="float" office:value="350.999" calcext:value-type="float">
            <text:p>350.999</text:p>
          </table:table-cell>
          <table:table-cell office:value-type="float" office:value="10.795" calcext:value-type="float">
            <text:p>10.795</text:p>
          </table:table-cell>
          <table:table-cell table:formula="of:=LN([.B353]*1000)" office:value-type="float" office:value="9.28683834294891" calcext:value-type="float">
            <text:p>9.28683834294891</text:p>
          </table:table-cell>
          <table:table-cell table:number-columns-repeated="7"/>
        </table:table-row>
        <table:table-row table:style-name="ro1">
          <table:table-cell office:value-type="float" office:value="351.999" calcext:value-type="float">
            <text:p>351.999</text:p>
          </table:table-cell>
          <table:table-cell office:value-type="float" office:value="10.7884" calcext:value-type="float">
            <text:p>10.7884</text:p>
          </table:table-cell>
          <table:table-cell table:formula="of:=LN([.B354]*1000)" office:value-type="float" office:value="9.28622676180732" calcext:value-type="float">
            <text:p>9.28622676180732</text:p>
          </table:table-cell>
          <table:table-cell table:number-columns-repeated="7"/>
        </table:table-row>
        <table:table-row table:style-name="ro1">
          <table:table-cell office:value-type="float" office:value="352.999" calcext:value-type="float">
            <text:p>352.999</text:p>
          </table:table-cell>
          <table:table-cell office:value-type="float" office:value="10.7805" calcext:value-type="float">
            <text:p>10.7805</text:p>
          </table:table-cell>
          <table:table-cell table:formula="of:=LN([.B355]*1000)" office:value-type="float" office:value="9.28549422557661" calcext:value-type="float">
            <text:p>9.28549422557661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.7725" calcext:value-type="float">
            <text:p>10.7725</text:p>
          </table:table-cell>
          <table:table-cell table:formula="of:=LN([.B356]*1000)" office:value-type="float" office:value="9.28475186948999" calcext:value-type="float">
            <text:p>9.28475186948999</text:p>
          </table:table-cell>
          <table:table-cell table:number-columns-repeated="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.7646" calcext:value-type="float">
            <text:p>10.7646</text:p>
          </table:table-cell>
          <table:table-cell table:formula="of:=LN([.B357]*1000)" office:value-type="float" office:value="9.28401825165339" calcext:value-type="float">
            <text:p>9.28401825165339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.7556" calcext:value-type="float">
            <text:p>10.7556</text:p>
          </table:table-cell>
          <table:table-cell table:formula="of:=LN([.B358]*1000)" office:value-type="float" office:value="9.28318182815132" calcext:value-type="float">
            <text:p>9.28318182815132</text:p>
          </table:table-cell>
          <table:table-cell table:number-columns-repeated="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.7488" calcext:value-type="float">
            <text:p>10.7488</text:p>
          </table:table-cell>
          <table:table-cell table:formula="of:=LN([.B359]*1000)" office:value-type="float" office:value="9.28254939941797" calcext:value-type="float">
            <text:p>9.28254939941797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.7416" calcext:value-type="float">
            <text:p>10.7416</text:p>
          </table:table-cell>
          <table:table-cell table:formula="of:=LN([.B360]*1000)" office:value-type="float" office:value="9.2818793327585" calcext:value-type="float">
            <text:p>9.2818793327585</text:p>
          </table:table-cell>
          <table:table-cell table:number-columns-repeated="7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.7339" calcext:value-type="float">
            <text:p>10.7339</text:p>
          </table:table-cell>
          <table:table-cell table:formula="of:=LN([.B361]*1000)" office:value-type="float" office:value="9.28116223650184" calcext:value-type="float">
            <text:p>9.28116223650184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.7269" calcext:value-type="float">
            <text:p>10.7269</text:p>
          </table:table-cell>
          <table:table-cell table:formula="of:=LN([.B362]*1000)" office:value-type="float" office:value="9.28050988428307" calcext:value-type="float">
            <text:p>9.28050988428307</text:p>
          </table:table-cell>
          <table:table-cell table:number-columns-repeated="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.7195" calcext:value-type="float">
            <text:p>10.7195</text:p>
          </table:table-cell>
          <table:table-cell table:formula="of:=LN([.B363]*1000)" office:value-type="float" office:value="9.27981979174599" calcext:value-type="float">
            <text:p>9.27981979174599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.712" calcext:value-type="float">
            <text:p>10.712</text:p>
          </table:table-cell>
          <table:table-cell table:formula="of:=LN([.B364]*1000)" office:value-type="float" office:value="9.27911988737101" calcext:value-type="float">
            <text:p>9.27911988737101</text:p>
          </table:table-cell>
          <table:table-cell table:number-columns-repeated="7"/>
        </table:table-row>
        <table:table-row table:style-name="ro1">
          <table:table-cell office:value-type="float" office:value="362.999" calcext:value-type="float">
            <text:p>362.999</text:p>
          </table:table-cell>
          <table:table-cell office:value-type="float" office:value="10.7037" calcext:value-type="float">
            <text:p>10.7037</text:p>
          </table:table-cell>
          <table:table-cell table:formula="of:=LN([.B365]*1000)" office:value-type="float" office:value="9.27834475506942" calcext:value-type="float">
            <text:p>9.27834475506942</text:p>
          </table:table-cell>
          <table:table-cell table:number-columns-repeated="7"/>
        </table:table-row>
        <table:table-row table:style-name="ro1">
          <table:table-cell office:value-type="float" office:value="363.999" calcext:value-type="float">
            <text:p>363.999</text:p>
          </table:table-cell>
          <table:table-cell office:value-type="float" office:value="10.6967" calcext:value-type="float">
            <text:p>10.6967</text:p>
          </table:table-cell>
          <table:table-cell table:formula="of:=LN([.B366]*1000)" office:value-type="float" office:value="9.27769056166653" calcext:value-type="float">
            <text:p>9.27769056166653</text:p>
          </table:table-cell>
          <table:table-cell table:number-columns-repeated="7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.689" calcext:value-type="float">
            <text:p>10.689</text:p>
          </table:table-cell>
          <table:table-cell table:formula="of:=LN([.B367]*1000)" office:value-type="float" office:value="9.27697045427395" calcext:value-type="float">
            <text:p>9.27697045427395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.6813" calcext:value-type="float">
            <text:p>10.6813</text:p>
          </table:table-cell>
          <table:table-cell table:formula="of:=LN([.B368]*1000)" office:value-type="float" office:value="9.276249827953" calcext:value-type="float">
            <text:p>9.276249827953</text:p>
          </table:table-cell>
          <table:table-cell table:number-columns-repeated="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.6741" calcext:value-type="float">
            <text:p>10.6741</text:p>
          </table:table-cell>
          <table:table-cell table:formula="of:=LN([.B369]*1000)" office:value-type="float" office:value="9.27557552540912" calcext:value-type="float">
            <text:p>9.27557552540912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.667" calcext:value-type="float">
            <text:p>10.667</text:p>
          </table:table-cell>
          <table:table-cell table:formula="of:=LN([.B370]*1000)" office:value-type="float" office:value="9.27491014262548" calcext:value-type="float">
            <text:p>9.27491014262548</text:p>
          </table:table-cell>
          <table:table-cell table:number-columns-repeated="7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.6593" calcext:value-type="float">
            <text:p>10.6593</text:p>
          </table:table-cell>
          <table:table-cell table:formula="of:=LN([.B371]*1000)" office:value-type="float" office:value="9.27418802952245" calcext:value-type="float">
            <text:p>9.27418802952245</text:p>
          </table:table-cell>
          <table:table-cell table:number-columns-repeated="7"/>
        </table:table-row>
        <table:table-row table:style-name="ro1">
          <table:table-cell office:value-type="float" office:value="369.999" calcext:value-type="float">
            <text:p>369.999</text:p>
          </table:table-cell>
          <table:table-cell office:value-type="float" office:value="10.6512" calcext:value-type="float">
            <text:p>10.6512</text:p>
          </table:table-cell>
          <table:table-cell table:formula="of:=LN([.B372]*1000)" office:value-type="float" office:value="9.27342784084644" calcext:value-type="float">
            <text:p>9.27342784084644</text:p>
          </table:table-cell>
          <table:table-cell table:number-columns-repeated="7"/>
        </table:table-row>
        <table:table-row table:style-name="ro1">
          <table:table-cell office:value-type="float" office:value="370.999" calcext:value-type="float">
            <text:p>370.999</text:p>
          </table:table-cell>
          <table:table-cell office:value-type="float" office:value="10.6445" calcext:value-type="float">
            <text:p>10.6445</text:p>
          </table:table-cell>
          <table:table-cell table:formula="of:=LN([.B373]*1000)" office:value-type="float" office:value="9.27279860581579" calcext:value-type="float">
            <text:p>9.27279860581579</text:p>
          </table:table-cell>
          <table:table-cell table:number-columns-repeated="7"/>
        </table:table-row>
        <table:table-row table:style-name="ro1">
          <table:table-cell office:value-type="float" office:value="371.999" calcext:value-type="float">
            <text:p>371.999</text:p>
          </table:table-cell>
          <table:table-cell office:value-type="float" office:value="10.6368" calcext:value-type="float">
            <text:p>10.6368</text:p>
          </table:table-cell>
          <table:table-cell table:formula="of:=LN([.B374]*1000)" office:value-type="float" office:value="9.27207496578102" calcext:value-type="float">
            <text:p>9.27207496578102</text:p>
          </table:table-cell>
          <table:table-cell table:number-columns-repeated="7"/>
        </table:table-row>
        <table:table-row table:style-name="ro1">
          <table:table-cell office:value-type="float" office:value="372.999" calcext:value-type="float">
            <text:p>372.999</text:p>
          </table:table-cell>
          <table:table-cell office:value-type="float" office:value="10.6286" calcext:value-type="float">
            <text:p>10.6286</text:p>
          </table:table-cell>
          <table:table-cell table:formula="of:=LN([.B375]*1000)" office:value-type="float" office:value="9.2713037599343" calcext:value-type="float">
            <text:p>9.2713037599343</text:p>
          </table:table-cell>
          <table:table-cell table:number-columns-repeated="7"/>
        </table:table-row>
        <table:table-row table:style-name="ro1">
          <table:table-cell office:value-type="float" office:value="373.999" calcext:value-type="float">
            <text:p>373.999</text:p>
          </table:table-cell>
          <table:table-cell office:value-type="float" office:value="10.6194" calcext:value-type="float">
            <text:p>10.6194</text:p>
          </table:table-cell>
          <table:table-cell table:formula="of:=LN([.B376]*1000)" office:value-type="float" office:value="9.27043779602476" calcext:value-type="float">
            <text:p>9.27043779602476</text:p>
          </table:table-cell>
          <table:table-cell table:number-columns-repeated="7"/>
        </table:table-row>
        <table:table-row table:style-name="ro1">
          <table:table-cell office:value-type="float" office:value="374.999" calcext:value-type="float">
            <text:p>374.999</text:p>
          </table:table-cell>
          <table:table-cell office:value-type="float" office:value="10.6123" calcext:value-type="float">
            <text:p>10.6123</text:p>
          </table:table-cell>
          <table:table-cell table:formula="of:=LN([.B377]*1000)" office:value-type="float" office:value="9.2697689847412" calcext:value-type="float">
            <text:p>9.2697689847412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.6051" calcext:value-type="float">
            <text:p>10.6051</text:p>
          </table:table-cell>
          <table:table-cell table:formula="of:=LN([.B378]*1000)" office:value-type="float" office:value="9.26909029646871" calcext:value-type="float">
            <text:p>9.26909029646871</text:p>
          </table:table-cell>
          <table:table-cell table:number-columns-repeated="7"/>
        </table:table-row>
        <table:table-row table:style-name="ro1">
          <table:table-cell office:value-type="float" office:value="376.998" calcext:value-type="float">
            <text:p>376.998</text:p>
          </table:table-cell>
          <table:table-cell office:value-type="float" office:value="10.5959" calcext:value-type="float">
            <text:p>10.5959</text:p>
          </table:table-cell>
          <table:table-cell table:formula="of:=LN([.B379]*1000)" office:value-type="float" office:value="9.26822241282383" calcext:value-type="float">
            <text:p>9.26822241282383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.5893" calcext:value-type="float">
            <text:p>10.5893</text:p>
          </table:table-cell>
          <table:table-cell table:formula="of:=LN([.B380]*1000)" office:value-type="float" office:value="9.26759933631632" calcext:value-type="float">
            <text:p>9.26759933631632</text:p>
          </table:table-cell>
          <table:table-cell table:number-columns-repeated="7"/>
        </table:table-row>
        <table:table-row table:style-name="ro1">
          <table:table-cell office:value-type="float" office:value="378.998" calcext:value-type="float">
            <text:p>378.998</text:p>
          </table:table-cell>
          <table:table-cell office:value-type="float" office:value="10.5815" calcext:value-type="float">
            <text:p>10.5815</text:p>
          </table:table-cell>
          <table:table-cell table:formula="of:=LN([.B381]*1000)" office:value-type="float" office:value="9.26686247230051" calcext:value-type="float">
            <text:p>9.26686247230051</text:p>
          </table:table-cell>
          <table:table-cell table:number-columns-repeated="7"/>
        </table:table-row>
        <table:table-row table:style-name="ro1">
          <table:table-cell office:value-type="float" office:value="379.998" calcext:value-type="float">
            <text:p>379.998</text:p>
          </table:table-cell>
          <table:table-cell office:value-type="float" office:value="10.5737" calcext:value-type="float">
            <text:p>10.5737</text:p>
          </table:table-cell>
          <table:table-cell table:formula="of:=LN([.B382]*1000)" office:value-type="float" office:value="9.26612506491571" calcext:value-type="float">
            <text:p>9.26612506491571</text:p>
          </table:table-cell>
          <table:table-cell table:number-columns-repeated="7"/>
        </table:table-row>
        <table:table-row table:style-name="ro1">
          <table:table-cell office:value-type="float" office:value="380.998" calcext:value-type="float">
            <text:p>380.998</text:p>
          </table:table-cell>
          <table:table-cell office:value-type="float" office:value="10.5654" calcext:value-type="float">
            <text:p>10.5654</text:p>
          </table:table-cell>
          <table:table-cell table:formula="of:=LN([.B383]*1000)" office:value-type="float" office:value="9.26533979019479" calcext:value-type="float">
            <text:p>9.26533979019479</text:p>
          </table:table-cell>
          <table:table-cell table:number-columns-repeated="7"/>
        </table:table-row>
        <table:table-row table:style-name="ro1">
          <table:table-cell office:value-type="float" office:value="381.998" calcext:value-type="float">
            <text:p>381.998</text:p>
          </table:table-cell>
          <table:table-cell office:value-type="float" office:value="10.5578" calcext:value-type="float">
            <text:p>10.5578</text:p>
          </table:table-cell>
          <table:table-cell table:formula="of:=LN([.B384]*1000)" office:value-type="float" office:value="9.26462020222252" calcext:value-type="float">
            <text:p>9.26462020222252</text:p>
          </table:table-cell>
          <table:table-cell table:number-columns-repeated="7"/>
        </table:table-row>
        <table:table-row table:style-name="ro1">
          <table:table-cell office:value-type="float" office:value="382.999" calcext:value-type="float">
            <text:p>382.999</text:p>
          </table:table-cell>
          <table:table-cell office:value-type="float" office:value="10.5509" calcext:value-type="float">
            <text:p>10.5509</text:p>
          </table:table-cell>
          <table:table-cell table:formula="of:=LN([.B385]*1000)" office:value-type="float" office:value="9.26396644332256" calcext:value-type="float">
            <text:p>9.26396644332256</text:p>
          </table:table-cell>
          <table:table-cell table:number-columns-repeated="7"/>
        </table:table-row>
        <table:table-row table:style-name="ro1">
          <table:table-cell office:value-type="float" office:value="383.999" calcext:value-type="float">
            <text:p>383.999</text:p>
          </table:table-cell>
          <table:table-cell office:value-type="float" office:value="10.5427" calcext:value-type="float">
            <text:p>10.5427</text:p>
          </table:table-cell>
          <table:table-cell table:formula="of:=LN([.B386]*1000)" office:value-type="float" office:value="9.26318895627312" calcext:value-type="float">
            <text:p>9.26318895627312</text:p>
          </table:table-cell>
          <table:table-cell table:number-columns-repeated="7"/>
        </table:table-row>
        <table:table-row table:style-name="ro1">
          <table:table-cell office:value-type="float" office:value="384.999" calcext:value-type="float">
            <text:p>384.999</text:p>
          </table:table-cell>
          <table:table-cell office:value-type="float" office:value="10.5346" calcext:value-type="float">
            <text:p>10.5346</text:p>
          </table:table-cell>
          <table:table-cell table:formula="of:=LN([.B387]*1000)" office:value-type="float" office:value="9.26242035684162" calcext:value-type="float">
            <text:p>9.26242035684162</text:p>
          </table:table-cell>
          <table:table-cell table:number-columns-repeated="7"/>
        </table:table-row>
        <table:table-row table:style-name="ro1">
          <table:table-cell office:value-type="float" office:value="385.999" calcext:value-type="float">
            <text:p>385.999</text:p>
          </table:table-cell>
          <table:table-cell office:value-type="float" office:value="10.5277" calcext:value-type="float">
            <text:p>10.5277</text:p>
          </table:table-cell>
          <table:table-cell table:formula="of:=LN([.B388]*1000)" office:value-type="float" office:value="9.26176515771837" calcext:value-type="float">
            <text:p>9.26176515771837</text:p>
          </table:table-cell>
          <table:table-cell table:number-columns-repeated="7"/>
        </table:table-row>
        <table:table-row table:style-name="ro1">
          <table:table-cell office:value-type="float" office:value="386.999" calcext:value-type="float">
            <text:p>386.999</text:p>
          </table:table-cell>
          <table:table-cell office:value-type="float" office:value="10.5195" calcext:value-type="float">
            <text:p>10.5195</text:p>
          </table:table-cell>
          <table:table-cell table:formula="of:=LN([.B389]*1000)" office:value-type="float" office:value="9.26098595664507" calcext:value-type="float">
            <text:p>9.26098595664507</text:p>
          </table:table-cell>
          <table:table-cell table:number-columns-repeated="7"/>
        </table:table-row>
        <table:table-row table:style-name="ro1">
          <table:table-cell office:value-type="float" office:value="387.998" calcext:value-type="float">
            <text:p>387.998</text:p>
          </table:table-cell>
          <table:table-cell office:value-type="float" office:value="10.5119" calcext:value-type="float">
            <text:p>10.5119</text:p>
          </table:table-cell>
          <table:table-cell table:formula="of:=LN([.B390]*1000)" office:value-type="float" office:value="9.26026322774155" calcext:value-type="float">
            <text:p>9.26026322774155</text:p>
          </table:table-cell>
          <table:table-cell table:number-columns-repeated="7"/>
        </table:table-row>
        <table:table-row table:style-name="ro1">
          <table:table-cell office:value-type="float" office:value="388.998" calcext:value-type="float">
            <text:p>388.998</text:p>
          </table:table-cell>
          <table:table-cell office:value-type="float" office:value="10.5037" calcext:value-type="float">
            <text:p>10.5037</text:p>
          </table:table-cell>
          <table:table-cell table:formula="of:=LN([.B391]*1000)" office:value-type="float" office:value="9.25948285502641" calcext:value-type="float">
            <text:p>9.25948285502641</text:p>
          </table:table-cell>
          <table:table-cell table:number-columns-repeated="7"/>
        </table:table-row>
        <table:table-row table:style-name="ro1">
          <table:table-cell office:value-type="float" office:value="389.998" calcext:value-type="float">
            <text:p>389.998</text:p>
          </table:table-cell>
          <table:table-cell office:value-type="float" office:value="10.4964" calcext:value-type="float">
            <text:p>10.4964</text:p>
          </table:table-cell>
          <table:table-cell table:formula="of:=LN([.B392]*1000)" office:value-type="float" office:value="9.25878762021381" calcext:value-type="float">
            <text:p>9.25878762021381</text:p>
          </table:table-cell>
          <table:table-cell table:number-columns-repeated="7"/>
        </table:table-row>
        <table:table-row table:style-name="ro1">
          <table:table-cell office:value-type="float" office:value="390.998" calcext:value-type="float">
            <text:p>390.998</text:p>
          </table:table-cell>
          <table:table-cell office:value-type="float" office:value="10.4882" calcext:value-type="float">
            <text:p>10.4882</text:p>
          </table:table-cell>
          <table:table-cell table:formula="of:=LN([.B393]*1000)" office:value-type="float" office:value="9.25800609467438" calcext:value-type="float">
            <text:p>9.25800609467438</text:p>
          </table:table-cell>
          <table:table-cell table:number-columns-repeated="7"/>
        </table:table-row>
        <table:table-row table:style-name="ro1">
          <table:table-cell office:value-type="float" office:value="391.999" calcext:value-type="float">
            <text:p>391.999</text:p>
          </table:table-cell>
          <table:table-cell office:value-type="float" office:value="10.4814" calcext:value-type="float">
            <text:p>10.4814</text:p>
          </table:table-cell>
          <table:table-cell table:formula="of:=LN([.B394]*1000)" office:value-type="float" office:value="9.25735753673924" calcext:value-type="float">
            <text:p>9.25735753673924</text:p>
          </table:table-cell>
          <table:table-cell table:number-columns-repeated="7"/>
        </table:table-row>
        <table:table-row table:style-name="ro1">
          <table:table-cell office:value-type="float" office:value="392.999" calcext:value-type="float">
            <text:p>392.999</text:p>
          </table:table-cell>
          <table:table-cell office:value-type="float" office:value="10.4741" calcext:value-type="float">
            <text:p>10.4741</text:p>
          </table:table-cell>
          <table:table-cell table:formula="of:=LN([.B395]*1000)" office:value-type="float" office:value="9.25666082224469" calcext:value-type="float">
            <text:p>9.25666082224469</text:p>
          </table:table-cell>
          <table:table-cell table:number-columns-repeated="7"/>
        </table:table-row>
        <table:table-row table:style-name="ro1">
          <table:table-cell office:value-type="float" office:value="393.998" calcext:value-type="float">
            <text:p>393.998</text:p>
          </table:table-cell>
          <table:table-cell office:value-type="float" office:value="10.4658" calcext:value-type="float">
            <text:p>10.4658</text:p>
          </table:table-cell>
          <table:table-cell table:formula="of:=LN([.B396]*1000)" office:value-type="float" office:value="9.25586807725214" calcext:value-type="float">
            <text:p>9.25586807725214</text:p>
          </table:table-cell>
          <table:table-cell table:number-columns-repeated="7"/>
        </table:table-row>
        <table:table-row table:style-name="ro1">
          <table:table-cell office:value-type="float" office:value="394.998" calcext:value-type="float">
            <text:p>394.998</text:p>
          </table:table-cell>
          <table:table-cell office:value-type="float" office:value="10.4588" calcext:value-type="float">
            <text:p>10.4588</text:p>
          </table:table-cell>
          <table:table-cell table:formula="of:=LN([.B397]*1000)" office:value-type="float" office:value="9.25519900828441" calcext:value-type="float">
            <text:p>9.25519900828441</text:p>
          </table:table-cell>
          <table:table-cell table:number-columns-repeated="7"/>
        </table:table-row>
        <table:table-row table:style-name="ro1">
          <table:table-cell office:value-type="float" office:value="395.998" calcext:value-type="float">
            <text:p>395.998</text:p>
          </table:table-cell>
          <table:table-cell office:value-type="float" office:value="10.4502" calcext:value-type="float">
            <text:p>10.4502</text:p>
          </table:table-cell>
          <table:table-cell table:formula="of:=LN([.B398]*1000)" office:value-type="float" office:value="9.25437639596579" calcext:value-type="float">
            <text:p>9.25437639596579</text:p>
          </table:table-cell>
          <table:table-cell table:number-columns-repeated="7"/>
        </table:table-row>
        <table:table-row table:style-name="ro1">
          <table:table-cell office:value-type="float" office:value="396.998" calcext:value-type="float">
            <text:p>396.998</text:p>
          </table:table-cell>
          <table:table-cell office:value-type="float" office:value="10.4431" calcext:value-type="float">
            <text:p>10.4431</text:p>
          </table:table-cell>
          <table:table-cell table:formula="of:=LN([.B399]*1000)" office:value-type="float" office:value="9.2536967522261" calcext:value-type="float">
            <text:p>9.2536967522261</text:p>
          </table:table-cell>
          <table:table-cell table:number-columns-repeated="7"/>
        </table:table-row>
        <table:table-row table:style-name="ro1">
          <table:table-cell office:value-type="float" office:value="397.998" calcext:value-type="float">
            <text:p>397.998</text:p>
          </table:table-cell>
          <table:table-cell office:value-type="float" office:value="10.4357" calcext:value-type="float">
            <text:p>10.4357</text:p>
          </table:table-cell>
          <table:table-cell table:formula="of:=LN([.B400]*1000)" office:value-type="float" office:value="9.2529878991972" calcext:value-type="float">
            <text:p>9.2529878991972</text:p>
          </table:table-cell>
          <table:table-cell table:number-columns-repeated="7"/>
        </table:table-row>
        <table:table-row table:style-name="ro1">
          <table:table-cell office:value-type="float" office:value="398.998" calcext:value-type="float">
            <text:p>398.998</text:p>
          </table:table-cell>
          <table:table-cell office:value-type="float" office:value="10.4285" calcext:value-type="float">
            <text:p>10.4285</text:p>
          </table:table-cell>
          <table:table-cell table:formula="of:=LN([.B401]*1000)" office:value-type="float" office:value="9.25229772173669" calcext:value-type="float">
            <text:p>9.25229772173669</text:p>
          </table:table-cell>
          <table:table-cell table:number-columns-repeated="7"/>
        </table:table-row>
        <table:table-row table:style-name="ro1">
          <table:table-cell office:value-type="float" office:value="399.999" calcext:value-type="float">
            <text:p>399.999</text:p>
          </table:table-cell>
          <table:table-cell office:value-type="float" office:value="10.4211" calcext:value-type="float">
            <text:p>10.4211</text:p>
          </table:table-cell>
          <table:table-cell table:formula="of:=LN([.B402]*1000)" office:value-type="float" office:value="9.25158787595445" calcext:value-type="float">
            <text:p>9.25158787595445</text:p>
          </table:table-cell>
          <table:table-cell table:number-columns-repeated="7"/>
        </table:table-row>
        <table:table-row table:style-name="ro1">
          <table:table-cell office:value-type="float" office:value="400.999" calcext:value-type="float">
            <text:p>400.999</text:p>
          </table:table-cell>
          <table:table-cell office:value-type="float" office:value="10.4137" calcext:value-type="float">
            <text:p>10.4137</text:p>
          </table:table-cell>
          <table:table-cell table:formula="of:=LN([.B403]*1000)" office:value-type="float" office:value="9.25087752593322" calcext:value-type="float">
            <text:p>9.25087752593322</text:p>
          </table:table-cell>
          <table:table-cell table:number-columns-repeated="7"/>
        </table:table-row>
        <table:table-row table:style-name="ro1">
          <table:table-cell office:value-type="float" office:value="401.998" calcext:value-type="float">
            <text:p>401.998</text:p>
          </table:table-cell>
          <table:table-cell office:value-type="float" office:value="10.406" calcext:value-type="float">
            <text:p>10.406</text:p>
          </table:table-cell>
          <table:table-cell table:formula="of:=LN([.B404]*1000)" office:value-type="float" office:value="9.25013784185025" calcext:value-type="float">
            <text:p>9.25013784185025</text:p>
          </table:table-cell>
          <table:table-cell table:number-columns-repeated="7"/>
        </table:table-row>
        <table:table-row table:style-name="ro1">
          <table:table-cell office:value-type="float" office:value="402.999" calcext:value-type="float">
            <text:p>402.999</text:p>
          </table:table-cell>
          <table:table-cell office:value-type="float" office:value="10.399" calcext:value-type="float">
            <text:p>10.399</text:p>
          </table:table-cell>
          <table:table-cell table:formula="of:=LN([.B405]*1000)" office:value-type="float" office:value="9.24946492666023" calcext:value-type="float">
            <text:p>9.24946492666023</text:p>
          </table:table-cell>
          <table:table-cell table:number-columns-repeated="7"/>
        </table:table-row>
        <table:table-row table:style-name="ro1">
          <table:table-cell office:value-type="float" office:value="403.998" calcext:value-type="float">
            <text:p>403.998</text:p>
          </table:table-cell>
          <table:table-cell office:value-type="float" office:value="10.3916" calcext:value-type="float">
            <text:p>10.3916</text:p>
          </table:table-cell>
          <table:table-cell table:formula="of:=LN([.B406]*1000)" office:value-type="float" office:value="9.2487530664626" calcext:value-type="float">
            <text:p>9.2487530664626</text:p>
          </table:table-cell>
          <table:table-cell table:number-columns-repeated="7"/>
        </table:table-row>
        <table:table-row table:style-name="ro1">
          <table:table-cell office:value-type="float" office:value="404.998" calcext:value-type="float">
            <text:p>404.998</text:p>
          </table:table-cell>
          <table:table-cell office:value-type="float" office:value="10.3847" calcext:value-type="float">
            <text:p>10.3847</text:p>
          </table:table-cell>
          <table:table-cell table:formula="of:=LN([.B407]*1000)" office:value-type="float" office:value="9.24808884807398" calcext:value-type="float">
            <text:p>9.24808884807398</text:p>
          </table:table-cell>
          <table:table-cell table:number-columns-repeated="7"/>
        </table:table-row>
        <table:table-row table:style-name="ro1">
          <table:table-cell office:value-type="float" office:value="405.999" calcext:value-type="float">
            <text:p>405.999</text:p>
          </table:table-cell>
          <table:table-cell office:value-type="float" office:value="10.3771" calcext:value-type="float">
            <text:p>10.3771</text:p>
          </table:table-cell>
          <table:table-cell table:formula="of:=LN([.B408]*1000)" office:value-type="float" office:value="9.24735673425539" calcext:value-type="float">
            <text:p>9.24735673425539</text:p>
          </table:table-cell>
          <table:table-cell table:number-columns-repeated="7"/>
        </table:table-row>
        <table:table-row table:style-name="ro1">
          <table:table-cell office:value-type="float" office:value="406.998" calcext:value-type="float">
            <text:p>406.998</text:p>
          </table:table-cell>
          <table:table-cell office:value-type="float" office:value="10.3701" calcext:value-type="float">
            <text:p>10.3701</text:p>
          </table:table-cell>
          <table:table-cell table:formula="of:=LN([.B409]*1000)" office:value-type="float" office:value="9.24668194437862" calcext:value-type="float">
            <text:p>9.24668194437862</text:p>
          </table:table-cell>
          <table:table-cell table:number-columns-repeated="7"/>
        </table:table-row>
        <table:table-row table:style-name="ro1">
          <table:table-cell office:value-type="float" office:value="407.998" calcext:value-type="float">
            <text:p>407.998</text:p>
          </table:table-cell>
          <table:table-cell office:value-type="float" office:value="10.3629" calcext:value-type="float">
            <text:p>10.3629</text:p>
          </table:table-cell>
          <table:table-cell table:formula="of:=LN([.B410]*1000)" office:value-type="float" office:value="9.24598739942233" calcext:value-type="float">
            <text:p>9.24598739942233</text:p>
          </table:table-cell>
          <table:table-cell table:number-columns-repeated="7"/>
        </table:table-row>
        <table:table-row table:style-name="ro1">
          <table:table-cell office:value-type="float" office:value="408.998" calcext:value-type="float">
            <text:p>408.998</text:p>
          </table:table-cell>
          <table:table-cell office:value-type="float" office:value="10.3554" calcext:value-type="float">
            <text:p>10.3554</text:p>
          </table:table-cell>
          <table:table-cell table:formula="of:=LN([.B411]*1000)" office:value-type="float" office:value="9.24526340176541" calcext:value-type="float">
            <text:p>9.24526340176541</text:p>
          </table:table-cell>
          <table:table-cell table:number-columns-repeated="7"/>
        </table:table-row>
        <table:table-row table:style-name="ro1">
          <table:table-cell office:value-type="float" office:value="409.998" calcext:value-type="float">
            <text:p>409.998</text:p>
          </table:table-cell>
          <table:table-cell office:value-type="float" office:value="10.3484" calcext:value-type="float">
            <text:p>10.3484</text:p>
          </table:table-cell>
          <table:table-cell table:formula="of:=LN([.B412]*1000)" office:value-type="float" office:value="9.24458719737137" calcext:value-type="float">
            <text:p>9.24458719737137</text:p>
          </table:table-cell>
          <table:table-cell table:number-columns-repeated="7"/>
        </table:table-row>
        <table:table-row table:style-name="ro1">
          <table:table-cell office:value-type="float" office:value="410.999" calcext:value-type="float">
            <text:p>410.999</text:p>
          </table:table-cell>
          <table:table-cell office:value-type="float" office:value="10.3401" calcext:value-type="float">
            <text:p>10.3401</text:p>
          </table:table-cell>
          <table:table-cell table:formula="of:=LN([.B413]*1000)" office:value-type="float" office:value="9.24378481919554" calcext:value-type="float">
            <text:p>9.24378481919554</text:p>
          </table:table-cell>
          <table:table-cell table:number-columns-repeated="7"/>
        </table:table-row>
        <table:table-row table:style-name="ro1">
          <table:table-cell office:value-type="float" office:value="411.999" calcext:value-type="float">
            <text:p>411.999</text:p>
          </table:table-cell>
          <table:table-cell office:value-type="float" office:value="10.3338" calcext:value-type="float">
            <text:p>10.3338</text:p>
          </table:table-cell>
          <table:table-cell table:formula="of:=LN([.B414]*1000)" office:value-type="float" office:value="9.24317535506976" calcext:value-type="float">
            <text:p>9.24317535506976</text:p>
          </table:table-cell>
          <table:table-cell table:number-columns-repeated="7"/>
        </table:table-row>
        <table:table-row table:style-name="ro1">
          <table:table-cell office:value-type="float" office:value="412.999" calcext:value-type="float">
            <text:p>412.999</text:p>
          </table:table-cell>
          <table:table-cell office:value-type="float" office:value="10.3267" calcext:value-type="float">
            <text:p>10.3267</text:p>
          </table:table-cell>
          <table:table-cell table:formula="of:=LN([.B415]*1000)" office:value-type="float" office:value="9.2424880531865" calcext:value-type="float">
            <text:p>9.2424880531865</text:p>
          </table:table-cell>
          <table:table-cell table:number-columns-repeated="7"/>
        </table:table-row>
        <table:table-row table:style-name="ro1">
          <table:table-cell office:value-type="float" office:value="413.999" calcext:value-type="float">
            <text:p>413.999</text:p>
          </table:table-cell>
          <table:table-cell office:value-type="float" office:value="10.3185" calcext:value-type="float">
            <text:p>10.3185</text:p>
          </table:table-cell>
          <table:table-cell table:formula="of:=LN([.B416]*1000)" office:value-type="float" office:value="9.24169367963418" calcext:value-type="float">
            <text:p>9.24169367963418</text:p>
          </table:table-cell>
          <table:table-cell table:number-columns-repeated="7"/>
        </table:table-row>
        <table:table-row table:style-name="ro1">
          <table:table-cell office:value-type="float" office:value="414.998" calcext:value-type="float">
            <text:p>414.998</text:p>
          </table:table-cell>
          <table:table-cell office:value-type="float" office:value="10.3117" calcext:value-type="float">
            <text:p>10.3117</text:p>
          </table:table-cell>
          <table:table-cell table:formula="of:=LN([.B417]*1000)" office:value-type="float" office:value="9.24103445187621" calcext:value-type="float">
            <text:p>9.24103445187621</text:p>
          </table:table-cell>
          <table:table-cell table:number-columns-repeated="7"/>
        </table:table-row>
        <table:table-row table:style-name="ro1">
          <table:table-cell office:value-type="float" office:value="415.998" calcext:value-type="float">
            <text:p>415.998</text:p>
          </table:table-cell>
          <table:table-cell office:value-type="float" office:value="10.3057" calcext:value-type="float">
            <text:p>10.3057</text:p>
          </table:table-cell>
          <table:table-cell table:formula="of:=LN([.B418]*1000)" office:value-type="float" office:value="9.24045241920774" calcext:value-type="float">
            <text:p>9.24045241920774</text:p>
          </table:table-cell>
          <table:table-cell table:number-columns-repeated="7"/>
        </table:table-row>
        <table:table-row table:style-name="ro1">
          <table:table-cell office:value-type="float" office:value="416.998" calcext:value-type="float">
            <text:p>416.998</text:p>
          </table:table-cell>
          <table:table-cell office:value-type="float" office:value="10.2982" calcext:value-type="float">
            <text:p>10.2982</text:p>
          </table:table-cell>
          <table:table-cell table:formula="of:=LN([.B419]*1000)" office:value-type="float" office:value="9.23972440166434" calcext:value-type="float">
            <text:p>9.23972440166434</text:p>
          </table:table-cell>
          <table:table-cell table:number-columns-repeated="7"/>
        </table:table-row>
        <table:table-row table:style-name="ro1">
          <table:table-cell office:value-type="float" office:value="417.999" calcext:value-type="float">
            <text:p>417.999</text:p>
          </table:table-cell>
          <table:table-cell office:value-type="float" office:value="10.2902" calcext:value-type="float">
            <text:p>10.2902</text:p>
          </table:table-cell>
          <table:table-cell table:formula="of:=LN([.B420]*1000)" office:value-type="float" office:value="9.23894726498518" calcext:value-type="float">
            <text:p>9.23894726498518</text:p>
          </table:table-cell>
          <table:table-cell table:number-columns-repeated="7"/>
        </table:table-row>
        <table:table-row table:style-name="ro1">
          <table:table-cell office:value-type="float" office:value="418.999" calcext:value-type="float">
            <text:p>418.999</text:p>
          </table:table-cell>
          <table:table-cell office:value-type="float" office:value="10.2834" calcext:value-type="float">
            <text:p>10.2834</text:p>
          </table:table-cell>
          <table:table-cell table:formula="of:=LN([.B421]*1000)" office:value-type="float" office:value="9.23828622362658" calcext:value-type="float">
            <text:p>9.23828622362658</text:p>
          </table:table-cell>
          <table:table-cell table:number-columns-repeated="7"/>
        </table:table-row>
        <table:table-row table:style-name="ro1">
          <table:table-cell office:value-type="float" office:value="419.998" calcext:value-type="float">
            <text:p>419.998</text:p>
          </table:table-cell>
          <table:table-cell office:value-type="float" office:value="10.2764" calcext:value-type="float">
            <text:p>10.2764</text:p>
          </table:table-cell>
          <table:table-cell table:formula="of:=LN([.B422]*1000)" office:value-type="float" office:value="9.2376052831242" calcext:value-type="float">
            <text:p>9.2376052831242</text:p>
          </table:table-cell>
          <table:table-cell table:number-columns-repeated="7"/>
        </table:table-row>
        <table:table-row table:style-name="ro1">
          <table:table-cell office:value-type="float" office:value="420.998" calcext:value-type="float">
            <text:p>420.998</text:p>
          </table:table-cell>
          <table:table-cell office:value-type="float" office:value="10.2686" calcext:value-type="float">
            <text:p>10.2686</text:p>
          </table:table-cell>
          <table:table-cell table:formula="of:=LN([.B423]*1000)" office:value-type="float" office:value="9.23684597425345" calcext:value-type="float">
            <text:p>9.23684597425345</text:p>
          </table:table-cell>
          <table:table-cell table:number-columns-repeated="7"/>
        </table:table-row>
        <table:table-row table:style-name="ro1">
          <table:table-cell office:value-type="float" office:value="421.998" calcext:value-type="float">
            <text:p>421.998</text:p>
          </table:table-cell>
          <table:table-cell office:value-type="float" office:value="10.2614" calcext:value-type="float">
            <text:p>10.2614</text:p>
          </table:table-cell>
          <table:table-cell table:formula="of:=LN([.B424]*1000)" office:value-type="float" office:value="9.23614456165772" calcext:value-type="float">
            <text:p>9.23614456165772</text:p>
          </table:table-cell>
          <table:table-cell table:number-columns-repeated="7"/>
        </table:table-row>
        <table:table-row table:style-name="ro1">
          <table:table-cell office:value-type="float" office:value="422.998" calcext:value-type="float">
            <text:p>422.998</text:p>
          </table:table-cell>
          <table:table-cell office:value-type="float" office:value="10.2541" calcext:value-type="float">
            <text:p>10.2541</text:p>
          </table:table-cell>
          <table:table-cell table:formula="of:=LN([.B425]*1000)" office:value-type="float" office:value="9.23543290458788" calcext:value-type="float">
            <text:p>9.23543290458788</text:p>
          </table:table-cell>
          <table:table-cell table:number-columns-repeated="7"/>
        </table:table-row>
        <table:table-row table:style-name="ro1">
          <table:table-cell office:value-type="float" office:value="423.998" calcext:value-type="float">
            <text:p>423.998</text:p>
          </table:table-cell>
          <table:table-cell office:value-type="float" office:value="10.2476" calcext:value-type="float">
            <text:p>10.2476</text:p>
          </table:table-cell>
          <table:table-cell table:formula="of:=LN([.B426]*1000)" office:value-type="float" office:value="9.23479881080856" calcext:value-type="float">
            <text:p>9.23479881080856</text:p>
          </table:table-cell>
          <table:table-cell table:number-columns-repeated="7"/>
        </table:table-row>
        <table:table-row table:style-name="ro1">
          <table:table-cell office:value-type="float" office:value="424.999" calcext:value-type="float">
            <text:p>424.999</text:p>
          </table:table-cell>
          <table:table-cell office:value-type="float" office:value="10.2394" calcext:value-type="float">
            <text:p>10.2394</text:p>
          </table:table-cell>
          <table:table-cell table:formula="of:=LN([.B427]*1000)" office:value-type="float" office:value="9.23399830312682" calcext:value-type="float">
            <text:p>9.23399830312682</text:p>
          </table:table-cell>
          <table:table-cell table:number-columns-repeated="7"/>
        </table:table-row>
        <table:table-row table:style-name="ro1">
          <table:table-cell office:value-type="float" office:value="425.998" calcext:value-type="float">
            <text:p>425.998</text:p>
          </table:table-cell>
          <table:table-cell office:value-type="float" office:value="10.2329" calcext:value-type="float">
            <text:p>10.2329</text:p>
          </table:table-cell>
          <table:table-cell table:formula="of:=LN([.B428]*1000)" office:value-type="float" office:value="9.23336329873372" calcext:value-type="float">
            <text:p>9.23336329873372</text:p>
          </table:table-cell>
          <table:table-cell table:number-columns-repeated="7"/>
        </table:table-row>
        <table:table-row table:style-name="ro1">
          <table:table-cell office:value-type="float" office:value="426.998" calcext:value-type="float">
            <text:p>426.998</text:p>
          </table:table-cell>
          <table:table-cell office:value-type="float" office:value="10.2246" calcext:value-type="float">
            <text:p>10.2246</text:p>
          </table:table-cell>
          <table:table-cell table:formula="of:=LN([.B429]*1000)" office:value-type="float" office:value="9.2325518603414" calcext:value-type="float">
            <text:p>9.2325518603414</text:p>
          </table:table-cell>
          <table:table-cell table:number-columns-repeated="7"/>
        </table:table-row>
        <table:table-row table:style-name="ro1">
          <table:table-cell office:value-type="float" office:value="427.998" calcext:value-type="float">
            <text:p>427.998</text:p>
          </table:table-cell>
          <table:table-cell office:value-type="float" office:value="10.2192" calcext:value-type="float">
            <text:p>10.2192</text:p>
          </table:table-cell>
          <table:table-cell table:formula="of:=LN([.B430]*1000)" office:value-type="float" office:value="9.23202358280732" calcext:value-type="float">
            <text:p>9.23202358280732</text:p>
          </table:table-cell>
          <table:table-cell table:number-columns-repeated="7"/>
        </table:table-row>
        <table:table-row table:style-name="ro1">
          <table:table-cell office:value-type="float" office:value="428.998" calcext:value-type="float">
            <text:p>428.998</text:p>
          </table:table-cell>
          <table:table-cell office:value-type="float" office:value="10.2121" calcext:value-type="float">
            <text:p>10.2121</text:p>
          </table:table-cell>
          <table:table-cell table:formula="of:=LN([.B431]*1000)" office:value-type="float" office:value="9.23132857071453" calcext:value-type="float">
            <text:p>9.23132857071453</text:p>
          </table:table-cell>
          <table:table-cell table:number-columns-repeated="7"/>
        </table:table-row>
        <table:table-row table:style-name="ro1">
          <table:table-cell office:value-type="float" office:value="429.998" calcext:value-type="float">
            <text:p>429.998</text:p>
          </table:table-cell>
          <table:table-cell office:value-type="float" office:value="10.2054" calcext:value-type="float">
            <text:p>10.2054</text:p>
          </table:table-cell>
          <table:table-cell table:formula="of:=LN([.B432]*1000)" office:value-type="float" office:value="9.2306722709481" calcext:value-type="float">
            <text:p>9.2306722709481</text:p>
          </table:table-cell>
          <table:table-cell table:number-columns-repeated="7"/>
        </table:table-row>
        <table:table-row table:style-name="ro1">
          <table:table-cell office:value-type="float" office:value="430.998" calcext:value-type="float">
            <text:p>430.998</text:p>
          </table:table-cell>
          <table:table-cell office:value-type="float" office:value="10.1984" calcext:value-type="float">
            <text:p>10.1984</text:p>
          </table:table-cell>
          <table:table-cell table:formula="of:=LN([.B433]*1000)" office:value-type="float" office:value="9.22998612422302" calcext:value-type="float">
            <text:p>9.22998612422302</text:p>
          </table:table-cell>
          <table:table-cell table:number-columns-repeated="7"/>
        </table:table-row>
        <table:table-row table:style-name="ro1">
          <table:table-cell office:value-type="float" office:value="431.998" calcext:value-type="float">
            <text:p>431.998</text:p>
          </table:table-cell>
          <table:table-cell office:value-type="float" office:value="10.1918" calcext:value-type="float">
            <text:p>10.1918</text:p>
          </table:table-cell>
          <table:table-cell table:formula="of:=LN([.B434]*1000)" office:value-type="float" office:value="9.2293387543855" calcext:value-type="float">
            <text:p>9.2293387543855</text:p>
          </table:table-cell>
          <table:table-cell table:number-columns-repeated="7"/>
        </table:table-row>
        <table:table-row table:style-name="ro1">
          <table:table-cell office:value-type="float" office:value="432.999" calcext:value-type="float">
            <text:p>432.999</text:p>
          </table:table-cell>
          <table:table-cell office:value-type="float" office:value="10.1837" calcext:value-type="float">
            <text:p>10.1837</text:p>
          </table:table-cell>
          <table:table-cell table:formula="of:=LN([.B435]*1000)" office:value-type="float" office:value="9.22854368183006" calcext:value-type="float">
            <text:p>9.22854368183006</text:p>
          </table:table-cell>
          <table:table-cell table:number-columns-repeated="7"/>
        </table:table-row>
        <table:table-row table:style-name="ro1">
          <table:table-cell office:value-type="float" office:value="433.999" calcext:value-type="float">
            <text:p>433.999</text:p>
          </table:table-cell>
          <table:table-cell office:value-type="float" office:value="10.1774" calcext:value-type="float">
            <text:p>10.1774</text:p>
          </table:table-cell>
          <table:table-cell table:formula="of:=LN([.B436]*1000)" office:value-type="float" office:value="9.22792485473319" calcext:value-type="float">
            <text:p>9.22792485473319</text:p>
          </table:table-cell>
          <table:table-cell table:number-columns-repeated="7"/>
        </table:table-row>
        <table:table-row table:style-name="ro1">
          <table:table-cell office:value-type="float" office:value="434.998" calcext:value-type="float">
            <text:p>434.998</text:p>
          </table:table-cell>
          <table:table-cell office:value-type="float" office:value="10.1703" calcext:value-type="float">
            <text:p>10.1703</text:p>
          </table:table-cell>
          <table:table-cell table:formula="of:=LN([.B437]*1000)" office:value-type="float" office:value="9.22722698713261" calcext:value-type="float">
            <text:p>9.22722698713261</text:p>
          </table:table-cell>
          <table:table-cell table:number-columns-repeated="7"/>
        </table:table-row>
        <table:table-row table:style-name="ro1">
          <table:table-cell office:value-type="float" office:value="435.998" calcext:value-type="float">
            <text:p>435.998</text:p>
          </table:table-cell>
          <table:table-cell office:value-type="float" office:value="10.1635" calcext:value-type="float">
            <text:p>10.1635</text:p>
          </table:table-cell>
          <table:table-cell table:formula="of:=LN([.B438]*1000)" office:value-type="float" office:value="9.22655814999902" calcext:value-type="float">
            <text:p>9.22655814999902</text:p>
          </table:table-cell>
          <table:table-cell table:number-columns-repeated="7"/>
        </table:table-row>
        <table:table-row table:style-name="ro1">
          <table:table-cell office:value-type="float" office:value="436.998" calcext:value-type="float">
            <text:p>436.998</text:p>
          </table:table-cell>
          <table:table-cell office:value-type="float" office:value="10.1564" calcext:value-type="float">
            <text:p>10.1564</text:p>
          </table:table-cell>
          <table:table-cell table:formula="of:=LN([.B439]*1000)" office:value-type="float" office:value="9.22585932763385" calcext:value-type="float">
            <text:p>9.22585932763385</text:p>
          </table:table-cell>
          <table:table-cell table:number-columns-repeated="7"/>
        </table:table-row>
        <table:table-row table:style-name="ro1">
          <table:table-cell office:value-type="float" office:value="437.998" calcext:value-type="float">
            <text:p>437.998</text:p>
          </table:table-cell>
          <table:table-cell office:value-type="float" office:value="10.1494" calcext:value-type="float">
            <text:p>10.1494</text:p>
          </table:table-cell>
          <table:table-cell table:formula="of:=LN([.B440]*1000)" office:value-type="float" office:value="9.22516986942218" calcext:value-type="float">
            <text:p>9.22516986942218</text:p>
          </table:table-cell>
          <table:table-cell table:number-columns-repeated="7"/>
        </table:table-row>
        <table:table-row table:style-name="ro1">
          <table:table-cell office:value-type="float" office:value="438.998" calcext:value-type="float">
            <text:p>438.998</text:p>
          </table:table-cell>
          <table:table-cell office:value-type="float" office:value="10.1427" calcext:value-type="float">
            <text:p>10.1427</text:p>
          </table:table-cell>
          <table:table-cell table:formula="of:=LN([.B441]*1000)" office:value-type="float" office:value="9.22450951389038" calcext:value-type="float">
            <text:p>9.22450951389038</text:p>
          </table:table-cell>
          <table:table-cell table:number-columns-repeated="7"/>
        </table:table-row>
        <table:table-row table:style-name="ro1">
          <table:table-cell office:value-type="float" office:value="439.998" calcext:value-type="float">
            <text:p>439.998</text:p>
          </table:table-cell>
          <table:table-cell office:value-type="float" office:value="10.136" calcext:value-type="float">
            <text:p>10.136</text:p>
          </table:table-cell>
          <table:table-cell table:formula="of:=LN([.B442]*1000)" office:value-type="float" office:value="9.22384872200098" calcext:value-type="float">
            <text:p>9.22384872200098</text:p>
          </table:table-cell>
          <table:table-cell table:number-columns-repeated="7"/>
        </table:table-row>
        <table:table-row table:style-name="ro1">
          <table:table-cell office:value-type="float" office:value="440.998" calcext:value-type="float">
            <text:p>440.998</text:p>
          </table:table-cell>
          <table:table-cell office:value-type="float" office:value="10.1286" calcext:value-type="float">
            <text:p>10.1286</text:p>
          </table:table-cell>
          <table:table-cell table:formula="of:=LN([.B443]*1000)" office:value-type="float" office:value="9.2231183843354" calcext:value-type="float">
            <text:p>9.2231183843354</text:p>
          </table:table-cell>
          <table:table-cell table:number-columns-repeated="7"/>
        </table:table-row>
        <table:table-row table:style-name="ro1">
          <table:table-cell office:value-type="float" office:value="441.998" calcext:value-type="float">
            <text:p>441.998</text:p>
          </table:table-cell>
          <table:table-cell office:value-type="float" office:value="10.1211" calcext:value-type="float">
            <text:p>10.1211</text:p>
          </table:table-cell>
          <table:table-cell table:formula="of:=LN([.B444]*1000)" office:value-type="float" office:value="9.22237763258669" calcext:value-type="float">
            <text:p>9.22237763258669</text:p>
          </table:table-cell>
          <table:table-cell table:number-columns-repeated="7"/>
        </table:table-row>
        <table:table-row table:style-name="ro1">
          <table:table-cell office:value-type="float" office:value="442.998" calcext:value-type="float">
            <text:p>442.998</text:p>
          </table:table-cell>
          <table:table-cell office:value-type="float" office:value="10.1148" calcext:value-type="float">
            <text:p>10.1148</text:p>
          </table:table-cell>
          <table:table-cell table:formula="of:=LN([.B445]*1000)" office:value-type="float" office:value="9.22175497679144" calcext:value-type="float">
            <text:p>9.22175497679144</text:p>
          </table:table-cell>
          <table:table-cell table:number-columns-repeated="7"/>
        </table:table-row>
        <table:table-row table:style-name="ro1">
          <table:table-cell office:value-type="float" office:value="443.998" calcext:value-type="float">
            <text:p>443.998</text:p>
          </table:table-cell>
          <table:table-cell office:value-type="float" office:value="10.1084" calcext:value-type="float">
            <text:p>10.1084</text:p>
          </table:table-cell>
          <table:table-cell table:formula="of:=LN([.B446]*1000)" office:value-type="float" office:value="9.22112204034086" calcext:value-type="float">
            <text:p>9.22112204034086</text:p>
          </table:table-cell>
          <table:table-cell table:number-columns-repeated="7"/>
        </table:table-row>
        <table:table-row table:style-name="ro1">
          <table:table-cell office:value-type="float" office:value="444.998" calcext:value-type="float">
            <text:p>444.998</text:p>
          </table:table-cell>
          <table:table-cell office:value-type="float" office:value="10.1011" calcext:value-type="float">
            <text:p>10.1011</text:p>
          </table:table-cell>
          <table:table-cell table:formula="of:=LN([.B447]*1000)" office:value-type="float" office:value="9.22039960779008" calcext:value-type="float">
            <text:p>9.22039960779008</text:p>
          </table:table-cell>
          <table:table-cell table:number-columns-repeated="7"/>
        </table:table-row>
        <table:table-row table:style-name="ro1">
          <table:table-cell office:value-type="float" office:value="445.998" calcext:value-type="float">
            <text:p>445.998</text:p>
          </table:table-cell>
          <table:table-cell office:value-type="float" office:value="10.0941" calcext:value-type="float">
            <text:p>10.0941</text:p>
          </table:table-cell>
          <table:table-cell table:formula="of:=LN([.B448]*1000)" office:value-type="float" office:value="9.21970637372651" calcext:value-type="float">
            <text:p>9.21970637372651</text:p>
          </table:table-cell>
          <table:table-cell table:number-columns-repeated="7"/>
        </table:table-row>
        <table:table-row table:style-name="ro1">
          <table:table-cell office:value-type="float" office:value="446.998" calcext:value-type="float">
            <text:p>446.998</text:p>
          </table:table-cell>
          <table:table-cell office:value-type="float" office:value="10.0869" calcext:value-type="float">
            <text:p>10.0869</text:p>
          </table:table-cell>
          <table:table-cell table:formula="of:=LN([.B449]*1000)" office:value-type="float" office:value="9.21899283125532" calcext:value-type="float">
            <text:p>9.21899283125532</text:p>
          </table:table-cell>
          <table:table-cell table:number-columns-repeated="7"/>
        </table:table-row>
        <table:table-row table:style-name="ro1">
          <table:table-cell office:value-type="float" office:value="447.999" calcext:value-type="float">
            <text:p>447.999</text:p>
          </table:table-cell>
          <table:table-cell office:value-type="float" office:value="10.08" calcext:value-type="float">
            <text:p>10.08</text:p>
          </table:table-cell>
          <table:table-cell table:formula="of:=LN([.B450]*1000)" office:value-type="float" office:value="9.21830854162536" calcext:value-type="float">
            <text:p>9.21830854162536</text:p>
          </table:table-cell>
          <table:table-cell table:number-columns-repeated="7"/>
        </table:table-row>
        <table:table-row table:style-name="ro1">
          <table:table-cell office:value-type="float" office:value="448.999" calcext:value-type="float">
            <text:p>448.999</text:p>
          </table:table-cell>
          <table:table-cell office:value-type="float" office:value="10.0723" calcext:value-type="float">
            <text:p>10.0723</text:p>
          </table:table-cell>
          <table:table-cell table:formula="of:=LN([.B451]*1000)" office:value-type="float" office:value="9.21754436082469" calcext:value-type="float">
            <text:p>9.21754436082469</text:p>
          </table:table-cell>
          <table:table-cell table:number-columns-repeated="7"/>
        </table:table-row>
        <table:table-row table:style-name="ro1">
          <table:table-cell office:value-type="float" office:value="449.999" calcext:value-type="float">
            <text:p>449.999</text:p>
          </table:table-cell>
          <table:table-cell office:value-type="float" office:value="10.066" calcext:value-type="float">
            <text:p>10.066</text:p>
          </table:table-cell>
          <table:table-cell table:formula="of:=LN([.B452]*1000)" office:value-type="float" office:value="9.21691868733631" calcext:value-type="float">
            <text:p>9.21691868733631</text:p>
          </table:table-cell>
          <table:table-cell table:number-columns-repeated="7"/>
        </table:table-row>
        <table:table-row table:style-name="ro1">
          <table:table-cell office:value-type="float" office:value="450.998" calcext:value-type="float">
            <text:p>450.998</text:p>
          </table:table-cell>
          <table:table-cell office:value-type="float" office:value="10.0592" calcext:value-type="float">
            <text:p>10.0592</text:p>
          </table:table-cell>
          <table:table-cell table:formula="of:=LN([.B453]*1000)" office:value-type="float" office:value="9.2162429176288" calcext:value-type="float">
            <text:p>9.2162429176288</text:p>
          </table:table-cell>
          <table:table-cell table:number-columns-repeated="7"/>
        </table:table-row>
        <table:table-row table:style-name="ro1">
          <table:table-cell office:value-type="float" office:value="451.998" calcext:value-type="float">
            <text:p>451.998</text:p>
          </table:table-cell>
          <table:table-cell office:value-type="float" office:value="10.0517" calcext:value-type="float">
            <text:p>10.0517</text:p>
          </table:table-cell>
          <table:table-cell table:formula="of:=LN([.B454]*1000)" office:value-type="float" office:value="9.21549705341112" calcext:value-type="float">
            <text:p>9.21549705341112</text:p>
          </table:table-cell>
          <table:table-cell table:number-columns-repeated="7"/>
        </table:table-row>
        <table:table-row table:style-name="ro1">
          <table:table-cell office:value-type="float" office:value="452.999" calcext:value-type="float">
            <text:p>452.999</text:p>
          </table:table-cell>
          <table:table-cell office:value-type="float" office:value="10.0439" calcext:value-type="float">
            <text:p>10.0439</text:p>
          </table:table-cell>
          <table:table-cell table:formula="of:=LN([.B455]*1000)" office:value-type="float" office:value="9.21472076403516" calcext:value-type="float">
            <text:p>9.21472076403516</text:p>
          </table:table-cell>
          <table:table-cell table:number-columns-repeated="7"/>
        </table:table-row>
        <table:table-row table:style-name="ro1">
          <table:table-cell office:value-type="float" office:value="453.999" calcext:value-type="float">
            <text:p>453.999</text:p>
          </table:table-cell>
          <table:table-cell office:value-type="float" office:value="10.0367" calcext:value-type="float">
            <text:p>10.0367</text:p>
          </table:table-cell>
          <table:table-cell table:formula="of:=LN([.B456]*1000)" office:value-type="float" office:value="9.21400365395792" calcext:value-type="float">
            <text:p>9.21400365395792</text:p>
          </table:table-cell>
          <table:table-cell table:number-columns-repeated="7"/>
        </table:table-row>
        <table:table-row table:style-name="ro1">
          <table:table-cell office:value-type="float" office:value="454.999" calcext:value-type="float">
            <text:p>454.999</text:p>
          </table:table-cell>
          <table:table-cell office:value-type="float" office:value="10.03" calcext:value-type="float">
            <text:p>10.03</text:p>
          </table:table-cell>
          <table:table-cell table:formula="of:=LN([.B457]*1000)" office:value-type="float" office:value="9.21333588095598" calcext:value-type="float">
            <text:p>9.21333588095598</text:p>
          </table:table-cell>
          <table:table-cell table:number-columns-repeated="7"/>
        </table:table-row>
        <table:table-row table:style-name="ro1">
          <table:table-cell office:value-type="float" office:value="455.999" calcext:value-type="float">
            <text:p>455.999</text:p>
          </table:table-cell>
          <table:table-cell office:value-type="float" office:value="10.0219" calcext:value-type="float">
            <text:p>10.0219</text:p>
          </table:table-cell>
          <table:table-cell table:formula="of:=LN([.B458]*1000)" office:value-type="float" office:value="9.2125279774216" calcext:value-type="float">
            <text:p>9.2125279774216</text:p>
          </table:table-cell>
          <table:table-cell table:number-columns-repeated="7"/>
        </table:table-row>
        <table:table-row table:style-name="ro1">
          <table:table-cell office:value-type="float" office:value="456.999" calcext:value-type="float">
            <text:p>456.999</text:p>
          </table:table-cell>
          <table:table-cell office:value-type="float" office:value="10.0157" calcext:value-type="float">
            <text:p>10.0157</text:p>
          </table:table-cell>
          <table:table-cell table:formula="of:=LN([.B459]*1000)" office:value-type="float" office:value="9.21190914081463" calcext:value-type="float">
            <text:p>9.21190914081463</text:p>
          </table:table-cell>
          <table:table-cell table:number-columns-repeated="7"/>
        </table:table-row>
        <table:table-row table:style-name="ro1">
          <table:table-cell office:value-type="float" office:value="457.999" calcext:value-type="float">
            <text:p>457.999</text:p>
          </table:table-cell>
          <table:table-cell office:value-type="float" office:value="10.0076" calcext:value-type="float">
            <text:p>10.0076</text:p>
          </table:table-cell>
          <table:table-cell table:formula="of:=LN([.B460]*1000)" office:value-type="float" office:value="9.21110008332243" calcext:value-type="float">
            <text:p>9.21110008332243</text:p>
          </table:table-cell>
          <table:table-cell table:number-columns-repeated="7"/>
        </table:table-row>
        <table:table-row table:style-name="ro1">
          <table:table-cell office:value-type="float" office:value="458.999" calcext:value-type="float">
            <text:p>458.999</text:p>
          </table:table-cell>
          <table:table-cell office:value-type="float" office:value="10.0014" calcext:value-type="float">
            <text:p>10.0014</text:p>
          </table:table-cell>
          <table:table-cell table:formula="of:=LN([.B461]*1000)" office:value-type="float" office:value="9.2104803621771" calcext:value-type="float">
            <text:p>9.2104803621771</text:p>
          </table:table-cell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.9944" calcext:value-type="float">
            <text:p>9.9944</text:p>
          </table:table-cell>
          <table:table-cell table:formula="of:=LN([.B462]*1000)" office:value-type="float" office:value="9.20978021511762" calcext:value-type="float">
            <text:p>9.20978021511762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.9866" calcext:value-type="float">
            <text:p>9.9866</text:p>
          </table:table-cell>
          <table:table-cell table:formula="of:=LN([.B463]*1000)" office:value-type="float" office:value="9.20899947337334" calcext:value-type="float">
            <text:p>9.20899947337334</text:p>
          </table:table-cell>
          <table:table-cell table:number-columns-repeated="7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.9805" calcext:value-type="float">
            <text:p>9.9805</text:p>
          </table:table-cell>
          <table:table-cell table:formula="of:=LN([.B464]*1000)" office:value-type="float" office:value="9.20838846825094" calcext:value-type="float">
            <text:p>9.20838846825094</text:p>
          </table:table-cell>
          <table:table-cell table:number-columns-repeated="7"/>
        </table:table-row>
        <table:table-row table:style-name="ro1">
          <table:table-cell office:value-type="float" office:value="462.999" calcext:value-type="float">
            <text:p>462.999</text:p>
          </table:table-cell>
          <table:table-cell office:value-type="float" office:value="9.9729" calcext:value-type="float">
            <text:p>9.9729</text:p>
          </table:table-cell>
          <table:table-cell table:formula="of:=LN([.B465]*1000)" office:value-type="float" office:value="9.2076266932785" calcext:value-type="float">
            <text:p>9.2076266932785</text:p>
          </table:table-cell>
          <table:table-cell table:number-columns-repeated="7"/>
        </table:table-row>
        <table:table-row table:style-name="ro1">
          <table:table-cell office:value-type="float" office:value="463.999" calcext:value-type="float">
            <text:p>463.999</text:p>
          </table:table-cell>
          <table:table-cell office:value-type="float" office:value="9.9661" calcext:value-type="float">
            <text:p>9.9661</text:p>
          </table:table-cell>
          <table:table-cell table:formula="of:=LN([.B466]*1000)" office:value-type="float" office:value="9.206944612907" calcext:value-type="float">
            <text:p>9.206944612907</text:p>
          </table:table-cell>
          <table:table-cell table:number-columns-repeated="7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958" calcext:value-type="float">
            <text:p>9.958</text:p>
          </table:table-cell>
          <table:table-cell table:formula="of:=LN([.B467]*1000)" office:value-type="float" office:value="9.20613152720213" calcext:value-type="float">
            <text:p>9.20613152720213</text:p>
          </table:table-cell>
          <table:table-cell table:number-columns-repeated="7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.9519" calcext:value-type="float">
            <text:p>9.9519</text:p>
          </table:table-cell>
          <table:table-cell table:formula="of:=LN([.B468]*1000)" office:value-type="float" office:value="9.20551876669697" calcext:value-type="float">
            <text:p>9.20551876669697</text:p>
          </table:table-cell>
          <table:table-cell table:number-columns-repeated="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.9448" calcext:value-type="float">
            <text:p>9.9448</text:p>
          </table:table-cell>
          <table:table-cell table:formula="of:=LN([.B469]*1000)" office:value-type="float" office:value="9.20480508047751" calcext:value-type="float">
            <text:p>9.20480508047751</text:p>
          </table:table-cell>
          <table:table-cell table:number-columns-repeated="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.938" calcext:value-type="float">
            <text:p>9.938</text:p>
          </table:table-cell>
          <table:table-cell table:formula="of:=LN([.B470]*1000)" office:value-type="float" office:value="9.20412107216227" calcext:value-type="float">
            <text:p>9.20412107216227</text:p>
          </table:table-cell>
          <table:table-cell table:number-columns-repeated="7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.9306" calcext:value-type="float">
            <text:p>9.9306</text:p>
          </table:table-cell>
          <table:table-cell table:formula="of:=LN([.B471]*1000)" office:value-type="float" office:value="9.20337617817455" calcext:value-type="float">
            <text:p>9.20337617817455</text:p>
          </table:table-cell>
          <table:table-cell table:number-columns-repeated="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.9241" calcext:value-type="float">
            <text:p>9.9241</text:p>
          </table:table-cell>
          <table:table-cell table:formula="of:=LN([.B472]*1000)" office:value-type="float" office:value="9.20272142134295" calcext:value-type="float">
            <text:p>9.20272142134295</text:p>
          </table:table-cell>
          <table:table-cell table:number-columns-repeated="7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.9176" calcext:value-type="float">
            <text:p>9.9176</text:p>
          </table:table-cell>
          <table:table-cell table:formula="of:=LN([.B473]*1000)" office:value-type="float" office:value="9.20206623552394" calcext:value-type="float">
            <text:p>9.20206623552394</text:p>
          </table:table-cell>
          <table:table-cell table:number-columns-repeated="7"/>
        </table:table-row>
        <table:table-row table:style-name="ro1">
          <table:table-cell office:value-type="float" office:value="471.999" calcext:value-type="float">
            <text:p>471.999</text:p>
          </table:table-cell>
          <table:table-cell office:value-type="float" office:value="9.9103" calcext:value-type="float">
            <text:p>9.9103</text:p>
          </table:table-cell>
          <table:table-cell table:formula="of:=LN([.B474]*1000)" office:value-type="float" office:value="9.2013298993179" calcext:value-type="float">
            <text:p>9.2013298993179</text:p>
          </table:table-cell>
          <table:table-cell table:number-columns-repeated="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.9033" calcext:value-type="float">
            <text:p>9.9033</text:p>
          </table:table-cell>
          <table:table-cell table:formula="of:=LN([.B475]*1000)" office:value-type="float" office:value="9.2006233139128" calcext:value-type="float">
            <text:p>9.2006233139128</text:p>
          </table:table-cell>
          <table:table-cell table:number-columns-repeated="7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.8967" calcext:value-type="float">
            <text:p>9.8967</text:p>
          </table:table-cell>
          <table:table-cell table:formula="of:=LN([.B476]*1000)" office:value-type="float" office:value="9.19995664722144" calcext:value-type="float">
            <text:p>9.19995664722144</text:p>
          </table:table-cell>
          <table:table-cell table:number-columns-repeated="7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.89" calcext:value-type="float">
            <text:p>9.89</text:p>
          </table:table-cell>
          <table:table-cell table:formula="of:=LN([.B477]*1000)" office:value-type="float" office:value="9.19927942461676" calcext:value-type="float">
            <text:p>9.19927942461676</text:p>
          </table:table-cell>
          <table:table-cell table:number-columns-repeated="7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.883" calcext:value-type="float">
            <text:p>9.883</text:p>
          </table:table-cell>
          <table:table-cell table:formula="of:=LN([.B478]*1000)" office:value-type="float" office:value="9.19857138837618" calcext:value-type="float">
            <text:p>9.19857138837618</text:p>
          </table:table-cell>
          <table:table-cell table:number-columns-repeated="7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.8758" calcext:value-type="float">
            <text:p>9.8758</text:p>
          </table:table-cell>
          <table:table-cell table:formula="of:=LN([.B479]*1000)" office:value-type="float" office:value="9.1978425991462" calcext:value-type="float">
            <text:p>9.1978425991462</text:p>
          </table:table-cell>
          <table:table-cell table:number-columns-repeated="7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.8692" calcext:value-type="float">
            <text:p>9.8692</text:p>
          </table:table-cell>
          <table:table-cell table:formula="of:=LN([.B480]*1000)" office:value-type="float" office:value="9.19717407544442" calcext:value-type="float">
            <text:p>9.19717407544442</text:p>
          </table:table-cell>
          <table:table-cell table:number-columns-repeated="7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.8628" calcext:value-type="float">
            <text:p>9.8628</text:p>
          </table:table-cell>
          <table:table-cell table:formula="of:=LN([.B481]*1000)" office:value-type="float" office:value="9.19652538294245" calcext:value-type="float">
            <text:p>9.19652538294245</text:p>
          </table:table-cell>
          <table:table-cell table:number-columns-repeated="7"/>
        </table:table-row>
        <table:table-row table:style-name="ro1">
          <table:table-cell office:value-type="float" office:value="479.999" calcext:value-type="float">
            <text:p>479.999</text:p>
          </table:table-cell>
          <table:table-cell office:value-type="float" office:value="9.8544" calcext:value-type="float">
            <text:p>9.8544</text:p>
          </table:table-cell>
          <table:table-cell table:formula="of:=LN([.B482]*1000)" office:value-type="float" office:value="9.19567333493278" calcext:value-type="float">
            <text:p>9.19567333493278</text:p>
          </table:table-cell>
          <table:table-cell table:number-columns-repeated="7"/>
        </table:table-row>
        <table:table-row table:style-name="ro1">
          <table:table-cell office:value-type="float" office:value="480.999" calcext:value-type="float">
            <text:p>480.999</text:p>
          </table:table-cell>
          <table:table-cell office:value-type="float" office:value="9.8489" calcext:value-type="float">
            <text:p>9.8489</text:p>
          </table:table-cell>
          <table:table-cell table:formula="of:=LN([.B483]*1000)" office:value-type="float" office:value="9.1951150528031" calcext:value-type="float">
            <text:p>9.1951150528031</text:p>
          </table:table-cell>
          <table:table-cell table:number-columns-repeated="7"/>
        </table:table-row>
        <table:table-row table:style-name="ro1">
          <table:table-cell office:value-type="float" office:value="481.999" calcext:value-type="float">
            <text:p>481.999</text:p>
          </table:table-cell>
          <table:table-cell office:value-type="float" office:value="9.842" calcext:value-type="float">
            <text:p>9.842</text:p>
          </table:table-cell>
          <table:table-cell table:formula="of:=LN([.B484]*1000)" office:value-type="float" office:value="9.19441422142592" calcext:value-type="float">
            <text:p>9.19441422142592</text:p>
          </table:table-cell>
          <table:table-cell table:number-columns-repeated="7"/>
        </table:table-row>
        <table:table-row table:style-name="ro1">
          <table:table-cell office:value-type="float" office:value="482.999" calcext:value-type="float">
            <text:p>482.999</text:p>
          </table:table-cell>
          <table:table-cell office:value-type="float" office:value="9.8349" calcext:value-type="float">
            <text:p>9.8349</text:p>
          </table:table-cell>
          <table:table-cell table:formula="of:=LN([.B485]*1000)" office:value-type="float" office:value="9.19369256300329" calcext:value-type="float">
            <text:p>9.19369256300329</text:p>
          </table:table-cell>
          <table:table-cell table:number-columns-repeated="7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.828" calcext:value-type="float">
            <text:p>9.828</text:p>
          </table:table-cell>
          <table:table-cell table:formula="of:=LN([.B486]*1000)" office:value-type="float" office:value="9.19299073364107" calcext:value-type="float">
            <text:p>9.19299073364107</text:p>
          </table:table-cell>
          <table:table-cell table:number-columns-repeated="7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.8209" calcext:value-type="float">
            <text:p>9.8209</text:p>
          </table:table-cell>
          <table:table-cell table:formula="of:=LN([.B487]*1000)" office:value-type="float" office:value="9.19226804684344" calcext:value-type="float">
            <text:p>9.19226804684344</text:p>
          </table:table-cell>
          <table:table-cell table:number-columns-repeated="7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.8146" calcext:value-type="float">
            <text:p>9.8146</text:p>
          </table:table-cell>
          <table:table-cell table:formula="of:=LN([.B488]*1000)" office:value-type="float" office:value="9.19162635193206" calcext:value-type="float">
            <text:p>9.19162635193206</text:p>
          </table:table-cell>
          <table:table-cell table:number-columns-repeated="7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.8078" calcext:value-type="float">
            <text:p>9.8078</text:p>
          </table:table-cell>
          <table:table-cell table:formula="of:=LN([.B489]*1000)" office:value-type="float" office:value="9.19093326645096" calcext:value-type="float">
            <text:p>9.19093326645096</text:p>
          </table:table-cell>
          <table:table-cell table:number-columns-repeated="7"/>
        </table:table-row>
        <table:table-row table:style-name="ro1">
          <table:table-cell office:value-type="float" office:value="487.999" calcext:value-type="float">
            <text:p>487.999</text:p>
          </table:table-cell>
          <table:table-cell office:value-type="float" office:value="9.8006" calcext:value-type="float">
            <text:p>9.8006</text:p>
          </table:table-cell>
          <table:table-cell table:formula="of:=LN([.B490]*1000)" office:value-type="float" office:value="9.19019888727432" calcext:value-type="float">
            <text:p>9.19019888727432</text:p>
          </table:table-cell>
          <table:table-cell table:number-columns-repeated="7"/>
        </table:table-row>
        <table:table-row table:style-name="ro1">
          <table:table-cell office:value-type="float" office:value="488.999" calcext:value-type="float">
            <text:p>488.999</text:p>
          </table:table-cell>
          <table:table-cell office:value-type="float" office:value="9.7928" calcext:value-type="float">
            <text:p>9.7928</text:p>
          </table:table-cell>
          <table:table-cell table:formula="of:=LN([.B491]*1000)" office:value-type="float" office:value="9.1894027007613" calcext:value-type="float">
            <text:p>9.1894027007613</text:p>
          </table:table-cell>
          <table:table-cell table:number-columns-repeated="7"/>
        </table:table-row>
        <table:table-row table:style-name="ro1">
          <table:table-cell office:value-type="float" office:value="489.999" calcext:value-type="float">
            <text:p>489.999</text:p>
          </table:table-cell>
          <table:table-cell office:value-type="float" office:value="9.7865" calcext:value-type="float">
            <text:p>9.7865</text:p>
          </table:table-cell>
          <table:table-cell table:formula="of:=LN([.B492]*1000)" office:value-type="float" office:value="9.18875916394258" calcext:value-type="float">
            <text:p>9.18875916394258</text:p>
          </table:table-cell>
          <table:table-cell table:number-columns-repeated="7"/>
        </table:table-row>
        <table:table-row table:style-name="ro1">
          <table:table-cell office:value-type="float" office:value="490.999" calcext:value-type="float">
            <text:p>490.999</text:p>
          </table:table-cell>
          <table:table-cell office:value-type="float" office:value="9.7792" calcext:value-type="float">
            <text:p>9.7792</text:p>
          </table:table-cell>
          <table:table-cell table:formula="of:=LN([.B493]*1000)" office:value-type="float" office:value="9.18801296009209" calcext:value-type="float">
            <text:p>9.18801296009209</text:p>
          </table:table-cell>
          <table:table-cell table:number-columns-repeated="7"/>
        </table:table-row>
        <table:table-row table:style-name="ro1">
          <table:table-cell office:value-type="float" office:value="491.999" calcext:value-type="float">
            <text:p>491.999</text:p>
          </table:table-cell>
          <table:table-cell office:value-type="float" office:value="9.7731" calcext:value-type="float">
            <text:p>9.7731</text:p>
          </table:table-cell>
          <table:table-cell table:formula="of:=LN([.B494]*1000)" office:value-type="float" office:value="9.18738899255907" calcext:value-type="float">
            <text:p>9.18738899255907</text:p>
          </table:table-cell>
          <table:table-cell table:number-columns-repeated="7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.7664" calcext:value-type="float">
            <text:p>9.7664</text:p>
          </table:table-cell>
          <table:table-cell table:formula="of:=LN([.B495]*1000)" office:value-type="float" office:value="9.18670320221003" calcext:value-type="float">
            <text:p>9.18670320221003</text:p>
          </table:table-cell>
          <table:table-cell table:number-columns-repeated="7"/>
        </table:table-row>
        <table:table-row table:style-name="ro1">
          <table:table-cell office:value-type="float" office:value="493.999" calcext:value-type="float">
            <text:p>493.999</text:p>
          </table:table-cell>
          <table:table-cell office:value-type="float" office:value="9.7597" calcext:value-type="float">
            <text:p>9.7597</text:p>
          </table:table-cell>
          <table:table-cell table:formula="of:=LN([.B496]*1000)" office:value-type="float" office:value="9.18601694122981" calcext:value-type="float">
            <text:p>9.18601694122981</text:p>
          </table:table-cell>
          <table:table-cell table:number-columns-repeated="7"/>
        </table:table-row>
        <table:table-row table:style-name="ro1">
          <table:table-cell office:value-type="float" office:value="494.999" calcext:value-type="float">
            <text:p>494.999</text:p>
          </table:table-cell>
          <table:table-cell office:value-type="float" office:value="9.753" calcext:value-type="float">
            <text:p>9.753</text:p>
          </table:table-cell>
          <table:table-cell table:formula="of:=LN([.B497]*1000)" office:value-type="float" office:value="9.18533020897202" calcext:value-type="float">
            <text:p>9.18533020897202</text:p>
          </table:table-cell>
          <table:table-cell table:number-columns-repeated="7"/>
        </table:table-row>
        <table:table-row table:style-name="ro1">
          <table:table-cell office:value-type="float" office:value="495.999" calcext:value-type="float">
            <text:p>495.999</text:p>
          </table:table-cell>
          <table:table-cell office:value-type="float" office:value="9.7462" calcext:value-type="float">
            <text:p>9.7462</text:p>
          </table:table-cell>
          <table:table-cell table:formula="of:=LN([.B498]*1000)" office:value-type="float" office:value="9.18463274443238" calcext:value-type="float">
            <text:p>9.18463274443238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.7396" calcext:value-type="float">
            <text:p>9.7396</text:p>
          </table:table-cell>
          <table:table-cell table:formula="of:=LN([.B499]*1000)" office:value-type="float" office:value="9.18395532803147" calcext:value-type="float">
            <text:p>9.18395532803147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.7329" calcext:value-type="float">
            <text:p>9.7329</text:p>
          </table:table-cell>
          <table:table-cell table:formula="of:=LN([.B500]*1000)" office:value-type="float" office:value="9.18326717804925" calcext:value-type="float">
            <text:p>9.18326717804925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.7255" calcext:value-type="float">
            <text:p>9.7255</text:p>
          </table:table-cell>
          <table:table-cell table:formula="of:=LN([.B501]*1000)" office:value-type="float" office:value="9.18250658104675" calcext:value-type="float">
            <text:p>9.18250658104675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.7191" calcext:value-type="float">
            <text:p>9.7191</text:p>
          </table:table-cell>
          <table:table-cell table:formula="of:=LN([.B502]*1000)" office:value-type="float" office:value="9.18184830057493" calcext:value-type="float">
            <text:p>9.1818483005749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.7129" calcext:value-type="float">
            <text:p>9.7129</text:p>
          </table:table-cell>
          <table:table-cell table:formula="of:=LN([.B503]*1000)" office:value-type="float" office:value="9.18121017786905" calcext:value-type="float">
            <text:p>9.18121017786905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.7046" calcext:value-type="float">
            <text:p>9.7046</text:p>
          </table:table-cell>
          <table:table-cell table:formula="of:=LN([.B504]*1000)" office:value-type="float" office:value="9.18035527888561" calcext:value-type="float">
            <text:p>9.18035527888561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.6984" calcext:value-type="float">
            <text:p>9.6984</text:p>
          </table:table-cell>
          <table:table-cell table:formula="of:=LN([.B505]*1000)" office:value-type="float" office:value="9.17971620243237" calcext:value-type="float">
            <text:p>9.17971620243237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.6928" calcext:value-type="float">
            <text:p>9.6928</text:p>
          </table:table-cell>
          <table:table-cell table:formula="of:=LN([.B506]*1000)" office:value-type="float" office:value="9.17913862083292" calcext:value-type="float">
            <text:p>9.17913862083292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6851" calcext:value-type="float">
            <text:p>9.6851</text:p>
          </table:table-cell>
          <table:table-cell table:formula="of:=LN([.B507]*1000)" office:value-type="float" office:value="9.17834390103302" calcext:value-type="float">
            <text:p>9.17834390103302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.6786" calcext:value-type="float">
            <text:p>9.6786</text:p>
          </table:table-cell>
          <table:table-cell table:formula="of:=LN([.B508]*1000)" office:value-type="float" office:value="9.1776725417118" calcext:value-type="float">
            <text:p>9.1776725417118</text:p>
          </table:table-cell>
          <table:table-cell table:number-columns-repeated="7"/>
        </table:table-row>
        <table:table-row table:style-name="ro1">
          <table:table-cell office:value-type="float" office:value="506.999" calcext:value-type="float">
            <text:p>506.999</text:p>
          </table:table-cell>
          <table:table-cell office:value-type="float" office:value="9.6717" calcext:value-type="float">
            <text:p>9.6717</text:p>
          </table:table-cell>
          <table:table-cell table:formula="of:=LN([.B509]*1000)" office:value-type="float" office:value="9.17695937444385" calcext:value-type="float">
            <text:p>9.17695937444385</text:p>
          </table:table-cell>
          <table:table-cell table:number-columns-repeated="7"/>
        </table:table-row>
        <table:table-row table:style-name="ro1">
          <table:table-cell office:value-type="float" office:value="507.999" calcext:value-type="float">
            <text:p>507.999</text:p>
          </table:table-cell>
          <table:table-cell office:value-type="float" office:value="9.6659" calcext:value-type="float">
            <text:p>9.6659</text:p>
          </table:table-cell>
          <table:table-cell table:formula="of:=LN([.B510]*1000)" office:value-type="float" office:value="9.17635950681044" calcext:value-type="float">
            <text:p>9.17635950681044</text:p>
          </table:table-cell>
          <table:table-cell table:number-columns-repeated="7"/>
        </table:table-row>
        <table:table-row table:style-name="ro1">
          <table:table-cell office:value-type="float" office:value="508.999" calcext:value-type="float">
            <text:p>508.999</text:p>
          </table:table-cell>
          <table:table-cell office:value-type="float" office:value="9.6587" calcext:value-type="float">
            <text:p>9.6587</text:p>
          </table:table-cell>
          <table:table-cell table:formula="of:=LN([.B511]*1000)" office:value-type="float" office:value="9.1756143425811" calcext:value-type="float">
            <text:p>9.1756143425811</text:p>
          </table:table-cell>
          <table:table-cell table:number-columns-repeated="7"/>
        </table:table-row>
        <table:table-row table:style-name="ro1">
          <table:table-cell office:value-type="float" office:value="509.999" calcext:value-type="float">
            <text:p>509.999</text:p>
          </table:table-cell>
          <table:table-cell office:value-type="float" office:value="9.6526" calcext:value-type="float">
            <text:p>9.6526</text:p>
          </table:table-cell>
          <table:table-cell table:formula="of:=LN([.B512]*1000)" office:value-type="float" office:value="9.17498258809509" calcext:value-type="float">
            <text:p>9.17498258809509</text:p>
          </table:table-cell>
          <table:table-cell table:number-columns-repeated="7"/>
        </table:table-row>
        <table:table-row table:style-name="ro1">
          <table:table-cell office:value-type="float" office:value="510.999" calcext:value-type="float">
            <text:p>510.999</text:p>
          </table:table-cell>
          <table:table-cell office:value-type="float" office:value="9.6417" calcext:value-type="float">
            <text:p>9.6417</text:p>
          </table:table-cell>
          <table:table-cell table:formula="of:=LN([.B513]*1000)" office:value-type="float" office:value="9.17385272060473" calcext:value-type="float">
            <text:p>9.17385272060473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6389" calcext:value-type="float">
            <text:p>9.6389</text:p>
          </table:table-cell>
          <table:table-cell table:formula="of:=LN([.B514]*1000)" office:value-type="float" office:value="9.17356227320997" calcext:value-type="float">
            <text:p>9.17356227320997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.632" calcext:value-type="float">
            <text:p>9.632</text:p>
          </table:table-cell>
          <table:table-cell table:formula="of:=LN([.B515]*1000)" office:value-type="float" office:value="9.1728461675486" calcext:value-type="float">
            <text:p>9.1728461675486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6246" calcext:value-type="float">
            <text:p>9.6246</text:p>
          </table:table-cell>
          <table:table-cell table:formula="of:=LN([.B516]*1000)" office:value-type="float" office:value="9.17207759985085" calcext:value-type="float">
            <text:p>9.17207759985085</text:p>
          </table:table-cell>
          <table:table-cell table:number-columns-repeated="7"/>
        </table:table-row>
        <table:table-row table:style-name="ro1">
          <table:table-cell office:value-type="float" office:value="514.999" calcext:value-type="float">
            <text:p>514.999</text:p>
          </table:table-cell>
          <table:table-cell office:value-type="float" office:value="9.6176" calcext:value-type="float">
            <text:p>9.6176</text:p>
          </table:table-cell>
          <table:table-cell table:formula="of:=LN([.B517]*1000)" office:value-type="float" office:value="9.1713500322849" calcext:value-type="float">
            <text:p>9.1713500322849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.6104" calcext:value-type="float">
            <text:p>9.6104</text:p>
          </table:table-cell>
          <table:table-cell table:formula="of:=LN([.B518]*1000)" office:value-type="float" office:value="9.17060112440717" calcext:value-type="float">
            <text:p>9.17060112440717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.6044" calcext:value-type="float">
            <text:p>9.6044</text:p>
          </table:table-cell>
          <table:table-cell table:formula="of:=LN([.B519]*1000)" office:value-type="float" office:value="9.16997660578662" calcext:value-type="float">
            <text:p>9.16997660578662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.5978" calcext:value-type="float">
            <text:p>9.5978</text:p>
          </table:table-cell>
          <table:table-cell table:formula="of:=LN([.B520]*1000)" office:value-type="float" office:value="9.16928918452657" calcext:value-type="float">
            <text:p>9.16928918452657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.5911" calcext:value-type="float">
            <text:p>9.5911</text:p>
          </table:table-cell>
          <table:table-cell table:formula="of:=LN([.B521]*1000)" office:value-type="float" office:value="9.16859086411505" calcext:value-type="float">
            <text:p>9.16859086411505</text:p>
          </table:table-cell>
          <table:table-cell table:number-columns-repeated="7"/>
        </table:table-row>
        <table:table-row table:style-name="ro1">
          <table:table-cell office:value-type="float" office:value="519.999" calcext:value-type="float">
            <text:p>519.999</text:p>
          </table:table-cell>
          <table:table-cell office:value-type="float" office:value="9.5848" calcext:value-type="float">
            <text:p>9.5848</text:p>
          </table:table-cell>
          <table:table-cell table:formula="of:=LN([.B522]*1000)" office:value-type="float" office:value="9.16793378932569" calcext:value-type="float">
            <text:p>9.16793378932569</text:p>
          </table:table-cell>
          <table:table-cell table:number-columns-repeated="7"/>
        </table:table-row>
        <table:table-row table:style-name="ro1">
          <table:table-cell office:value-type="float" office:value="520.999" calcext:value-type="float">
            <text:p>520.999</text:p>
          </table:table-cell>
          <table:table-cell office:value-type="float" office:value="9.5781" calcext:value-type="float">
            <text:p>9.5781</text:p>
          </table:table-cell>
          <table:table-cell table:formula="of:=LN([.B523]*1000)" office:value-type="float" office:value="9.16723452144108" calcext:value-type="float">
            <text:p>9.16723452144108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572" calcext:value-type="float">
            <text:p>9.572</text:p>
          </table:table-cell>
          <table:table-cell table:formula="of:=LN([.B524]*1000)" office:value-type="float" office:value="9.16659744902827" calcext:value-type="float">
            <text:p>9.16659744902827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.5654" calcext:value-type="float">
            <text:p>9.5654</text:p>
          </table:table-cell>
          <table:table-cell table:formula="of:=LN([.B525]*1000)" office:value-type="float" office:value="9.16590770013221" calcext:value-type="float">
            <text:p>9.16590770013221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.5591" calcext:value-type="float">
            <text:p>9.5591</text:p>
          </table:table-cell>
          <table:table-cell table:formula="of:=LN([.B526]*1000)" office:value-type="float" office:value="9.16524885935437" calcext:value-type="float">
            <text:p>9.16524885935437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.5526" calcext:value-type="float">
            <text:p>9.5526</text:p>
          </table:table-cell>
          <table:table-cell table:formula="of:=LN([.B527]*1000)" office:value-type="float" office:value="9.16456864773002" calcext:value-type="float">
            <text:p>9.16456864773002</text:p>
          </table:table-cell>
          <table:table-cell table:number-columns-repeated="7"/>
        </table:table-row>
        <table:table-row table:style-name="ro1">
          <table:table-cell office:value-type="float" office:value="525.999" calcext:value-type="float">
            <text:p>525.999</text:p>
          </table:table-cell>
          <table:table-cell office:value-type="float" office:value="9.546" calcext:value-type="float">
            <text:p>9.546</text:p>
          </table:table-cell>
          <table:table-cell table:formula="of:=LN([.B528]*1000)" office:value-type="float" office:value="9.16387749756584" calcext:value-type="float">
            <text:p>9.16387749756584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5396" calcext:value-type="float">
            <text:p>9.5396</text:p>
          </table:table-cell>
          <table:table-cell table:formula="of:=LN([.B529]*1000)" office:value-type="float" office:value="9.16320683484213" calcext:value-type="float">
            <text:p>9.16320683484213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.533" calcext:value-type="float">
            <text:p>9.533</text:p>
          </table:table-cell>
          <table:table-cell table:formula="of:=LN([.B530]*1000)" office:value-type="float" office:value="9.16251474249358" calcext:value-type="float">
            <text:p>9.16251474249358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.5266" calcext:value-type="float">
            <text:p>9.5266</text:p>
          </table:table-cell>
          <table:table-cell table:formula="of:=LN([.B531]*1000)" office:value-type="float" office:value="9.16184316489063" calcext:value-type="float">
            <text:p>9.16184316489063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.5203" calcext:value-type="float">
            <text:p>9.5203</text:p>
          </table:table-cell>
          <table:table-cell table:formula="of:=LN([.B532]*1000)" office:value-type="float" office:value="9.16118163989394" calcext:value-type="float">
            <text:p>9.16118163989394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.515" calcext:value-type="float">
            <text:p>9.515</text:p>
          </table:table-cell>
          <table:table-cell table:formula="of:=LN([.B533]*1000)" office:value-type="float" office:value="9.16062477973025" calcext:value-type="float">
            <text:p>9.16062477973025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.5069" calcext:value-type="float">
            <text:p>9.5069</text:p>
          </table:table-cell>
          <table:table-cell table:formula="of:=LN([.B534]*1000)" office:value-type="float" office:value="9.15977312973844" calcext:value-type="float">
            <text:p>9.15977312973844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.5017" calcext:value-type="float">
            <text:p>9.5017</text:p>
          </table:table-cell>
          <table:table-cell table:formula="of:=LN([.B535]*1000)" office:value-type="float" office:value="9.15922600894788" calcext:value-type="float">
            <text:p>9.15922600894788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.4951" calcext:value-type="float">
            <text:p>9.4951</text:p>
          </table:table-cell>
          <table:table-cell table:formula="of:=LN([.B536]*1000)" office:value-type="float" office:value="9.1585311550498" calcext:value-type="float">
            <text:p>9.1585311550498</text:p>
          </table:table-cell>
          <table:table-cell table:number-columns-repeated="7"/>
        </table:table-row>
        <table:table-row table:style-name="ro1">
          <table:table-cell office:value-type="float" office:value="534.999" calcext:value-type="float">
            <text:p>534.999</text:p>
          </table:table-cell>
          <table:table-cell office:value-type="float" office:value="9.4885" calcext:value-type="float">
            <text:p>9.4885</text:p>
          </table:table-cell>
          <table:table-cell table:formula="of:=LN([.B537]*1000)" office:value-type="float" office:value="9.15783581799403" calcext:value-type="float">
            <text:p>9.15783581799403</text:p>
          </table:table-cell>
          <table:table-cell table:number-columns-repeated="7"/>
        </table:table-row>
        <table:table-row table:style-name="ro1">
          <table:table-cell office:value-type="float" office:value="535.999" calcext:value-type="float">
            <text:p>535.999</text:p>
          </table:table-cell>
          <table:table-cell office:value-type="float" office:value="9.4829" calcext:value-type="float">
            <text:p>9.4829</text:p>
          </table:table-cell>
          <table:table-cell table:formula="of:=LN([.B538]*1000)" office:value-type="float" office:value="9.157245455642" calcext:value-type="float">
            <text:p>9.157245455642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4753" calcext:value-type="float">
            <text:p>9.4753</text:p>
          </table:table-cell>
          <table:table-cell table:formula="of:=LN([.B539]*1000)" office:value-type="float" office:value="9.15644369171852" calcext:value-type="float">
            <text:p>9.15644369171852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.4694" calcext:value-type="float">
            <text:p>9.4694</text:p>
          </table:table-cell>
          <table:table-cell table:formula="of:=LN([.B540]*1000)" office:value-type="float" office:value="9.15582082620038" calcext:value-type="float">
            <text:p>9.15582082620038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.4642" calcext:value-type="float">
            <text:p>9.4642</text:p>
          </table:table-cell>
          <table:table-cell table:formula="of:=LN([.B541]*1000)" office:value-type="float" office:value="9.15527153814837" calcext:value-type="float">
            <text:p>9.15527153814837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.4573" calcext:value-type="float">
            <text:p>9.4573</text:p>
          </table:table-cell>
          <table:table-cell table:formula="of:=LN([.B542]*1000)" office:value-type="float" office:value="9.15454220904594" calcext:value-type="float">
            <text:p>9.15454220904594</text:p>
          </table:table-cell>
          <table:table-cell table:number-columns-repeated="7"/>
        </table:table-row>
        <table:table-row table:style-name="ro1">
          <table:table-cell office:value-type="float" office:value="540.999" calcext:value-type="float">
            <text:p>540.999</text:p>
          </table:table-cell>
          <table:table-cell office:value-type="float" office:value="9.4507" calcext:value-type="float">
            <text:p>9.4507</text:p>
          </table:table-cell>
          <table:table-cell table:formula="of:=LN([.B543]*1000)" office:value-type="float" office:value="9.15384409181851" calcext:value-type="float">
            <text:p>9.15384409181851</text:p>
          </table:table-cell>
          <table:table-cell table:number-columns-repeated="7"/>
        </table:table-row>
        <table:table-row table:style-name="ro1">
          <table:table-cell office:value-type="float" office:value="541.999" calcext:value-type="float">
            <text:p>541.999</text:p>
          </table:table-cell>
          <table:table-cell office:value-type="float" office:value="9.4435" calcext:value-type="float">
            <text:p>9.4435</text:p>
          </table:table-cell>
          <table:table-cell table:formula="of:=LN([.B544]*1000)" office:value-type="float" office:value="9.1530819531359" calcext:value-type="float">
            <text:p>9.1530819531359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4382" calcext:value-type="float">
            <text:p>9.4382</text:p>
          </table:table-cell>
          <table:table-cell table:formula="of:=LN([.B545]*1000)" office:value-type="float" office:value="9.15252056299209" calcext:value-type="float">
            <text:p>9.15252056299209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4311" calcext:value-type="float">
            <text:p>9.4311</text:p>
          </table:table-cell>
          <table:table-cell table:formula="of:=LN([.B546]*1000)" office:value-type="float" office:value="9.15176801781712" calcext:value-type="float">
            <text:p>9.15176801781712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.425" calcext:value-type="float">
            <text:p>9.425</text:p>
          </table:table-cell>
          <table:table-cell table:formula="of:=LN([.B547]*1000)" office:value-type="float" office:value="9.15112101231621" calcext:value-type="float">
            <text:p>9.15112101231621</text:p>
          </table:table-cell>
          <table:table-cell table:number-columns-repeated="7"/>
        </table:table-row>
        <table:table-row table:style-name="ro1">
          <table:table-cell office:value-type="float" office:value="545.999" calcext:value-type="float">
            <text:p>545.999</text:p>
          </table:table-cell>
          <table:table-cell office:value-type="float" office:value="9.4188" calcext:value-type="float">
            <text:p>9.4188</text:p>
          </table:table-cell>
          <table:table-cell table:formula="of:=LN([.B548]*1000)" office:value-type="float" office:value="9.15046297092077" calcext:value-type="float">
            <text:p>9.15046297092077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4116" calcext:value-type="float">
            <text:p>9.4116</text:p>
          </table:table-cell>
          <table:table-cell table:formula="of:=LN([.B549]*1000)" office:value-type="float" office:value="9.14969825000662" calcext:value-type="float">
            <text:p>9.14969825000662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.4052" calcext:value-type="float">
            <text:p>9.4052</text:p>
          </table:table-cell>
          <table:table-cell table:formula="of:=LN([.B550]*1000)" office:value-type="float" office:value="9.14901800679345" calcext:value-type="float">
            <text:p>9.14901800679345</text:p>
          </table:table-cell>
          <table:table-cell table:number-columns-repeated="7"/>
        </table:table-row>
        <table:table-row table:style-name="ro1">
          <table:table-cell office:value-type="float" office:value="548.999" calcext:value-type="float">
            <text:p>548.999</text:p>
          </table:table-cell>
          <table:table-cell office:value-type="float" office:value="9.3987" calcext:value-type="float">
            <text:p>9.3987</text:p>
          </table:table-cell>
          <table:table-cell table:formula="of:=LN([.B551]*1000)" office:value-type="float" office:value="9.14832666082172" calcext:value-type="float">
            <text:p>9.14832666082172</text:p>
          </table:table-cell>
          <table:table-cell table:number-columns-repeated="7"/>
        </table:table-row>
        <table:table-row table:style-name="ro1">
          <table:table-cell office:value-type="float" office:value="549.999" calcext:value-type="float">
            <text:p>549.999</text:p>
          </table:table-cell>
          <table:table-cell office:value-type="float" office:value="9.3921" calcext:value-type="float">
            <text:p>9.3921</text:p>
          </table:table-cell>
          <table:table-cell table:formula="of:=LN([.B552]*1000)" office:value-type="float" office:value="9.14762418937065" calcext:value-type="float">
            <text:p>9.14762418937065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9.3857" calcext:value-type="float">
            <text:p>9.3857</text:p>
          </table:table-cell>
          <table:table-cell table:formula="of:=LN([.B553]*1000)" office:value-type="float" office:value="9.14694253334621" calcext:value-type="float">
            <text:p>9.14694253334621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.3786" calcext:value-type="float">
            <text:p>9.3786</text:p>
          </table:table-cell>
          <table:table-cell table:formula="of:=LN([.B554]*1000)" office:value-type="float" office:value="9.14618577712948" calcext:value-type="float">
            <text:p>9.14618577712948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.3719" calcext:value-type="float">
            <text:p>9.3719</text:p>
          </table:table-cell>
          <table:table-cell table:formula="of:=LN([.B555]*1000)" office:value-type="float" office:value="9.14547112948967" calcext:value-type="float">
            <text:p>9.14547112948967</text:p>
          </table:table-cell>
          <table:table-cell table:number-columns-repeated="7"/>
        </table:table-row>
        <table:table-row table:style-name="ro1">
          <table:table-cell office:value-type="float" office:value="553.999" calcext:value-type="float">
            <text:p>553.999</text:p>
          </table:table-cell>
          <table:table-cell office:value-type="float" office:value="9.3653" calcext:value-type="float">
            <text:p>9.3653</text:p>
          </table:table-cell>
          <table:table-cell table:formula="of:=LN([.B556]*1000)" office:value-type="float" office:value="9.14476664853489" calcext:value-type="float">
            <text:p>9.14476664853489</text:p>
          </table:table-cell>
          <table:table-cell table:number-columns-repeated="7"/>
        </table:table-row>
        <table:table-row table:style-name="ro1">
          <table:table-cell office:value-type="float" office:value="554.999" calcext:value-type="float">
            <text:p>554.999</text:p>
          </table:table-cell>
          <table:table-cell office:value-type="float" office:value="9.3586" calcext:value-type="float">
            <text:p>9.3586</text:p>
          </table:table-cell>
          <table:table-cell table:formula="of:=LN([.B557]*1000)" office:value-type="float" office:value="9.14405098563496" calcext:value-type="float">
            <text:p>9.14405098563496</text:p>
          </table:table-cell>
          <table:table-cell table:number-columns-repeated="7"/>
        </table:table-row>
        <table:table-row table:style-name="ro1">
          <table:table-cell office:value-type="float" office:value="555.999" calcext:value-type="float">
            <text:p>555.999</text:p>
          </table:table-cell>
          <table:table-cell office:value-type="float" office:value="9.352" calcext:value-type="float">
            <text:p>9.352</text:p>
          </table:table-cell>
          <table:table-cell table:formula="of:=LN([.B558]*1000)" office:value-type="float" office:value="9.1433455031519" calcext:value-type="float">
            <text:p>9.1433455031519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.3454" calcext:value-type="float">
            <text:p>9.3454</text:p>
          </table:table-cell>
          <table:table-cell table:formula="of:=LN([.B559]*1000)" office:value-type="float" office:value="9.14263952261192" calcext:value-type="float">
            <text:p>9.14263952261192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.3382" calcext:value-type="float">
            <text:p>9.3382</text:p>
          </table:table-cell>
          <table:table-cell table:formula="of:=LN([.B560]*1000)" office:value-type="float" office:value="9.14186879316402" calcext:value-type="float">
            <text:p>9.14186879316402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.3317" calcext:value-type="float">
            <text:p>9.3317</text:p>
          </table:table-cell>
          <table:table-cell table:formula="of:=LN([.B561]*1000)" office:value-type="float" office:value="9.14117248517495" calcext:value-type="float">
            <text:p>9.14117248517495</text:p>
          </table:table-cell>
          <table:table-cell table:number-columns-repeated="7"/>
        </table:table-row>
        <table:table-row table:style-name="ro1">
          <table:table-cell office:value-type="float" office:value="559.999" calcext:value-type="float">
            <text:p>559.999</text:p>
          </table:table-cell>
          <table:table-cell office:value-type="float" office:value="9.326" calcext:value-type="float">
            <text:p>9.326</text:p>
          </table:table-cell>
          <table:table-cell table:formula="of:=LN([.B562]*1000)" office:value-type="float" office:value="9.14056147736827" calcext:value-type="float">
            <text:p>9.14056147736827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9.3173" calcext:value-type="float">
            <text:p>9.3173</text:p>
          </table:table-cell>
          <table:table-cell table:formula="of:=LN([.B563]*1000)" office:value-type="float" office:value="9.1396281661378" calcext:value-type="float">
            <text:p>9.1396281661378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9.311" calcext:value-type="float">
            <text:p>9.311</text:p>
          </table:table-cell>
          <table:table-cell table:formula="of:=LN([.B564]*1000)" office:value-type="float" office:value="9.13895177588853" calcext:value-type="float">
            <text:p>9.13895177588853</text:p>
          </table:table-cell>
          <table:table-cell table:number-columns-repeated="7"/>
        </table:table-row>
        <table:table-row table:style-name="ro1">
          <table:table-cell office:value-type="float" office:value="562.999" calcext:value-type="float">
            <text:p>562.999</text:p>
          </table:table-cell>
          <table:table-cell office:value-type="float" office:value="9.3051" calcext:value-type="float">
            <text:p>9.3051</text:p>
          </table:table-cell>
          <table:table-cell table:formula="of:=LN([.B565]*1000)" office:value-type="float" office:value="9.13831791592887" calcext:value-type="float">
            <text:p>9.13831791592887</text:p>
          </table:table-cell>
          <table:table-cell table:number-columns-repeated="7"/>
        </table:table-row>
        <table:table-row table:style-name="ro1">
          <table:table-cell office:value-type="float" office:value="563.999" calcext:value-type="float">
            <text:p>563.999</text:p>
          </table:table-cell>
          <table:table-cell office:value-type="float" office:value="9.299" calcext:value-type="float">
            <text:p>9.299</text:p>
          </table:table-cell>
          <table:table-cell table:formula="of:=LN([.B566]*1000)" office:value-type="float" office:value="9.1376621464782" calcext:value-type="float">
            <text:p>9.1376621464782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9.2914" calcext:value-type="float">
            <text:p>9.2914</text:p>
          </table:table-cell>
          <table:table-cell table:formula="of:=LN([.B567]*1000)" office:value-type="float" office:value="9.1368445201309" calcext:value-type="float">
            <text:p>9.1368445201309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9.2853" calcext:value-type="float">
            <text:p>9.2853</text:p>
          </table:table-cell>
          <table:table-cell table:formula="of:=LN([.B568]*1000)" office:value-type="float" office:value="9.13618778344255" calcext:value-type="float">
            <text:p>9.13618778344255</text:p>
          </table:table-cell>
          <table:table-cell table:number-columns-repeated="7"/>
        </table:table-row>
        <table:table-row table:style-name="ro1">
          <table:table-cell office:value-type="float" office:value="566.999" calcext:value-type="float">
            <text:p>566.999</text:p>
          </table:table-cell>
          <table:table-cell office:value-type="float" office:value="9.2778" calcext:value-type="float">
            <text:p>9.2778</text:p>
          </table:table-cell>
          <table:table-cell table:formula="of:=LN([.B569]*1000)" office:value-type="float" office:value="9.13537972870944" calcext:value-type="float">
            <text:p>9.13537972870944</text:p>
          </table:table-cell>
          <table:table-cell table:number-columns-repeated="7"/>
        </table:table-row>
        <table:table-row table:style-name="ro1">
          <table:table-cell office:value-type="float" office:value="567.999" calcext:value-type="float">
            <text:p>567.999</text:p>
          </table:table-cell>
          <table:table-cell office:value-type="float" office:value="9.2723" calcext:value-type="float">
            <text:p>9.2723</text:p>
          </table:table-cell>
          <table:table-cell table:formula="of:=LN([.B570]*1000)" office:value-type="float" office:value="9.13478673997502" calcext:value-type="float">
            <text:p>9.13478673997502</text:p>
          </table:table-cell>
          <table:table-cell table:number-columns-repeated="7"/>
        </table:table-row>
        <table:table-row table:style-name="ro1">
          <table:table-cell office:value-type="float" office:value="568.999" calcext:value-type="float">
            <text:p>568.999</text:p>
          </table:table-cell>
          <table:table-cell office:value-type="float" office:value="9.2652" calcext:value-type="float">
            <text:p>9.2652</text:p>
          </table:table-cell>
          <table:table-cell table:formula="of:=LN([.B571]*1000)" office:value-type="float" office:value="9.13402072510277" calcext:value-type="float">
            <text:p>9.13402072510277</text:p>
          </table:table-cell>
          <table:table-cell table:number-columns-repeated="7"/>
        </table:table-row>
        <table:table-row table:style-name="ro1">
          <table:table-cell office:value-type="float" office:value="569.999" calcext:value-type="float">
            <text:p>569.999</text:p>
          </table:table-cell>
          <table:table-cell office:value-type="float" office:value="9.2596" calcext:value-type="float">
            <text:p>9.2596</text:p>
          </table:table-cell>
          <table:table-cell table:formula="of:=LN([.B572]*1000)" office:value-type="float" office:value="9.13341613016295" calcext:value-type="float">
            <text:p>9.13341613016295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.2518" calcext:value-type="float">
            <text:p>9.2518</text:p>
          </table:table-cell>
          <table:table-cell table:formula="of:=LN([.B573]*1000)" office:value-type="float" office:value="9.13257340616999" calcext:value-type="float">
            <text:p>9.13257340616999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2454" calcext:value-type="float">
            <text:p>9.2454</text:p>
          </table:table-cell>
          <table:table-cell table:formula="of:=LN([.B574]*1000)" office:value-type="float" office:value="9.13188140951586" calcext:value-type="float">
            <text:p>9.13188140951586</text:p>
          </table:table-cell>
          <table:table-cell table:number-columns-repeated="7"/>
        </table:table-row>
        <table:table-row table:style-name="ro1">
          <table:table-cell office:value-type="float" office:value="572.999" calcext:value-type="float">
            <text:p>572.999</text:p>
          </table:table-cell>
          <table:table-cell office:value-type="float" office:value="9.2397" calcext:value-type="float">
            <text:p>9.2397</text:p>
          </table:table-cell>
          <table:table-cell table:formula="of:=LN([.B575]*1000)" office:value-type="float" office:value="9.13126469657618" calcext:value-type="float">
            <text:p>9.13126469657618</text:p>
          </table:table-cell>
          <table:table-cell table:number-columns-repeated="7"/>
        </table:table-row>
        <table:table-row table:style-name="ro1">
          <table:table-cell office:value-type="float" office:value="573.999" calcext:value-type="float">
            <text:p>573.999</text:p>
          </table:table-cell>
          <table:table-cell office:value-type="float" office:value="9.2331" calcext:value-type="float">
            <text:p>9.2331</text:p>
          </table:table-cell>
          <table:table-cell table:formula="of:=LN([.B576]*1000)" office:value-type="float" office:value="9.13055013242989" calcext:value-type="float">
            <text:p>9.13055013242989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.2264" calcext:value-type="float">
            <text:p>9.2264</text:p>
          </table:table-cell>
          <table:table-cell table:formula="of:=LN([.B577]*1000)" office:value-type="float" office:value="9.12982421891173" calcext:value-type="float">
            <text:p>9.12982421891173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.2195" calcext:value-type="float">
            <text:p>9.2195</text:p>
          </table:table-cell>
          <table:table-cell table:formula="of:=LN([.B578]*1000)" office:value-type="float" office:value="9.12907608514522" calcext:value-type="float">
            <text:p>9.12907608514522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9.2128" calcext:value-type="float">
            <text:p>9.2128</text:p>
          </table:table-cell>
          <table:table-cell table:formula="of:=LN([.B579]*1000)" office:value-type="float" office:value="9.12834910041786" calcext:value-type="float">
            <text:p>9.12834910041786</text:p>
          </table:table-cell>
          <table:table-cell table:number-columns-repeated="7"/>
        </table:table-row>
        <table:table-row table:style-name="ro1">
          <table:table-cell office:value-type="float" office:value="577.999" calcext:value-type="float">
            <text:p>577.999</text:p>
          </table:table-cell>
          <table:table-cell office:value-type="float" office:value="9.2077" calcext:value-type="float">
            <text:p>9.2077</text:p>
          </table:table-cell>
          <table:table-cell table:formula="of:=LN([.B580]*1000)" office:value-type="float" office:value="9.12779536950607" calcext:value-type="float">
            <text:p>9.12779536950607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9.2003" calcext:value-type="float">
            <text:p>9.2003</text:p>
          </table:table-cell>
          <table:table-cell table:formula="of:=LN([.B581]*1000)" office:value-type="float" office:value="9.12699137120113" calcext:value-type="float">
            <text:p>9.12699137120113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.1934" calcext:value-type="float">
            <text:p>9.1934</text:p>
          </table:table-cell>
          <table:table-cell table:formula="of:=LN([.B582]*1000)" office:value-type="float" office:value="9.12624111428451" calcext:value-type="float">
            <text:p>9.12624111428451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9.1865" calcext:value-type="float">
            <text:p>9.1865</text:p>
          </table:table-cell>
          <table:table-cell table:formula="of:=LN([.B583]*1000)" office:value-type="float" office:value="9.12549029405979" calcext:value-type="float">
            <text:p>9.12549029405979</text:p>
          </table:table-cell>
          <table:table-cell table:number-columns-repeated="7"/>
        </table:table-row>
        <table:table-row table:style-name="ro1">
          <table:table-cell office:value-type="float" office:value="581.999" calcext:value-type="float">
            <text:p>581.999</text:p>
          </table:table-cell>
          <table:table-cell office:value-type="float" office:value="9.1805" calcext:value-type="float">
            <text:p>9.1805</text:p>
          </table:table-cell>
          <table:table-cell table:formula="of:=LN([.B584]*1000)" office:value-type="float" office:value="9.12483694836224" calcext:value-type="float">
            <text:p>9.12483694836224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9.1742" calcext:value-type="float">
            <text:p>9.1742</text:p>
          </table:table-cell>
          <table:table-cell table:formula="of:=LN([.B585]*1000)" office:value-type="float" office:value="9.12415047566071" calcext:value-type="float">
            <text:p>9.12415047566071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.1678" calcext:value-type="float">
            <text:p>9.1678</text:p>
          </table:table-cell>
          <table:table-cell table:formula="of:=LN([.B586]*1000)" office:value-type="float" office:value="9.12345262370785" calcext:value-type="float">
            <text:p>9.12345262370785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.1617" calcext:value-type="float">
            <text:p>9.1617</text:p>
          </table:table-cell>
          <table:table-cell table:formula="of:=LN([.B587]*1000)" office:value-type="float" office:value="9.12278702996822" calcext:value-type="float">
            <text:p>9.12278702996822</text:p>
          </table:table-cell>
          <table:table-cell table:number-columns-repeated="7"/>
        </table:table-row>
        <table:table-row table:style-name="ro1">
          <table:table-cell office:value-type="float" office:value="585.999" calcext:value-type="float">
            <text:p>585.999</text:p>
          </table:table-cell>
          <table:table-cell office:value-type="float" office:value="9.1557" calcext:value-type="float">
            <text:p>9.1557</text:p>
          </table:table-cell>
          <table:table-cell table:formula="of:=LN([.B588]*1000)" office:value-type="float" office:value="9.12213191513592" calcext:value-type="float">
            <text:p>9.12213191513592</text:p>
          </table:table-cell>
          <table:table-cell table:number-columns-repeated="7"/>
        </table:table-row>
        <table:table-row table:style-name="ro1">
          <table:table-cell office:value-type="float" office:value="586.999" calcext:value-type="float">
            <text:p>586.999</text:p>
          </table:table-cell>
          <table:table-cell office:value-type="float" office:value="9.1492" calcext:value-type="float">
            <text:p>9.1492</text:p>
          </table:table-cell>
          <table:table-cell table:formula="of:=LN([.B589]*1000)" office:value-type="float" office:value="9.12142172275321" calcext:value-type="float">
            <text:p>9.12142172275321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9.1432" calcext:value-type="float">
            <text:p>9.1432</text:p>
          </table:table-cell>
          <table:table-cell table:formula="of:=LN([.B590]*1000)" office:value-type="float" office:value="9.12076571258339" calcext:value-type="float">
            <text:p>9.12076571258339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.1373" calcext:value-type="float">
            <text:p>9.1373</text:p>
          </table:table-cell>
          <table:table-cell table:formula="of:=LN([.B591]*1000)" office:value-type="float" office:value="9.1201202159936" calcext:value-type="float">
            <text:p>9.1201202159936</text:p>
          </table:table-cell>
          <table:table-cell table:number-columns-repeated="7"/>
        </table:table-row>
        <table:table-row table:style-name="ro1">
          <table:table-cell office:value-type="float" office:value="589.999" calcext:value-type="float">
            <text:p>589.999</text:p>
          </table:table-cell>
          <table:table-cell office:value-type="float" office:value="9.1306" calcext:value-type="float">
            <text:p>9.1306</text:p>
          </table:table-cell>
          <table:table-cell table:formula="of:=LN([.B592]*1000)" office:value-type="float" office:value="9.11938668884483" calcext:value-type="float">
            <text:p>9.11938668884483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.1253" calcext:value-type="float">
            <text:p>9.1253</text:p>
          </table:table-cell>
          <table:table-cell table:formula="of:=LN([.B593]*1000)" office:value-type="float" office:value="9.11880605462259" calcext:value-type="float">
            <text:p>9.11880605462259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.1193" calcext:value-type="float">
            <text:p>9.1193</text:p>
          </table:table-cell>
          <table:table-cell table:formula="of:=LN([.B594]*1000)" office:value-type="float" office:value="9.11814832573664" calcext:value-type="float">
            <text:p>9.11814832573664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1125" calcext:value-type="float">
            <text:p>9.1125</text:p>
          </table:table-cell>
          <table:table-cell table:formula="of:=LN([.B595]*1000)" office:value-type="float" office:value="9.11740237631691" calcext:value-type="float">
            <text:p>9.11740237631691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9.1062" calcext:value-type="float">
            <text:p>9.1062</text:p>
          </table:table-cell>
          <table:table-cell table:formula="of:=LN([.B596]*1000)" office:value-type="float" office:value="9.11671077919405" calcext:value-type="float">
            <text:p>9.11671077919405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9.1005" calcext:value-type="float">
            <text:p>9.1005</text:p>
          </table:table-cell>
          <table:table-cell table:formula="of:=LN([.B597]*1000)" office:value-type="float" office:value="9.11608463605046" calcext:value-type="float">
            <text:p>9.11608463605046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.0949" calcext:value-type="float">
            <text:p>9.0949</text:p>
          </table:table-cell>
          <table:table-cell table:formula="of:=LN([.B598]*1000)" office:value-type="float" office:value="9.11546909583955" calcext:value-type="float">
            <text:p>9.11546909583955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.0883" calcext:value-type="float">
            <text:p>9.0883</text:p>
          </table:table-cell>
          <table:table-cell table:formula="of:=LN([.B599]*1000)" office:value-type="float" office:value="9.11474315097948" calcext:value-type="float">
            <text:p>9.11474315097948</text:p>
          </table:table-cell>
          <table:table-cell table:number-columns-repeated="7"/>
        </table:table-row>
        <table:table-row table:style-name="ro1">
          <table:table-cell office:value-type="float" office:value="597.999" calcext:value-type="float">
            <text:p>597.999</text:p>
          </table:table-cell>
          <table:table-cell office:value-type="float" office:value="9.0815" calcext:value-type="float">
            <text:p>9.0815</text:p>
          </table:table-cell>
          <table:table-cell table:formula="of:=LN([.B600]*1000)" office:value-type="float" office:value="9.1139946561895" calcext:value-type="float">
            <text:p>9.1139946561895</text:p>
          </table:table-cell>
          <table:table-cell table:number-columns-repeated="7"/>
        </table:table-row>
        <table:table-row table:style-name="ro1">
          <table:table-cell office:value-type="float" office:value="598.999" calcext:value-type="float">
            <text:p>598.999</text:p>
          </table:table-cell>
          <table:table-cell office:value-type="float" office:value="9.0756" calcext:value-type="float">
            <text:p>9.0756</text:p>
          </table:table-cell>
          <table:table-cell table:formula="of:=LN([.B601]*1000)" office:value-type="float" office:value="9.11334477264999" calcext:value-type="float">
            <text:p>9.11334477264999</text:p>
          </table:table-cell>
          <table:table-cell table:number-columns-repeated="7"/>
        </table:table-row>
        <table:table-row table:style-name="ro1">
          <table:table-cell office:value-type="float" office:value="599.999" calcext:value-type="float">
            <text:p>599.999</text:p>
          </table:table-cell>
          <table:table-cell office:value-type="float" office:value="9.0692" calcext:value-type="float">
            <text:p>9.0692</text:p>
          </table:table-cell>
          <table:table-cell table:formula="of:=LN([.B602]*1000)" office:value-type="float" office:value="9.11263933635249" calcext:value-type="float">
            <text:p>9.11263933635249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.063" calcext:value-type="float">
            <text:p>9.063</text:p>
          </table:table-cell>
          <table:table-cell table:formula="of:=LN([.B603]*1000)" office:value-type="float" office:value="9.11195547005478" calcext:value-type="float">
            <text:p>9.11195547005478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0571" calcext:value-type="float">
            <text:p>9.0571</text:p>
          </table:table-cell>
          <table:table-cell table:formula="of:=LN([.B604]*1000)" office:value-type="float" office:value="9.11130425949761" calcext:value-type="float">
            <text:p>9.11130425949761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9.0509" calcext:value-type="float">
            <text:p>9.0509</text:p>
          </table:table-cell>
          <table:table-cell table:formula="of:=LN([.B605]*1000)" office:value-type="float" office:value="9.11061947926321" calcext:value-type="float">
            <text:p>9.11061947926321</text:p>
          </table:table-cell>
          <table:table-cell table:number-columns-repeated="7"/>
        </table:table-row>
        <table:table-row table:style-name="ro1">
          <table:table-cell office:value-type="float" office:value="603.999" calcext:value-type="float">
            <text:p>603.999</text:p>
          </table:table-cell>
          <table:table-cell office:value-type="float" office:value="9.0444" calcext:value-type="float">
            <text:p>9.0444</text:p>
          </table:table-cell>
          <table:table-cell table:formula="of:=LN([.B606]*1000)" office:value-type="float" office:value="9.10990106063743" calcext:value-type="float">
            <text:p>9.10990106063743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9.0388" calcext:value-type="float">
            <text:p>9.0388</text:p>
          </table:table-cell>
          <table:table-cell table:formula="of:=LN([.B607]*1000)" office:value-type="float" office:value="9.10928170121221" calcext:value-type="float">
            <text:p>9.10928170121221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.0324" calcext:value-type="float">
            <text:p>9.0324</text:p>
          </table:table-cell>
          <table:table-cell table:formula="of:=LN([.B608]*1000)" office:value-type="float" office:value="9.10857339182849" calcext:value-type="float">
            <text:p>9.10857339182849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.0262" calcext:value-type="float">
            <text:p>9.0262</text:p>
          </table:table-cell>
          <table:table-cell table:formula="of:=LN([.B609]*1000)" office:value-type="float" office:value="9.10788673835107" calcext:value-type="float">
            <text:p>9.10788673835107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0211" calcext:value-type="float">
            <text:p>9.0211</text:p>
          </table:table-cell>
          <table:table-cell table:formula="of:=LN([.B610]*1000)" office:value-type="float" office:value="9.10732155684074" calcext:value-type="float">
            <text:p>9.10732155684074</text:p>
          </table:table-cell>
          <table:table-cell table:number-columns-repeated="7"/>
        </table:table-row>
        <table:table-row table:style-name="ro1">
          <table:table-cell office:value-type="float" office:value="608.999" calcext:value-type="float">
            <text:p>608.999</text:p>
          </table:table-cell>
          <table:table-cell office:value-type="float" office:value="9.0143" calcext:value-type="float">
            <text:p>9.0143</text:p>
          </table:table-cell>
          <table:table-cell table:formula="of:=LN([.B611]*1000)" office:value-type="float" office:value="9.10656748425879" calcext:value-type="float">
            <text:p>9.10656748425879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.0082" calcext:value-type="float">
            <text:p>9.0082</text:p>
          </table:table-cell>
          <table:table-cell table:formula="of:=LN([.B612]*1000)" office:value-type="float" office:value="9.10589055261968" calcext:value-type="float">
            <text:p>9.10589055261968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.0021" calcext:value-type="float">
            <text:p>9.0021</text:p>
          </table:table-cell>
          <table:table-cell table:formula="of:=LN([.B613]*1000)" office:value-type="float" office:value="9.1052131624337" calcext:value-type="float">
            <text:p>9.1052131624337</text:p>
          </table:table-cell>
          <table:table-cell table:number-columns-repeated="7"/>
        </table:table-row>
        <table:table-row table:style-name="ro1">
          <table:table-cell office:value-type="float" office:value="611.999" calcext:value-type="float">
            <text:p>611.999</text:p>
          </table:table-cell>
          <table:table-cell office:value-type="float" office:value="8.9956" calcext:value-type="float">
            <text:p>8.9956</text:p>
          </table:table-cell>
          <table:table-cell table:formula="of:=LN([.B614]*1000)" office:value-type="float" office:value="9.10449084788433" calcext:value-type="float">
            <text:p>9.10449084788433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9897" calcext:value-type="float">
            <text:p>8.9897</text:p>
          </table:table-cell>
          <table:table-cell table:formula="of:=LN([.B615]*1000)" office:value-type="float" office:value="9.10383475649729" calcext:value-type="float">
            <text:p>9.10383475649729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9838" calcext:value-type="float">
            <text:p>8.9838</text:p>
          </table:table-cell>
          <table:table-cell table:formula="of:=LN([.B616]*1000)" office:value-type="float" office:value="9.10317823437173" calcext:value-type="float">
            <text:p>9.10317823437173</text:p>
          </table:table-cell>
          <table:table-cell table:number-columns-repeated="7"/>
        </table:table-row>
        <table:table-row table:style-name="ro1">
          <table:table-cell office:value-type="float" office:value="614.999" calcext:value-type="float">
            <text:p>614.999</text:p>
          </table:table-cell>
          <table:table-cell office:value-type="float" office:value="8.9776" calcext:value-type="float">
            <text:p>8.9776</text:p>
          </table:table-cell>
          <table:table-cell table:formula="of:=LN([.B617]*1000)" office:value-type="float" office:value="9.10248786499671" calcext:value-type="float">
            <text:p>9.10248786499671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9713" calcext:value-type="float">
            <text:p>8.9713</text:p>
          </table:table-cell>
          <table:table-cell table:formula="of:=LN([.B618]*1000)" office:value-type="float" office:value="9.10178587208809" calcext:value-type="float">
            <text:p>9.10178587208809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9646" calcext:value-type="float">
            <text:p>8.9646</text:p>
          </table:table-cell>
          <table:table-cell table:formula="of:=LN([.B619]*1000)" office:value-type="float" office:value="9.1010387670851" calcext:value-type="float">
            <text:p>9.1010387670851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959" calcext:value-type="float">
            <text:p>8.959</text:p>
          </table:table-cell>
          <table:table-cell table:formula="of:=LN([.B620]*1000)" office:value-type="float" office:value="9.10041389259758" calcext:value-type="float">
            <text:p>9.10041389259758</text:p>
          </table:table-cell>
          <table:table-cell table:number-columns-repeated="7"/>
        </table:table-row>
        <table:table-row table:style-name="ro1">
          <table:table-cell office:value-type="float" office:value="618.999" calcext:value-type="float">
            <text:p>618.999</text:p>
          </table:table-cell>
          <table:table-cell office:value-type="float" office:value="8.9522" calcext:value-type="float">
            <text:p>8.9522</text:p>
          </table:table-cell>
          <table:table-cell table:formula="of:=LN([.B621]*1000)" office:value-type="float" office:value="9.09965459111843" calcext:value-type="float">
            <text:p>9.09965459111843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9466" calcext:value-type="float">
            <text:p>8.9466</text:p>
          </table:table-cell>
          <table:table-cell table:formula="of:=LN([.B622]*1000)" office:value-type="float" office:value="9.09902885082492" calcext:value-type="float">
            <text:p>9.09902885082492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9406" calcext:value-type="float">
            <text:p>8.9406</text:p>
          </table:table-cell>
          <table:table-cell table:formula="of:=LN([.B623]*1000)" office:value-type="float" office:value="9.09835798000947" calcext:value-type="float">
            <text:p>9.09835798000947</text:p>
          </table:table-cell>
          <table:table-cell table:number-columns-repeated="7"/>
        </table:table-row>
        <table:table-row table:style-name="ro1">
          <table:table-cell office:value-type="float" office:value="621.999" calcext:value-type="float">
            <text:p>621.999</text:p>
          </table:table-cell>
          <table:table-cell office:value-type="float" office:value="8.9337" calcext:value-type="float">
            <text:p>8.9337</text:p>
          </table:table-cell>
          <table:table-cell table:formula="of:=LN([.B624]*1000)" office:value-type="float" office:value="9.09758592176464" calcext:value-type="float">
            <text:p>9.09758592176464</text:p>
          </table:table-cell>
          <table:table-cell table:number-columns-repeated="7"/>
        </table:table-row>
        <table:table-row table:style-name="ro1">
          <table:table-cell office:value-type="float" office:value="622.999" calcext:value-type="float">
            <text:p>622.999</text:p>
          </table:table-cell>
          <table:table-cell office:value-type="float" office:value="8.9275" calcext:value-type="float">
            <text:p>8.9275</text:p>
          </table:table-cell>
          <table:table-cell table:formula="of:=LN([.B625]*1000)" office:value-type="float" office:value="9.0968916794686" calcext:value-type="float">
            <text:p>9.0968916794686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9215" calcext:value-type="float">
            <text:p>8.9215</text:p>
          </table:table-cell>
          <table:table-cell table:formula="of:=LN([.B626]*1000)" office:value-type="float" office:value="9.09621937287148" calcext:value-type="float">
            <text:p>9.09621937287148</text:p>
          </table:table-cell>
          <table:table-cell table:number-columns-repeated="7"/>
        </table:table-row>
        <table:table-row table:style-name="ro1">
          <table:table-cell office:value-type="float" office:value="624.999" calcext:value-type="float">
            <text:p>624.999</text:p>
          </table:table-cell>
          <table:table-cell office:value-type="float" office:value="8.9156" calcext:value-type="float">
            <text:p>8.9156</text:p>
          </table:table-cell>
          <table:table-cell table:formula="of:=LN([.B627]*1000)" office:value-type="float" office:value="9.09555783033204" calcext:value-type="float">
            <text:p>9.09555783033204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91" calcext:value-type="float">
            <text:p>8.91</text:p>
          </table:table-cell>
          <table:table-cell table:formula="of:=LN([.B628]*1000)" office:value-type="float" office:value="9.09492952046486" calcext:value-type="float">
            <text:p>9.09492952046486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9035" calcext:value-type="float">
            <text:p>8.9035</text:p>
          </table:table-cell>
          <table:table-cell table:formula="of:=LN([.B629]*1000)" office:value-type="float" office:value="9.09419973684137" calcext:value-type="float">
            <text:p>9.09419973684137</text:p>
          </table:table-cell>
          <table:table-cell table:number-columns-repeated="7"/>
        </table:table-row>
        <table:table-row table:style-name="ro1">
          <table:table-cell office:value-type="float" office:value="627.999" calcext:value-type="float">
            <text:p>627.999</text:p>
          </table:table-cell>
          <table:table-cell office:value-type="float" office:value="8.8977" calcext:value-type="float">
            <text:p>8.8977</text:p>
          </table:table-cell>
          <table:table-cell table:formula="of:=LN([.B630]*1000)" office:value-type="float" office:value="9.09354809535594" calcext:value-type="float">
            <text:p>9.09354809535594</text:p>
          </table:table-cell>
          <table:table-cell table:number-columns-repeated="7"/>
        </table:table-row>
        <table:table-row table:style-name="ro1">
          <table:table-cell office:value-type="float" office:value="628.999" calcext:value-type="float">
            <text:p>628.999</text:p>
          </table:table-cell>
          <table:table-cell office:value-type="float" office:value="8.8914" calcext:value-type="float">
            <text:p>8.8914</text:p>
          </table:table-cell>
          <table:table-cell table:formula="of:=LN([.B631]*1000)" office:value-type="float" office:value="9.09283979642419" calcext:value-type="float">
            <text:p>9.09283979642419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8861" calcext:value-type="float">
            <text:p>8.8861</text:p>
          </table:table-cell>
          <table:table-cell table:formula="of:=LN([.B632]*1000)" office:value-type="float" office:value="9.09224353708997" calcext:value-type="float">
            <text:p>9.09224353708997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8795" calcext:value-type="float">
            <text:p>8.8795</text:p>
          </table:table-cell>
          <table:table-cell table:formula="of:=LN([.B633]*1000)" office:value-type="float" office:value="9.09150052809465" calcext:value-type="float">
            <text:p>9.09150052809465</text:p>
          </table:table-cell>
          <table:table-cell table:number-columns-repeated="7"/>
        </table:table-row>
        <table:table-row table:style-name="ro1">
          <table:table-cell office:value-type="float" office:value="631.999" calcext:value-type="float">
            <text:p>631.999</text:p>
          </table:table-cell>
          <table:table-cell office:value-type="float" office:value="8.8741" calcext:value-type="float">
            <text:p>8.8741</text:p>
          </table:table-cell>
          <table:table-cell table:formula="of:=LN([.B634]*1000)" office:value-type="float" office:value="9.09089220075073" calcext:value-type="float">
            <text:p>9.09089220075073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8676" calcext:value-type="float">
            <text:p>8.8676</text:p>
          </table:table-cell>
          <table:table-cell table:formula="of:=LN([.B635]*1000)" office:value-type="float" office:value="9.0901594637198" calcext:value-type="float">
            <text:p>9.0901594637198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8624" calcext:value-type="float">
            <text:p>8.8624</text:p>
          </table:table-cell>
          <table:table-cell table:formula="of:=LN([.B636]*1000)" office:value-type="float" office:value="9.08957288727884" calcext:value-type="float">
            <text:p>9.08957288727884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8549" calcext:value-type="float">
            <text:p>8.8549</text:p>
          </table:table-cell>
          <table:table-cell table:formula="of:=LN([.B637]*1000)" office:value-type="float" office:value="9.0887262570984" calcext:value-type="float">
            <text:p>9.0887262570984</text:p>
          </table:table-cell>
          <table:table-cell table:number-columns-repeated="7"/>
        </table:table-row>
        <table:table-row table:style-name="ro1">
          <table:table-cell office:value-type="float" office:value="635.999" calcext:value-type="float">
            <text:p>635.999</text:p>
          </table:table-cell>
          <table:table-cell office:value-type="float" office:value="8.8495" calcext:value-type="float">
            <text:p>8.8495</text:p>
          </table:table-cell>
          <table:table-cell table:formula="of:=LN([.B638]*1000)" office:value-type="float" office:value="9.08811623923081" calcext:value-type="float">
            <text:p>9.08811623923081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8442" calcext:value-type="float">
            <text:p>8.8442</text:p>
          </table:table-cell>
          <table:table-cell table:formula="of:=LN([.B639]*1000)" office:value-type="float" office:value="9.08751715592336" calcext:value-type="float">
            <text:p>9.08751715592336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838" calcext:value-type="float">
            <text:p>8.838</text:p>
          </table:table-cell>
          <table:table-cell table:formula="of:=LN([.B640]*1000)" office:value-type="float" office:value="9.08681588569069" calcext:value-type="float">
            <text:p>9.08681588569069</text:p>
          </table:table-cell>
          <table:table-cell table:number-columns-repeated="7"/>
        </table:table-row>
        <table:table-row table:style-name="ro1">
          <table:table-cell office:value-type="float" office:value="638.999" calcext:value-type="float">
            <text:p>638.999</text:p>
          </table:table-cell>
          <table:table-cell office:value-type="float" office:value="8.8321" calcext:value-type="float">
            <text:p>8.8321</text:p>
          </table:table-cell>
          <table:table-cell table:formula="of:=LN([.B641]*1000)" office:value-type="float" office:value="9.08614809091655" calcext:value-type="float">
            <text:p>9.08614809091655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8261" calcext:value-type="float">
            <text:p>8.8261</text:p>
          </table:table-cell>
          <table:table-cell table:formula="of:=LN([.B642]*1000)" office:value-type="float" office:value="9.0854685199262" calcext:value-type="float">
            <text:p>9.0854685199262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8204" calcext:value-type="float">
            <text:p>8.8204</text:p>
          </table:table-cell>
          <table:table-cell table:formula="of:=LN([.B643]*1000)" office:value-type="float" office:value="9.08482249944641" calcext:value-type="float">
            <text:p>9.08482249944641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8143" calcext:value-type="float">
            <text:p>8.8143</text:p>
          </table:table-cell>
          <table:table-cell table:formula="of:=LN([.B644]*1000)" office:value-type="float" office:value="9.0841306815824" calcext:value-type="float">
            <text:p>9.0841306815824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8085" calcext:value-type="float">
            <text:p>8.8085</text:p>
          </table:table-cell>
          <table:table-cell table:formula="of:=LN([.B645]*1000)" office:value-type="float" office:value="9.08347244336719" calcext:value-type="float">
            <text:p>9.08347244336719</text:p>
          </table:table-cell>
          <table:table-cell table:number-columns-repeated="7"/>
        </table:table-row>
        <table:table-row table:style-name="ro1">
          <table:table-cell office:value-type="float" office:value="643.999" calcext:value-type="float">
            <text:p>643.999</text:p>
          </table:table-cell>
          <table:table-cell office:value-type="float" office:value="8.8017" calcext:value-type="float">
            <text:p>8.8017</text:p>
          </table:table-cell>
          <table:table-cell table:formula="of:=LN([.B646]*1000)" office:value-type="float" office:value="9.08270016362727" calcext:value-type="float">
            <text:p>9.08270016362727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7959" calcext:value-type="float">
            <text:p>8.7959</text:p>
          </table:table-cell>
          <table:table-cell table:formula="of:=LN([.B647]*1000)" office:value-type="float" office:value="9.08204098280602" calcext:value-type="float">
            <text:p>9.08204098280602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7905" calcext:value-type="float">
            <text:p>8.7905</text:p>
          </table:table-cell>
          <table:table-cell table:formula="of:=LN([.B648]*1000)" office:value-type="float" office:value="9.08142687188284" calcext:value-type="float">
            <text:p>9.08142687188284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7841" calcext:value-type="float">
            <text:p>8.7841</text:p>
          </table:table-cell>
          <table:table-cell table:formula="of:=LN([.B649]*1000)" office:value-type="float" office:value="9.08069854801967" calcext:value-type="float">
            <text:p>9.08069854801967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7793" calcext:value-type="float">
            <text:p>8.7793</text:p>
          </table:table-cell>
          <table:table-cell table:formula="of:=LN([.B650]*1000)" office:value-type="float" office:value="9.08015195679934" calcext:value-type="float">
            <text:p>9.08015195679934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7651" calcext:value-type="float">
            <text:p>8.7651</text:p>
          </table:table-cell>
          <table:table-cell table:formula="of:=LN([.B651]*1000)" office:value-type="float" office:value="9.07853320630337" calcext:value-type="float">
            <text:p>9.07853320630337</text:p>
          </table:table-cell>
          <table:table-cell table:number-columns-repeated="7"/>
        </table:table-row>
        <table:table-row table:style-name="ro1">
          <table:table-cell office:value-type="float" office:value="649.999" calcext:value-type="float">
            <text:p>649.999</text:p>
          </table:table-cell>
          <table:table-cell office:value-type="float" office:value="8.7664" calcext:value-type="float">
            <text:p>8.7664</text:p>
          </table:table-cell>
          <table:table-cell table:formula="of:=LN([.B652]*1000)" office:value-type="float" office:value="9.07868151078415" calcext:value-type="float">
            <text:p>9.07868151078415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7596" calcext:value-type="float">
            <text:p>8.7596</text:p>
          </table:table-cell>
          <table:table-cell table:formula="of:=LN([.B653]*1000)" office:value-type="float" office:value="9.07790552078744" calcext:value-type="float">
            <text:p>9.07790552078744</text:p>
          </table:table-cell>
          <table:table-cell table:number-columns-repeated="7"/>
        </table:table-row>
        <table:table-row table:style-name="ro1">
          <table:table-cell office:value-type="float" office:value="651.999" calcext:value-type="float">
            <text:p>651.999</text:p>
          </table:table-cell>
          <table:table-cell office:value-type="float" office:value="8.7548" calcext:value-type="float">
            <text:p>8.7548</text:p>
          </table:table-cell>
          <table:table-cell table:formula="of:=LN([.B654]*1000)" office:value-type="float" office:value="9.07735740036993" calcext:value-type="float">
            <text:p>9.07735740036993</text:p>
          </table:table-cell>
          <table:table-cell table:number-columns-repeated="7"/>
        </table:table-row>
        <table:table-row table:style-name="ro1">
          <table:table-cell office:value-type="float" office:value="652.999" calcext:value-type="float">
            <text:p>652.999</text:p>
          </table:table-cell>
          <table:table-cell office:value-type="float" office:value="8.7482" calcext:value-type="float">
            <text:p>8.7482</text:p>
          </table:table-cell>
          <table:table-cell table:formula="of:=LN([.B655]*1000)" office:value-type="float" office:value="9.07660324390386" calcext:value-type="float">
            <text:p>9.07660324390386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743" calcext:value-type="float">
            <text:p>8.743</text:p>
          </table:table-cell>
          <table:table-cell table:formula="of:=LN([.B656]*1000)" office:value-type="float" office:value="9.07600865918089" calcext:value-type="float">
            <text:p>9.07600865918089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7365" calcext:value-type="float">
            <text:p>8.7365</text:p>
          </table:table-cell>
          <table:table-cell table:formula="of:=LN([.B657]*1000)" office:value-type="float" office:value="9.07526493077909" calcext:value-type="float">
            <text:p>9.07526493077909</text:p>
          </table:table-cell>
          <table:table-cell table:number-columns-repeated="7"/>
        </table:table-row>
        <table:table-row table:style-name="ro1">
          <table:table-cell office:value-type="float" office:value="655.999" calcext:value-type="float">
            <text:p>655.999</text:p>
          </table:table-cell>
          <table:table-cell office:value-type="float" office:value="8.7306" calcext:value-type="float">
            <text:p>8.7306</text:p>
          </table:table-cell>
          <table:table-cell table:formula="of:=LN([.B658]*1000)" office:value-type="float" office:value="9.07458937499429" calcext:value-type="float">
            <text:p>9.07458937499429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7248" calcext:value-type="float">
            <text:p>8.7248</text:p>
          </table:table-cell>
          <table:table-cell table:formula="of:=LN([.B659]*1000)" office:value-type="float" office:value="9.0739248241718" calcext:value-type="float">
            <text:p>9.0739248241718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7207" calcext:value-type="float">
            <text:p>8.7207</text:p>
          </table:table-cell>
          <table:table-cell table:formula="of:=LN([.B660]*1000)" office:value-type="float" office:value="9.0734547889105" calcext:value-type="float">
            <text:p>9.0734547889105</text:p>
          </table:table-cell>
          <table:table-cell table:number-columns-repeated="7"/>
        </table:table-row>
        <table:table-row table:style-name="ro1">
          <table:table-cell office:value-type="float" office:value="658.999" calcext:value-type="float">
            <text:p>658.999</text:p>
          </table:table-cell>
          <table:table-cell office:value-type="float" office:value="8.7139" calcext:value-type="float">
            <text:p>8.7139</text:p>
          </table:table-cell>
          <table:table-cell table:formula="of:=LN([.B661]*1000)" office:value-type="float" office:value="9.07267473082545" calcext:value-type="float">
            <text:p>9.0726747308254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7064" calcext:value-type="float">
            <text:p>8.7064</text:p>
          </table:table-cell>
          <table:table-cell table:formula="of:=LN([.B662]*1000)" office:value-type="float" office:value="9.07181366638185" calcext:value-type="float">
            <text:p>9.07181366638185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7017" calcext:value-type="float">
            <text:p>8.7017</text:p>
          </table:table-cell>
          <table:table-cell table:formula="of:=LN([.B663]*1000)" office:value-type="float" office:value="9.07127368785298" calcext:value-type="float">
            <text:p>9.07127368785298</text:p>
          </table:table-cell>
          <table:table-cell table:number-columns-repeated="7"/>
        </table:table-row>
        <table:table-row table:style-name="ro1">
          <table:table-cell office:value-type="float" office:value="661.999" calcext:value-type="float">
            <text:p>661.999</text:p>
          </table:table-cell>
          <table:table-cell office:value-type="float" office:value="8.6959" calcext:value-type="float">
            <text:p>8.6959</text:p>
          </table:table-cell>
          <table:table-cell table:formula="of:=LN([.B664]*1000)" office:value-type="float" office:value="9.07060692919491" calcext:value-type="float">
            <text:p>9.07060692919491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6896" calcext:value-type="float">
            <text:p>8.6896</text:p>
          </table:table-cell>
          <table:table-cell table:formula="of:=LN([.B665]*1000)" office:value-type="float" office:value="9.06988218728058" calcext:value-type="float">
            <text:p>9.06988218728058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6838" calcext:value-type="float">
            <text:p>8.6838</text:p>
          </table:table-cell>
          <table:table-cell table:formula="of:=LN([.B666]*1000)" office:value-type="float" office:value="9.06921449987161" calcext:value-type="float">
            <text:p>9.06921449987161</text:p>
          </table:table-cell>
          <table:table-cell table:number-columns-repeated="7"/>
        </table:table-row>
        <table:table-row table:style-name="ro1">
          <table:table-cell office:value-type="float" office:value="664.999" calcext:value-type="float">
            <text:p>664.999</text:p>
          </table:table-cell>
          <table:table-cell office:value-type="float" office:value="8.6782" calcext:value-type="float">
            <text:p>8.6782</text:p>
          </table:table-cell>
          <table:table-cell table:formula="of:=LN([.B667]*1000)" office:value-type="float" office:value="9.0685694128777" calcext:value-type="float">
            <text:p>9.0685694128777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6716" calcext:value-type="float">
            <text:p>8.6716</text:p>
          </table:table-cell>
          <table:table-cell table:formula="of:=LN([.B668]*1000)" office:value-type="float" office:value="9.06780859715436" calcext:value-type="float">
            <text:p>9.06780859715436</text:p>
          </table:table-cell>
          <table:table-cell table:number-columns-repeated="7"/>
        </table:table-row>
        <table:table-row table:style-name="ro1">
          <table:table-cell office:value-type="float" office:value="666.999" calcext:value-type="float">
            <text:p>666.999</text:p>
          </table:table-cell>
          <table:table-cell office:value-type="float" office:value="8.6667" calcext:value-type="float">
            <text:p>8.6667</text:p>
          </table:table-cell>
          <table:table-cell table:formula="of:=LN([.B669]*1000)" office:value-type="float" office:value="9.06724337448196" calcext:value-type="float">
            <text:p>9.06724337448196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6616" calcext:value-type="float">
            <text:p>8.6616</text:p>
          </table:table-cell>
          <table:table-cell table:formula="of:=LN([.B670]*1000)" office:value-type="float" office:value="9.06665474199669" calcext:value-type="float">
            <text:p>9.06665474199669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6544" calcext:value-type="float">
            <text:p>8.6544</text:p>
          </table:table-cell>
          <table:table-cell table:formula="of:=LN([.B671]*1000)" office:value-type="float" office:value="9.06582314111716" calcext:value-type="float">
            <text:p>9.06582314111716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6489" calcext:value-type="float">
            <text:p>8.6489</text:p>
          </table:table-cell>
          <table:table-cell table:formula="of:=LN([.B672]*1000)" office:value-type="float" office:value="9.06518742420938" calcext:value-type="float">
            <text:p>9.06518742420938</text:p>
          </table:table-cell>
          <table:table-cell table:number-columns-repeated="7"/>
        </table:table-row>
        <table:table-row table:style-name="ro1">
          <table:table-cell office:value-type="float" office:value="670.999" calcext:value-type="float">
            <text:p>670.999</text:p>
          </table:table-cell>
          <table:table-cell office:value-type="float" office:value="8.6425" calcext:value-type="float">
            <text:p>8.6425</text:p>
          </table:table-cell>
          <table:table-cell table:formula="of:=LN([.B673]*1000)" office:value-type="float" office:value="9.06444717179578" calcext:value-type="float">
            <text:p>9.06444717179578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6362" calcext:value-type="float">
            <text:p>8.6362</text:p>
          </table:table-cell>
          <table:table-cell table:formula="of:=LN([.B674]*1000)" office:value-type="float" office:value="9.06371795023638" calcext:value-type="float">
            <text:p>9.06371795023638</text:p>
          </table:table-cell>
          <table:table-cell table:number-columns-repeated="7"/>
        </table:table-row>
        <table:table-row table:style-name="ro1">
          <table:table-cell office:value-type="float" office:value="672.999" calcext:value-type="float">
            <text:p>672.999</text:p>
          </table:table-cell>
          <table:table-cell office:value-type="float" office:value="8.6306" calcext:value-type="float">
            <text:p>8.6306</text:p>
          </table:table-cell>
          <table:table-cell table:formula="of:=LN([.B675]*1000)" office:value-type="float" office:value="9.06306930657382" calcext:value-type="float">
            <text:p>9.06306930657382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6248" calcext:value-type="float">
            <text:p>8.6248</text:p>
          </table:table-cell>
          <table:table-cell table:formula="of:=LN([.B676]*1000)" office:value-type="float" office:value="9.06239705322491" calcext:value-type="float">
            <text:p>9.06239705322491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6189" calcext:value-type="float">
            <text:p>8.6189</text:p>
          </table:table-cell>
          <table:table-cell table:formula="of:=LN([.B677]*1000)" office:value-type="float" office:value="9.06171274530605" calcext:value-type="float">
            <text:p>9.06171274530605</text:p>
          </table:table-cell>
          <table:table-cell table:number-columns-repeated="7"/>
        </table:table-row>
        <table:table-row table:style-name="ro1">
          <table:table-cell office:value-type="float" office:value="675.999" calcext:value-type="float">
            <text:p>675.999</text:p>
          </table:table-cell>
          <table:table-cell office:value-type="float" office:value="8.6124" calcext:value-type="float">
            <text:p>8.6124</text:p>
          </table:table-cell>
          <table:table-cell table:formula="of:=LN([.B678]*1000)" office:value-type="float" office:value="9.06095830422403" calcext:value-type="float">
            <text:p>9.06095830422403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6074" calcext:value-type="float">
            <text:p>8.6074</text:p>
          </table:table-cell>
          <table:table-cell table:formula="of:=LN([.B679]*1000)" office:value-type="float" office:value="9.06037757737" calcext:value-type="float">
            <text:p>9.06037757737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602" calcext:value-type="float">
            <text:p>8.602</text:p>
          </table:table-cell>
          <table:table-cell table:formula="of:=LN([.B680]*1000)" office:value-type="float" office:value="9.05975001334368" calcext:value-type="float">
            <text:p>9.05975001334368</text:p>
          </table:table-cell>
          <table:table-cell table:number-columns-repeated="7"/>
        </table:table-row>
        <table:table-row table:style-name="ro1">
          <table:table-cell office:value-type="float" office:value="678.999" calcext:value-type="float">
            <text:p>678.999</text:p>
          </table:table-cell>
          <table:table-cell office:value-type="float" office:value="8.5953" calcext:value-type="float">
            <text:p>8.5953</text:p>
          </table:table-cell>
          <table:table-cell table:formula="of:=LN([.B681]*1000)" office:value-type="float" office:value="9.05897082122178" calcext:value-type="float">
            <text:p>9.05897082122178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5897" calcext:value-type="float">
            <text:p>8.5897</text:p>
          </table:table-cell>
          <table:table-cell table:formula="of:=LN([.B682]*1000)" office:value-type="float" office:value="9.05831909003782" calcext:value-type="float">
            <text:p>9.05831909003782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5835" calcext:value-type="float">
            <text:p>8.5835</text:p>
          </table:table-cell>
          <table:table-cell table:formula="of:=LN([.B683]*1000)" office:value-type="float" office:value="9.05759703471098" calcext:value-type="float">
            <text:p>9.05759703471098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5779" calcext:value-type="float">
            <text:p>8.5779</text:p>
          </table:table-cell>
          <table:table-cell table:formula="of:=LN([.B684]*1000)" office:value-type="float" office:value="9.0569444072798" calcext:value-type="float">
            <text:p>9.0569444072798</text:p>
          </table:table-cell>
          <table:table-cell table:number-columns-repeated="7"/>
        </table:table-row>
        <table:table-row table:style-name="ro1">
          <table:table-cell office:value-type="float" office:value="682.999" calcext:value-type="float">
            <text:p>682.999</text:p>
          </table:table-cell>
          <table:table-cell office:value-type="float" office:value="8.572" calcext:value-type="float">
            <text:p>8.572</text:p>
          </table:table-cell>
          <table:table-cell table:formula="of:=LN([.B685]*1000)" office:value-type="float" office:value="9.05625635659347" calcext:value-type="float">
            <text:p>9.05625635659347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566" calcext:value-type="float">
            <text:p>8.566</text:p>
          </table:table-cell>
          <table:table-cell table:formula="of:=LN([.B686]*1000)" office:value-type="float" office:value="9.05555615817532" calcext:value-type="float">
            <text:p>9.05555615817532</text:p>
          </table:table-cell>
          <table:table-cell table:number-columns-repeated="7"/>
        </table:table-row>
        <table:table-row table:style-name="ro1">
          <table:table-cell office:value-type="float" office:value="684.999" calcext:value-type="float">
            <text:p>684.999</text:p>
          </table:table-cell>
          <table:table-cell office:value-type="float" office:value="8.5604" calcext:value-type="float">
            <text:p>8.5604</text:p>
          </table:table-cell>
          <table:table-cell table:formula="of:=LN([.B687]*1000)" office:value-type="float" office:value="9.05490219701599" calcext:value-type="float">
            <text:p>9.05490219701599</text:p>
          </table:table-cell>
          <table:table-cell table:number-columns-repeated="7"/>
        </table:table-row>
        <table:table-row table:style-name="ro1">
          <table:table-cell office:value-type="float" office:value="685.999" calcext:value-type="float">
            <text:p>685.999</text:p>
          </table:table-cell>
          <table:table-cell office:value-type="float" office:value="8.5551" calcext:value-type="float">
            <text:p>8.5551</text:p>
          </table:table-cell>
          <table:table-cell table:formula="of:=LN([.B688]*1000)" office:value-type="float" office:value="9.0542828753287" calcext:value-type="float">
            <text:p>9.0542828753287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549" calcext:value-type="float">
            <text:p>8.549</text:p>
          </table:table-cell>
          <table:table-cell table:formula="of:=LN([.B689]*1000)" office:value-type="float" office:value="9.05356959602623" calcext:value-type="float">
            <text:p>9.05356959602623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543" calcext:value-type="float">
            <text:p>8.543</text:p>
          </table:table-cell>
          <table:table-cell table:formula="of:=LN([.B690]*1000)" office:value-type="float" office:value="9.05286751315162" calcext:value-type="float">
            <text:p>9.05286751315162</text:p>
          </table:table-cell>
          <table:table-cell table:number-columns-repeated="7"/>
        </table:table-row>
        <table:table-row table:style-name="ro1">
          <table:table-cell office:value-type="float" office:value="688.999" calcext:value-type="float">
            <text:p>688.999</text:p>
          </table:table-cell>
          <table:table-cell office:value-type="float" office:value="8.5363" calcext:value-type="float">
            <text:p>8.5363</text:p>
          </table:table-cell>
          <table:table-cell table:formula="of:=LN([.B691]*1000)" office:value-type="float" office:value="9.05208293763111" calcext:value-type="float">
            <text:p>9.05208293763111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5317" calcext:value-type="float">
            <text:p>8.5317</text:p>
          </table:table-cell>
          <table:table-cell table:formula="of:=LN([.B692]*1000)" office:value-type="float" office:value="9.05154391722903" calcext:value-type="float">
            <text:p>9.05154391722903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5268" calcext:value-type="float">
            <text:p>8.5268</text:p>
          </table:table-cell>
          <table:table-cell table:formula="of:=LN([.B693]*1000)" office:value-type="float" office:value="9.05096942355904" calcext:value-type="float">
            <text:p>9.05096942355904</text:p>
          </table:table-cell>
          <table:table-cell table:number-columns-repeated="7"/>
        </table:table-row>
        <table:table-row table:style-name="ro1">
          <table:table-cell office:value-type="float" office:value="691.999" calcext:value-type="float">
            <text:p>691.999</text:p>
          </table:table-cell>
          <table:table-cell office:value-type="float" office:value="8.5201" calcext:value-type="float">
            <text:p>8.5201</text:p>
          </table:table-cell>
          <table:table-cell table:formula="of:=LN([.B694]*1000)" office:value-type="float" office:value="9.05018335684368" calcext:value-type="float">
            <text:p>9.05018335684368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5141" calcext:value-type="float">
            <text:p>8.5141</text:p>
          </table:table-cell>
          <table:table-cell table:formula="of:=LN([.B695]*1000)" office:value-type="float" office:value="9.0494788916797" calcext:value-type="float">
            <text:p>9.0494788916797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5083" calcext:value-type="float">
            <text:p>8.5083</text:p>
          </table:table-cell>
          <table:table-cell table:formula="of:=LN([.B696]*1000)" office:value-type="float" office:value="9.04879743662936" calcext:value-type="float">
            <text:p>9.04879743662936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5029" calcext:value-type="float">
            <text:p>8.5029</text:p>
          </table:table-cell>
          <table:table-cell table:formula="of:=LN([.B697]*1000)" office:value-type="float" office:value="9.04816256076154" calcext:value-type="float">
            <text:p>9.04816256076154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4972" calcext:value-type="float">
            <text:p>8.4972</text:p>
          </table:table-cell>
          <table:table-cell table:formula="of:=LN([.B698]*1000)" office:value-type="float" office:value="9.04749197644573" calcext:value-type="float">
            <text:p>9.04749197644573</text:p>
          </table:table-cell>
          <table:table-cell table:number-columns-repeated="7"/>
        </table:table-row>
        <table:table-row table:style-name="ro1">
          <table:table-cell office:value-type="float" office:value="696.999" calcext:value-type="float">
            <text:p>696.999</text:p>
          </table:table-cell>
          <table:table-cell office:value-type="float" office:value="8.4914" calcext:value-type="float">
            <text:p>8.4914</text:p>
          </table:table-cell>
          <table:table-cell table:formula="of:=LN([.B699]*1000)" office:value-type="float" office:value="9.04680916559312" calcext:value-type="float">
            <text:p>9.04680916559312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4859" calcext:value-type="float">
            <text:p>8.4859</text:p>
          </table:table-cell>
          <table:table-cell table:formula="of:=LN([.B700]*1000)" office:value-type="float" office:value="9.04616124157782" calcext:value-type="float">
            <text:p>9.04616124157782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4805" calcext:value-type="float">
            <text:p>8.4805</text:p>
          </table:table-cell>
          <table:table-cell table:formula="of:=LN([.B701]*1000)" office:value-type="float" office:value="9.04552468931189" calcext:value-type="float">
            <text:p>9.04552468931189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4753" calcext:value-type="float">
            <text:p>8.4753</text:p>
          </table:table-cell>
          <table:table-cell table:formula="of:=LN([.B702]*1000)" office:value-type="float" office:value="9.04491132985224" calcext:value-type="float">
            <text:p>9.04491132985224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4693" calcext:value-type="float">
            <text:p>8.4693</text:p>
          </table:table-cell>
          <table:table-cell table:formula="of:=LN([.B703]*1000)" office:value-type="float" office:value="9.04420313960275" calcext:value-type="float">
            <text:p>9.04420313960275</text:p>
          </table:table-cell>
          <table:table-cell table:number-columns-repeated="7"/>
        </table:table-row>
        <table:table-row table:style-name="ro1">
          <table:table-cell office:value-type="float" office:value="701.999" calcext:value-type="float">
            <text:p>701.999</text:p>
          </table:table-cell>
          <table:table-cell office:value-type="float" office:value="8.464" calcext:value-type="float">
            <text:p>8.464</text:p>
          </table:table-cell>
          <table:table-cell table:formula="of:=LN([.B704]*1000)" office:value-type="float" office:value="9.04357715409808" calcext:value-type="float">
            <text:p>9.04357715409808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4583" calcext:value-type="float">
            <text:p>8.4583</text:p>
          </table:table-cell>
          <table:table-cell table:formula="of:=LN([.B705]*1000)" office:value-type="float" office:value="9.04290348678151" calcext:value-type="float">
            <text:p>9.04290348678151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4526" calcext:value-type="float">
            <text:p>8.4526</text:p>
          </table:table-cell>
          <table:table-cell table:formula="of:=LN([.B706]*1000)" office:value-type="float" office:value="9.04222936533134" calcext:value-type="float">
            <text:p>9.04222936533134</text:p>
          </table:table-cell>
          <table:table-cell table:number-columns-repeated="7"/>
        </table:table-row>
        <table:table-row table:style-name="ro1">
          <table:table-cell office:value-type="float" office:value="704.999" calcext:value-type="float">
            <text:p>704.999</text:p>
          </table:table-cell>
          <table:table-cell office:value-type="float" office:value="8.4465" calcext:value-type="float">
            <text:p>8.4465</text:p>
          </table:table-cell>
          <table:table-cell table:formula="of:=LN([.B707]*1000)" office:value-type="float" office:value="9.04150743336278" calcext:value-type="float">
            <text:p>9.04150743336278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4413" calcext:value-type="float">
            <text:p>8.4413</text:p>
          </table:table-cell>
          <table:table-cell table:formula="of:=LN([.B708]*1000)" office:value-type="float" office:value="9.04089160416486" calcext:value-type="float">
            <text:p>9.04089160416486</text:p>
          </table:table-cell>
          <table:table-cell table:number-columns-repeated="7"/>
        </table:table-row>
        <table:table-row table:style-name="ro1">
          <table:table-cell office:value-type="float" office:value="706.999" calcext:value-type="float">
            <text:p>706.999</text:p>
          </table:table-cell>
          <table:table-cell office:value-type="float" office:value="8.4348" calcext:value-type="float">
            <text:p>8.4348</text:p>
          </table:table-cell>
          <table:table-cell table:formula="of:=LN([.B709]*1000)" office:value-type="float" office:value="9.04012128396986" calcext:value-type="float">
            <text:p>9.04012128396986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4292" calcext:value-type="float">
            <text:p>8.4292</text:p>
          </table:table-cell>
          <table:table-cell table:formula="of:=LN([.B710]*1000)" office:value-type="float" office:value="9.03945714732306" calcext:value-type="float">
            <text:p>9.03945714732306</text:p>
          </table:table-cell>
          <table:table-cell table:number-columns-repeated="7"/>
        </table:table-row>
        <table:table-row table:style-name="ro1">
          <table:table-cell office:value-type="float" office:value="708.999" calcext:value-type="float">
            <text:p>708.999</text:p>
          </table:table-cell>
          <table:table-cell office:value-type="float" office:value="8.4232" calcext:value-type="float">
            <text:p>8.4232</text:p>
          </table:table-cell>
          <table:table-cell table:formula="of:=LN([.B711]*1000)" office:value-type="float" office:value="9.03874508254255" calcext:value-type="float">
            <text:p>9.03874508254255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417" calcext:value-type="float">
            <text:p>8.417</text:p>
          </table:table-cell>
          <table:table-cell table:formula="of:=LN([.B712]*1000)" office:value-type="float" office:value="9.03800874921158" calcext:value-type="float">
            <text:p>9.03800874921158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411" calcext:value-type="float">
            <text:p>8.411</text:p>
          </table:table-cell>
          <table:table-cell table:formula="of:=LN([.B713]*1000)" office:value-type="float" office:value="9.03729565196244" calcext:value-type="float">
            <text:p>9.03729565196244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4064" calcext:value-type="float">
            <text:p>8.4064</text:p>
          </table:table-cell>
          <table:table-cell table:formula="of:=LN([.B714]*1000)" office:value-type="float" office:value="9.03674859949122" calcext:value-type="float">
            <text:p>9.03674859949122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4003" calcext:value-type="float">
            <text:p>8.4003</text:p>
          </table:table-cell>
          <table:table-cell table:formula="of:=LN([.B715]*1000)" office:value-type="float" office:value="9.03602269847938" calcext:value-type="float">
            <text:p>9.03602269847938</text:p>
          </table:table-cell>
          <table:table-cell table:number-columns-repeated="7"/>
        </table:table-row>
        <table:table-row table:style-name="ro1">
          <table:table-cell office:value-type="float" office:value="713.999" calcext:value-type="float">
            <text:p>713.999</text:p>
          </table:table-cell>
          <table:table-cell office:value-type="float" office:value="8.3941" calcext:value-type="float">
            <text:p>8.3941</text:p>
          </table:table-cell>
          <table:table-cell table:formula="of:=LN([.B716]*1000)" office:value-type="float" office:value="9.03528435709396" calcext:value-type="float">
            <text:p>9.03528435709396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3887" calcext:value-type="float">
            <text:p>8.3887</text:p>
          </table:table-cell>
          <table:table-cell table:formula="of:=LN([.B717]*1000)" office:value-type="float" office:value="9.0346408410911" calcext:value-type="float">
            <text:p>9.0346408410911</text:p>
          </table:table-cell>
          <table:table-cell table:number-columns-repeated="7"/>
        </table:table-row>
        <table:table-row table:style-name="ro1">
          <table:table-cell office:value-type="float" office:value="715.999" calcext:value-type="float">
            <text:p>715.999</text:p>
          </table:table-cell>
          <table:table-cell office:value-type="float" office:value="8.3835" calcext:value-type="float">
            <text:p>8.3835</text:p>
          </table:table-cell>
          <table:table-cell table:formula="of:=LN([.B718]*1000)" office:value-type="float" office:value="9.03402076737786" calcext:value-type="float">
            <text:p>9.03402076737786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3778" calcext:value-type="float">
            <text:p>8.3778</text:p>
          </table:table-cell>
          <table:table-cell table:formula="of:=LN([.B719]*1000)" office:value-type="float" office:value="9.0333406291762" calcext:value-type="float">
            <text:p>9.0333406291762</text:p>
          </table:table-cell>
          <table:table-cell table:number-columns-repeated="7"/>
        </table:table-row>
        <table:table-row table:style-name="ro1">
          <table:table-cell office:value-type="float" office:value="717.999" calcext:value-type="float">
            <text:p>717.999</text:p>
          </table:table-cell>
          <table:table-cell office:value-type="float" office:value="8.3723" calcext:value-type="float">
            <text:p>8.3723</text:p>
          </table:table-cell>
          <table:table-cell table:formula="of:=LN([.B720]*1000)" office:value-type="float" office:value="9.03268391665536" calcext:value-type="float">
            <text:p>9.03268391665536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3676" calcext:value-type="float">
            <text:p>8.3676</text:p>
          </table:table-cell>
          <table:table-cell table:formula="of:=LN([.B721]*1000)" office:value-type="float" office:value="9.03212238401497" calcext:value-type="float">
            <text:p>9.03212238401497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3617" calcext:value-type="float">
            <text:p>8.3617</text:p>
          </table:table-cell>
          <table:table-cell table:formula="of:=LN([.B722]*1000)" office:value-type="float" office:value="9.03141703468838" calcext:value-type="float">
            <text:p>9.03141703468838</text:p>
          </table:table-cell>
          <table:table-cell table:number-columns-repeated="7"/>
        </table:table-row>
        <table:table-row table:style-name="ro1">
          <table:table-cell office:value-type="float" office:value="720.999" calcext:value-type="float">
            <text:p>720.999</text:p>
          </table:table-cell>
          <table:table-cell office:value-type="float" office:value="8.3545" calcext:value-type="float">
            <text:p>8.3545</text:p>
          </table:table-cell>
          <table:table-cell table:formula="of:=LN([.B723]*1000)" office:value-type="float" office:value="9.0305555948342" calcext:value-type="float">
            <text:p>9.0305555948342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3501" calcext:value-type="float">
            <text:p>8.3501</text:p>
          </table:table-cell>
          <table:table-cell table:formula="of:=LN([.B724]*1000)" office:value-type="float" office:value="9.03002879382109" calcext:value-type="float">
            <text:p>9.03002879382109</text:p>
          </table:table-cell>
          <table:table-cell table:number-columns-repeated="7"/>
        </table:table-row>
        <table:table-row table:style-name="ro1">
          <table:table-cell office:value-type="float" office:value="722.999" calcext:value-type="float">
            <text:p>722.999</text:p>
          </table:table-cell>
          <table:table-cell office:value-type="float" office:value="8.3438" calcext:value-type="float">
            <text:p>8.3438</text:p>
          </table:table-cell>
          <table:table-cell table:formula="of:=LN([.B725]*1000)" office:value-type="float" office:value="9.02927402707407" calcext:value-type="float">
            <text:p>9.02927402707407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339" calcext:value-type="float">
            <text:p>8.339</text:p>
          </table:table-cell>
          <table:table-cell table:formula="of:=LN([.B726]*1000)" office:value-type="float" office:value="9.02869858408699" calcext:value-type="float">
            <text:p>9.02869858408699</text:p>
          </table:table-cell>
          <table:table-cell table:number-columns-repeated="7"/>
        </table:table-row>
        <table:table-row table:style-name="ro1">
          <table:table-cell office:value-type="float" office:value="724.999" calcext:value-type="float">
            <text:p>724.999</text:p>
          </table:table-cell>
          <table:table-cell office:value-type="float" office:value="8.3331" calcext:value-type="float">
            <text:p>8.3331</text:p>
          </table:table-cell>
          <table:table-cell table:formula="of:=LN([.B727]*1000)" office:value-type="float" office:value="9.02799081479022" calcext:value-type="float">
            <text:p>9.02799081479022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3282" calcext:value-type="float">
            <text:p>8.3282</text:p>
          </table:table-cell>
          <table:table-cell table:formula="of:=LN([.B728]*1000)" office:value-type="float" office:value="9.02740262537628" calcext:value-type="float">
            <text:p>9.02740262537628</text:p>
          </table:table-cell>
          <table:table-cell table:number-columns-repeated="7"/>
        </table:table-row>
        <table:table-row table:style-name="ro1">
          <table:table-cell office:value-type="float" office:value="726.999" calcext:value-type="float">
            <text:p>726.999</text:p>
          </table:table-cell>
          <table:table-cell office:value-type="float" office:value="8.3216" calcext:value-type="float">
            <text:p>8.3216</text:p>
          </table:table-cell>
          <table:table-cell table:formula="of:=LN([.B729]*1000)" office:value-type="float" office:value="9.02660982301881" calcext:value-type="float">
            <text:p>9.02660982301881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316" calcext:value-type="float">
            <text:p>8.316</text:p>
          </table:table-cell>
          <table:table-cell table:formula="of:=LN([.B730]*1000)" office:value-type="float" office:value="9.0259366489779" calcext:value-type="float">
            <text:p>9.0259366489779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3108" calcext:value-type="float">
            <text:p>8.3108</text:p>
          </table:table-cell>
          <table:table-cell table:formula="of:=LN([.B731]*1000)" office:value-type="float" office:value="9.02531115277063" calcext:value-type="float">
            <text:p>9.02531115277063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3041" calcext:value-type="float">
            <text:p>8.3041</text:p>
          </table:table-cell>
          <table:table-cell table:formula="of:=LN([.B732]*1000)" office:value-type="float" office:value="9.02450464772237" calcext:value-type="float">
            <text:p>9.02450464772237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298" calcext:value-type="float">
            <text:p>8.298</text:p>
          </table:table-cell>
          <table:table-cell table:formula="of:=LN([.B733]*1000)" office:value-type="float" office:value="9.02376980089281" calcext:value-type="float">
            <text:p>9.02376980089281</text:p>
          </table:table-cell>
          <table:table-cell table:number-columns-repeated="7"/>
        </table:table-row>
        <table:table-row table:style-name="ro1">
          <table:table-cell office:value-type="float" office:value="731.999" calcext:value-type="float">
            <text:p>731.999</text:p>
          </table:table-cell>
          <table:table-cell office:value-type="float" office:value="8.2922" calcext:value-type="float">
            <text:p>8.2922</text:p>
          </table:table-cell>
          <table:table-cell table:formula="of:=LN([.B734]*1000)" office:value-type="float" office:value="9.02307059289818" calcext:value-type="float">
            <text:p>9.02307059289818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2872" calcext:value-type="float">
            <text:p>8.2872</text:p>
          </table:table-cell>
          <table:table-cell table:formula="of:=LN([.B735]*1000)" office:value-type="float" office:value="9.02246743474389" calcext:value-type="float">
            <text:p>9.02246743474389</text:p>
          </table:table-cell>
          <table:table-cell table:number-columns-repeated="7"/>
        </table:table-row>
        <table:table-row table:style-name="ro1">
          <table:table-cell office:value-type="float" office:value="733.999" calcext:value-type="float">
            <text:p>733.999</text:p>
          </table:table-cell>
          <table:table-cell office:value-type="float" office:value="8.2804" calcext:value-type="float">
            <text:p>8.2804</text:p>
          </table:table-cell>
          <table:table-cell table:formula="of:=LN([.B736]*1000)" office:value-type="float" office:value="9.0216465553912" calcext:value-type="float">
            <text:p>9.0216465553912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2746" calcext:value-type="float">
            <text:p>8.2746</text:p>
          </table:table-cell>
          <table:table-cell table:formula="of:=LN([.B737]*1000)" office:value-type="float" office:value="9.02094586070835" calcext:value-type="float">
            <text:p>9.02094586070835</text:p>
          </table:table-cell>
          <table:table-cell table:number-columns-repeated="7"/>
        </table:table-row>
        <table:table-row table:style-name="ro1">
          <table:table-cell office:value-type="float" office:value="735.999" calcext:value-type="float">
            <text:p>735.999</text:p>
          </table:table-cell>
          <table:table-cell office:value-type="float" office:value="8.2699" calcext:value-type="float">
            <text:p>8.2699</text:p>
          </table:table-cell>
          <table:table-cell table:formula="of:=LN([.B738]*1000)" office:value-type="float" office:value="9.0203776960462" calcext:value-type="float">
            <text:p>9.0203776960462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2634" calcext:value-type="float">
            <text:p>8.2634</text:p>
          </table:table-cell>
          <table:table-cell table:formula="of:=LN([.B739]*1000)" office:value-type="float" office:value="9.01959140409784" calcext:value-type="float">
            <text:p>9.01959140409784</text:p>
          </table:table-cell>
          <table:table-cell table:number-columns-repeated="7"/>
        </table:table-row>
        <table:table-row table:style-name="ro1">
          <table:table-cell office:value-type="float" office:value="737.999" calcext:value-type="float">
            <text:p>737.999</text:p>
          </table:table-cell>
          <table:table-cell office:value-type="float" office:value="8.2575" calcext:value-type="float">
            <text:p>8.2575</text:p>
          </table:table-cell>
          <table:table-cell table:formula="of:=LN([.B740]*1000)" office:value-type="float" office:value="9.01887715726494" calcext:value-type="float">
            <text:p>9.01887715726494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2517" calcext:value-type="float">
            <text:p>8.2517</text:p>
          </table:table-cell>
          <table:table-cell table:formula="of:=LN([.B741]*1000)" office:value-type="float" office:value="9.01817451870722" calcext:value-type="float">
            <text:p>9.01817451870722</text:p>
          </table:table-cell>
          <table:table-cell table:number-columns-repeated="7"/>
        </table:table-row>
        <table:table-row table:style-name="ro1">
          <table:table-cell office:value-type="float" office:value="739.999" calcext:value-type="float">
            <text:p>739.999</text:p>
          </table:table-cell>
          <table:table-cell office:value-type="float" office:value="8.2464" calcext:value-type="float">
            <text:p>8.2464</text:p>
          </table:table-cell>
          <table:table-cell table:formula="of:=LN([.B742]*1000)" office:value-type="float" office:value="9.01753202045805" calcext:value-type="float">
            <text:p>9.01753202045805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2402" calcext:value-type="float">
            <text:p>8.2402</text:p>
          </table:table-cell>
          <table:table-cell table:formula="of:=LN([.B743]*1000)" office:value-type="float" office:value="9.01677989445362" calcext:value-type="float">
            <text:p>9.01677989445362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2349" calcext:value-type="float">
            <text:p>8.2349</text:p>
          </table:table-cell>
          <table:table-cell table:formula="of:=LN([.B744]*1000)" office:value-type="float" office:value="9.01613649924718" calcext:value-type="float">
            <text:p>9.01613649924718</text:p>
          </table:table-cell>
          <table:table-cell table:number-columns-repeated="7"/>
        </table:table-row>
        <table:table-row table:style-name="ro1">
          <table:table-cell office:value-type="float" office:value="742.999" calcext:value-type="float">
            <text:p>742.999</text:p>
          </table:table-cell>
          <table:table-cell office:value-type="float" office:value="8.2295" calcext:value-type="float">
            <text:p>8.2295</text:p>
          </table:table-cell>
          <table:table-cell table:formula="of:=LN([.B745]*1000)" office:value-type="float" office:value="9.01548053848412" calcext:value-type="float">
            <text:p>9.01548053848412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2224" calcext:value-type="float">
            <text:p>8.2224</text:p>
          </table:table-cell>
          <table:table-cell table:formula="of:=LN([.B746]*1000)" office:value-type="float" office:value="9.01461741623796" calcext:value-type="float">
            <text:p>9.01461741623796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2197" calcext:value-type="float">
            <text:p>8.2197</text:p>
          </table:table-cell>
          <table:table-cell table:formula="of:=LN([.B747]*1000)" office:value-type="float" office:value="9.01428899103385" calcext:value-type="float">
            <text:p>9.01428899103385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2128" calcext:value-type="float">
            <text:p>8.2128</text:p>
          </table:table-cell>
          <table:table-cell table:formula="of:=LN([.B748]*1000)" office:value-type="float" office:value="9.01344919180604" calcext:value-type="float">
            <text:p>9.01344919180604</text:p>
          </table:table-cell>
          <table:table-cell table:number-columns-repeated="7"/>
        </table:table-row>
        <table:table-row table:style-name="ro1">
          <table:table-cell office:value-type="float" office:value="746.999" calcext:value-type="float">
            <text:p>746.999</text:p>
          </table:table-cell>
          <table:table-cell office:value-type="float" office:value="8.2064" calcext:value-type="float">
            <text:p>8.2064</text:p>
          </table:table-cell>
          <table:table-cell table:formula="of:=LN([.B749]*1000)" office:value-type="float" office:value="9.012669616635" calcext:value-type="float">
            <text:p>9.012669616635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2003" calcext:value-type="float">
            <text:p>8.2003</text:p>
          </table:table-cell>
          <table:table-cell table:formula="of:=LN([.B750]*1000)" office:value-type="float" office:value="9.01192601794897" calcext:value-type="float">
            <text:p>9.01192601794897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1958" calcext:value-type="float">
            <text:p>8.1958</text:p>
          </table:table-cell>
          <table:table-cell table:formula="of:=LN([.B751]*1000)" office:value-type="float" office:value="9.01137710691367" calcext:value-type="float">
            <text:p>9.01137710691367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1898" calcext:value-type="float">
            <text:p>8.1898</text:p>
          </table:table-cell>
          <table:table-cell table:formula="of:=LN([.B752]*1000)" office:value-type="float" office:value="9.01064475652452" calcext:value-type="float">
            <text:p>9.01064475652452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1838" calcext:value-type="float">
            <text:p>8.1838</text:p>
          </table:table-cell>
          <table:table-cell table:formula="of:=LN([.B753]*1000)" office:value-type="float" office:value="9.00991186940519" calcext:value-type="float">
            <text:p>9.00991186940519</text:p>
          </table:table-cell>
          <table:table-cell table:number-columns-repeated="7"/>
        </table:table-row>
        <table:table-row table:style-name="ro1">
          <table:table-cell office:value-type="float" office:value="751.999" calcext:value-type="float">
            <text:p>751.999</text:p>
          </table:table-cell>
          <table:table-cell office:value-type="float" office:value="8.1776" calcext:value-type="float">
            <text:p>8.1776</text:p>
          </table:table-cell>
          <table:table-cell table:formula="of:=LN([.B754]*1000)" office:value-type="float" office:value="9.00915398801402" calcext:value-type="float">
            <text:p>9.00915398801402</text:p>
          </table:table-cell>
          <table:table-cell table:number-columns-repeated="7"/>
        </table:table-row>
        <table:table-row table:style-name="ro1">
          <table:table-cell office:value-type="float" office:value="752.999" calcext:value-type="float">
            <text:p>752.999</text:p>
          </table:table-cell>
          <table:table-cell office:value-type="float" office:value="8.1728" calcext:value-type="float">
            <text:p>8.1728</text:p>
          </table:table-cell>
          <table:table-cell table:formula="of:=LN([.B755]*1000)" office:value-type="float" office:value="9.00856684639817" calcext:value-type="float">
            <text:p>9.00856684639817</text:p>
          </table:table-cell>
          <table:table-cell table:number-columns-repeated="7"/>
        </table:table-row>
        <table:table-row table:style-name="ro1">
          <table:table-cell office:value-type="float" office:value="753.999" calcext:value-type="float">
            <text:p>753.999</text:p>
          </table:table-cell>
          <table:table-cell office:value-type="float" office:value="8.1673" calcext:value-type="float">
            <text:p>8.1673</text:p>
          </table:table-cell>
          <table:table-cell table:formula="of:=LN([.B756]*1000)" office:value-type="float" office:value="9.00789365587819" calcext:value-type="float">
            <text:p>9.00789365587819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1614" calcext:value-type="float">
            <text:p>8.1614</text:p>
          </table:table-cell>
          <table:table-cell table:formula="of:=LN([.B757]*1000)" office:value-type="float" office:value="9.00717100186939" calcext:value-type="float">
            <text:p>9.00717100186939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155" calcext:value-type="float">
            <text:p>8.155</text:p>
          </table:table-cell>
          <table:table-cell table:formula="of:=LN([.B758]*1000)" office:value-type="float" office:value="9.00638651505511" calcext:value-type="float">
            <text:p>9.00638651505511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1507" calcext:value-type="float">
            <text:p>8.1507</text:p>
          </table:table-cell>
          <table:table-cell table:formula="of:=LN([.B759]*1000)" office:value-type="float" office:value="9.00585909211716" calcext:value-type="float">
            <text:p>9.00585909211716</text:p>
          </table:table-cell>
          <table:table-cell table:number-columns-repeated="7"/>
        </table:table-row>
        <table:table-row table:style-name="ro1">
          <table:table-cell office:value-type="float" office:value="757.999" calcext:value-type="float">
            <text:p>757.999</text:p>
          </table:table-cell>
          <table:table-cell office:value-type="float" office:value="8.1451" calcext:value-type="float">
            <text:p>8.1451</text:p>
          </table:table-cell>
          <table:table-cell table:formula="of:=LN([.B760]*1000)" office:value-type="float" office:value="9.00517179843162" calcext:value-type="float">
            <text:p>9.00517179843162</text:p>
          </table:table-cell>
          <table:table-cell table:number-columns-repeated="7"/>
        </table:table-row>
        <table:table-row table:style-name="ro1">
          <table:table-cell office:value-type="float" office:value="758.999" calcext:value-type="float">
            <text:p>758.999</text:p>
          </table:table-cell>
          <table:table-cell office:value-type="float" office:value="8.1395" calcext:value-type="float">
            <text:p>8.1395</text:p>
          </table:table-cell>
          <table:table-cell table:formula="of:=LN([.B761]*1000)" office:value-type="float" office:value="9.00448403204856" calcext:value-type="float">
            <text:p>9.00448403204856</text:p>
          </table:table-cell>
          <table:table-cell table:number-columns-repeated="7"/>
        </table:table-row>
        <table:table-row table:style-name="ro1">
          <table:table-cell office:value-type="float" office:value="759.999" calcext:value-type="float">
            <text:p>759.999</text:p>
          </table:table-cell>
          <table:table-cell office:value-type="float" office:value="8.1343" calcext:value-type="float">
            <text:p>8.1343</text:p>
          </table:table-cell>
          <table:table-cell table:formula="of:=LN([.B762]*1000)" office:value-type="float" office:value="9.00384496800981" calcext:value-type="float">
            <text:p>9.00384496800981</text:p>
          </table:table-cell>
          <table:table-cell table:number-columns-repeated="7"/>
        </table:table-row>
        <table:table-row table:style-name="ro1">
          <table:table-cell office:value-type="float" office:value="760.999" calcext:value-type="float">
            <text:p>760.999</text:p>
          </table:table-cell>
          <table:table-cell office:value-type="float" office:value="8.1285" calcext:value-type="float">
            <text:p>8.1285</text:p>
          </table:table-cell>
          <table:table-cell table:formula="of:=LN([.B763]*1000)" office:value-type="float" office:value="9.00313168367428" calcext:value-type="float">
            <text:p>9.00313168367428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1241" calcext:value-type="float">
            <text:p>8.1241</text:p>
          </table:table-cell>
          <table:table-cell table:formula="of:=LN([.B764]*1000)" office:value-type="float" office:value="9.00259023183181" calcext:value-type="float">
            <text:p>9.00259023183181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1182" calcext:value-type="float">
            <text:p>8.1182</text:p>
          </table:table-cell>
          <table:table-cell table:formula="of:=LN([.B765]*1000)" office:value-type="float" office:value="9.00186373370537" calcext:value-type="float">
            <text:p>9.00186373370537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1128" calcext:value-type="float">
            <text:p>8.1128</text:p>
          </table:table-cell>
          <table:table-cell table:formula="of:=LN([.B766]*1000)" office:value-type="float" office:value="9.00119834029779" calcext:value-type="float">
            <text:p>9.00119834029779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1074" calcext:value-type="float">
            <text:p>8.1074</text:p>
          </table:table-cell>
          <table:table-cell table:formula="of:=LN([.B767]*1000)" office:value-type="float" office:value="9.000532503847" calcext:value-type="float">
            <text:p>9.000532503847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.1024" calcext:value-type="float">
            <text:p>8.1024</text:p>
          </table:table-cell>
          <table:table-cell table:formula="of:=LN([.B768]*1000)" office:value-type="float" office:value="8.99991559306975" calcext:value-type="float">
            <text:p>8.99991559306975</text:p>
          </table:table-cell>
          <table:table-cell table:number-columns-repeated="7"/>
        </table:table-row>
        <table:table-row table:style-name="ro1">
          <table:table-cell office:value-type="float" office:value="766.999" calcext:value-type="float">
            <text:p>766.999</text:p>
          </table:table-cell>
          <table:table-cell office:value-type="float" office:value="8.0966" calcext:value-type="float">
            <text:p>8.0966</text:p>
          </table:table-cell>
          <table:table-cell table:formula="of:=LN([.B769]*1000)" office:value-type="float" office:value="8.99919949945312" calcext:value-type="float">
            <text:p>8.99919949945312</text:p>
          </table:table-cell>
          <table:table-cell table:number-columns-repeated="7"/>
        </table:table-row>
        <table:table-row table:style-name="ro1">
          <table:table-cell office:value-type="float" office:value="767.999" calcext:value-type="float">
            <text:p>767.999</text:p>
          </table:table-cell>
          <table:table-cell office:value-type="float" office:value="8.0916" calcext:value-type="float">
            <text:p>8.0916</text:p>
          </table:table-cell>
          <table:table-cell table:formula="of:=LN([.B770]*1000)" office:value-type="float" office:value="8.99858176552854" calcext:value-type="float">
            <text:p>8.99858176552854</text:p>
          </table:table-cell>
          <table:table-cell table:number-columns-repeated="7"/>
        </table:table-row>
        <table:table-row table:style-name="ro1">
          <table:table-cell office:value-type="float" office:value="768.999" calcext:value-type="float">
            <text:p>768.999</text:p>
          </table:table-cell>
          <table:table-cell office:value-type="float" office:value="8.0864" calcext:value-type="float">
            <text:p>8.0864</text:p>
          </table:table-cell>
          <table:table-cell table:formula="of:=LN([.B771]*1000)" office:value-type="float" office:value="8.99793891719387" calcext:value-type="float">
            <text:p>8.99793891719387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.0818" calcext:value-type="float">
            <text:p>8.0818</text:p>
          </table:table-cell>
          <table:table-cell table:formula="of:=LN([.B772]*1000)" office:value-type="float" office:value="8.99736989898231" calcext:value-type="float">
            <text:p>8.99736989898231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0759" calcext:value-type="float">
            <text:p>8.0759</text:p>
          </table:table-cell>
          <table:table-cell table:formula="of:=LN([.B773]*1000)" office:value-type="float" office:value="8.99663959698856" calcext:value-type="float">
            <text:p>8.99663959698856</text:p>
          </table:table-cell>
          <table:table-cell table:number-columns-repeated="7"/>
        </table:table-row>
        <table:table-row table:style-name="ro1">
          <table:table-cell office:value-type="float" office:value="771.999" calcext:value-type="float">
            <text:p>771.999</text:p>
          </table:table-cell>
          <table:table-cell office:value-type="float" office:value="8.0705" calcext:value-type="float">
            <text:p>8.0705</text:p>
          </table:table-cell>
          <table:table-cell table:formula="of:=LN([.B774]*1000)" office:value-type="float" office:value="8.99597071721333" calcext:value-type="float">
            <text:p>8.99597071721333</text:p>
          </table:table-cell>
          <table:table-cell table:number-columns-repeated="7"/>
        </table:table-row>
        <table:table-row table:style-name="ro1">
          <table:table-cell office:value-type="float" office:value="772.999" calcext:value-type="float">
            <text:p>772.999</text:p>
          </table:table-cell>
          <table:table-cell office:value-type="float" office:value="8.0663" calcext:value-type="float">
            <text:p>8.0663</text:p>
          </table:table-cell>
          <table:table-cell table:formula="of:=LN([.B775]*1000)" office:value-type="float" office:value="8.99545016789812" calcext:value-type="float">
            <text:p>8.99545016789812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.0606" calcext:value-type="float">
            <text:p>8.0606</text:p>
          </table:table-cell>
          <table:table-cell table:formula="of:=LN([.B776]*1000)" office:value-type="float" office:value="8.99474327441737" calcext:value-type="float">
            <text:p>8.99474327441737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.0557" calcext:value-type="float">
            <text:p>8.0557</text:p>
          </table:table-cell>
          <table:table-cell table:formula="of:=LN([.B777]*1000)" office:value-type="float" office:value="8.99413519438027" calcext:value-type="float">
            <text:p>8.99413519438027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0497" calcext:value-type="float">
            <text:p>8.0497</text:p>
          </table:table-cell>
          <table:table-cell table:formula="of:=LN([.B778]*1000)" office:value-type="float" office:value="8.99339010263743" calcext:value-type="float">
            <text:p>8.99339010263743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0445" calcext:value-type="float">
            <text:p>8.0445</text:p>
          </table:table-cell>
          <table:table-cell table:formula="of:=LN([.B779]*1000)" office:value-type="float" office:value="8.99274390709109" calcext:value-type="float">
            <text:p>8.99274390709109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.0389" calcext:value-type="float">
            <text:p>8.0389</text:p>
          </table:table-cell>
          <table:table-cell table:formula="of:=LN([.B780]*1000)" office:value-type="float" office:value="8.99204753689246" calcext:value-type="float">
            <text:p>8.99204753689246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0339" calcext:value-type="float">
            <text:p>8.0339</text:p>
          </table:table-cell>
          <table:table-cell table:formula="of:=LN([.B781]*1000)" office:value-type="float" office:value="8.99142536774194" calcext:value-type="float">
            <text:p>8.99142536774194</text:p>
          </table:table-cell>
          <table:table-cell table:number-columns-repeated="7"/>
        </table:table-row>
        <table:table-row table:style-name="ro1">
          <table:table-cell office:value-type="float" office:value="779.999" calcext:value-type="float">
            <text:p>779.999</text:p>
          </table:table-cell>
          <table:table-cell office:value-type="float" office:value="8.0287" calcext:value-type="float">
            <text:p>8.0287</text:p>
          </table:table-cell>
          <table:table-cell table:formula="of:=LN([.B782]*1000)" office:value-type="float" office:value="8.99077790093312" calcext:value-type="float">
            <text:p>8.99077790093312</text:p>
          </table:table-cell>
          <table:table-cell table:number-columns-repeated="7"/>
        </table:table-row>
        <table:table-row table:style-name="ro1">
          <table:table-cell office:value-type="float" office:value="780.999" calcext:value-type="float">
            <text:p>780.999</text:p>
          </table:table-cell>
          <table:table-cell office:value-type="float" office:value="8.0222" calcext:value-type="float">
            <text:p>8.0222</text:p>
          </table:table-cell>
          <table:table-cell table:formula="of:=LN([.B783]*1000)" office:value-type="float" office:value="8.98996797745776" calcext:value-type="float">
            <text:p>8.98996797745776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.018" calcext:value-type="float">
            <text:p>8.018</text:p>
          </table:table-cell>
          <table:table-cell table:formula="of:=LN([.B784]*1000)" office:value-type="float" office:value="8.98944429320245" calcext:value-type="float">
            <text:p>8.98944429320245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013" calcext:value-type="float">
            <text:p>8.013</text:p>
          </table:table-cell>
          <table:table-cell table:formula="of:=LN([.B785]*1000)" office:value-type="float" office:value="8.98882050177807" calcext:value-type="float">
            <text:p>8.98882050177807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.0077" calcext:value-type="float">
            <text:p>8.0077</text:p>
          </table:table-cell>
          <table:table-cell table:formula="of:=LN([.B786]*1000)" office:value-type="float" office:value="8.98815885775586" calcext:value-type="float">
            <text:p>8.98815885775586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.0025" calcext:value-type="float">
            <text:p>8.0025</text:p>
          </table:table-cell>
          <table:table-cell table:formula="of:=LN([.B787]*1000)" office:value-type="float" office:value="8.98750927184402" calcext:value-type="float">
            <text:p>8.98750927184402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9967" calcext:value-type="float">
            <text:p>7.9967</text:p>
          </table:table-cell>
          <table:table-cell table:formula="of:=LN([.B788]*1000)" office:value-type="float" office:value="8.98678423556044" calcext:value-type="float">
            <text:p>8.98678423556044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9909" calcext:value-type="float">
            <text:p>7.9909</text:p>
          </table:table-cell>
          <table:table-cell table:formula="of:=LN([.B789]*1000)" office:value-type="float" office:value="8.98605867321782" calcext:value-type="float">
            <text:p>8.98605867321782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987" calcext:value-type="float">
            <text:p>7.987</text:p>
          </table:table-cell>
          <table:table-cell table:formula="of:=LN([.B790]*1000)" office:value-type="float" office:value="8.98557049891739" calcext:value-type="float">
            <text:p>8.98557049891739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981" calcext:value-type="float">
            <text:p>7.981</text:p>
          </table:table-cell>
          <table:table-cell table:formula="of:=LN([.B791]*1000)" office:value-type="float" office:value="8.98481899587601" calcext:value-type="float">
            <text:p>8.98481899587601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9762" calcext:value-type="float">
            <text:p>7.9762</text:p>
          </table:table-cell>
          <table:table-cell table:formula="of:=LN([.B792]*1000)" office:value-type="float" office:value="8.98421738655297" calcext:value-type="float">
            <text:p>8.98421738655297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9716" calcext:value-type="float">
            <text:p>7.9716</text:p>
          </table:table-cell>
          <table:table-cell table:formula="of:=LN([.B793]*1000)" office:value-type="float" office:value="8.9836405044592" calcext:value-type="float">
            <text:p>8.9836405044592</text:p>
          </table:table-cell>
          <table:table-cell table:number-columns-repeated="7"/>
        </table:table-row>
        <table:table-row table:style-name="ro1">
          <table:table-cell office:value-type="float" office:value="791.999" calcext:value-type="float">
            <text:p>791.999</text:p>
          </table:table-cell>
          <table:table-cell office:value-type="float" office:value="7.9657" calcext:value-type="float">
            <text:p>7.9657</text:p>
          </table:table-cell>
          <table:table-cell table:formula="of:=LN([.B794]*1000)" office:value-type="float" office:value="8.9829001029772" calcext:value-type="float">
            <text:p>8.9829001029772</text:p>
          </table:table-cell>
          <table:table-cell table:number-columns-repeated="7"/>
        </table:table-row>
        <table:table-row table:style-name="ro1">
          <table:table-cell office:value-type="float" office:value="792.999" calcext:value-type="float">
            <text:p>792.999</text:p>
          </table:table-cell>
          <table:table-cell office:value-type="float" office:value="7.9609" calcext:value-type="float">
            <text:p>7.9609</text:p>
          </table:table-cell>
          <table:table-cell table:formula="of:=LN([.B795]*1000)" office:value-type="float" office:value="8.98229733777366" calcext:value-type="float">
            <text:p>8.98229733777366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9564" calcext:value-type="float">
            <text:p>7.9564</text:p>
          </table:table-cell>
          <table:table-cell table:formula="of:=LN([.B796]*1000)" office:value-type="float" office:value="8.98173191523091" calcext:value-type="float">
            <text:p>8.98173191523091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951" calcext:value-type="float">
            <text:p>7.951</text:p>
          </table:table-cell>
          <table:table-cell table:formula="of:=LN([.B797]*1000)" office:value-type="float" office:value="8.98105298590148" calcext:value-type="float">
            <text:p>8.9810529859014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4:16:23.334403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5-03-05T14:36:36.842713425</dc:date>
    <meta:editing-duration>PT15M2S</meta:editing-duration>
    <meta:editing-cycles>3</meta:editing-cycles>
    <meta:document-statistic meta:table-count="1" meta:cell-count="239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3faf4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5cm" svg:height="9.006cm" xlink:href=".." xlink:type="simple" chart:class="chart:scatter" chart:style-name="ch1">
        <chart:legend chart:legend-position="end" svg:x="10.976cm" svg:y="3.862cm" style:legend-expansion="high" chart:style-name="ch2"/>
        <chart:plot-area chart:style-name="ch3" table:cell-range-address="'130'.A2:'130'.A797 '130'.D1:'130'.D1 '130'.C2:'130'.C797" chart:data-source-has-labels="row" svg:x="1.397cm" svg:y="0.18cm" svg:width="9.26cm" svg:height="7.598cm">
          <chart:coordinate-region svg:x="2.152cm" svg:y="0.427cm" svg:width="8.197cm" svg:height="6.611cm"/>
          <chart:axis chart:dimension="x" chart:name="primary-x" chart:style-name="ch4">
            <chart:title svg:x="5.75cm" svg:y="7.959cm" chart:style-name="ch5">
              <text:p><text:span text:style-name="T1">t, с</text:span></text:p>
            </chart:title>
          </chart:axis>
          <chart:axis chart:dimension="y" chart:name="primary-y" chart:style-name="ch6">
            <chart:title svg:x="0.451cm" svg:y="4.366cm" chart:style-name="ch7">
              <text:p><text:span text:style-name="T1">ln(V)</text:span></text:p>
            </chart:title>
            <chart:grid chart:style-name="ch8" chart:class="major"/>
          </chart:axis>
          <chart:series chart:style-name="ch9" chart:values-cell-range-address="'130'.C2:'130'.C797" chart:label-cell-address="'130'.D1:'130'.D1" chart:class="chart:scatter">
            <chart:domain table:cell-range-address="'130'.A2:'130'.A797"/>
            <chart:regression-curve chart:style-name="ch10"/>
            <chart:data-point chart:repeated="7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30 торр</text:p>
                <draw:g>
                  <svg:desc>'130'.D1:'130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30'.A2:'130'.A797</svg:desc>
                </draw:g>
              </table:table-cell>
              <table:table-cell office:value-type="float" office:value="9.55557411426597">
                <text:p>9.55557411426597</text:p>
                <draw:g>
                  <svg:desc>'130'.C2:'130'.C7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.55491540637201">
                <text:p>9.55491540637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.55409318363092">
                <text:p>9.55409318363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99">
                <text:p>2.999</text:p>
              </table:table-cell>
              <table:table-cell office:value-type="float" office:value="9.55332705770762">
                <text:p>9.55332705770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.55258875166043">
                <text:p>9.55258875166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.55182147184275">
                <text:p>9.55182147184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.55105360285465">
                <text:p>9.55105360285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999">
                <text:p>6.999</text:p>
              </table:table-cell>
              <table:table-cell office:value-type="float" office:value="9.55036343978513">
                <text:p>9.55036343978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5494875990467">
                <text:p>9.5494875990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54877496762513">
                <text:p>9.54877496762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.54794767844753">
                <text:p>9.547947678447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.54716968769421">
                <text:p>9.547169687694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.54636965336435">
                <text:p>9.546369653364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999">
                <text:p>12.999</text:p>
              </table:table-cell>
              <table:table-cell office:value-type="float" office:value="9.54556897846706">
                <text:p>9.545568978467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999">
                <text:p>13.999</text:p>
              </table:table-cell>
              <table:table-cell office:value-type="float" office:value="9.54478913418175">
                <text:p>9.54478913418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99">
                <text:p>14.999</text:p>
              </table:table-cell>
              <table:table-cell office:value-type="float" office:value="9.5439298861141">
                <text:p>9.54392988611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.54310574666607">
                <text:p>9.54310574666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.54238855115653">
                <text:p>9.54238855115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.54149851377363">
                <text:p>9.54149851377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.54075141950443">
                <text:p>9.54075141950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99">
                <text:p>19.999</text:p>
              </table:table-cell>
              <table:table-cell office:value-type="float" office:value="9.53993903965422">
                <text:p>9.53993903965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99">
                <text:p>20.999</text:p>
              </table:table-cell>
              <table:table-cell office:value-type="float" office:value="9.53909000879348">
                <text:p>9.53909000879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.5383339086498">
                <text:p>9.5383339086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.53749793281559">
                <text:p>9.537497932815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.999">
                <text:p>23.999</text:p>
              </table:table-cell>
              <table:table-cell office:value-type="float" office:value="9.53667568890904">
                <text:p>9.53667568890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999">
                <text:p>24.999</text:p>
              </table:table-cell>
              <table:table-cell office:value-type="float" office:value="9.53583110340953">
                <text:p>9.535831103409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.53500748725477">
                <text:p>9.535007487254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.53415425722138">
                <text:p>9.534154257221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.53340165382953">
                <text:p>9.53340165382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.53258327872909">
                <text:p>9.532583278729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.53172797689314">
                <text:p>9.531727976893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999">
                <text:p>30.999</text:p>
              </table:table-cell>
              <table:table-cell office:value-type="float" office:value="9.53085742752154">
                <text:p>9.53085742752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999">
                <text:p>31.999</text:p>
              </table:table-cell>
              <table:table-cell office:value-type="float" office:value="9.53006602113664">
                <text:p>9.53006602113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.5292957954079">
                <text:p>9.5292957954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.52832126405123">
                <text:p>9.528321264051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999">
                <text:p>34.999</text:p>
              </table:table-cell>
              <table:table-cell office:value-type="float" office:value="9.52753512910125">
                <text:p>9.52753512910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.999">
                <text:p>35.999</text:p>
              </table:table-cell>
              <table:table-cell office:value-type="float" office:value="9.52668278492117">
                <text:p>9.526682784921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.999">
                <text:p>36.999</text:p>
              </table:table-cell>
              <table:table-cell office:value-type="float" office:value="9.52591724162148">
                <text:p>9.52591724162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.52509271595063">
                <text:p>9.52509271595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.999">
                <text:p>38.999</text:p>
              </table:table-cell>
              <table:table-cell office:value-type="float" office:value="9.52421636851044">
                <text:p>9.524216368510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999">
                <text:p>39.999</text:p>
              </table:table-cell>
              <table:table-cell office:value-type="float" office:value="9.52341237481137">
                <text:p>9.523412374811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.52254918960456">
                <text:p>9.522549189604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.52181709299368">
                <text:p>9.521817092993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.999">
                <text:p>42.999</text:p>
              </table:table-cell>
              <table:table-cell office:value-type="float" office:value="9.52086456542659">
                <text:p>9.52086456542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.52010188957084">
                <text:p>9.52010188957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.51930192182046">
                <text:p>9.51930192182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999">
                <text:p>45.999</text:p>
              </table:table-cell>
              <table:table-cell office:value-type="float" office:value="9.51848661756032">
                <text:p>9.518486617560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.51767800208641">
                <text:p>9.517678002086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.999">
                <text:p>47.999</text:p>
              </table:table-cell>
              <table:table-cell office:value-type="float" office:value="9.51683929188517">
                <text:p>9.516839291885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9.51599251125751">
                <text:p>9.515992511257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.51521136484864">
                <text:p>9.515211364848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999">
                <text:p>50.999</text:p>
              </table:table-cell>
              <table:table-cell office:value-type="float" office:value="9.5143558255486">
                <text:p>9.51435582554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.51361770373975">
                <text:p>9.513617703739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999">
                <text:p>52.999</text:p>
              </table:table-cell>
              <table:table-cell office:value-type="float" office:value="9.51283469932674">
                <text:p>9.51283469932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999">
                <text:p>53.999</text:p>
              </table:table-cell>
              <table:table-cell office:value-type="float" office:value="9.51195493495812">
                <text:p>9.511954934958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.51115582281793">
                <text:p>9.511155822817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999">
                <text:p>55.999</text:p>
              </table:table-cell>
              <table:table-cell office:value-type="float" office:value="9.51043014950197">
                <text:p>9.510430149501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.50954085213645">
                <text:p>9.509540852136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999">
                <text:p>57.999</text:p>
              </table:table-cell>
              <table:table-cell office:value-type="float" office:value="9.50877690732582">
                <text:p>9.508776907325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.50797525052559">
                <text:p>9.50797525052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9.50720267685124">
                <text:p>9.507202676851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999">
                <text:p>60.999</text:p>
              </table:table-cell>
              <table:table-cell office:value-type="float" office:value="9.50639975655742">
                <text:p>9.506399756557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.50555897331462">
                <text:p>9.505558973314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999">
                <text:p>62.999</text:p>
              </table:table-cell>
              <table:table-cell office:value-type="float" office:value="9.50481432728492">
                <text:p>9.504814327284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.50401694147563">
                <text:p>9.50401694147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999">
                <text:p>64.999</text:p>
              </table:table-cell>
              <table:table-cell office:value-type="float" office:value="9.50318907437932">
                <text:p>9.50318907437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999">
                <text:p>65.999</text:p>
              </table:table-cell>
              <table:table-cell office:value-type="float" office:value="9.50242772690687">
                <text:p>9.502427726906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9.50159854256008">
                <text:p>9.50159854256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.999">
                <text:p>67.999</text:p>
              </table:table-cell>
              <table:table-cell office:value-type="float" office:value="9.50083598271451">
                <text:p>9.500835982714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.50001296203268">
                <text:p>9.50001296203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.999">
                <text:p>69.999</text:p>
              </table:table-cell>
              <table:table-cell office:value-type="float" office:value="9.49924170083269">
                <text:p>9.499241700832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9.49839487506706">
                <text:p>9.498394875067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.49756984201894">
                <text:p>9.497569842018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.49681171178691">
                <text:p>9.49681171178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.999">
                <text:p>73.999</text:p>
              </table:table-cell>
              <table:table-cell office:value-type="float" office:value="9.49603797667369">
                <text:p>9.496037976673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.999">
                <text:p>74.999</text:p>
              </table:table-cell>
              <table:table-cell office:value-type="float" office:value="9.49530124532177">
                <text:p>9.495301245321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.49451881387626">
                <text:p>9.49451881387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.999">
                <text:p>76.999</text:p>
              </table:table-cell>
              <table:table-cell office:value-type="float" office:value="9.49372070520077">
                <text:p>9.493720705200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.999">
                <text:p>77.999</text:p>
              </table:table-cell>
              <table:table-cell office:value-type="float" office:value="9.49291442065923">
                <text:p>9.492914420659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.49208485176121">
                <text:p>9.492084851761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.999">
                <text:p>79.999</text:p>
              </table:table-cell>
              <table:table-cell office:value-type="float" office:value="9.49123194105756">
                <text:p>9.491231941057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9.49047654560991">
                <text:p>9.49047654560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9.48960713482662">
                <text:p>9.489607134826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.48882780296963">
                <text:p>9.48882780296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9.48798725997483">
                <text:p>9.487987259974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999">
                <text:p>84.999</text:p>
              </table:table-cell>
              <table:table-cell office:value-type="float" office:value="9.48719908259413">
                <text:p>9.487199082594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.999">
                <text:p>85.999</text:p>
              </table:table-cell>
              <table:table-cell office:value-type="float" office:value="9.48641787106983">
                <text:p>9.486417871069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.48566642221838">
                <text:p>9.485666422218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.999">
                <text:p>87.999</text:p>
              </table:table-cell>
              <table:table-cell office:value-type="float" office:value="9.48481561694068">
                <text:p>9.484815616940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.48401732903569">
                <text:p>9.48401732903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.999">
                <text:p>89.999</text:p>
              </table:table-cell>
              <table:table-cell office:value-type="float" office:value="9.48322601518521">
                <text:p>9.483226015185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.48247978058926">
                <text:p>9.48247978058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.48159576221117">
                <text:p>9.48159576221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.48081778947725">
                <text:p>9.480817789477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.48000866618684">
                <text:p>9.48000866618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.999">
                <text:p>94.999</text:p>
              </table:table-cell>
              <table:table-cell office:value-type="float" office:value="9.47916831716338">
                <text:p>9.479168317163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.47836550651857">
                <text:p>9.478365506518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.47756205085097">
                <text:p>9.477562050850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9.47677327138879">
                <text:p>9.476773271388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.47595320029555">
                <text:p>9.475953200295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999">
                <text:p>99.999</text:p>
              </table:table-cell>
              <table:table-cell office:value-type="float" office:value="9.47515547683316">
                <text:p>9.475155476833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9.47439551379681">
                <text:p>9.474395513796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9.47352737482469">
                <text:p>9.47352737482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.999">
                <text:p>102.999</text:p>
              </table:table-cell>
              <table:table-cell office:value-type="float" office:value="9.4726969441064">
                <text:p>9.47269694410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9.47190431627291">
                <text:p>9.471904316272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4.999">
                <text:p>104.999</text:p>
              </table:table-cell>
              <table:table-cell office:value-type="float" office:value="9.4711187642282">
                <text:p>9.47111876422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5.999">
                <text:p>105.999</text:p>
              </table:table-cell>
              <table:table-cell office:value-type="float" office:value="9.47031717333574">
                <text:p>9.470317173335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9.46954580643542">
                <text:p>9.469545806435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.999">
                <text:p>107.999</text:p>
              </table:table-cell>
              <table:table-cell office:value-type="float" office:value="9.46880473400799">
                <text:p>9.468804734007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.46783124226374">
                <text:p>9.467831242263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9.999">
                <text:p>109.999</text:p>
              </table:table-cell>
              <table:table-cell office:value-type="float" office:value="9.46723586377488">
                <text:p>9.467235863774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9.46655499688126">
                <text:p>9.46655499688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.46563354122596">
                <text:p>9.465633541225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2.999">
                <text:p>112.999</text:p>
              </table:table-cell>
              <table:table-cell office:value-type="float" office:value="9.46490506796514">
                <text:p>9.464905067965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9.46410623747248">
                <text:p>9.464106237472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4.999">
                <text:p>114.999</text:p>
              </table:table-cell>
              <table:table-cell office:value-type="float" office:value="9.46341547158747">
                <text:p>9.463415471587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9.462592138596">
                <text:p>9.4625921385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6.999">
                <text:p>116.999</text:p>
              </table:table-cell>
              <table:table-cell office:value-type="float" office:value="9.46186144557114">
                <text:p>9.461861445571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9.46103683157599">
                <text:p>9.461036831575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9.46032836537562">
                <text:p>9.46032836537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9.999">
                <text:p>119.999</text:p>
              </table:table-cell>
              <table:table-cell office:value-type="float" office:value="9.45965057090836">
                <text:p>9.459650570908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9.45883193081867">
                <text:p>9.458831930818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1.999">
                <text:p>121.999</text:p>
              </table:table-cell>
              <table:table-cell office:value-type="float" office:value="9.45813751072905">
                <text:p>9.458137510729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.45734887639195">
                <text:p>9.457348876391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.999">
                <text:p>123.999</text:p>
              </table:table-cell>
              <table:table-cell office:value-type="float" office:value="9.45662997471768">
                <text:p>9.456629974717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.45585579626608">
                <text:p>9.455855796266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5.999">
                <text:p>125.999</text:p>
              </table:table-cell>
              <table:table-cell office:value-type="float" office:value="9.45513582002549">
                <text:p>9.455135820025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9.45435264876857">
                <text:p>9.454352648768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.999">
                <text:p>127.999</text:p>
              </table:table-cell>
              <table:table-cell office:value-type="float" office:value="9.45358454539739">
                <text:p>9.453584545397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9.45280015780698">
                <text:p>9.452800157806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999">
                <text:p>129.999</text:p>
              </table:table-cell>
              <table:table-cell office:value-type="float" office:value="9.45210938741356">
                <text:p>9.45210938741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9.45129240673998">
                <text:p>9.451292406739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.999">
                <text:p>131.999</text:p>
              </table:table-cell>
              <table:table-cell office:value-type="float" office:value="9.45050621845458">
                <text:p>9.450506218454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9.44978237892651">
                <text:p>9.449782378926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9.44887684209787">
                <text:p>9.448876842097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001">
                <text:p>135.001</text:p>
              </table:table-cell>
              <table:table-cell office:value-type="float" office:value="9.44812028722338">
                <text:p>9.448120287223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9.4474262754131">
                <text:p>9.4474262754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999">
                <text:p>136.999</text:p>
              </table:table-cell>
              <table:table-cell office:value-type="float" office:value="9.44670020225301">
                <text:p>9.44670020225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9.44584718227379">
                <text:p>9.445847182273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.999">
                <text:p>138.999</text:p>
              </table:table-cell>
              <table:table-cell office:value-type="float" office:value="9.44505669964301">
                <text:p>9.445056699643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9.44428933400311">
                <text:p>9.444289334003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0.999">
                <text:p>140.999</text:p>
              </table:table-cell>
              <table:table-cell office:value-type="float" office:value="9.44353721913951">
                <text:p>9.443537219139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9.44268149564443">
                <text:p>9.442681495644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9.44188057255764">
                <text:p>9.441880572557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3.999">
                <text:p>143.999</text:p>
              </table:table-cell>
              <table:table-cell office:value-type="float" office:value="9.44122190771883">
                <text:p>9.441221907718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9.44029269093401">
                <text:p>9.440292690934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9.43953756298343">
                <text:p>9.439537562983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9.43880573728437">
                <text:p>9.438805737284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7.999">
                <text:p>147.999</text:p>
              </table:table-cell>
              <table:table-cell office:value-type="float" office:value="9.43804152164285">
                <text:p>9.438041521642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9.43726078197189">
                <text:p>9.437260781971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.999">
                <text:p>149.999</text:p>
              </table:table-cell>
              <table:table-cell office:value-type="float" office:value="9.43647943227019">
                <text:p>9.436479432270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9.43571343607868">
                <text:p>9.435713436078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.999">
                <text:p>151.999</text:p>
              </table:table-cell>
              <table:table-cell office:value-type="float" office:value="9.43493886435015">
                <text:p>9.434938864350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.43418767559864">
                <text:p>9.434187675598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9.43345192277838">
                <text:p>9.433451922778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9.43265958361578">
                <text:p>9.432659583615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9.43200282700859">
                <text:p>9.432002827008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9.43120132013284">
                <text:p>9.431201320132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7.999">
                <text:p>157.999</text:p>
              </table:table-cell>
              <table:table-cell office:value-type="float" office:value="9.43047139016568">
                <text:p>9.430471390165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9.42970880649538">
                <text:p>9.429708806495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9.999">
                <text:p>159.999</text:p>
              </table:table-cell>
              <table:table-cell office:value-type="float" office:value="9.42895367720386">
                <text:p>9.428953677203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9.42820601962835">
                <text:p>9.428206019628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1.999">
                <text:p>161.999</text:p>
              </table:table-cell>
              <table:table-cell office:value-type="float" office:value="9.42739341373367">
                <text:p>9.427393413733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9.42666069794227">
                <text:p>9.426660697942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9.42590326254994">
                <text:p>9.425903262549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.999">
                <text:p>164.999</text:p>
              </table:table-cell>
              <table:table-cell office:value-type="float" office:value="9.42514525301433">
                <text:p>9.425145253014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9.4244028145542">
                <text:p>9.42440281455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9.42370021855432">
                <text:p>9.423700218554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7.999">
                <text:p>167.999</text:p>
              </table:table-cell>
              <table:table-cell office:value-type="float" office:value="9.42289202667792">
                <text:p>9.422892026677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9.42218836802846">
                <text:p>9.422188368028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999">
                <text:p>169.999</text:p>
              </table:table-cell>
              <table:table-cell office:value-type="float" office:value="9.42132226926335">
                <text:p>9.421322269263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9.42060129745938">
                <text:p>9.420601297459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1.999">
                <text:p>171.999</text:p>
              </table:table-cell>
              <table:table-cell office:value-type="float" office:value="9.41982303683251">
                <text:p>9.419823036832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9.41913344597593">
                <text:p>9.419133445975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9.41834591970127">
                <text:p>9.418345919701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4.999">
                <text:p>174.999</text:p>
              </table:table-cell>
              <table:table-cell office:value-type="float" office:value="9.41754151574963">
                <text:p>9.417541515749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9.41672019386321">
                <text:p>9.416720193863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6.999">
                <text:p>176.999</text:p>
              </table:table-cell>
              <table:table-cell office:value-type="float" office:value="9.41594704724017">
                <text:p>9.415947047240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9.41518145020001">
                <text:p>9.4151814502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9.41438264998799">
                <text:p>9.41438264998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.999">
                <text:p>179.999</text:p>
              </table:table-cell>
              <table:table-cell office:value-type="float" office:value="9.41355056744961">
                <text:p>9.4135505674496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9.41280763446309">
                <text:p>9.412807634463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.999">
                <text:p>181.999</text:p>
              </table:table-cell>
              <table:table-cell office:value-type="float" office:value="9.41203962919637">
                <text:p>9.412039629196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9.4112873928933">
                <text:p>9.41128739289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.999">
                <text:p>183.999</text:p>
              </table:table-cell>
              <table:table-cell office:value-type="float" office:value="9.41048547479326">
                <text:p>9.410485474793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.40968291310444">
                <text:p>9.409682913104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9.40892890123401">
                <text:p>9.408928901234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6.999">
                <text:p>186.999</text:p>
              </table:table-cell>
              <table:table-cell office:value-type="float" office:value="9.40810047212599">
                <text:p>9.408100472125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9.40742738097061">
                <text:p>9.407427380970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8.999">
                <text:p>188.999</text:p>
              </table:table-cell>
              <table:table-cell office:value-type="float" office:value="9.40656483393913">
                <text:p>9.406564833939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.40591537917056">
                <text:p>9.40591537917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0.999">
                <text:p>190.999</text:p>
              </table:table-cell>
              <table:table-cell office:value-type="float" office:value="9.40510090953856">
                <text:p>9.405100909538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.40435990651595">
                <text:p>9.404359906515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.40356889760881">
                <text:p>9.403568897608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3.999">
                <text:p>193.999</text:p>
              </table:table-cell>
              <table:table-cell office:value-type="float" office:value="9.40282675806902">
                <text:p>9.40282675806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4.999">
                <text:p>194.999</text:p>
              </table:table-cell>
              <table:table-cell office:value-type="float" office:value="9.40199325619902">
                <text:p>9.401993256199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.4012086347386">
                <text:p>9.40120863473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.4004316660345">
                <text:p>9.40043166603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7.999">
                <text:p>197.999</text:p>
              </table:table-cell>
              <table:table-cell office:value-type="float" office:value="9.3996706435807">
                <text:p>9.39967064358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.39888419691298">
                <text:p>9.398884196912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9.3981219954395">
                <text:p>9.39812199543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999">
                <text:p>200.999</text:p>
              </table:table-cell>
              <table:table-cell office:value-type="float" office:value="9.39740897702005">
                <text:p>9.397408977020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.39663734963628">
                <text:p>9.396637349636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.39583189910096">
                <text:p>9.395831899100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.999">
                <text:p>203.999</text:p>
              </table:table-cell>
              <table:table-cell office:value-type="float" office:value="9.39501748559984">
                <text:p>9.395017485599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.39437712364872">
                <text:p>9.394377123648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.3935282200981">
                <text:p>9.39352822009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.39281191752126">
                <text:p>9.392811917521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7.999">
                <text:p>207.999</text:p>
              </table:table-cell>
              <table:table-cell office:value-type="float" office:value="9.39210343951071">
                <text:p>9.3921034395107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.39129432736283">
                <text:p>9.391294327362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.39059312360103">
                <text:p>9.390593123601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999">
                <text:p>210.999</text:p>
              </table:table-cell>
              <table:table-cell office:value-type="float" office:value="9.3898580014374">
                <text:p>9.38985800143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1.999">
                <text:p>211.999</text:p>
              </table:table-cell>
              <table:table-cell office:value-type="float" office:value="9.38914742680344">
                <text:p>9.38914742680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.38838613390735">
                <text:p>9.388386133907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3.999">
                <text:p>213.999</text:p>
              </table:table-cell>
              <table:table-cell office:value-type="float" office:value="9.3876577621209">
                <text:p>9.38765776212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.38690371536779">
                <text:p>9.386903715367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.38617426263458">
                <text:p>9.386174262634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6.999">
                <text:p>216.999</text:p>
              </table:table-cell>
              <table:table-cell office:value-type="float" office:value="9.38540230804088">
                <text:p>9.385402308040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.38469695911584">
                <text:p>9.384696959115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.38394067562475">
                <text:p>9.383940675624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.38322588231674">
                <text:p>9.3832258823167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0.999">
                <text:p>220.999</text:p>
              </table:table-cell>
              <table:table-cell office:value-type="float" office:value="9.38249374085451">
                <text:p>9.382493740854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1.999">
                <text:p>221.999</text:p>
              </table:table-cell>
              <table:table-cell office:value-type="float" office:value="9.38168523805651">
                <text:p>9.381685238056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9.38091824081297">
                <text:p>9.380918240812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9.38025190869346">
                <text:p>9.380251908693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4.999">
                <text:p>224.999</text:p>
              </table:table-cell>
              <table:table-cell office:value-type="float" office:value="9.37951758582006">
                <text:p>9.379517585820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9.37869822175275">
                <text:p>9.37869822175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9.37795429989786">
                <text:p>9.3779542998978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7.999">
                <text:p>227.999</text:p>
              </table:table-cell>
              <table:table-cell office:value-type="float" office:value="9.37728598921851">
                <text:p>9.377285989218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9.3764732632402">
                <text:p>9.37647326324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9.37587175946266">
                <text:p>9.375871759462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0.999">
                <text:p>230.999</text:p>
              </table:table-cell>
              <table:table-cell office:value-type="float" office:value="9.37504092001274">
                <text:p>9.375040920012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1.999">
                <text:p>231.999</text:p>
              </table:table-cell>
              <table:table-cell office:value-type="float" office:value="9.37430275918743">
                <text:p>9.374302759187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9.37362350939269">
                <text:p>9.373623509392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9.37278229850931">
                <text:p>9.372782298509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9.37211052120797">
                <text:p>9.372110521207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5.999">
                <text:p>235.999</text:p>
              </table:table-cell>
              <table:table-cell office:value-type="float" office:value="9.37137019330251">
                <text:p>9.371370193302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9.37064635471246">
                <text:p>9.370646354712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9.36990494164752">
                <text:p>9.369904941647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8.999">
                <text:p>238.999</text:p>
              </table:table-cell>
              <table:table-cell office:value-type="float" office:value="9.36912885199154">
                <text:p>9.369128851991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9.36842900217464">
                <text:p>9.368429002174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9.36770303072894">
                <text:p>9.3677030307289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1.999">
                <text:p>241.999</text:p>
              </table:table-cell>
              <table:table-cell office:value-type="float" office:value="9.36693378019741">
                <text:p>9.366933780197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2.999">
                <text:p>242.999</text:p>
              </table:table-cell>
              <table:table-cell office:value-type="float" office:value="9.36618960843902">
                <text:p>9.366189608439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9.36546200884348">
                <text:p>9.365462008843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9.36472531007711">
                <text:p>9.364725310077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5.999">
                <text:p>245.999</text:p>
              </table:table-cell>
              <table:table-cell office:value-type="float" office:value="9.36393661241604">
                <text:p>9.36393661241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9.3631987886195">
                <text:p>9.36319878861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9.36245183114846">
                <text:p>9.362451831148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8.999">
                <text:p>248.999</text:p>
              </table:table-cell>
              <table:table-cell office:value-type="float" office:value="9.36168712447071">
                <text:p>9.361687124470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9.36095624028331">
                <text:p>9.360956240283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9.3602334295508">
                <text:p>9.360233429550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1.999">
                <text:p>251.999</text:p>
              </table:table-cell>
              <table:table-cell office:value-type="float" office:value="9.35950148171892">
                <text:p>9.359501481718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.999">
                <text:p>252.999</text:p>
              </table:table-cell>
              <table:table-cell office:value-type="float" office:value="9.35867416648188">
                <text:p>9.358674166481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9.35793244824904">
                <text:p>9.357932448249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9.35721608183584">
                <text:p>9.357216081835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5.999">
                <text:p>255.999</text:p>
              </table:table-cell>
              <table:table-cell office:value-type="float" office:value="9.35649056163196">
                <text:p>9.356490561631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9.35574722140723">
                <text:p>9.355747221407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9.35502063434485">
                <text:p>9.355020634344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8.999">
                <text:p>258.999</text:p>
              </table:table-cell>
              <table:table-cell office:value-type="float" office:value="9.35431083738621">
                <text:p>9.354310837386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9.999">
                <text:p>259.999</text:p>
              </table:table-cell>
              <table:table-cell office:value-type="float" office:value="9.35354854319038">
                <text:p>9.353548543190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9.35277699507122">
                <text:p>9.352776995071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1.999">
                <text:p>261.999</text:p>
              </table:table-cell>
              <table:table-cell office:value-type="float" office:value="9.35206560322917">
                <text:p>9.3520656032291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999">
                <text:p>262.999</text:p>
              </table:table-cell>
              <table:table-cell office:value-type="float" office:value="9.35135370494846">
                <text:p>9.351353704948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9.3505630777488">
                <text:p>9.35056307774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9.34985880644483">
                <text:p>9.349858806444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.999">
                <text:p>265.999</text:p>
              </table:table-cell>
              <table:table-cell office:value-type="float" office:value="9.34911051833641">
                <text:p>9.349110518336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6.999">
                <text:p>266.999</text:p>
              </table:table-cell>
              <table:table-cell office:value-type="float" office:value="9.34837909132459">
                <text:p>9.348379091324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9.34761226021641">
                <text:p>9.347612260216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9.34689718340239">
                <text:p>9.346897183402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9.34607683165241">
                <text:p>9.346076831652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9.3454305490647">
                <text:p>9.34543054906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1.999">
                <text:p>271.999</text:p>
              </table:table-cell>
              <table:table-cell office:value-type="float" office:value="9.34475762211305">
                <text:p>9.3447576221130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9.34397925882299">
                <text:p>9.343979258822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9.34324406764018">
                <text:p>9.343244067640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4.999">
                <text:p>274.999</text:p>
              </table:table-cell>
              <table:table-cell office:value-type="float" office:value="9.34253462102256">
                <text:p>9.342534621022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9.34172821884715">
                <text:p>9.341728218847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9.34098259496668">
                <text:p>9.340982594966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9.34028032308838">
                <text:p>9.3402803230883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8.999">
                <text:p>278.999</text:p>
              </table:table-cell>
              <table:table-cell office:value-type="float" office:value="9.33951604219993">
                <text:p>9.3395160421999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9.33877756115149">
                <text:p>9.338777561151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9.33801213042738">
                <text:p>9.338012130427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1.999">
                <text:p>281.999</text:p>
              </table:table-cell>
              <table:table-cell office:value-type="float" office:value="9.33729015323515">
                <text:p>9.337290153235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2.999">
                <text:p>282.999</text:p>
              </table:table-cell>
              <table:table-cell office:value-type="float" office:value="9.33647950908115">
                <text:p>9.336479509081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9.33580052964048">
                <text:p>9.335800529640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9.33506812604455">
                <text:p>9.335068126044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5.999">
                <text:p>285.999</text:p>
              </table:table-cell>
              <table:table-cell office:value-type="float" office:value="9.33425567788174">
                <text:p>9.334255677881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9.33350445932578">
                <text:p>9.333504459325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9.33281460894289">
                <text:p>9.332814608942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8.999">
                <text:p>288.999</text:p>
              </table:table-cell>
              <table:table-cell office:value-type="float" office:value="9.33207116054733">
                <text:p>9.332071160547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999">
                <text:p>289.999</text:p>
              </table:table-cell>
              <table:table-cell office:value-type="float" office:value="9.33138032035193">
                <text:p>9.331380320351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.33055600202976">
                <text:p>9.330556002029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1.999">
                <text:p>291.999</text:p>
              </table:table-cell>
              <table:table-cell office:value-type="float" office:value="9.32989960703382">
                <text:p>9.329899607033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.3290740667241">
                <text:p>9.329074066724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.32846112837627">
                <text:p>9.328461128376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4.999">
                <text:p>294.999</text:p>
              </table:table-cell>
              <table:table-cell office:value-type="float" office:value="9.32768775719514">
                <text:p>9.327687757195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999">
                <text:p>295.999</text:p>
              </table:table-cell>
              <table:table-cell office:value-type="float" office:value="9.32697608304068">
                <text:p>9.326976083040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.3262371853889">
                <text:p>9.32623718538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.32553338976347">
                <text:p>9.325533389763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8.999">
                <text:p>298.999</text:p>
              </table:table-cell>
              <table:table-cell office:value-type="float" office:value="9.32477558770967">
                <text:p>9.324775587709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9.999">
                <text:p>299.999</text:p>
              </table:table-cell>
              <table:table-cell office:value-type="float" office:value="9.32398150846523">
                <text:p>9.323981508465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0.999">
                <text:p>300.999</text:p>
              </table:table-cell>
              <table:table-cell office:value-type="float" office:value="9.32327612295175">
                <text:p>9.323276122951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1.999">
                <text:p>301.999</text:p>
              </table:table-cell>
              <table:table-cell office:value-type="float" office:value="9.32257023951829">
                <text:p>9.3225702395182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9.32181018779819">
                <text:p>9.321810187798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9.32104955796004">
                <text:p>9.321049557960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9.32036001701473">
                <text:p>9.320360017014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9.31960724786423">
                <text:p>9.319607247864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9.31886288325264">
                <text:p>9.318862883252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7.999">
                <text:p>307.999</text:p>
              </table:table-cell>
              <table:table-cell office:value-type="float" office:value="9.31815387659508">
                <text:p>9.318153876595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9.31742639808423">
                <text:p>9.317426398084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9.31671637185533">
                <text:p>9.316716371855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9.31596985146">
                <text:p>9.315969851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1.999">
                <text:p>311.999</text:p>
              </table:table-cell>
              <table:table-cell office:value-type="float" office:value="9.31526779386244">
                <text:p>9.315267793862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9.31451118021271">
                <text:p>9.314511180212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9.3138171144469">
                <text:p>9.31381711444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9.31311354334367">
                <text:p>9.313113543343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5.999">
                <text:p>315.999</text:p>
              </table:table-cell>
              <table:table-cell office:value-type="float" office:value="9.3124094768796">
                <text:p>9.31240947687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9.31175009351462">
                <text:p>9.311750093514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9.31094559915015">
                <text:p>9.3109455991501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9.31031239575311">
                <text:p>9.310312395753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9.30954296649585">
                <text:p>9.309542966495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0.999">
                <text:p>320.999</text:p>
              </table:table-cell>
              <table:table-cell office:value-type="float" office:value="9.30886356633474">
                <text:p>9.308863566334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1.999">
                <text:p>321.999</text:p>
              </table:table-cell>
              <table:table-cell office:value-type="float" office:value="9.30825624492069">
                <text:p>9.308256244920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2.999">
                <text:p>322.999</text:p>
              </table:table-cell>
              <table:table-cell office:value-type="float" office:value="9.30752152768573">
                <text:p>9.3075215276857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9.30680443126">
                <text:p>9.3068044312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9.30609590714054">
                <text:p>9.306095907140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5.999">
                <text:p>325.999</text:p>
              </table:table-cell>
              <table:table-cell office:value-type="float" office:value="9.30537778731094">
                <text:p>9.305377787310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6.999">
                <text:p>326.999</text:p>
              </table:table-cell>
              <table:table-cell office:value-type="float" office:value="9.30453174433061">
                <text:p>9.304531744330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9.30387625136735">
                <text:p>9.303876251367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9.30308362367408">
                <text:p>9.303083623674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9.999">
                <text:p>329.999</text:p>
              </table:table-cell>
              <table:table-cell office:value-type="float" office:value="9.30232685258856">
                <text:p>9.302326852588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0.999">
                <text:p>330.999</text:p>
              </table:table-cell>
              <table:table-cell office:value-type="float" office:value="9.30162427537882">
                <text:p>9.301624275378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1.999">
                <text:p>331.999</text:p>
              </table:table-cell>
              <table:table-cell office:value-type="float" office:value="9.3007659140656">
                <text:p>9.30076591406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9.30007138074578">
                <text:p>9.300071380745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9.29946784179462">
                <text:p>9.299467841794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4.999">
                <text:p>334.999</text:p>
              </table:table-cell>
              <table:table-cell office:value-type="float" office:value="9.29865340144854">
                <text:p>9.298653401448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5.999">
                <text:p>335.999</text:p>
              </table:table-cell>
              <table:table-cell office:value-type="float" office:value="9.29791159222433">
                <text:p>9.297911592224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9.29721507295941">
                <text:p>9.2972150729594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9.29644467102832">
                <text:p>9.296444671028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8.999">
                <text:p>338.999</text:p>
              </table:table-cell>
              <table:table-cell office:value-type="float" office:value="9.29575631026339">
                <text:p>9.295756310263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9.999">
                <text:p>339.999</text:p>
              </table:table-cell>
              <table:table-cell office:value-type="float" office:value="9.29491127342645">
                <text:p>9.294911273426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9.2941574860691">
                <text:p>9.29415748606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9.29346754855006">
                <text:p>9.293467548550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9.29262057458991">
                <text:p>9.292620574589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9.29186505790036">
                <text:p>9.291865057900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9.29112741794584">
                <text:p>9.291127417945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9.29043538597403">
                <text:p>9.2904353859740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6.999">
                <text:p>346.999</text:p>
              </table:table-cell>
              <table:table-cell office:value-type="float" office:value="9.28963202845059">
                <text:p>9.289632028450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7.999">
                <text:p>347.999</text:p>
              </table:table-cell>
              <table:table-cell office:value-type="float" office:value="9.28901291062748">
                <text:p>9.289012910627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8.999">
                <text:p>348.999</text:p>
              </table:table-cell>
              <table:table-cell office:value-type="float" office:value="9.28825466232958">
                <text:p>9.288254662329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9.999">
                <text:p>349.999</text:p>
              </table:table-cell>
              <table:table-cell office:value-type="float" office:value="9.28754212487965">
                <text:p>9.287542124879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.999">
                <text:p>350.999</text:p>
              </table:table-cell>
              <table:table-cell office:value-type="float" office:value="9.28683834294891">
                <text:p>9.286838342948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1.999">
                <text:p>351.999</text:p>
              </table:table-cell>
              <table:table-cell office:value-type="float" office:value="9.28622676180732">
                <text:p>9.286226761807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2.999">
                <text:p>352.999</text:p>
              </table:table-cell>
              <table:table-cell office:value-type="float" office:value="9.28549422557661">
                <text:p>9.285494225576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9.28475186948999">
                <text:p>9.2847518694899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9.28401825165339">
                <text:p>9.284018251653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9.28318182815132">
                <text:p>9.283181828151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9.28254939941797">
                <text:p>9.2825493994179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9.2818793327585">
                <text:p>9.28187933275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9.28116223650184">
                <text:p>9.281162236501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9.28050988428307">
                <text:p>9.280509884283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9.27981979174599">
                <text:p>9.279819791745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9.27911988737101">
                <text:p>9.279119887371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2.999">
                <text:p>362.999</text:p>
              </table:table-cell>
              <table:table-cell office:value-type="float" office:value="9.27834475506942">
                <text:p>9.278344755069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3.999">
                <text:p>363.999</text:p>
              </table:table-cell>
              <table:table-cell office:value-type="float" office:value="9.27769056166653">
                <text:p>9.277690561666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9.27697045427395">
                <text:p>9.276970454273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9.276249827953">
                <text:p>9.2762498279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9.27557552540912">
                <text:p>9.275575525409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9.27491014262548">
                <text:p>9.274910142625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9.27418802952245">
                <text:p>9.274188029522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9.999">
                <text:p>369.999</text:p>
              </table:table-cell>
              <table:table-cell office:value-type="float" office:value="9.27342784084644">
                <text:p>9.273427840846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0.999">
                <text:p>370.999</text:p>
              </table:table-cell>
              <table:table-cell office:value-type="float" office:value="9.27279860581579">
                <text:p>9.272798605815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1.999">
                <text:p>371.999</text:p>
              </table:table-cell>
              <table:table-cell office:value-type="float" office:value="9.27207496578102">
                <text:p>9.2720749657810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2.999">
                <text:p>372.999</text:p>
              </table:table-cell>
              <table:table-cell office:value-type="float" office:value="9.2713037599343">
                <text:p>9.27130375993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3.999">
                <text:p>373.999</text:p>
              </table:table-cell>
              <table:table-cell office:value-type="float" office:value="9.27043779602476">
                <text:p>9.270437796024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4.999">
                <text:p>374.999</text:p>
              </table:table-cell>
              <table:table-cell office:value-type="float" office:value="9.2697689847412">
                <text:p>9.26976898474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9.26909029646871">
                <text:p>9.2690902964687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6.998">
                <text:p>376.998</text:p>
              </table:table-cell>
              <table:table-cell office:value-type="float" office:value="9.26822241282383">
                <text:p>9.268222412823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9.26759933631632">
                <text:p>9.267599336316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8.998">
                <text:p>378.998</text:p>
              </table:table-cell>
              <table:table-cell office:value-type="float" office:value="9.26686247230051">
                <text:p>9.266862472300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79.998">
                <text:p>379.998</text:p>
              </table:table-cell>
              <table:table-cell office:value-type="float" office:value="9.26612506491571">
                <text:p>9.266125064915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0.998">
                <text:p>380.998</text:p>
              </table:table-cell>
              <table:table-cell office:value-type="float" office:value="9.26533979019479">
                <text:p>9.265339790194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1.998">
                <text:p>381.998</text:p>
              </table:table-cell>
              <table:table-cell office:value-type="float" office:value="9.26462020222252">
                <text:p>9.2646202022225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2.999">
                <text:p>382.999</text:p>
              </table:table-cell>
              <table:table-cell office:value-type="float" office:value="9.26396644332256">
                <text:p>9.263966443322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3.999">
                <text:p>383.999</text:p>
              </table:table-cell>
              <table:table-cell office:value-type="float" office:value="9.26318895627312">
                <text:p>9.263188956273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4.999">
                <text:p>384.999</text:p>
              </table:table-cell>
              <table:table-cell office:value-type="float" office:value="9.26242035684162">
                <text:p>9.262420356841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5.999">
                <text:p>385.999</text:p>
              </table:table-cell>
              <table:table-cell office:value-type="float" office:value="9.26176515771837">
                <text:p>9.261765157718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6.999">
                <text:p>386.999</text:p>
              </table:table-cell>
              <table:table-cell office:value-type="float" office:value="9.26098595664507">
                <text:p>9.260985956645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7.998">
                <text:p>387.998</text:p>
              </table:table-cell>
              <table:table-cell office:value-type="float" office:value="9.26026322774155">
                <text:p>9.260263227741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8.998">
                <text:p>388.998</text:p>
              </table:table-cell>
              <table:table-cell office:value-type="float" office:value="9.25948285502641">
                <text:p>9.259482855026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9.998">
                <text:p>389.998</text:p>
              </table:table-cell>
              <table:table-cell office:value-type="float" office:value="9.25878762021381">
                <text:p>9.258787620213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0.998">
                <text:p>390.998</text:p>
              </table:table-cell>
              <table:table-cell office:value-type="float" office:value="9.25800609467438">
                <text:p>9.258006094674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1.999">
                <text:p>391.999</text:p>
              </table:table-cell>
              <table:table-cell office:value-type="float" office:value="9.25735753673924">
                <text:p>9.257357536739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2.999">
                <text:p>392.999</text:p>
              </table:table-cell>
              <table:table-cell office:value-type="float" office:value="9.25666082224469">
                <text:p>9.256660822244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3.998">
                <text:p>393.998</text:p>
              </table:table-cell>
              <table:table-cell office:value-type="float" office:value="9.25586807725214">
                <text:p>9.255868077252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4.998">
                <text:p>394.998</text:p>
              </table:table-cell>
              <table:table-cell office:value-type="float" office:value="9.25519900828441">
                <text:p>9.255199008284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5.998">
                <text:p>395.998</text:p>
              </table:table-cell>
              <table:table-cell office:value-type="float" office:value="9.25437639596579">
                <text:p>9.254376395965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6.998">
                <text:p>396.998</text:p>
              </table:table-cell>
              <table:table-cell office:value-type="float" office:value="9.2536967522261">
                <text:p>9.25369675222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7.998">
                <text:p>397.998</text:p>
              </table:table-cell>
              <table:table-cell office:value-type="float" office:value="9.2529878991972">
                <text:p>9.25298789919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8.998">
                <text:p>398.998</text:p>
              </table:table-cell>
              <table:table-cell office:value-type="float" office:value="9.25229772173669">
                <text:p>9.252297721736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99.999">
                <text:p>399.999</text:p>
              </table:table-cell>
              <table:table-cell office:value-type="float" office:value="9.25158787595445">
                <text:p>9.251587875954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.999">
                <text:p>400.999</text:p>
              </table:table-cell>
              <table:table-cell office:value-type="float" office:value="9.25087752593322">
                <text:p>9.250877525933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1.998">
                <text:p>401.998</text:p>
              </table:table-cell>
              <table:table-cell office:value-type="float" office:value="9.25013784185025">
                <text:p>9.250137841850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2.999">
                <text:p>402.999</text:p>
              </table:table-cell>
              <table:table-cell office:value-type="float" office:value="9.24946492666023">
                <text:p>9.249464926660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3.998">
                <text:p>403.998</text:p>
              </table:table-cell>
              <table:table-cell office:value-type="float" office:value="9.2487530664626">
                <text:p>9.24875306646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4.998">
                <text:p>404.998</text:p>
              </table:table-cell>
              <table:table-cell office:value-type="float" office:value="9.24808884807398">
                <text:p>9.248088848073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5.999">
                <text:p>405.999</text:p>
              </table:table-cell>
              <table:table-cell office:value-type="float" office:value="9.24735673425539">
                <text:p>9.247356734255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6.998">
                <text:p>406.998</text:p>
              </table:table-cell>
              <table:table-cell office:value-type="float" office:value="9.24668194437862">
                <text:p>9.2466819443786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7.998">
                <text:p>407.998</text:p>
              </table:table-cell>
              <table:table-cell office:value-type="float" office:value="9.24598739942233">
                <text:p>9.245987399422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8.998">
                <text:p>408.998</text:p>
              </table:table-cell>
              <table:table-cell office:value-type="float" office:value="9.24526340176541">
                <text:p>9.245263401765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9.998">
                <text:p>409.998</text:p>
              </table:table-cell>
              <table:table-cell office:value-type="float" office:value="9.24458719737137">
                <text:p>9.244587197371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0.999">
                <text:p>410.999</text:p>
              </table:table-cell>
              <table:table-cell office:value-type="float" office:value="9.24378481919554">
                <text:p>9.243784819195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1.999">
                <text:p>411.999</text:p>
              </table:table-cell>
              <table:table-cell office:value-type="float" office:value="9.24317535506976">
                <text:p>9.243175355069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999">
                <text:p>412.999</text:p>
              </table:table-cell>
              <table:table-cell office:value-type="float" office:value="9.2424880531865">
                <text:p>9.24248805318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3.999">
                <text:p>413.999</text:p>
              </table:table-cell>
              <table:table-cell office:value-type="float" office:value="9.24169367963418">
                <text:p>9.241693679634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4.998">
                <text:p>414.998</text:p>
              </table:table-cell>
              <table:table-cell office:value-type="float" office:value="9.24103445187621">
                <text:p>9.241034451876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5.998">
                <text:p>415.998</text:p>
              </table:table-cell>
              <table:table-cell office:value-type="float" office:value="9.24045241920774">
                <text:p>9.240452419207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6.998">
                <text:p>416.998</text:p>
              </table:table-cell>
              <table:table-cell office:value-type="float" office:value="9.23972440166434">
                <text:p>9.239724401664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7.999">
                <text:p>417.999</text:p>
              </table:table-cell>
              <table:table-cell office:value-type="float" office:value="9.23894726498518">
                <text:p>9.238947264985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8.999">
                <text:p>418.999</text:p>
              </table:table-cell>
              <table:table-cell office:value-type="float" office:value="9.23828622362658">
                <text:p>9.238286223626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9.998">
                <text:p>419.998</text:p>
              </table:table-cell>
              <table:table-cell office:value-type="float" office:value="9.2376052831242">
                <text:p>9.23760528312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0.998">
                <text:p>420.998</text:p>
              </table:table-cell>
              <table:table-cell office:value-type="float" office:value="9.23684597425345">
                <text:p>9.236845974253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1.998">
                <text:p>421.998</text:p>
              </table:table-cell>
              <table:table-cell office:value-type="float" office:value="9.23614456165772">
                <text:p>9.2361445616577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2.998">
                <text:p>422.998</text:p>
              </table:table-cell>
              <table:table-cell office:value-type="float" office:value="9.23543290458788">
                <text:p>9.235432904587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3.998">
                <text:p>423.998</text:p>
              </table:table-cell>
              <table:table-cell office:value-type="float" office:value="9.23479881080856">
                <text:p>9.234798810808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4.999">
                <text:p>424.999</text:p>
              </table:table-cell>
              <table:table-cell office:value-type="float" office:value="9.23399830312682">
                <text:p>9.233998303126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5.998">
                <text:p>425.998</text:p>
              </table:table-cell>
              <table:table-cell office:value-type="float" office:value="9.23336329873372">
                <text:p>9.233363298733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6.998">
                <text:p>426.998</text:p>
              </table:table-cell>
              <table:table-cell office:value-type="float" office:value="9.2325518603414">
                <text:p>9.23255186034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7.998">
                <text:p>427.998</text:p>
              </table:table-cell>
              <table:table-cell office:value-type="float" office:value="9.23202358280732">
                <text:p>9.232023582807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8.998">
                <text:p>428.998</text:p>
              </table:table-cell>
              <table:table-cell office:value-type="float" office:value="9.23132857071453">
                <text:p>9.231328570714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9.998">
                <text:p>429.998</text:p>
              </table:table-cell>
              <table:table-cell office:value-type="float" office:value="9.2306722709481">
                <text:p>9.23067227094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0.998">
                <text:p>430.998</text:p>
              </table:table-cell>
              <table:table-cell office:value-type="float" office:value="9.22998612422302">
                <text:p>9.229986124223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1.998">
                <text:p>431.998</text:p>
              </table:table-cell>
              <table:table-cell office:value-type="float" office:value="9.2293387543855">
                <text:p>9.22933875438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2.999">
                <text:p>432.999</text:p>
              </table:table-cell>
              <table:table-cell office:value-type="float" office:value="9.22854368183006">
                <text:p>9.228543681830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3.999">
                <text:p>433.999</text:p>
              </table:table-cell>
              <table:table-cell office:value-type="float" office:value="9.22792485473319">
                <text:p>9.227924854733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4.998">
                <text:p>434.998</text:p>
              </table:table-cell>
              <table:table-cell office:value-type="float" office:value="9.22722698713261">
                <text:p>9.227226987132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5.998">
                <text:p>435.998</text:p>
              </table:table-cell>
              <table:table-cell office:value-type="float" office:value="9.22655814999902">
                <text:p>9.226558149999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6.998">
                <text:p>436.998</text:p>
              </table:table-cell>
              <table:table-cell office:value-type="float" office:value="9.22585932763385">
                <text:p>9.225859327633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7.998">
                <text:p>437.998</text:p>
              </table:table-cell>
              <table:table-cell office:value-type="float" office:value="9.22516986942218">
                <text:p>9.225169869422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8.998">
                <text:p>438.998</text:p>
              </table:table-cell>
              <table:table-cell office:value-type="float" office:value="9.22450951389038">
                <text:p>9.224509513890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9.998">
                <text:p>439.998</text:p>
              </table:table-cell>
              <table:table-cell office:value-type="float" office:value="9.22384872200098">
                <text:p>9.223848722000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0.998">
                <text:p>440.998</text:p>
              </table:table-cell>
              <table:table-cell office:value-type="float" office:value="9.2231183843354">
                <text:p>9.22311838433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1.998">
                <text:p>441.998</text:p>
              </table:table-cell>
              <table:table-cell office:value-type="float" office:value="9.22237763258669">
                <text:p>9.222377632586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2.998">
                <text:p>442.998</text:p>
              </table:table-cell>
              <table:table-cell office:value-type="float" office:value="9.22175497679144">
                <text:p>9.221754976791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3.998">
                <text:p>443.998</text:p>
              </table:table-cell>
              <table:table-cell office:value-type="float" office:value="9.22112204034086">
                <text:p>9.2211220403408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4.998">
                <text:p>444.998</text:p>
              </table:table-cell>
              <table:table-cell office:value-type="float" office:value="9.22039960779008">
                <text:p>9.220399607790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5.998">
                <text:p>445.998</text:p>
              </table:table-cell>
              <table:table-cell office:value-type="float" office:value="9.21970637372651">
                <text:p>9.2197063737265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6.998">
                <text:p>446.998</text:p>
              </table:table-cell>
              <table:table-cell office:value-type="float" office:value="9.21899283125532">
                <text:p>9.218992831255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7.999">
                <text:p>447.999</text:p>
              </table:table-cell>
              <table:table-cell office:value-type="float" office:value="9.21830854162536">
                <text:p>9.218308541625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8.999">
                <text:p>448.999</text:p>
              </table:table-cell>
              <table:table-cell office:value-type="float" office:value="9.21754436082469">
                <text:p>9.217544360824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9.999">
                <text:p>449.999</text:p>
              </table:table-cell>
              <table:table-cell office:value-type="float" office:value="9.21691868733631">
                <text:p>9.216918687336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0.998">
                <text:p>450.998</text:p>
              </table:table-cell>
              <table:table-cell office:value-type="float" office:value="9.2162429176288">
                <text:p>9.21624291762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1.998">
                <text:p>451.998</text:p>
              </table:table-cell>
              <table:table-cell office:value-type="float" office:value="9.21549705341112">
                <text:p>9.215497053411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2.999">
                <text:p>452.999</text:p>
              </table:table-cell>
              <table:table-cell office:value-type="float" office:value="9.21472076403516">
                <text:p>9.214720764035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3.999">
                <text:p>453.999</text:p>
              </table:table-cell>
              <table:table-cell office:value-type="float" office:value="9.21400365395792">
                <text:p>9.214003653957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4.999">
                <text:p>454.999</text:p>
              </table:table-cell>
              <table:table-cell office:value-type="float" office:value="9.21333588095598">
                <text:p>9.213335880955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5.999">
                <text:p>455.999</text:p>
              </table:table-cell>
              <table:table-cell office:value-type="float" office:value="9.2125279774216">
                <text:p>9.212527977421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6.999">
                <text:p>456.999</text:p>
              </table:table-cell>
              <table:table-cell office:value-type="float" office:value="9.21190914081463">
                <text:p>9.211909140814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7.999">
                <text:p>457.999</text:p>
              </table:table-cell>
              <table:table-cell office:value-type="float" office:value="9.21110008332243">
                <text:p>9.2111000833224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8.999">
                <text:p>458.999</text:p>
              </table:table-cell>
              <table:table-cell office:value-type="float" office:value="9.2104803621771">
                <text:p>9.210480362177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9.20978021511762">
                <text:p>9.209780215117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9.20899947337334">
                <text:p>9.208999473373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9.20838846825094">
                <text:p>9.208388468250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2.999">
                <text:p>462.999</text:p>
              </table:table-cell>
              <table:table-cell office:value-type="float" office:value="9.2076266932785">
                <text:p>9.20762669327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3.999">
                <text:p>463.999</text:p>
              </table:table-cell>
              <table:table-cell office:value-type="float" office:value="9.206944612907">
                <text:p>9.2069446129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9.20613152720213">
                <text:p>9.206131527202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9.20551876669697">
                <text:p>9.2055187666969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9.20480508047751">
                <text:p>9.204805080477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9.20412107216227">
                <text:p>9.204121072162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9.20337617817455">
                <text:p>9.203376178174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9.20272142134295">
                <text:p>9.202721421342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9.20206623552394">
                <text:p>9.2020662355239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1.999">
                <text:p>471.999</text:p>
              </table:table-cell>
              <table:table-cell office:value-type="float" office:value="9.2013298993179">
                <text:p>9.201329899317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9.2006233139128">
                <text:p>9.20062331391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9.19995664722144">
                <text:p>9.1999566472214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9.19927942461676">
                <text:p>9.199279424616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9.19857138837618">
                <text:p>9.198571388376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9.1978425991462">
                <text:p>9.19784259914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9.19717407544442">
                <text:p>9.197174075444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9.19652538294245">
                <text:p>9.196525382942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79.999">
                <text:p>479.999</text:p>
              </table:table-cell>
              <table:table-cell office:value-type="float" office:value="9.19567333493278">
                <text:p>9.195673334932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0.999">
                <text:p>480.999</text:p>
              </table:table-cell>
              <table:table-cell office:value-type="float" office:value="9.1951150528031">
                <text:p>9.19511505280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1.999">
                <text:p>481.999</text:p>
              </table:table-cell>
              <table:table-cell office:value-type="float" office:value="9.19441422142592">
                <text:p>9.194414221425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2.999">
                <text:p>482.999</text:p>
              </table:table-cell>
              <table:table-cell office:value-type="float" office:value="9.19369256300329">
                <text:p>9.193692563003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9.19299073364107">
                <text:p>9.1929907336410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9.19226804684344">
                <text:p>9.192268046843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9.19162635193206">
                <text:p>9.1916263519320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9.19093326645096">
                <text:p>9.190933266450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.999">
                <text:p>487.999</text:p>
              </table:table-cell>
              <table:table-cell office:value-type="float" office:value="9.19019888727432">
                <text:p>9.190198887274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8.999">
                <text:p>488.999</text:p>
              </table:table-cell>
              <table:table-cell office:value-type="float" office:value="9.1894027007613">
                <text:p>9.18940270076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89.999">
                <text:p>489.999</text:p>
              </table:table-cell>
              <table:table-cell office:value-type="float" office:value="9.18875916394258">
                <text:p>9.188759163942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0.999">
                <text:p>490.999</text:p>
              </table:table-cell>
              <table:table-cell office:value-type="float" office:value="9.18801296009209">
                <text:p>9.1880129600920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1.999">
                <text:p>491.999</text:p>
              </table:table-cell>
              <table:table-cell office:value-type="float" office:value="9.18738899255907">
                <text:p>9.187388992559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9.18670320221003">
                <text:p>9.186703202210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3.999">
                <text:p>493.999</text:p>
              </table:table-cell>
              <table:table-cell office:value-type="float" office:value="9.18601694122981">
                <text:p>9.186016941229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4.999">
                <text:p>494.999</text:p>
              </table:table-cell>
              <table:table-cell office:value-type="float" office:value="9.18533020897202">
                <text:p>9.185330208972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5.999">
                <text:p>495.999</text:p>
              </table:table-cell>
              <table:table-cell office:value-type="float" office:value="9.18463274443238">
                <text:p>9.1846327444323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9.18395532803147">
                <text:p>9.18395532803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9.18326717804925">
                <text:p>9.183267178049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9.18250658104675">
                <text:p>9.1825065810467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9.18184830057493">
                <text:p>9.1818483005749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9.18121017786905">
                <text:p>9.181210177869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9.18035527888561">
                <text:p>9.1803552788856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9.17971620243237">
                <text:p>9.179716202432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9.17913862083292">
                <text:p>9.179138620832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9.17834390103302">
                <text:p>9.1783439010330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9.1776725417118">
                <text:p>9.17767254171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6.999">
                <text:p>506.999</text:p>
              </table:table-cell>
              <table:table-cell office:value-type="float" office:value="9.17695937444385">
                <text:p>9.176959374443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7.999">
                <text:p>507.999</text:p>
              </table:table-cell>
              <table:table-cell office:value-type="float" office:value="9.17635950681044">
                <text:p>9.176359506810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8.999">
                <text:p>508.999</text:p>
              </table:table-cell>
              <table:table-cell office:value-type="float" office:value="9.1756143425811">
                <text:p>9.175614342581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09.999">
                <text:p>509.999</text:p>
              </table:table-cell>
              <table:table-cell office:value-type="float" office:value="9.17498258809509">
                <text:p>9.174982588095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0.999">
                <text:p>510.999</text:p>
              </table:table-cell>
              <table:table-cell office:value-type="float" office:value="9.17385272060473">
                <text:p>9.173852720604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9.17356227320997">
                <text:p>9.173562273209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9.1728461675486">
                <text:p>9.172846167548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9.17207759985085">
                <text:p>9.1720775998508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4.999">
                <text:p>514.999</text:p>
              </table:table-cell>
              <table:table-cell office:value-type="float" office:value="9.1713500322849">
                <text:p>9.171350032284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9.17060112440717">
                <text:p>9.1706011244071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9.16997660578662">
                <text:p>9.1699766057866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9.16928918452657">
                <text:p>9.169289184526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9.16859086411505">
                <text:p>9.168590864115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19.999">
                <text:p>519.999</text:p>
              </table:table-cell>
              <table:table-cell office:value-type="float" office:value="9.16793378932569">
                <text:p>9.167933789325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0.999">
                <text:p>520.999</text:p>
              </table:table-cell>
              <table:table-cell office:value-type="float" office:value="9.16723452144108">
                <text:p>9.167234521441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9.16659744902827">
                <text:p>9.166597449028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9.16590770013221">
                <text:p>9.165907700132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9.16524885935437">
                <text:p>9.1652488593543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9.16456864773002">
                <text:p>9.164568647730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5.999">
                <text:p>525.999</text:p>
              </table:table-cell>
              <table:table-cell office:value-type="float" office:value="9.16387749756584">
                <text:p>9.163877497565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9.16320683484213">
                <text:p>9.163206834842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9.16251474249358">
                <text:p>9.162514742493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9.16184316489063">
                <text:p>9.161843164890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9.16118163989394">
                <text:p>9.161181639893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9.16062477973025">
                <text:p>9.160624779730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9.15977312973844">
                <text:p>9.1597731297384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9.15922600894788">
                <text:p>9.159226008947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9.1585311550498">
                <text:p>9.15853115504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4.999">
                <text:p>534.999</text:p>
              </table:table-cell>
              <table:table-cell office:value-type="float" office:value="9.15783581799403">
                <text:p>9.157835817994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5.999">
                <text:p>535.999</text:p>
              </table:table-cell>
              <table:table-cell office:value-type="float" office:value="9.157245455642">
                <text:p>9.15724545564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9.15644369171852">
                <text:p>9.156443691718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9.15582082620038">
                <text:p>9.155820826200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9.15527153814837">
                <text:p>9.1552715381483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9.15454220904594">
                <text:p>9.1545422090459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0.999">
                <text:p>540.999</text:p>
              </table:table-cell>
              <table:table-cell office:value-type="float" office:value="9.15384409181851">
                <text:p>9.1538440918185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1.999">
                <text:p>541.999</text:p>
              </table:table-cell>
              <table:table-cell office:value-type="float" office:value="9.1530819531359">
                <text:p>9.153081953135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9.15252056299209">
                <text:p>9.1525205629920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9.15176801781712">
                <text:p>9.1517680178171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9.15112101231621">
                <text:p>9.1511210123162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5.999">
                <text:p>545.999</text:p>
              </table:table-cell>
              <table:table-cell office:value-type="float" office:value="9.15046297092077">
                <text:p>9.1504629709207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9.14969825000662">
                <text:p>9.149698250006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9.14901800679345">
                <text:p>9.1490180067934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8.999">
                <text:p>548.999</text:p>
              </table:table-cell>
              <table:table-cell office:value-type="float" office:value="9.14832666082172">
                <text:p>9.1483266608217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49.999">
                <text:p>549.999</text:p>
              </table:table-cell>
              <table:table-cell office:value-type="float" office:value="9.14762418937065">
                <text:p>9.147624189370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9.14694253334621">
                <text:p>9.1469425333462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9.14618577712948">
                <text:p>9.1461857771294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9.14547112948967">
                <text:p>9.145471129489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3.999">
                <text:p>553.999</text:p>
              </table:table-cell>
              <table:table-cell office:value-type="float" office:value="9.14476664853489">
                <text:p>9.1447666485348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4.999">
                <text:p>554.999</text:p>
              </table:table-cell>
              <table:table-cell office:value-type="float" office:value="9.14405098563496">
                <text:p>9.144050985634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5.999">
                <text:p>555.999</text:p>
              </table:table-cell>
              <table:table-cell office:value-type="float" office:value="9.1433455031519">
                <text:p>9.14334550315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9.14263952261192">
                <text:p>9.142639522611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9.14186879316402">
                <text:p>9.141868793164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9.14117248517495">
                <text:p>9.141172485174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9.999">
                <text:p>559.999</text:p>
              </table:table-cell>
              <table:table-cell office:value-type="float" office:value="9.14056147736827">
                <text:p>9.140561477368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9.1396281661378">
                <text:p>9.139628166137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9.13895177588853">
                <text:p>9.138951775888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2.999">
                <text:p>562.999</text:p>
              </table:table-cell>
              <table:table-cell office:value-type="float" office:value="9.13831791592887">
                <text:p>9.1383179159288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3.999">
                <text:p>563.999</text:p>
              </table:table-cell>
              <table:table-cell office:value-type="float" office:value="9.1376621464782">
                <text:p>9.137662146478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9.1368445201309">
                <text:p>9.13684452013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9.13618778344255">
                <text:p>9.136187783442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6.999">
                <text:p>566.999</text:p>
              </table:table-cell>
              <table:table-cell office:value-type="float" office:value="9.13537972870944">
                <text:p>9.135379728709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7.999">
                <text:p>567.999</text:p>
              </table:table-cell>
              <table:table-cell office:value-type="float" office:value="9.13478673997502">
                <text:p>9.1347867399750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8.999">
                <text:p>568.999</text:p>
              </table:table-cell>
              <table:table-cell office:value-type="float" office:value="9.13402072510277">
                <text:p>9.1340207251027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69.999">
                <text:p>569.999</text:p>
              </table:table-cell>
              <table:table-cell office:value-type="float" office:value="9.13341613016295">
                <text:p>9.1334161301629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9.13257340616999">
                <text:p>9.132573406169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9.13188140951586">
                <text:p>9.1318814095158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2.999">
                <text:p>572.999</text:p>
              </table:table-cell>
              <table:table-cell office:value-type="float" office:value="9.13126469657618">
                <text:p>9.131264696576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3.999">
                <text:p>573.999</text:p>
              </table:table-cell>
              <table:table-cell office:value-type="float" office:value="9.13055013242989">
                <text:p>9.1305501324298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9.12982421891173">
                <text:p>9.129824218911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9.12907608514522">
                <text:p>9.1290760851452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9.12834910041786">
                <text:p>9.1283491004178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7.999">
                <text:p>577.999</text:p>
              </table:table-cell>
              <table:table-cell office:value-type="float" office:value="9.12779536950607">
                <text:p>9.1277953695060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9.12699137120113">
                <text:p>9.126991371201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9.12624111428451">
                <text:p>9.1262411142845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9.12549029405979">
                <text:p>9.1254902940597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1.999">
                <text:p>581.999</text:p>
              </table:table-cell>
              <table:table-cell office:value-type="float" office:value="9.12483694836224">
                <text:p>9.124836948362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9.12415047566071">
                <text:p>9.1241504756607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9.12345262370785">
                <text:p>9.123452623707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9.12278702996822">
                <text:p>9.1227870299682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5.999">
                <text:p>585.999</text:p>
              </table:table-cell>
              <table:table-cell office:value-type="float" office:value="9.12213191513592">
                <text:p>9.1221319151359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6.999">
                <text:p>586.999</text:p>
              </table:table-cell>
              <table:table-cell office:value-type="float" office:value="9.12142172275321">
                <text:p>9.1214217227532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9.12076571258339">
                <text:p>9.120765712583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9.1201202159936">
                <text:p>9.120120215993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89.999">
                <text:p>589.999</text:p>
              </table:table-cell>
              <table:table-cell office:value-type="float" office:value="9.11938668884483">
                <text:p>9.1193866888448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9.11880605462259">
                <text:p>9.1188060546225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9.11814832573664">
                <text:p>9.1181483257366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9.11740237631691">
                <text:p>9.1174023763169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9.11671077919405">
                <text:p>9.116710779194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9.11608463605046">
                <text:p>9.116084636050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9.11546909583955">
                <text:p>9.115469095839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9.11474315097948">
                <text:p>9.1147431509794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7.999">
                <text:p>597.999</text:p>
              </table:table-cell>
              <table:table-cell office:value-type="float" office:value="9.1139946561895">
                <text:p>9.11399465618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8.999">
                <text:p>598.999</text:p>
              </table:table-cell>
              <table:table-cell office:value-type="float" office:value="9.11334477264999">
                <text:p>9.113344772649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99.999">
                <text:p>599.999</text:p>
              </table:table-cell>
              <table:table-cell office:value-type="float" office:value="9.11263933635249">
                <text:p>9.112639336352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9.11195547005478">
                <text:p>9.111955470054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9.11130425949761">
                <text:p>9.111304259497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9.11061947926321">
                <text:p>9.1106194792632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3.999">
                <text:p>603.999</text:p>
              </table:table-cell>
              <table:table-cell office:value-type="float" office:value="9.10990106063743">
                <text:p>9.1099010606374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9.10928170121221">
                <text:p>9.109281701212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9.10857339182849">
                <text:p>9.1085733918284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9.10788673835107">
                <text:p>9.1078867383510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9.10732155684074">
                <text:p>9.107321556840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8.999">
                <text:p>608.999</text:p>
              </table:table-cell>
              <table:table-cell office:value-type="float" office:value="9.10656748425879">
                <text:p>9.106567484258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9.10589055261968">
                <text:p>9.1058905526196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9.1052131624337">
                <text:p>9.10521316243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1.999">
                <text:p>611.999</text:p>
              </table:table-cell>
              <table:table-cell office:value-type="float" office:value="9.10449084788433">
                <text:p>9.104490847884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9.10383475649729">
                <text:p>9.103834756497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9.10317823437173">
                <text:p>9.1031782343717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4.999">
                <text:p>614.999</text:p>
              </table:table-cell>
              <table:table-cell office:value-type="float" office:value="9.10248786499671">
                <text:p>9.102487864996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9.10178587208809">
                <text:p>9.10178587208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9.1010387670851">
                <text:p>9.101038767085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9.10041389259758">
                <text:p>9.100413892597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8.999">
                <text:p>618.999</text:p>
              </table:table-cell>
              <table:table-cell office:value-type="float" office:value="9.09965459111843">
                <text:p>9.0996545911184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9.09902885082492">
                <text:p>9.0990288508249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9.09835798000947">
                <text:p>9.098357980009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1.999">
                <text:p>621.999</text:p>
              </table:table-cell>
              <table:table-cell office:value-type="float" office:value="9.09758592176464">
                <text:p>9.097585921764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2.999">
                <text:p>622.999</text:p>
              </table:table-cell>
              <table:table-cell office:value-type="float" office:value="9.0968916794686">
                <text:p>9.096891679468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9.09621937287148">
                <text:p>9.096219372871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4.999">
                <text:p>624.999</text:p>
              </table:table-cell>
              <table:table-cell office:value-type="float" office:value="9.09555783033204">
                <text:p>9.0955578303320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9.09492952046486">
                <text:p>9.094929520464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9.09419973684137">
                <text:p>9.094199736841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7.999">
                <text:p>627.999</text:p>
              </table:table-cell>
              <table:table-cell office:value-type="float" office:value="9.09354809535594">
                <text:p>9.093548095355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8.999">
                <text:p>628.999</text:p>
              </table:table-cell>
              <table:table-cell office:value-type="float" office:value="9.09283979642419">
                <text:p>9.092839796424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9.09224353708997">
                <text:p>9.0922435370899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9.09150052809465">
                <text:p>9.091500528094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1.999">
                <text:p>631.999</text:p>
              </table:table-cell>
              <table:table-cell office:value-type="float" office:value="9.09089220075073">
                <text:p>9.0908922007507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9.0901594637198">
                <text:p>9.09015946371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9.08957288727884">
                <text:p>9.089572887278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9.0887262570984">
                <text:p>9.08872625709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5.999">
                <text:p>635.999</text:p>
              </table:table-cell>
              <table:table-cell office:value-type="float" office:value="9.08811623923081">
                <text:p>9.0881162392308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9.08751715592336">
                <text:p>9.087517155923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9.08681588569069">
                <text:p>9.0868158856906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8.999">
                <text:p>638.999</text:p>
              </table:table-cell>
              <table:table-cell office:value-type="float" office:value="9.08614809091655">
                <text:p>9.086148090916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9.0854685199262">
                <text:p>9.08546851992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9.08482249944641">
                <text:p>9.084822499446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9.0841306815824">
                <text:p>9.08413068158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9.08347244336719">
                <text:p>9.0834724433671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3.999">
                <text:p>643.999</text:p>
              </table:table-cell>
              <table:table-cell office:value-type="float" office:value="9.08270016362727">
                <text:p>9.0827001636272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9.08204098280602">
                <text:p>9.0820409828060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9.08142687188284">
                <text:p>9.081426871882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9.08069854801967">
                <text:p>9.080698548019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9.08015195679934">
                <text:p>9.080151956799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9.07853320630337">
                <text:p>9.078533206303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49.999">
                <text:p>649.999</text:p>
              </table:table-cell>
              <table:table-cell office:value-type="float" office:value="9.07868151078415">
                <text:p>9.078681510784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9.07790552078744">
                <text:p>9.077905520787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1.999">
                <text:p>651.999</text:p>
              </table:table-cell>
              <table:table-cell office:value-type="float" office:value="9.07735740036993">
                <text:p>9.0773574003699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2.999">
                <text:p>652.999</text:p>
              </table:table-cell>
              <table:table-cell office:value-type="float" office:value="9.07660324390386">
                <text:p>9.076603243903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9.07600865918089">
                <text:p>9.076008659180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9.07526493077909">
                <text:p>9.075264930779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5.999">
                <text:p>655.999</text:p>
              </table:table-cell>
              <table:table-cell office:value-type="float" office:value="9.07458937499429">
                <text:p>9.074589374994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9.0739248241718">
                <text:p>9.073924824171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9.0734547889105">
                <text:p>9.0734547889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8.999">
                <text:p>658.999</text:p>
              </table:table-cell>
              <table:table-cell office:value-type="float" office:value="9.07267473082545">
                <text:p>9.0726747308254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9.07181366638185">
                <text:p>9.071813666381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9.07127368785298">
                <text:p>9.0712736878529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1.999">
                <text:p>661.999</text:p>
              </table:table-cell>
              <table:table-cell office:value-type="float" office:value="9.07060692919491">
                <text:p>9.0706069291949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9.06988218728058">
                <text:p>9.069882187280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9.06921449987161">
                <text:p>9.0692144998716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4.999">
                <text:p>664.999</text:p>
              </table:table-cell>
              <table:table-cell office:value-type="float" office:value="9.0685694128777">
                <text:p>9.06856941287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9.06780859715436">
                <text:p>9.0678085971543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6.999">
                <text:p>666.999</text:p>
              </table:table-cell>
              <table:table-cell office:value-type="float" office:value="9.06724337448196">
                <text:p>9.067243374481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9.06665474199669">
                <text:p>9.066654741996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9.06582314111716">
                <text:p>9.065823141117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9.06518742420938">
                <text:p>9.0651874242093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0.999">
                <text:p>670.999</text:p>
              </table:table-cell>
              <table:table-cell office:value-type="float" office:value="9.06444717179578">
                <text:p>9.0644471717957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9.06371795023638">
                <text:p>9.063717950236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2.999">
                <text:p>672.999</text:p>
              </table:table-cell>
              <table:table-cell office:value-type="float" office:value="9.06306930657382">
                <text:p>9.063069306573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9.06239705322491">
                <text:p>9.062397053224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9.06171274530605">
                <text:p>9.0617127453060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5.999">
                <text:p>675.999</text:p>
              </table:table-cell>
              <table:table-cell office:value-type="float" office:value="9.06095830422403">
                <text:p>9.0609583042240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9.06037757737">
                <text:p>9.0603775773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9.05975001334368">
                <text:p>9.059750013343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8.999">
                <text:p>678.999</text:p>
              </table:table-cell>
              <table:table-cell office:value-type="float" office:value="9.05897082122178">
                <text:p>9.0589708212217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9.05831909003782">
                <text:p>9.0583190900378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9.05759703471098">
                <text:p>9.0575970347109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9.0569444072798">
                <text:p>9.056944407279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2.999">
                <text:p>682.999</text:p>
              </table:table-cell>
              <table:table-cell office:value-type="float" office:value="9.05625635659347">
                <text:p>9.056256356593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9.05555615817532">
                <text:p>9.0555561581753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4.999">
                <text:p>684.999</text:p>
              </table:table-cell>
              <table:table-cell office:value-type="float" office:value="9.05490219701599">
                <text:p>9.0549021970159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5.999">
                <text:p>685.999</text:p>
              </table:table-cell>
              <table:table-cell office:value-type="float" office:value="9.0542828753287">
                <text:p>9.054282875328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9.05356959602623">
                <text:p>9.0535695960262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9.05286751315162">
                <text:p>9.052867513151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8.999">
                <text:p>688.999</text:p>
              </table:table-cell>
              <table:table-cell office:value-type="float" office:value="9.05208293763111">
                <text:p>9.052082937631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9.05154391722903">
                <text:p>9.051543917229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9.05096942355904">
                <text:p>9.050969423559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1.999">
                <text:p>691.999</text:p>
              </table:table-cell>
              <table:table-cell office:value-type="float" office:value="9.05018335684368">
                <text:p>9.050183356843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9.0494788916797">
                <text:p>9.04947889167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9.04879743662936">
                <text:p>9.0487974366293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9.04816256076154">
                <text:p>9.0481625607615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9.04749197644573">
                <text:p>9.0474919764457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6.999">
                <text:p>696.999</text:p>
              </table:table-cell>
              <table:table-cell office:value-type="float" office:value="9.04680916559312">
                <text:p>9.046809165593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9.04616124157782">
                <text:p>9.0461612415778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9.04552468931189">
                <text:p>9.045524689311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9.04491132985224">
                <text:p>9.0449113298522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9.04420313960275">
                <text:p>9.044203139602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1.999">
                <text:p>701.999</text:p>
              </table:table-cell>
              <table:table-cell office:value-type="float" office:value="9.04357715409808">
                <text:p>9.0435771540980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9.04290348678151">
                <text:p>9.0429034867815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9.04222936533134">
                <text:p>9.0422293653313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4.999">
                <text:p>704.999</text:p>
              </table:table-cell>
              <table:table-cell office:value-type="float" office:value="9.04150743336278">
                <text:p>9.041507433362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9.04089160416486">
                <text:p>9.040891604164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6.999">
                <text:p>706.999</text:p>
              </table:table-cell>
              <table:table-cell office:value-type="float" office:value="9.04012128396986">
                <text:p>9.0401212839698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9.03945714732306">
                <text:p>9.039457147323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8.999">
                <text:p>708.999</text:p>
              </table:table-cell>
              <table:table-cell office:value-type="float" office:value="9.03874508254255">
                <text:p>9.0387450825425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9.03800874921158">
                <text:p>9.038008749211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9.03729565196244">
                <text:p>9.0372956519624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9.03674859949122">
                <text:p>9.0367485994912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9.03602269847938">
                <text:p>9.0360226984793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3.999">
                <text:p>713.999</text:p>
              </table:table-cell>
              <table:table-cell office:value-type="float" office:value="9.03528435709396">
                <text:p>9.035284357093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9.0346408410911">
                <text:p>9.03464084109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5.999">
                <text:p>715.999</text:p>
              </table:table-cell>
              <table:table-cell office:value-type="float" office:value="9.03402076737786">
                <text:p>9.0340207673778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9.0333406291762">
                <text:p>9.03334062917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7.999">
                <text:p>717.999</text:p>
              </table:table-cell>
              <table:table-cell office:value-type="float" office:value="9.03268391665536">
                <text:p>9.032683916655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9.03212238401497">
                <text:p>9.0321223840149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9.03141703468838">
                <text:p>9.031417034688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0.999">
                <text:p>720.999</text:p>
              </table:table-cell>
              <table:table-cell office:value-type="float" office:value="9.0305555948342">
                <text:p>9.030555594834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9.03002879382109">
                <text:p>9.0300287938210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2.999">
                <text:p>722.999</text:p>
              </table:table-cell>
              <table:table-cell office:value-type="float" office:value="9.02927402707407">
                <text:p>9.0292740270740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9.02869858408699">
                <text:p>9.0286985840869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4.999">
                <text:p>724.999</text:p>
              </table:table-cell>
              <table:table-cell office:value-type="float" office:value="9.02799081479022">
                <text:p>9.027990814790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9.02740262537628">
                <text:p>9.027402625376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6.999">
                <text:p>726.999</text:p>
              </table:table-cell>
              <table:table-cell office:value-type="float" office:value="9.02660982301881">
                <text:p>9.0266098230188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9.0259366489779">
                <text:p>9.02593664897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9.02531115277063">
                <text:p>9.0253111527706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9.02450464772237">
                <text:p>9.0245046477223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9.02376980089281">
                <text:p>9.0237698008928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1.999">
                <text:p>731.999</text:p>
              </table:table-cell>
              <table:table-cell office:value-type="float" office:value="9.02307059289818">
                <text:p>9.023070592898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9.02246743474389">
                <text:p>9.0224674347438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3.999">
                <text:p>733.999</text:p>
              </table:table-cell>
              <table:table-cell office:value-type="float" office:value="9.0216465553912">
                <text:p>9.02164655539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9.02094586070835">
                <text:p>9.0209458607083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5.999">
                <text:p>735.999</text:p>
              </table:table-cell>
              <table:table-cell office:value-type="float" office:value="9.0203776960462">
                <text:p>9.020377696046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9.01959140409784">
                <text:p>9.019591404097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7.999">
                <text:p>737.999</text:p>
              </table:table-cell>
              <table:table-cell office:value-type="float" office:value="9.01887715726494">
                <text:p>9.0188771572649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9.01817451870722">
                <text:p>9.0181745187072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39.999">
                <text:p>739.999</text:p>
              </table:table-cell>
              <table:table-cell office:value-type="float" office:value="9.01753202045805">
                <text:p>9.017532020458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9.01677989445362">
                <text:p>9.016779894453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9.01613649924718">
                <text:p>9.016136499247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2.999">
                <text:p>742.999</text:p>
              </table:table-cell>
              <table:table-cell office:value-type="float" office:value="9.01548053848412">
                <text:p>9.015480538484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9.01461741623796">
                <text:p>9.0146174162379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9.01428899103385">
                <text:p>9.014288991033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9.01344919180604">
                <text:p>9.013449191806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6.999">
                <text:p>746.999</text:p>
              </table:table-cell>
              <table:table-cell office:value-type="float" office:value="9.012669616635">
                <text:p>9.01266961663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9.01192601794897">
                <text:p>9.011926017948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9.01137710691367">
                <text:p>9.011377106913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9.01064475652452">
                <text:p>9.0106447565245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9.00991186940519">
                <text:p>9.009911869405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1.999">
                <text:p>751.999</text:p>
              </table:table-cell>
              <table:table-cell office:value-type="float" office:value="9.00915398801402">
                <text:p>9.0091539880140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2.999">
                <text:p>752.999</text:p>
              </table:table-cell>
              <table:table-cell office:value-type="float" office:value="9.00856684639817">
                <text:p>9.008566846398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3.999">
                <text:p>753.999</text:p>
              </table:table-cell>
              <table:table-cell office:value-type="float" office:value="9.00789365587819">
                <text:p>9.0078936558781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9.00717100186939">
                <text:p>9.007171001869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9.00638651505511">
                <text:p>9.0063865150551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9.00585909211716">
                <text:p>9.005859092117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7.999">
                <text:p>757.999</text:p>
              </table:table-cell>
              <table:table-cell office:value-type="float" office:value="9.00517179843162">
                <text:p>9.005171798431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8.999">
                <text:p>758.999</text:p>
              </table:table-cell>
              <table:table-cell office:value-type="float" office:value="9.00448403204856">
                <text:p>9.004484032048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59.999">
                <text:p>759.999</text:p>
              </table:table-cell>
              <table:table-cell office:value-type="float" office:value="9.00384496800981">
                <text:p>9.003844968009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0.999">
                <text:p>760.999</text:p>
              </table:table-cell>
              <table:table-cell office:value-type="float" office:value="9.00313168367428">
                <text:p>9.0031316836742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9.00259023183181">
                <text:p>9.0025902318318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9.00186373370537">
                <text:p>9.0018637337053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9.00119834029779">
                <text:p>9.0011983402977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9.000532503847">
                <text:p>9.00053250384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8.99991559306975">
                <text:p>8.999915593069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6.999">
                <text:p>766.999</text:p>
              </table:table-cell>
              <table:table-cell office:value-type="float" office:value="8.99919949945312">
                <text:p>8.999199499453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7.999">
                <text:p>767.999</text:p>
              </table:table-cell>
              <table:table-cell office:value-type="float" office:value="8.99858176552854">
                <text:p>8.9985817655285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8.999">
                <text:p>768.999</text:p>
              </table:table-cell>
              <table:table-cell office:value-type="float" office:value="8.99793891719387">
                <text:p>8.997938917193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8.99736989898231">
                <text:p>8.9973698989823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8.99663959698856">
                <text:p>8.996639596988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1.999">
                <text:p>771.999</text:p>
              </table:table-cell>
              <table:table-cell office:value-type="float" office:value="8.99597071721333">
                <text:p>8.995970717213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2.999">
                <text:p>772.999</text:p>
              </table:table-cell>
              <table:table-cell office:value-type="float" office:value="8.99545016789812">
                <text:p>8.9954501678981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8.99474327441737">
                <text:p>8.9947432744173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8.99413519438027">
                <text:p>8.994135194380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8.99339010263743">
                <text:p>8.993390102637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8.99274390709109">
                <text:p>8.9927439070910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8.99204753689246">
                <text:p>8.9920475368924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8.99142536774194">
                <text:p>8.9914253677419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79.999">
                <text:p>779.999</text:p>
              </table:table-cell>
              <table:table-cell office:value-type="float" office:value="8.99077790093312">
                <text:p>8.990777900933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0.999">
                <text:p>780.999</text:p>
              </table:table-cell>
              <table:table-cell office:value-type="float" office:value="8.98996797745776">
                <text:p>8.9899679774577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8.98944429320245">
                <text:p>8.989444293202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8.98882050177807">
                <text:p>8.988820501778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8.98815885775586">
                <text:p>8.988158857755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8.98750927184402">
                <text:p>8.9875092718440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8.98678423556044">
                <text:p>8.986784235560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8.98605867321782">
                <text:p>8.9860586732178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8.98557049891739">
                <text:p>8.9855704989173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8.98481899587601">
                <text:p>8.984818995876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8.98421738655297">
                <text:p>8.9842173865529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8.9836405044592">
                <text:p>8.98364050445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1.999">
                <text:p>791.999</text:p>
              </table:table-cell>
              <table:table-cell office:value-type="float" office:value="8.9829001029772">
                <text:p>8.982900102977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2.999">
                <text:p>792.999</text:p>
              </table:table-cell>
              <table:table-cell office:value-type="float" office:value="8.98229733777366">
                <text:p>8.982297337773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8.98173191523091">
                <text:p>8.9817319152309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8.98105298590148">
                <text:p>8.98105298590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